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5" style:family="paragraph" style:parent-style-name="Standard">
      <style:text-properties style:font-name="Arial" style:text-underline-style="solid" style:text-underline-width="auto" style:text-underline-color="font-color" fo:font-weight="normal" officeooo:paragraph-rsid="0057dfbf" style:font-weight-asian="normal" style:font-weight-complex="normal"/>
    </style:style>
    <style:style style:name="P6" style:family="paragraph" style:parent-style-name="Standard">
      <style:text-properties style:font-name="Arial" style:text-underline-style="solid" style:text-underline-width="auto" style:text-underline-color="font-color" fo:font-weight="normal" officeooo:paragraph-rsid="005b653b" style:font-weight-asian="normal" style:font-weight-complex="normal"/>
    </style:style>
    <style:style style:name="P7" style:family="paragraph" style:parent-style-name="Standard">
      <style:text-properties style:font-name="Arial" style:text-underline-style="solid" style:text-underline-width="auto" style:text-underline-color="font-color" fo:font-weight="normal" officeooo:paragraph-rsid="005dc6fb" style:font-weight-asian="normal" style:font-weight-complex="normal"/>
    </style:style>
    <style:style style:name="P8" style:family="paragraph" style:parent-style-name="Standard">
      <style:text-properties style:font-name="Arial" style:text-underline-style="solid" style:text-underline-width="auto" style:text-underline-color="font-color" fo:font-weight="normal" officeooo:paragraph-rsid="005fa364" style:font-weight-asian="normal" style:font-weight-complex="normal"/>
    </style:style>
    <style:style style:name="P9" style:family="paragraph" style:parent-style-name="Standard">
      <style:text-properties style:font-name="Arial" style:text-underline-style="solid" style:text-underline-width="auto" style:text-underline-color="font-color" fo:font-weight="normal" officeooo:paragraph-rsid="00aa0da2" style:font-weight-asian="normal" style:font-weight-complex="normal"/>
    </style:style>
    <style:style style:name="P10" style:family="paragraph" style:parent-style-name="Standard">
      <style:text-properties style:font-name="Arial" style:text-underline-style="none" fo:font-weight="normal" style:font-weight-asian="normal" style:font-weight-complex="normal"/>
    </style:style>
    <style:style style:name="P11" style:family="paragraph" style:parent-style-name="Standard">
      <style:paragraph-properties fo:text-align="start" style:justify-single-word="false"/>
      <style:text-properties style:font-name="Arial" style:text-underline-style="none" fo:font-weight="normal" style:font-weight-asian="normal" style:font-weight-complex="normal"/>
    </style:style>
    <style:style style:name="P12" style:family="paragraph" style:parent-style-name="Standard">
      <style:text-properties style:font-name="Arial" style:text-underline-style="none" fo:font-weight="normal" officeooo:paragraph-rsid="001b15b4" style:font-weight-asian="normal" style:font-weight-complex="normal"/>
    </style:style>
    <style:style style:name="P13" style:family="paragraph" style:parent-style-name="Standard">
      <style:text-properties style:font-name="Arial" style:text-underline-style="none" fo:font-weight="normal" officeooo:rsid="003c8ec2" officeooo:paragraph-rsid="003c8ec2" style:font-weight-asian="normal" style:font-weight-complex="normal"/>
    </style:style>
    <style:style style:name="P14" style:family="paragraph" style:parent-style-name="Standard">
      <style:text-properties style:font-name="Arial" style:text-underline-style="none" fo:font-weight="normal" officeooo:paragraph-rsid="00497dff" style:font-weight-asian="normal" style:font-weight-complex="normal"/>
    </style:style>
    <style:style style:name="P15" style:family="paragraph" style:parent-style-name="Standard">
      <style:text-properties style:font-name="Arial" style:text-underline-style="none" fo:font-weight="normal" officeooo:paragraph-rsid="0057dfbf" style:font-weight-asian="normal" style:font-weight-complex="normal"/>
    </style:style>
    <style:style style:name="P16" style:family="paragraph" style:parent-style-name="Standard">
      <style:text-properties style:font-name="Arial" style:text-underline-style="none" fo:font-weight="normal" officeooo:paragraph-rsid="005b653b" style:font-weight-asian="normal" style:font-weight-complex="normal"/>
    </style:style>
    <style:style style:name="P17" style:family="paragraph" style:parent-style-name="Standard">
      <style:text-properties style:font-name="Arial" style:text-underline-style="none" fo:font-weight="normal" officeooo:paragraph-rsid="005dc6fb" style:font-weight-asian="normal" style:font-weight-complex="normal"/>
    </style:style>
    <style:style style:name="P18" style:family="paragraph" style:parent-style-name="Standard">
      <style:text-properties style:font-name="Arial" style:text-underline-style="none" fo:font-weight="normal" officeooo:paragraph-rsid="005fa364" style:font-weight-asian="normal" style:font-weight-complex="normal"/>
    </style:style>
    <style:style style:name="P19" style:family="paragraph" style:parent-style-name="Standard">
      <style:text-properties style:font-name="Arial" style:text-underline-style="none" fo:font-weight="normal" officeooo:paragraph-rsid="00603e3b" style:font-weight-asian="normal" style:font-weight-complex="normal"/>
    </style:style>
    <style:style style:name="P20" style:family="paragraph" style:parent-style-name="Standard">
      <style:text-properties style:font-name="Arial" style:text-underline-style="none" fo:font-weight="normal" officeooo:paragraph-rsid="00731803" style:font-weight-asian="normal" style:font-weight-complex="normal"/>
    </style:style>
    <style:style style:name="P21" style:family="paragraph" style:parent-style-name="Standard">
      <style:text-properties style:font-name="Arial" style:text-underline-style="none" fo:font-weight="normal" officeooo:paragraph-rsid="00769993" style:font-weight-asian="normal" style:font-weight-complex="normal"/>
    </style:style>
    <style:style style:name="P22" style:family="paragraph" style:parent-style-name="Standard">
      <style:text-properties style:font-name="Arial" style:text-underline-style="none" fo:font-weight="normal" officeooo:paragraph-rsid="00a35005" style:font-weight-asian="normal" style:font-weight-complex="normal"/>
    </style:style>
    <style:style style:name="P23" style:family="paragraph" style:parent-style-name="Standard">
      <style:text-properties style:font-name="Arial" style:text-underline-style="none" fo:font-weight="normal" officeooo:paragraph-rsid="009de5aa" style:font-weight-asian="normal" style:font-weight-complex="normal"/>
    </style:style>
    <style:style style:name="P24" style:family="paragraph" style:parent-style-name="Standard">
      <style:text-properties style:font-name="Arial" style:text-underline-style="none" fo:font-weight="normal" officeooo:paragraph-rsid="009fa72c" style:font-weight-asian="normal" style:font-weight-complex="normal"/>
    </style:style>
    <style:style style:name="P25" style:family="paragraph" style:parent-style-name="Standard">
      <style:text-properties style:font-name="Arial" style:text-underline-style="none" fo:font-weight="normal" officeooo:paragraph-rsid="00a4488b" style:font-weight-asian="normal" style:font-weight-complex="normal"/>
    </style:style>
    <style:style style:name="P26" style:family="paragraph" style:parent-style-name="Standard">
      <style:text-properties style:font-name="Arial" style:text-underline-style="none" fo:font-weight="normal" officeooo:paragraph-rsid="00aa0da2" style:font-weight-asian="normal" style:font-weight-complex="normal"/>
    </style:style>
    <style:style style:name="P27" style:family="paragraph" style:parent-style-name="Standard">
      <style:text-properties style:font-name="Arial" style:text-underline-style="none" fo:font-weight="bold" style:font-weight-asian="bold" style:font-weight-complex="bold"/>
    </style:style>
    <style:style style:name="P28" style:family="paragraph" style:parent-style-name="Standard">
      <style:text-properties style:font-name="Arial" fo:font-weight="bold" style:font-weight-asian="bold" style:font-weight-complex="bold"/>
    </style:style>
    <style:style style:name="P29" style:family="paragraph" style:parent-style-name="Standard">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1" style:family="paragraph" style:parent-style-name="Standard">
      <style:text-properties style:font-name="Arial" fo:font-size="14pt" fo:font-style="normal" style:text-underline-style="solid" style:text-underline-width="auto" style:text-underline-color="font-color" fo:font-weight="bold" officeooo:paragraph-rsid="00a4488b" style:font-size-asian="14pt" style:font-style-asian="normal" style:font-weight-asian="bold" style:font-size-complex="14pt" style:font-style-complex="normal" style:font-weight-complex="bold"/>
    </style:style>
    <style:style style:name="P32" style:family="paragraph" style:parent-style-name="Standard">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text-properties style:font-name="Arial" fo:font-size="14pt" fo:font-style="normal" style:text-underline-style="none" fo:font-weight="normal" officeooo:paragraph-rsid="00a4488b" style:font-size-asian="14pt" style:font-style-asian="normal" style:font-weight-asian="normal" style:font-size-complex="14pt" style:font-style-complex="normal" style:font-weight-complex="normal"/>
    </style:style>
    <style:style style:name="P34"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35" style:family="paragraph" style:parent-style-name="Standard">
      <style:text-properties style:font-name="Arial" fo:font-size="12pt" style:text-underline-style="none" fo:font-weight="normal" officeooo:paragraph-rsid="0012ee74" style:font-size-asian="12pt" style:font-weight-asian="normal" style:font-size-complex="12pt" style:font-weight-complex="normal"/>
    </style:style>
    <style:style style:name="P36" style:family="paragraph" style:parent-style-name="Standard">
      <style:text-properties style:font-name="Arial" fo:font-size="12pt" style:text-underline-style="none" fo:font-weight="normal" officeooo:paragraph-rsid="0057dfbf" style:font-size-asian="12pt" style:font-weight-asian="normal" style:font-size-complex="12pt" style:font-weight-complex="normal"/>
    </style:style>
    <style:style style:name="P37" style:family="paragraph" style:parent-style-name="Standard">
      <style:text-properties style:font-name="Arial" fo:font-size="12pt" style:text-underline-style="none" fo:font-weight="normal" officeooo:paragraph-rsid="005b653b" style:font-size-asian="12pt" style:font-weight-asian="normal" style:font-size-complex="12pt" style:font-weight-complex="normal"/>
    </style:style>
    <style:style style:name="P38" style:family="paragraph" style:parent-style-name="Standard">
      <style:text-properties style:font-name="Arial" fo:font-size="12pt" style:text-underline-style="none" fo:font-weight="normal" officeooo:paragraph-rsid="005dc6fb" style:font-size-asian="12pt" style:font-weight-asian="normal" style:font-size-complex="12pt" style:font-weight-complex="normal"/>
    </style:style>
    <style:style style:name="P39" style:family="paragraph" style:parent-style-name="Standard">
      <style:text-properties style:font-name="Arial" fo:font-size="12pt" style:text-underline-style="none" fo:font-weight="normal" officeooo:paragraph-rsid="005fa364" style:font-size-asian="12pt" style:font-weight-asian="normal" style:font-size-complex="12pt" style:font-weight-complex="normal"/>
    </style:style>
    <style:style style:name="P40" style:family="paragraph" style:parent-style-name="Standard">
      <style:text-properties style:font-name="Arial" fo:font-size="12pt" style:text-underline-style="none" fo:font-weight="normal" officeooo:rsid="00603e3b" officeooo:paragraph-rsid="00603e3b" style:font-size-asian="12pt" style:font-weight-asian="normal" style:font-size-complex="12pt" style:font-weight-complex="normal"/>
    </style:style>
    <style:style style:name="P41" style:family="paragraph" style:parent-style-name="Standard">
      <style:text-properties style:font-name="Arial" fo:font-size="12pt" style:text-underline-style="none" fo:font-weight="normal" officeooo:paragraph-rsid="007ca7f1" style:font-size-asian="12pt" style:font-weight-asian="normal" style:font-size-complex="12pt" style:font-weight-complex="normal"/>
    </style:style>
    <style:style style:name="P42" style:family="paragraph" style:parent-style-name="Standard">
      <style:text-properties style:font-name="Arial" fo:font-size="12pt" style:text-underline-style="none" fo:font-weight="normal" officeooo:paragraph-rsid="00aa0da2" style:font-size-asian="12pt" style:font-weight-asian="normal" style:font-size-complex="12pt" style:font-weight-complex="normal"/>
    </style:style>
    <style:style style:name="P43" style:family="paragraph" style:parent-style-name="Standard">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44" style:family="paragraph" style:parent-style-name="Standard">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45" style:family="paragraph" style:parent-style-name="Standard">
      <style:text-properties style:font-name="Arial" fo:font-size="12pt" style:text-underline-style="solid" style:text-underline-width="auto" style:text-underline-color="font-color" fo:font-weight="normal" officeooo:paragraph-rsid="0012ee74" style:font-size-asian="12pt" style:font-weight-asian="normal" style:font-size-complex="12pt" style:font-weight-complex="normal"/>
    </style:style>
    <style:style style:name="P46"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text-properties style:font-name="Arial" fo:font-size="12pt" fo:font-style="normal" style:text-underline-style="none" fo:font-weight="normal" officeooo:paragraph-rsid="0012ee74" style:font-size-asian="12pt" style:font-style-asian="normal" style:font-weight-asian="normal" style:font-size-complex="12pt" style:font-style-complex="normal" style:font-weight-complex="normal"/>
    </style:style>
    <style:style style:name="P48" style:family="paragraph" style:parent-style-name="Standard">
      <style:text-properties style:font-name="Arial" fo:font-size="12pt" fo:font-style="normal" style:text-underline-style="none" fo:font-weight="normal" officeooo:paragraph-rsid="0040e328" style:font-size-asian="12pt" style:font-style-asian="normal" style:font-weight-asian="normal" style:font-size-complex="12pt" style:font-style-complex="normal" style:font-weight-complex="normal"/>
    </style:style>
    <style:style style:name="P49" style:family="paragraph" style:parent-style-name="Standard">
      <style:text-properties style:font-name="Arial" fo:font-size="12pt" fo:font-style="normal" style:text-underline-style="none" fo:font-weight="normal" officeooo:paragraph-rsid="0045dafb" style:font-size-asian="12pt" style:font-style-asian="normal" style:font-weight-asian="normal" style:font-size-complex="12pt" style:font-style-complex="normal" style:font-weight-complex="normal"/>
    </style:style>
    <style:style style:name="P50" style:family="paragraph" style:parent-style-name="Standard">
      <style:text-properties style:font-name="Arial" fo:font-size="12pt" fo:font-style="normal" style:text-underline-style="none" fo:font-weight="normal" officeooo:paragraph-rsid="0046b053" style:font-size-asian="12pt" style:font-style-asian="normal" style:font-weight-asian="normal" style:font-size-complex="12pt" style:font-style-complex="normal" style:font-weight-complex="normal"/>
    </style:style>
    <style:style style:name="P51" style:family="paragraph" style:parent-style-name="Standard">
      <style:text-properties style:font-name="Arial" fo:font-size="12pt" fo:font-style="normal" style:text-underline-style="none" fo:font-weight="normal" officeooo:paragraph-rsid="005b653b" style:font-size-asian="12pt" style:font-style-asian="normal" style:font-weight-asian="normal" style:font-size-complex="12pt" style:font-style-complex="normal" style:font-weight-complex="normal"/>
    </style:style>
    <style:style style:name="P52" style:family="paragraph" style:parent-style-name="Standard">
      <style:text-properties style:font-name="Arial" fo:font-size="12pt" fo:font-style="normal" style:text-underline-style="none" fo:font-weight="normal" officeooo:paragraph-rsid="005dc6fb" style:font-size-asian="12pt" style:font-style-asian="normal" style:font-weight-asian="normal" style:font-size-complex="12pt" style:font-style-complex="normal" style:font-weight-complex="normal"/>
    </style:style>
    <style:style style:name="P53" style:family="paragraph" style:parent-style-name="Standard">
      <style:text-properties style:font-name="Arial" fo:font-size="12pt" fo:font-style="normal" style:text-underline-style="none" fo:font-weight="normal" officeooo:paragraph-rsid="005fa364" style:font-size-asian="12pt" style:font-style-asian="normal" style:font-weight-asian="normal" style:font-size-complex="12pt" style:font-style-complex="normal" style:font-weight-complex="normal"/>
    </style:style>
    <style:style style:name="P54" style:family="paragraph" style:parent-style-name="Standard">
      <style:text-properties style:font-name="Arial" fo:font-size="12pt" fo:font-style="normal" style:text-underline-style="none" fo:font-weight="normal" officeooo:paragraph-rsid="00603e3b" style:font-size-asian="12pt" style:font-style-asian="normal" style:font-weight-asian="normal" style:font-size-complex="12pt" style:font-style-complex="normal" style:font-weight-complex="normal"/>
    </style:style>
    <style:style style:name="P55" style:family="paragraph" style:parent-style-name="Standard">
      <style:text-properties style:font-name="Arial" fo:font-size="12pt" fo:font-style="normal" style:text-underline-style="none" fo:font-weight="normal" officeooo:paragraph-rsid="00672e6b" style:font-size-asian="12pt" style:font-style-asian="normal" style:font-weight-asian="normal" style:font-size-complex="12pt" style:font-style-complex="normal" style:font-weight-complex="normal"/>
    </style:style>
    <style:style style:name="P56" style:family="paragraph" style:parent-style-name="Standard">
      <style:text-properties style:font-name="Arial" fo:font-size="12pt" fo:font-style="normal" style:text-underline-style="none" fo:font-weight="normal" officeooo:paragraph-rsid="006845ea" style:font-size-asian="12pt" style:font-style-asian="normal" style:font-weight-asian="normal" style:font-size-complex="12pt" style:font-style-complex="normal" style:font-weight-complex="normal"/>
    </style:style>
    <style:style style:name="P57" style:family="paragraph" style:parent-style-name="Standard">
      <style:text-properties style:font-name="Arial" fo:font-size="12pt" fo:font-style="normal" style:text-underline-style="none" fo:font-weight="normal" officeooo:rsid="0069f1b1" officeooo:paragraph-rsid="0069f1b1" style:font-size-asian="12pt" style:font-style-asian="normal" style:font-weight-asian="normal" style:font-size-complex="12pt" style:font-style-complex="normal" style:font-weight-complex="normal"/>
    </style:style>
    <style:style style:name="P58" style:family="paragraph" style:parent-style-name="Standard">
      <style:text-properties style:font-name="Arial" fo:font-size="12pt" fo:font-style="normal" style:text-underline-style="none" fo:font-weight="normal" officeooo:rsid="00603e3b" officeooo:paragraph-rsid="00672e6b" style:font-size-asian="12pt" style:font-style-asian="normal" style:font-weight-asian="normal" style:font-size-complex="12pt" style:font-style-complex="normal" style:font-weight-complex="normal"/>
    </style:style>
    <style:style style:name="P59" style:family="paragraph" style:parent-style-name="Standard">
      <style:text-properties style:font-name="Arial" fo:font-size="12pt" fo:font-style="normal" style:text-underline-style="none" fo:font-weight="normal" officeooo:rsid="00603e3b" officeooo:paragraph-rsid="00a4488b" style:font-size-asian="12pt" style:font-style-asian="normal" style:font-weight-asian="normal" style:font-size-complex="12pt" style:font-style-complex="normal" style:font-weight-complex="normal"/>
    </style:style>
    <style:style style:name="P60" style:family="paragraph" style:parent-style-name="Standard">
      <style:text-properties style:font-name="Arial" fo:font-size="12pt" fo:font-style="normal" style:text-underline-style="none" fo:font-weight="normal" officeooo:rsid="00672e6b" officeooo:paragraph-rsid="00672e6b" style:font-size-asian="12pt" style:font-style-asian="normal" style:font-weight-asian="normal" style:font-size-complex="12pt" style:font-style-complex="normal" style:font-weight-complex="normal"/>
    </style:style>
    <style:style style:name="P61" style:family="paragraph" style:parent-style-name="Standard">
      <style:text-properties style:font-name="Arial" fo:font-size="12pt" fo:font-style="normal" style:text-underline-style="none" fo:font-weight="normal" officeooo:rsid="006845ea" officeooo:paragraph-rsid="006845ea" style:font-size-asian="12pt" style:font-style-asian="normal" style:font-weight-asian="normal" style:font-size-complex="12pt" style:font-style-complex="normal" style:font-weight-complex="normal"/>
    </style:style>
    <style:style style:name="P62" style:family="paragraph" style:parent-style-name="Standard">
      <style:text-properties style:font-name="Arial" fo:font-size="12pt" fo:font-style="normal" style:text-underline-style="none" fo:font-weight="normal" officeooo:paragraph-rsid="008ddfac" style:font-size-asian="12pt" style:font-style-asian="normal" style:font-weight-asian="normal" style:font-size-complex="12pt" style:font-style-complex="normal" style:font-weight-complex="normal"/>
    </style:style>
    <style:style style:name="P63" style:family="paragraph" style:parent-style-name="Standard">
      <style:text-properties style:font-name="Arial" fo:font-size="12pt" fo:font-style="normal" style:text-underline-style="none" fo:font-weight="normal" officeooo:paragraph-rsid="00998ae2" style:font-size-asian="12pt" style:font-style-asian="normal" style:font-weight-asian="normal" style:font-size-complex="12pt" style:font-style-complex="normal" style:font-weight-complex="normal"/>
    </style:style>
    <style:style style:name="P64" style:family="paragraph" style:parent-style-name="Standard">
      <style:text-properties style:font-name="Arial" fo:font-size="12pt" fo:font-style="normal" style:text-underline-style="none" fo:font-weight="normal" officeooo:paragraph-rsid="00a4488b" style:font-size-asian="12pt" style:font-style-asian="normal" style:font-weight-asian="normal" style:font-size-complex="12pt" style:font-style-complex="normal" style:font-weight-complex="normal"/>
    </style:style>
    <style:style style:name="P65" style:family="paragraph" style:parent-style-name="Standard">
      <style:text-properties style:font-name="Arial" fo:font-size="12pt" fo:font-style="normal" style:text-underline-style="none" fo:font-weight="normal" officeooo:paragraph-rsid="00aa0da2" style:font-size-asian="12pt" style:font-style-asian="normal" style:font-weight-asian="normal" style:font-size-complex="12pt" style:font-style-complex="normal" style:font-weight-complex="normal"/>
    </style:style>
    <style:style style:name="P66" style:family="paragraph" style:parent-style-name="Standard">
      <style:text-properties style:font-name="Arial" fo:font-size="12pt" fo:font-style="normal" style:text-underline-style="none" fo:font-weight="normal" officeooo:paragraph-rsid="00a953f5" style:font-size-asian="12pt" style:font-style-asian="normal" style:font-weight-asian="normal" style:font-size-complex="12pt" style:font-style-complex="normal" style:font-weight-complex="normal"/>
    </style:style>
    <style:style style:name="P67" style:family="paragraph" style:parent-style-name="Standard">
      <style:text-properties style:font-name="Arial" fo:font-size="12pt" fo:font-style="normal" style:text-underline-style="none" fo:font-weight="normal" officeooo:rsid="003c8ec2" officeooo:paragraph-rsid="003c8ec2" fo:background-color="#ffff00" style:font-size-asian="12pt" style:font-style-asian="normal" style:font-weight-asian="normal" style:font-size-complex="12pt" style:font-style-complex="normal" style:font-weight-complex="normal"/>
    </style:style>
    <style:style style:name="P68" style:family="paragraph" style:parent-style-name="Standard">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69" style:family="paragraph" style:parent-style-name="Standard">
      <style:text-properties style:font-name="Arial" fo:font-size="12pt" fo:font-style="normal" style:text-underline-style="none" fo:font-weight="bold" officeooo:paragraph-rsid="00672e6b" style:font-size-asian="12pt" style:font-style-asian="normal" style:font-weight-asian="bold" style:font-size-complex="12pt" style:font-style-complex="normal" style:font-weight-complex="bold"/>
    </style:style>
    <style:style style:name="P70" style:family="paragraph" style:parent-style-name="Standard">
      <style:text-properties style:font-name="Arial" fo:font-size="12pt" fo:font-style="normal" style:text-underline-style="none" fo:font-weight="bold" officeooo:paragraph-rsid="00a4488b" style:font-size-asian="12pt" style:font-style-asian="normal" style:font-weight-asian="bold" style:font-size-complex="12pt" style:font-style-complex="normal" style:font-weight-complex="bold"/>
    </style:style>
    <style:style style:name="P71" style:family="paragraph" style:parent-style-name="Standard">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2" style:family="paragraph" style:parent-style-name="Standard">
      <style:text-properties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73" style:family="paragraph" style:parent-style-name="Standard">
      <style:text-properties style:font-name="Arial" fo:font-size="12pt" fo:font-style="normal" style:text-underline-style="solid" style:text-underline-width="auto" style:text-underline-color="font-color" fo:font-weight="normal" officeooo:rsid="0069f1b1" officeooo:paragraph-rsid="006bdbbf" style:font-size-asian="12pt" style:font-style-asian="normal" style:font-weight-asian="normal" style:font-size-complex="12pt" style:font-style-complex="normal" style:font-weight-complex="normal"/>
    </style:style>
    <style:style style:name="P74" style:family="paragraph" style:parent-style-name="Standard">
      <style:text-properties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75" style:family="paragraph" style:parent-style-name="Standard">
      <style:text-properties style:font-name="Arial" fo:font-size="12pt" fo:font-style="italic" style:text-underline-style="none" fo:font-weight="normal" officeooo:rsid="008b201e" officeooo:paragraph-rsid="008b201e" style:font-size-asian="12pt" style:font-style-asian="italic" style:font-weight-asian="normal" style:font-size-complex="12pt" style:font-style-complex="italic" style:font-weight-complex="normal"/>
    </style:style>
    <style:style style:name="P76" style:family="paragraph" style:parent-style-name="Standard">
      <style:text-properties style:font-name="Aria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77" style:family="paragraph" style:parent-style-name="Standard">
      <style:text-properties style:font-name="Arial" fo:font-size="12pt" fo:font-style="italic" style:text-underline-style="solid" style:text-underline-width="auto" style:text-underline-color="font-color" fo:font-weight="bold" officeooo:rsid="003e17b4" officeooo:paragraph-rsid="003e17b4" style:font-size-asian="12pt" style:font-style-asian="italic" style:font-weight-asian="bold" style:font-size-complex="12pt" style:font-style-complex="italic" style:font-weight-complex="bold"/>
    </style:style>
    <style:style style:name="P78" style:family="paragraph" style:parent-style-name="Standard">
      <style:text-properties style:font-name="Arial" fo:font-style="normal" style:text-underline-style="none" fo:font-weight="normal" style:font-style-asian="normal" style:font-weight-asian="normal" style:font-style-complex="normal" style:font-weight-complex="normal"/>
    </style:style>
    <style:style style:name="P79" style:family="paragraph" style:parent-style-name="Standard">
      <style:text-properties style:font-name="Arial" fo:font-style="normal" style:text-underline-style="none" fo:font-weight="normal" officeooo:paragraph-rsid="001db894" style:font-style-asian="normal" style:font-weight-asian="normal" style:font-style-complex="normal" style:font-weight-complex="normal"/>
    </style:style>
    <style:style style:name="P80" style:family="paragraph" style:parent-style-name="Standard">
      <style:text-properties style:font-name="Arial" fo:font-style="italic" style:text-underline-style="none" fo:font-weight="normal" style:font-style-asian="italic" style:font-weight-asian="normal" style:font-style-complex="italic" style:font-weight-complex="normal"/>
    </style:style>
    <style:style style:name="P81" style:family="paragraph" style:parent-style-name="Standard">
      <style:text-properties style:font-name="Arial" fo:font-style="italic" style:font-style-asian="italic" style:font-style-complex="italic"/>
    </style:style>
    <style:style style:name="P82" style:family="paragraph" style:parent-style-name="Standard">
      <style:text-properties style:font-name="Arial" officeooo:rsid="00297ca7" officeooo:paragraph-rsid="00297ca7"/>
    </style:style>
    <style:style style:name="P83" style:family="paragraph" style:parent-style-name="Standard">
      <style:text-properties style:font-name="Arial" officeooo:rsid="00297ca7" officeooo:paragraph-rsid="00297ca7" fo:background-color="#ffff00"/>
    </style:style>
    <style:style style:name="P84" style:family="paragraph" style:parent-style-name="Standard">
      <style:text-properties style:font-name="Arial" officeooo:rsid="0029d74f" officeooo:paragraph-rsid="0029d74f"/>
    </style:style>
    <style:style style:name="P85" style:family="paragraph" style:parent-style-name="Standard">
      <style:text-properties fo:color="#0000ff" style:font-name="Arial" fo:font-style="italic" style:text-underline-style="none" fo:font-weight="normal" style:font-style-asian="italic" style:font-weight-asian="normal" style:font-style-complex="italic" style:font-weight-complex="normal"/>
    </style:style>
    <style:style style:name="P86" style:family="paragraph" style:parent-style-name="Standard">
      <style:text-properties fo:color="#0000ff" style:font-name="Arial" fo:font-style="italic" style:text-underline-style="none" fo:font-weight="normal" officeooo:rsid="0029d74f" officeooo:paragraph-rsid="0029d74f" style:font-style-asian="italic" style:font-weight-asian="normal" style:font-style-complex="italic" style:font-weight-complex="normal"/>
    </style:style>
    <style:style style:name="P87" style:family="paragraph" style:parent-style-name="Standard">
      <style:text-properties fo:color="#0000ff" style:font-name="Arial" fo:font-style="italic" style:text-underline-style="none" fo:font-weight="normal" officeooo:rsid="0029f3e1" officeooo:paragraph-rsid="0029f3e1" style:font-style-asian="italic" style:font-weight-asian="normal" style:font-style-complex="italic" style:font-weight-complex="normal"/>
    </style:style>
    <style:style style:name="P88" style:family="paragraph" style:parent-style-name="Standard">
      <style:text-properties fo:color="#0000ff" style:font-name="Arial" fo:font-style="italic" style:font-style-asian="italic" style:font-style-complex="italic"/>
    </style:style>
    <style:style style:name="P89" style:family="paragraph" style:parent-style-name="Standard">
      <style:text-properties fo:color="#0000ff" style:font-name="Arial" fo:font-style="italic" officeooo:paragraph-rsid="0029d74f" style:font-style-asian="italic" style:font-style-complex="italic"/>
    </style:style>
    <style:style style:name="P90" style:family="paragraph" style:parent-style-name="Standard">
      <style:text-properties fo:color="#0000ff"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91" style:family="paragraph" style:parent-style-name="Standard">
      <style:text-properties fo:color="#0000ff" style:font-name="Arial" fo:font-size="12pt" fo:font-style="italic" style:text-underline-style="none" fo:font-weight="normal" officeooo:rsid="00830e9e" officeooo:paragraph-rsid="00830e9e" style:font-size-asian="12pt" style:font-style-asian="italic" style:font-weight-asian="normal" style:font-size-complex="12pt" style:font-style-complex="italic" style:font-weight-complex="normal"/>
    </style:style>
    <style:style style:name="P92" style:family="paragraph" style:parent-style-name="Standard">
      <style:text-properties fo:color="#0000ff" style:font-name="Arial"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93" style:family="paragraph" style:parent-style-name="Standard">
      <style:text-properties fo:color="#0000ff"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text-properties fo:color="#0000ff"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95" style:family="paragraph" style:parent-style-name="Standard">
      <style:text-properties fo:color="#0000ff" style:font-name="Arial" fo:font-size="12pt" style:text-underline-style="solid" style:text-underline-width="auto" style:text-underline-color="font-color" fo:font-weight="bold" style:font-size-asian="12pt" style:font-weight-asian="bold" style:font-size-complex="12pt" style:font-weight-complex="bold"/>
    </style:style>
    <style:style style:name="P96" style:family="paragraph" style:parent-style-name="Standard">
      <style:text-properties fo:color="#0000ff" style:font-name="Arial" fo:font-size="12pt" style:text-underline-style="none" fo:font-weight="normal" style:font-size-asian="12pt" style:font-weight-asian="normal" style:font-size-complex="12pt" style:font-weight-complex="normal"/>
    </style:style>
    <style:style style:name="P97" style:family="paragraph" style:parent-style-name="Standard">
      <style:text-properties fo:color="#0000ff" style:font-name="Arial" style:text-underline-style="none" fo:font-weight="normal" officeooo:rsid="003c8ec2" officeooo:paragraph-rsid="003c8ec2" style:font-weight-asian="normal" style:font-weight-complex="normal"/>
    </style:style>
    <style:style style:name="P98" style:family="paragraph" style:parent-style-name="Standard">
      <style:text-properties fo:color="#0000ff" style:font-name="Arial" style:text-underline-style="none" fo:font-weight="normal" officeooo:rsid="00639acb" officeooo:paragraph-rsid="00639acb" style:font-weight-asian="normal" style:font-weight-complex="normal"/>
    </style:style>
    <style:style style:name="P99" style:family="paragraph" style:parent-style-name="Standard">
      <style:text-properties fo:color="#0000ff" fo:font-style="italic" style:font-style-asian="italic" style:font-style-complex="italic"/>
    </style:style>
    <style:style style:name="P100" style:family="paragraph" style:parent-style-name="Standard">
      <style:text-properties fo:color="#ff0000"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101" style:family="paragraph" style:parent-style-name="Standard">
      <style:text-properties fo:color="#ff0000" style:font-name="Arial" style:text-underline-style="none" fo:font-weight="normal" fo:background-color="#ffff00" style:font-weight-asian="normal" style:font-weight-complex="normal"/>
    </style:style>
    <style:style style:name="P102" style:family="paragraph" style:parent-style-name="Standard">
      <style:text-properties fo:color="#00ae00" style:font-name="Arial" style:text-underline-style="none" fo:font-weight="normal" style:font-weight-asian="normal" style:font-weight-complex="normal"/>
    </style:style>
    <style:style style:name="P103" style:family="paragraph" style:parent-style-name="Standard">
      <style:text-properties fo:color="#00ae00"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104" style:family="paragraph" style:parent-style-name="Standard">
      <style:text-properties fo:color="#00ae00" style:font-name="Arial" fo:font-size="12pt" style:text-underline-style="solid" style:text-underline-width="auto" style:text-underline-color="font-color" fo:font-weight="bold" style:font-size-asian="12pt" style:font-weight-asian="bold" style:font-size-complex="12pt" style:font-weight-complex="bold"/>
    </style:style>
    <style:style style:name="P105" style:family="paragraph" style:parent-style-name="Standard">
      <style:text-properties fo:color="#00ae00"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06" style:family="paragraph" style:parent-style-name="Standard">
      <style:text-properties fo:color="#00ae00" style:font-name="Arial" fo:font-style="italic" style:text-underline-style="none" fo:font-weight="normal" style:font-style-asian="italic" style:font-weight-asian="normal" style:font-style-complex="italic" style:font-weight-complex="normal"/>
    </style:style>
    <style:style style:name="P107" style:family="paragraph" style:parent-style-name="Standard">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08" style:family="paragraph" style:parent-style-name="Standard">
      <style:text-properties fo:color="#000000" style:font-name="Arial" fo:font-size="12pt" fo:font-style="normal" style:text-underline-style="none" fo:font-weight="normal" officeooo:rsid="00574935" officeooo:paragraph-rsid="005b653b" style:font-size-asian="12pt" style:font-style-asian="normal" style:font-weight-asian="normal" style:font-size-complex="12pt" style:font-style-complex="normal" style:font-weight-complex="normal"/>
    </style:style>
    <style:style style:name="P109" style:family="paragraph" style:parent-style-name="Standard">
      <style:text-properties fo:color="#000000" style:font-name="Arial" fo:font-size="12pt" fo:font-style="normal" style:text-underline-style="none" fo:font-weight="normal" officeooo:paragraph-rsid="0057dfbf" style:font-size-asian="12pt" style:font-style-asian="normal" style:font-weight-asian="normal" style:font-size-complex="12pt" style:font-style-complex="normal" style:font-weight-complex="normal"/>
    </style:style>
    <style:style style:name="P110" style:family="paragraph" style:parent-style-name="Standard">
      <style:text-properties fo:color="#000000" style:font-name="Arial" fo:font-size="12pt" fo:font-style="normal" style:text-underline-style="none" fo:font-weight="normal" officeooo:paragraph-rsid="005b653b" style:font-size-asian="12pt" style:font-style-asian="normal" style:font-weight-asian="normal" style:font-size-complex="12pt" style:font-style-complex="normal" style:font-weight-complex="normal"/>
    </style:style>
    <style:style style:name="P111" style:family="paragraph" style:parent-style-name="Standard">
      <style:text-properties fo:color="#000000" style:font-name="Arial" fo:font-size="12pt" fo:font-style="normal" style:text-underline-style="none" fo:font-weight="normal" officeooo:rsid="005ad55a" officeooo:paragraph-rsid="005ad55a" style:font-size-asian="12pt" style:font-style-asian="normal" style:font-weight-asian="normal" style:font-size-complex="12pt" style:font-style-complex="normal" style:font-weight-complex="normal"/>
    </style:style>
    <style:style style:name="P112" style:family="paragraph" style:parent-style-name="Standard">
      <style:text-properties fo:color="#000000" style:font-name="Arial" fo:font-size="12pt" fo:font-style="normal" style:text-underline-style="none" fo:font-weight="normal" officeooo:rsid="00672e6b" officeooo:paragraph-rsid="00672e6b" style:font-size-asian="12pt" style:font-style-asian="normal" style:font-weight-asian="normal" style:font-size-complex="12pt" style:font-style-complex="normal" style:font-weight-complex="normal"/>
    </style:style>
    <style:style style:name="P113" style:family="paragraph" style:parent-style-name="Standard">
      <style:text-properties fo:color="#000000" style:font-name="Arial" fo:font-size="12pt" fo:font-style="normal" style:text-underline-style="none" fo:font-weight="normal" officeooo:rsid="007a799b" officeooo:paragraph-rsid="007a799b" style:font-size-asian="12pt" style:font-style-asian="normal" style:font-weight-asian="normal" style:font-size-complex="12pt" style:font-style-complex="normal" style:font-weight-complex="normal"/>
    </style:style>
    <style:style style:name="P114" style:family="paragraph" style:parent-style-name="Standard">
      <style:text-properties fo:color="#000000" style:font-name="Arial" fo:font-size="12pt" fo:font-style="normal" style:text-underline-style="none" fo:font-weight="normal" officeooo:paragraph-rsid="00a1639d" style:font-size-asian="12pt" style:font-style-asian="normal" style:font-weight-asian="normal" style:font-size-complex="12pt" style:font-style-complex="normal" style:font-weight-complex="normal"/>
    </style:style>
    <style:style style:name="P115" style:family="paragraph" style:parent-style-name="Standard">
      <style:text-properties fo:color="#000000" style:font-name="Arial" fo:font-size="12pt" fo:font-style="normal" style:text-underline-style="none" fo:font-weight="normal" officeooo:rsid="00a35005" officeooo:paragraph-rsid="00a35005" style:font-size-asian="12pt" style:font-style-asian="normal" style:font-weight-asian="normal" style:font-size-complex="12pt" style:font-style-complex="normal" style:font-weight-complex="normal"/>
    </style:style>
    <style:style style:name="P116" style:family="paragraph" style:parent-style-name="Standard">
      <style:text-properties fo:color="#000000" style:font-name="Arial" fo:font-size="12pt" fo:font-style="normal" style:text-underline-style="none" fo:font-weight="normal" officeooo:paragraph-rsid="00a35005" style:font-size-asian="12pt" style:font-style-asian="normal" style:font-weight-asian="normal" style:font-size-complex="12pt" style:font-style-complex="normal" style:font-weight-complex="normal"/>
    </style:style>
    <style:style style:name="P117" style:family="paragraph" style:parent-style-name="Standard">
      <style:text-properties fo:color="#000000" style:font-name="Arial" fo:font-size="12pt" fo:font-style="normal" style:text-underline-style="none" fo:font-weight="normal" officeooo:rsid="00a4488b" officeooo:paragraph-rsid="00a4488b" style:font-size-asian="12pt" style:font-style-asian="normal" style:font-weight-asian="normal" style:font-size-complex="12pt" style:font-style-complex="normal" style:font-weight-complex="normal"/>
    </style:style>
    <style:style style:name="P118" style:family="paragraph" style:parent-style-name="Standard">
      <style:text-properties fo:color="#000000" style:font-name="Arial" fo:font-size="12pt" fo:font-style="normal" style:text-underline-style="none" fo:font-weight="normal" officeooo:paragraph-rsid="00aa0da2" style:font-size-asian="12pt" style:font-style-asian="normal" style:font-weight-asian="normal" style:font-size-complex="12pt" style:font-style-complex="normal" style:font-weight-complex="normal"/>
    </style:style>
    <style:style style:name="P119" style:family="paragraph" style:parent-style-name="Standard">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120" style:family="paragraph" style:parent-style-name="Standard">
      <style:text-properties fo:color="#000000" style:font-name="Arial" fo:font-size="12pt" fo:font-style="italic" style:text-underline-style="none" fo:font-weight="normal" officeooo:rsid="00672e6b" officeooo:paragraph-rsid="00672e6b" style:font-size-asian="12pt" style:font-style-asian="italic" style:font-weight-asian="normal" style:font-size-complex="12pt" style:font-style-complex="italic" style:font-weight-complex="normal"/>
    </style:style>
    <style:style style:name="P121" style:family="paragraph" style:parent-style-name="Standard">
      <style:text-properties fo:color="#000000" style:font-name="Arial" fo:font-size="12pt" fo:font-style="italic" style:text-underline-style="solid" style:text-underline-width="auto" style:text-underline-color="font-color" fo:font-weight="bold" officeooo:rsid="00497dff" officeooo:paragraph-rsid="00a1639d" style:font-size-asian="12pt" style:font-style-asian="italic" style:font-weight-asian="bold" style:font-size-complex="12pt" style:font-style-complex="italic" style:font-weight-complex="bold"/>
    </style:style>
    <style:style style:name="P122" style:family="paragraph" style:parent-style-name="Standard">
      <style:text-properties fo:color="#000000"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23" style:family="paragraph" style:parent-style-name="Standard">
      <style:text-properties fo:color="#000000"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124" style:family="paragraph" style:parent-style-name="Standard">
      <style:text-properties fo:color="#000000" style:font-name="Arial" fo:font-size="14pt" fo:font-style="normal" style:text-underline-style="none" fo:font-weight="bold" officeooo:rsid="005ad55a" officeooo:paragraph-rsid="005ad55a" style:font-size-asian="14pt" style:font-style-asian="normal" style:font-weight-asian="bold" style:font-size-complex="14pt" style:font-style-complex="normal" style:font-weight-complex="bold"/>
    </style:style>
    <style:style style:name="P125" style:family="paragraph" style:parent-style-name="Standard">
      <style:text-properties fo:color="#000000" style:font-name="Arial" fo:font-style="normal" style:text-underline-style="none" fo:font-weight="bold" officeooo:rsid="001a7b31" officeooo:paragraph-rsid="001a7b31" fo:background-color="transparent" style:font-style-asian="normal" style:font-weight-asian="bold" style:font-style-complex="normal" style:font-weight-complex="bold"/>
    </style:style>
    <style:style style:name="P126" style:family="paragraph" style:parent-style-name="Standard">
      <style:text-properties fo:color="#ff3333"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27" style:family="paragraph" style:parent-style-name="Standard">
      <style:text-properties fo:color="#ff3333" style:font-name="Arial" fo:font-size="12pt" fo:font-style="normal" style:text-underline-style="none" fo:font-weight="normal" officeooo:paragraph-rsid="0057dfbf" style:font-size-asian="12pt" style:font-style-asian="normal" style:font-weight-asian="normal" style:font-size-complex="12pt" style:font-style-complex="normal" style:font-weight-complex="normal"/>
    </style:style>
    <style:style style:name="P128" style:family="paragraph" style:parent-style-name="Standard">
      <style:text-properties fo:color="#ff3333" style:font-name="Arial" fo:font-size="12pt" fo:font-style="normal" style:text-underline-style="none" fo:font-weight="normal" officeooo:rsid="006f2ba0" officeooo:paragraph-rsid="006f2ba0" style:font-size-asian="12pt" style:font-style-asian="normal" style:font-weight-asian="normal" style:font-size-complex="12pt" style:font-style-complex="normal" style:font-weight-complex="normal"/>
    </style:style>
    <style:style style:name="P129" style:family="paragraph" style:parent-style-name="Standard">
      <style:text-properties fo:color="#ff3333" style:font-name="Arial" fo:font-size="12pt" fo:font-style="normal" style:text-underline-style="none" fo:font-weight="normal" officeooo:rsid="006f2ba0" officeooo:paragraph-rsid="0070ed18" style:font-size-asian="12pt" style:font-style-asian="normal" style:font-weight-asian="normal" style:font-size-complex="12pt" style:font-style-complex="normal" style:font-weight-complex="normal"/>
    </style:style>
    <style:style style:name="P130" style:family="paragraph" style:parent-style-name="Standard">
      <style:text-properties fo:color="#ff3333" style:font-name="Arial" fo:font-size="14pt" style:text-underline-style="solid" style:text-underline-width="auto" style:text-underline-color="font-color" fo:font-weight="bold" officeooo:rsid="0058b003" officeooo:paragraph-rsid="0058b003" style:font-size-asian="14pt" style:font-weight-asian="bold" style:font-size-complex="14pt" style:font-weight-complex="bold"/>
    </style:style>
    <style:style style:name="P131" style:family="paragraph" style:parent-style-name="Standard">
      <style:text-properties fo:color="#ff3333" style:font-name="Arial" fo:font-size="14pt" style:text-underline-style="solid" style:text-underline-width="auto" style:text-underline-color="font-color" fo:font-weight="bold" officeooo:rsid="005c93df" officeooo:paragraph-rsid="005c93df" style:font-size-asian="14pt" style:font-weight-asian="bold" style:font-size-complex="14pt" style:font-weight-complex="bold"/>
    </style:style>
    <style:style style:name="P132" style:family="paragraph" style:parent-style-name="Standard">
      <style:text-properties fo:color="#ff3333" style:font-name="Arial" fo:font-size="14pt" style:text-underline-style="solid" style:text-underline-width="auto" style:text-underline-color="font-color" fo:font-weight="bold" officeooo:rsid="005dc6fb" officeooo:paragraph-rsid="005dc6fb" style:font-size-asian="14pt" style:font-weight-asian="bold" style:font-size-complex="14pt" style:font-weight-complex="bold"/>
    </style:style>
    <style:style style:name="P133" style:family="paragraph" style:parent-style-name="Standard">
      <style:text-properties fo:color="#3333ff" style:font-name="Arial" fo:font-style="italic" style:text-underline-style="none" fo:font-weight="normal" style:font-style-asian="italic" style:font-weight-asian="normal" style:font-style-complex="italic" style:font-weight-complex="normal"/>
    </style:style>
    <style:style style:name="P134" style:family="paragraph" style:parent-style-name="Standard">
      <style:text-properties fo:color="#3333ff"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135" style:family="paragraph" style:parent-style-name="Standard">
      <style:text-properties fo:color="#009933" style:font-name="Arial" fo:font-style="italic" style:text-underline-style="none" fo:font-weight="normal" style:font-style-asian="italic" style:font-weight-asian="normal" style:font-style-complex="italic" style:font-weight-complex="normal"/>
    </style:style>
    <style:style style:name="P136" style:family="paragraph" style:parent-style-name="Standard">
      <style:text-properties fo:color="#009933" style:font-name="Arial" fo:font-style="italic" style:text-underline-style="none" fo:font-weight="normal" fo:background-color="transparent" style:font-style-asian="italic" style:font-weight-asian="normal" style:font-style-complex="italic" style:font-weight-complex="normal"/>
    </style:style>
    <style:style style:name="P137" style:family="paragraph" style:parent-style-name="Standard">
      <style:text-properties fo:color="#009933" style:font-name="Arial" fo:font-size="14pt" style:text-underline-style="solid" style:text-underline-width="auto" style:text-underline-color="font-color" fo:font-weight="bold" style:font-size-asian="14pt" style:font-weight-asian="bold" style:font-size-complex="14pt" style:font-weight-complex="bold"/>
    </style:style>
    <style:style style:name="P138" style:family="paragraph" style:parent-style-name="Standard">
      <style:text-properties fo:color="#ff420e" style:font-name="Arial" fo:font-size="12pt" style:text-underline-style="solid" style:text-underline-width="auto" style:text-underline-color="font-color" fo:font-weight="bold" style:font-size-asian="12pt" style:font-weight-asian="bold" style:font-size-complex="12pt" style:font-weight-complex="bold"/>
    </style:style>
    <style:style style:name="P139" style:family="paragraph" style:parent-style-name="Standard">
      <style:text-properties fo:color="#ff420e" style:font-name="Arial" fo:font-size="12pt" style:text-underline-style="solid" style:text-underline-width="auto" style:text-underline-color="font-color" fo:font-weight="bold" officeooo:paragraph-rsid="0012ee74" style:font-size-asian="12pt" style:font-weight-asian="bold" style:font-size-complex="12pt" style:font-weight-complex="bold"/>
    </style:style>
    <style:style style:name="P140" style:family="paragraph" style:parent-style-name="Standard">
      <style:text-properties fo:color="#ff420e" style:font-name="Arial" fo:font-size="12pt" style:text-underline-style="solid" style:text-underline-width="auto" style:text-underline-color="font-color" fo:font-weight="bold" officeooo:rsid="009d45d3" officeooo:paragraph-rsid="009d45d3" style:font-size-asian="12pt" style:font-weight-asian="bold" style:font-size-complex="12pt" style:font-weight-complex="bold"/>
    </style:style>
    <style:style style:name="P141" style:family="paragraph" style:parent-style-name="Standard">
      <style:text-properties fo:color="#ff420e" style:font-name="Arial" fo:font-size="12pt" style:text-underline-style="solid" style:text-underline-width="auto" style:text-underline-color="font-color" fo:font-weight="bold" officeooo:rsid="009d45d3" officeooo:paragraph-rsid="00aa0da2" style:font-size-asian="12pt" style:font-weight-asian="bold" style:font-size-complex="12pt" style:font-weight-complex="bold"/>
    </style:style>
    <style:style style:name="P142" style:family="paragraph" style:parent-style-name="Standard">
      <style:text-properties fo:color="#ff420e" style:font-name="Arial" fo:font-size="12pt" style:text-underline-style="solid" style:text-underline-width="auto" style:text-underline-color="font-color" fo:font-weight="bold" officeooo:rsid="009de5aa" officeooo:paragraph-rsid="009de5aa" style:font-size-asian="12pt" style:font-weight-asian="bold" style:font-size-complex="12pt" style:font-weight-complex="bold"/>
    </style:style>
    <style:style style:name="P143" style:family="paragraph" style:parent-style-name="Standard">
      <style:text-properties fo:color="#ff420e"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44" style:family="paragraph" style:parent-style-name="Standard">
      <style:text-properties fo:color="#ff420e" style:font-name="Arial" fo:font-size="12pt" fo:font-style="normal" style:text-underline-style="solid" style:text-underline-width="auto" style:text-underline-color="font-color" fo:font-weight="bold" officeooo:rsid="009de5aa" officeooo:paragraph-rsid="00aa0da2" style:font-size-asian="12pt" style:font-style-asian="normal" style:font-weight-asian="bold" style:font-size-complex="12pt" style:font-style-complex="normal" style:font-weight-complex="bold"/>
    </style:style>
    <style:style style:name="P145" style:family="paragraph" style:parent-style-name="Standard">
      <style:text-properties fo:color="#ff420e" style:font-name="Arial" fo:font-size="12pt" fo:font-style="normal" style:text-underline-style="none" fo:font-weight="normal" officeooo:paragraph-rsid="00aa0da2" style:font-size-asian="12pt" style:font-style-asian="normal" style:font-weight-asian="normal" style:font-size-complex="12pt" style:font-style-complex="normal" style:font-weight-complex="normal"/>
    </style:style>
    <style:style style:name="P146" style:family="paragraph" style:parent-style-name="Standard">
      <style:text-properties fo:color="#ff420e" style:font-name="Arial" fo:font-size="12pt" style:text-underline-style="none" fo:font-weight="normal" officeooo:paragraph-rsid="0012ee74" style:font-size-asian="12pt" style:font-weight-asian="normal" style:font-size-complex="12pt" style:font-weight-complex="normal"/>
    </style:style>
    <style:style style:name="P147" style:family="paragraph" style:parent-style-name="Standard">
      <style:text-properties fo:color="#ff420e" style:font-name="Arial" fo:font-size="14pt" style:text-underline-style="solid" style:text-underline-width="auto" style:text-underline-color="font-color" fo:font-weight="bold" style:font-size-asian="14pt" style:font-weight-asian="bold" style:font-size-complex="14pt" style:font-weight-complex="bold"/>
    </style:style>
    <style:style style:name="P148" style:family="paragraph" style:parent-style-name="Standard">
      <style:text-properties fo:color="#ff420e" style:font-name="Arial" fo:font-size="14pt" style:text-underline-style="solid" style:text-underline-width="auto" style:text-underline-color="font-color" fo:font-weight="bold" officeooo:paragraph-rsid="005b653b" style:font-size-asian="14pt" style:font-weight-asian="bold" style:font-size-complex="14pt" style:font-weight-complex="bold"/>
    </style:style>
    <style:style style:name="P149" style:family="paragraph" style:parent-style-name="Standard">
      <style:text-properties fo:color="#ff420e" style:font-name="Arial" fo:font-size="14pt" style:text-underline-style="solid" style:text-underline-width="auto" style:text-underline-color="font-color" fo:font-weight="bold" officeooo:rsid="005c994d" officeooo:paragraph-rsid="005c994d" style:font-size-asian="14pt" style:font-weight-asian="bold" style:font-size-complex="14pt" style:font-weight-complex="bold"/>
    </style:style>
    <style:style style:name="P150" style:family="paragraph" style:parent-style-name="Standard">
      <style:text-properties fo:color="#ff420e" style:font-name="Arial" fo:font-size="14pt" style:text-underline-style="solid" style:text-underline-width="auto" style:text-underline-color="font-color" fo:font-weight="bold" officeooo:paragraph-rsid="005dc6fb" style:font-size-asian="14pt" style:font-weight-asian="bold" style:font-size-complex="14pt" style:font-weight-complex="bold"/>
    </style:style>
    <style:style style:name="P151" style:family="paragraph" style:parent-style-name="Standard">
      <style:text-properties fo:color="#ff420e" style:font-name="Arial" fo:font-size="14pt" style:text-underline-style="solid" style:text-underline-width="auto" style:text-underline-color="font-color" fo:font-weight="bold" officeooo:rsid="005dc6fb" officeooo:paragraph-rsid="005fa364" style:font-size-asian="14pt" style:font-weight-asian="bold" style:font-size-complex="14pt" style:font-weight-complex="bold"/>
    </style:style>
    <style:style style:name="P152" style:family="paragraph" style:parent-style-name="Standard">
      <style:text-properties officeooo:paragraph-rsid="0046b053"/>
    </style:style>
    <style:style style:name="P153" style:family="paragraph" style:parent-style-name="Standard">
      <style:text-properties officeooo:paragraph-rsid="0045dafb"/>
    </style:style>
    <style:style style:name="P154" style:family="paragraph" style:parent-style-name="Standard">
      <style:text-properties officeooo:paragraph-rsid="004918ec"/>
    </style:style>
    <style:style style:name="P155" style:family="paragraph" style:parent-style-name="Standard">
      <style:text-properties officeooo:paragraph-rsid="00497dff"/>
    </style:style>
    <style:style style:name="P156" style:family="paragraph" style:parent-style-name="Standard">
      <style:text-properties officeooo:paragraph-rsid="005b653b"/>
    </style:style>
    <style:style style:name="P157" style:family="paragraph" style:parent-style-name="Standard">
      <style:text-properties officeooo:paragraph-rsid="005c93df"/>
    </style:style>
    <style:style style:name="P158" style:family="paragraph" style:parent-style-name="Standard">
      <style:text-properties officeooo:paragraph-rsid="005dc6fb"/>
    </style:style>
    <style:style style:name="P159" style:family="paragraph" style:parent-style-name="Standard">
      <style:text-properties officeooo:paragraph-rsid="005fa364"/>
    </style:style>
    <style:style style:name="P160" style:family="paragraph" style:parent-style-name="Standard">
      <style:text-properties officeooo:paragraph-rsid="0057dfbf"/>
    </style:style>
    <style:style style:name="P161" style:family="paragraph" style:parent-style-name="Standard">
      <style:text-properties officeooo:rsid="005c994d" officeooo:paragraph-rsid="005c994d"/>
    </style:style>
    <style:style style:name="P162" style:family="paragraph" style:parent-style-name="Standard">
      <style:text-properties officeooo:paragraph-rsid="00603e3b"/>
    </style:style>
    <style:style style:name="P163" style:family="paragraph" style:parent-style-name="Standard">
      <style:text-properties fo:color="#00a933"/>
    </style:style>
    <style:style style:name="P164" style:family="paragraph" style:parent-style-name="Standard">
      <style:text-properties fo:color="#00a933" style:font-name="Arial" fo:font-size="12pt" style:text-underline-style="solid" style:text-underline-width="auto" style:text-underline-color="font-color" fo:font-weight="bold" style:font-size-asian="12pt" style:font-weight-asian="bold" style:font-size-complex="12pt" style:font-weight-complex="bold"/>
    </style:style>
    <style:style style:name="P165" style:family="paragraph" style:parent-style-name="Standard">
      <style:text-properties fo:color="#00a933" style:font-name="Arial" fo:font-size="12pt" fo:font-style="normal" style:text-underline-style="solid" style:text-underline-width="auto" style:text-underline-color="font-color" fo:font-weight="bold" officeooo:rsid="0069f1b1" officeooo:paragraph-rsid="0069f1b1" style:font-size-asian="12pt" style:font-style-asian="normal" style:font-weight-asian="bold" style:font-size-complex="12pt" style:font-style-complex="normal" style:font-weight-complex="bold"/>
    </style:style>
    <style:style style:name="P166" style:family="paragraph" style:parent-style-name="Standard">
      <style:text-properties officeooo:paragraph-rsid="006845ea"/>
    </style:style>
    <style:style style:name="P167" style:family="paragraph" style:parent-style-name="Standard">
      <style:text-properties officeooo:rsid="00672e6b" officeooo:paragraph-rsid="00672e6b"/>
    </style:style>
    <style:style style:name="P168" style:family="paragraph" style:parent-style-name="Standard">
      <style:text-properties officeooo:rsid="006845ea" officeooo:paragraph-rsid="006845ea"/>
    </style:style>
    <style:style style:name="P169" style:family="paragraph" style:parent-style-name="Standard">
      <style:text-properties officeooo:paragraph-rsid="0069d253"/>
    </style:style>
    <style:style style:name="P170" style:family="paragraph" style:parent-style-name="Standard">
      <style:text-properties fo:font-style="normal" style:text-underline-style="none" fo:font-weight="normal" officeooo:rsid="0069f1b1" officeooo:paragraph-rsid="0069f1b1" style:font-style-asian="normal" style:font-weight-asian="normal" style:font-style-complex="normal" style:font-weight-complex="normal"/>
    </style:style>
    <style:style style:name="P171" style:family="paragraph" style:parent-style-name="Standard">
      <style:text-properties officeooo:paragraph-rsid="0012ee74"/>
    </style:style>
    <style:style style:name="P172" style:family="paragraph" style:parent-style-name="Standard">
      <style:text-properties officeooo:paragraph-rsid="00830e9e"/>
    </style:style>
    <style:style style:name="P173" style:family="paragraph" style:parent-style-name="Standard">
      <style:text-properties officeooo:paragraph-rsid="0084f596"/>
    </style:style>
    <style:style style:name="P174" style:family="paragraph" style:parent-style-name="Standard">
      <style:text-properties officeooo:paragraph-rsid="008589ad"/>
    </style:style>
    <style:style style:name="P175" style:family="paragraph" style:parent-style-name="Standard">
      <style:text-properties officeooo:paragraph-rsid="005ad55a"/>
    </style:style>
    <style:style style:name="P176" style:family="paragraph" style:parent-style-name="Standard">
      <style:text-properties officeooo:paragraph-rsid="009456d7"/>
    </style:style>
    <style:style style:name="P177" style:family="paragraph" style:parent-style-name="Standard">
      <style:text-properties officeooo:paragraph-rsid="00998ae2"/>
    </style:style>
    <style:style style:name="P178" style:family="paragraph" style:parent-style-name="Standard">
      <style:text-properties officeooo:paragraph-rsid="009de5aa"/>
    </style:style>
    <style:style style:name="P179" style:family="paragraph" style:parent-style-name="Standard">
      <style:text-properties officeooo:paragraph-rsid="009b5aa2"/>
    </style:style>
    <style:style style:name="P180" style:family="paragraph" style:parent-style-name="Standard">
      <style:text-properties officeooo:paragraph-rsid="009d45d3"/>
    </style:style>
    <style:style style:name="P181" style:family="paragraph" style:parent-style-name="Standard">
      <style:text-properties fo:font-size="14pt" officeooo:paragraph-rsid="00a1639d" style:font-size-asian="14pt" style:font-size-complex="14pt"/>
    </style:style>
    <style:style style:name="P182" style:family="paragraph" style:parent-style-name="Standard">
      <style:text-properties officeooo:paragraph-rsid="00a35005"/>
    </style:style>
    <style:style style:name="P183" style:family="paragraph" style:parent-style-name="Standard">
      <style:text-properties officeooo:paragraph-rsid="00a1639d"/>
    </style:style>
    <style:style style:name="P184" style:family="paragraph" style:parent-style-name="Standard">
      <style:text-properties officeooo:paragraph-rsid="00a4488b"/>
    </style:style>
    <style:style style:name="P185" style:family="paragraph" style:parent-style-name="Standard">
      <style:text-properties officeooo:paragraph-rsid="00a953f5"/>
    </style:style>
    <style:style style:name="P186" style:family="paragraph" style:parent-style-name="Standard">
      <style:text-properties officeooo:paragraph-rsid="00aa0da2"/>
    </style:style>
    <style:style style:name="P187" style:family="paragraph" style:parent-style-name="Standard">
      <style:paragraph-properties fo:text-align="center" style:justify-single-word="false" fo:break-before="pag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188" style:family="paragraph" style:parent-style-name="Standard">
      <style:paragraph-properties fo:break-before="pag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89" style:family="paragraph" style:parent-style-name="Standard">
      <style:paragraph-properties fo:break-before="page"/>
      <style:text-properties style:font-name="Arial" style:text-underline-style="solid" style:text-underline-width="auto" style:text-underline-color="font-color" fo:font-weight="bold" style:font-weight-asian="bold" style:font-weight-complex="bold"/>
    </style:style>
    <style:style style:name="P190" style:family="paragraph" style:parent-style-name="Standard">
      <style:paragraph-properties fo:break-before="page"/>
      <style:text-properties fo:color="#000000"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91" style:family="paragraph" style:parent-style-name="Standard">
      <style:paragraph-properties fo:margin-left="0cm" fo:margin-right="0cm"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92" style:family="paragraph" style:parent-style-name="Standard">
      <style:paragraph-properties fo:margin-left="0cm" fo:margin-right="0cm" fo:text-indent="0cm" style:auto-text-indent="false"/>
      <style:text-properties style:font-name="Arial" fo:font-size="12pt" fo:font-style="normal" style:text-underline-style="none" fo:font-weight="normal" officeooo:paragraph-rsid="003e17b4" style:font-size-asian="12pt" style:font-style-asian="normal" style:font-weight-asian="normal" style:font-size-complex="12pt" style:font-style-complex="normal" style:font-weight-complex="normal"/>
    </style:style>
    <style:style style:name="P193" style:family="paragraph" style:parent-style-name="Standard">
      <style:paragraph-properties fo:margin-left="0cm" fo:margin-right="0cm" fo:text-indent="0cm" style:auto-text-indent="false"/>
      <style:text-properties style:font-name="Arial" fo:font-size="12pt" fo:font-style="normal" style:text-underline-style="none" fo:font-weight="normal" officeooo:paragraph-rsid="003f2ad2" style:font-size-asian="12pt" style:font-style-asian="normal" style:font-weight-asian="normal" style:font-size-complex="12pt" style:font-style-complex="normal" style:font-weight-complex="normal"/>
    </style:style>
    <style:style style:name="P194" style:family="paragraph" style:parent-style-name="Standard">
      <style:paragraph-properties fo:margin-left="0cm" fo:margin-right="0cm" fo:text-indent="0cm" style:auto-text-indent="false"/>
      <style:text-properties style:font-name="Arial" fo:font-size="12pt" fo:font-style="normal" style:text-underline-style="none" fo:font-weight="normal" officeooo:paragraph-rsid="0045dafb" style:font-size-asian="12pt" style:font-style-asian="normal" style:font-weight-asian="normal" style:font-size-complex="12pt" style:font-style-complex="normal" style:font-weight-complex="normal"/>
    </style:style>
    <style:style style:name="P195" style:family="paragraph" style:parent-style-name="Standard">
      <style:paragraph-properties fo:margin-left="0cm" fo:margin-right="0cm" fo:text-indent="0cm" style:auto-text-indent="false"/>
      <style:text-properties style:font-name="Arial" fo:font-size="12pt" fo:font-style="normal" style:text-underline-style="none" fo:font-weight="normal" officeooo:paragraph-rsid="0046b053" style:font-size-asian="12pt" style:font-style-asian="normal" style:font-weight-asian="normal" style:font-size-complex="12pt" style:font-style-complex="normal" style:font-weight-complex="normal"/>
    </style:style>
    <style:style style:name="P196" style:family="paragraph" style:parent-style-name="Standard">
      <style:paragraph-properties fo:margin-left="0cm" fo:margin-right="0cm" fo:text-indent="0cm" style:auto-text-indent="false"/>
      <style:text-properties style:font-name="Arial" fo:font-size="12pt" fo:font-style="normal" style:text-underline-style="none" fo:font-weight="normal" officeooo:paragraph-rsid="00497dff" style:font-size-asian="12pt" style:font-style-asian="normal" style:font-weight-asian="normal" style:font-size-complex="12pt" style:font-style-complex="normal" style:font-weight-complex="normal"/>
    </style:style>
    <style:style style:name="P197" style:family="paragraph" style:parent-style-name="Standard" style:master-page-name="">
      <style:paragraph-properties fo:margin-left="0cm" fo:margin-right="0cm" fo:text-indent="0.051cm" style:auto-text-indent="false" style:page-number="auto"/>
      <style:text-properties fo:color="#ff3366" style:font-name="Arial" style:text-underline-style="none" fo:font-weight="normal" style:font-weight-asian="normal" style:font-weight-complex="normal"/>
    </style:style>
    <style:style style:name="P198" style:family="paragraph" style:parent-style-name="Preformatted_20_Text" style:list-style-name="L123">
      <style:text-properties officeooo:paragraph-rsid="008ddfac"/>
    </style:style>
    <style:style style:name="P199" style:family="paragraph" style:parent-style-name="Standard" style:list-style-name="L1">
      <style:paragraph-properties fo:text-align="start" style:justify-single-word="false"/>
      <style:text-properties style:font-name="Arial" style:text-underline-style="none" fo:font-weight="normal" style:font-weight-asian="normal" style:font-weight-complex="normal"/>
    </style:style>
    <style:style style:name="P200" style:family="paragraph" style:parent-style-name="Standard" style:list-style-name="L2">
      <style:paragraph-properties fo:text-align="start" style:justify-single-word="false"/>
      <style:text-properties style:font-name="Arial" style:text-underline-style="none" fo:font-weight="normal" style:font-weight-asian="normal" style:font-weight-complex="normal"/>
    </style:style>
    <style:style style:name="P201" style:family="paragraph" style:parent-style-name="Standard" style:list-style-name="L46">
      <style:paragraph-properties fo:text-align="start" style:justify-single-word="false"/>
      <style:text-properties style:font-name="Arial" style:text-underline-style="none" fo:font-weight="normal" style:font-weight-asian="normal" style:font-weight-complex="normal"/>
    </style:style>
    <style:style style:name="P202" style:family="paragraph" style:parent-style-name="Standard" style:list-style-name="L3">
      <style:text-properties style:font-name="Arial" style:text-underline-style="none" fo:font-weight="normal" style:font-weight-asian="normal" style:font-weight-complex="normal"/>
    </style:style>
    <style:style style:name="P203" style:family="paragraph" style:parent-style-name="Standard" style:list-style-name="L4">
      <style:text-properties style:font-name="Arial" style:text-underline-style="none" fo:font-weight="normal" style:font-weight-asian="normal" style:font-weight-complex="normal"/>
    </style:style>
    <style:style style:name="P204" style:family="paragraph" style:parent-style-name="Standard" style:list-style-name="L5">
      <style:text-properties style:font-name="Arial" style:text-underline-style="none" fo:font-weight="normal" style:font-weight-asian="normal" style:font-weight-complex="normal"/>
    </style:style>
    <style:style style:name="P205" style:family="paragraph" style:parent-style-name="Standard" style:list-style-name="L8">
      <style:text-properties style:font-name="Arial" style:text-underline-style="none" fo:font-weight="normal" style:font-weight-asian="normal" style:font-weight-complex="normal"/>
    </style:style>
    <style:style style:name="P206" style:family="paragraph" style:parent-style-name="Standard" style:list-style-name="L9">
      <style:text-properties style:font-name="Arial" style:text-underline-style="none" fo:font-weight="normal" style:font-weight-asian="normal" style:font-weight-complex="normal"/>
    </style:style>
    <style:style style:name="P207" style:family="paragraph" style:parent-style-name="Standard" style:list-style-name="L11">
      <style:text-properties style:font-name="Arial" style:text-underline-style="none" fo:font-weight="normal" style:font-weight-asian="normal" style:font-weight-complex="normal"/>
    </style:style>
    <style:style style:name="P208" style:family="paragraph" style:parent-style-name="Standard" style:list-style-name="L12">
      <style:text-properties style:font-name="Arial" style:text-underline-style="none" fo:font-weight="normal" style:font-weight-asian="normal" style:font-weight-complex="normal"/>
    </style:style>
    <style:style style:name="P209" style:family="paragraph" style:parent-style-name="Standard" style:list-style-name="L6">
      <style:text-properties style:font-name="Arial" style:text-underline-style="none" fo:font-weight="normal" style:font-weight-asian="normal" style:font-weight-complex="normal"/>
    </style:style>
    <style:style style:name="P210" style:family="paragraph" style:parent-style-name="Standard" style:list-style-name="L15">
      <style:text-properties style:font-name="Arial" style:text-underline-style="none" fo:font-weight="normal" style:font-weight-asian="normal" style:font-weight-complex="normal"/>
    </style:style>
    <style:style style:name="P211" style:family="paragraph" style:parent-style-name="Standard" style:list-style-name="L16">
      <style:text-properties style:font-name="Arial" style:text-underline-style="none" fo:font-weight="normal" style:font-weight-asian="normal" style:font-weight-complex="normal"/>
    </style:style>
    <style:style style:name="P212" style:family="paragraph" style:parent-style-name="Standard" style:list-style-name="L17">
      <style:text-properties style:font-name="Arial" style:text-underline-style="none" fo:font-weight="normal" style:font-weight-asian="normal" style:font-weight-complex="normal"/>
    </style:style>
    <style:style style:name="P213" style:family="paragraph" style:parent-style-name="Standard" style:list-style-name="L34">
      <style:text-properties style:font-name="Arial" style:text-underline-style="none" fo:font-weight="normal" style:font-weight-asian="normal" style:font-weight-complex="normal"/>
    </style:style>
    <style:style style:name="P214" style:family="paragraph" style:parent-style-name="Standard" style:list-style-name="L36">
      <style:text-properties style:font-name="Arial" style:text-underline-style="none" fo:font-weight="normal" style:font-weight-asian="normal" style:font-weight-complex="normal"/>
    </style:style>
    <style:style style:name="P215" style:family="paragraph" style:parent-style-name="Standard" style:list-style-name="L38">
      <style:text-properties style:font-name="Arial" style:text-underline-style="none" fo:font-weight="normal" style:font-weight-asian="normal" style:font-weight-complex="normal"/>
    </style:style>
    <style:style style:name="P216" style:family="paragraph" style:parent-style-name="Standard" style:list-style-name="L42">
      <style:text-properties style:font-name="Arial" style:text-underline-style="none" fo:font-weight="normal" style:font-weight-asian="normal" style:font-weight-complex="normal"/>
    </style:style>
    <style:style style:name="P217" style:family="paragraph" style:parent-style-name="Standard" style:list-style-name="L43">
      <style:text-properties style:font-name="Arial" style:text-underline-style="none" fo:font-weight="normal" style:font-weight-asian="normal" style:font-weight-complex="normal"/>
    </style:style>
    <style:style style:name="P218" style:family="paragraph" style:parent-style-name="Standard" style:list-style-name="L44">
      <style:text-properties style:font-name="Arial" style:text-underline-style="none" fo:font-weight="normal" style:font-weight-asian="normal" style:font-weight-complex="normal"/>
    </style:style>
    <style:style style:name="P219" style:family="paragraph" style:parent-style-name="Standard" style:list-style-name="L45">
      <style:text-properties style:font-name="Arial" style:text-underline-style="none" fo:font-weight="normal" style:font-weight-asian="normal" style:font-weight-complex="normal"/>
    </style:style>
    <style:style style:name="P220" style:family="paragraph" style:parent-style-name="Standard" style:list-style-name="L47">
      <style:text-properties style:font-name="Arial" style:text-underline-style="none" fo:font-weight="normal" style:font-weight-asian="normal" style:font-weight-complex="normal"/>
    </style:style>
    <style:style style:name="P221" style:family="paragraph" style:parent-style-name="Standard" style:list-style-name="L48">
      <style:text-properties style:font-name="Arial" style:text-underline-style="none" fo:font-weight="normal" style:font-weight-asian="normal" style:font-weight-complex="normal"/>
    </style:style>
    <style:style style:name="P222" style:family="paragraph" style:parent-style-name="Standard" style:list-style-name="L52">
      <style:text-properties style:font-name="Arial" style:text-underline-style="none" fo:font-weight="normal" style:font-weight-asian="normal" style:font-weight-complex="normal"/>
    </style:style>
    <style:style style:name="P223" style:family="paragraph" style:parent-style-name="Standard" style:list-style-name="L60">
      <style:text-properties style:font-name="Arial" style:text-underline-style="none" fo:font-weight="normal" style:font-weight-asian="normal" style:font-weight-complex="normal"/>
    </style:style>
    <style:style style:name="P224" style:family="paragraph" style:parent-style-name="Standard" style:list-style-name="L62">
      <style:text-properties style:font-name="Arial" style:text-underline-style="none" fo:font-weight="normal" style:font-weight-asian="normal" style:font-weight-complex="normal"/>
    </style:style>
    <style:style style:name="P225" style:family="paragraph" style:parent-style-name="Standard" style:list-style-name="L63">
      <style:text-properties style:font-name="Arial" style:text-underline-style="none" fo:font-weight="normal" style:font-weight-asian="normal" style:font-weight-complex="normal"/>
    </style:style>
    <style:style style:name="P226" style:family="paragraph" style:parent-style-name="Standard" style:list-style-name="L46">
      <style:text-properties style:font-name="Arial" style:text-underline-style="none" fo:font-weight="normal" style:font-weight-asian="normal" style:font-weight-complex="normal"/>
    </style:style>
    <style:style style:name="P227" style:family="paragraph" style:parent-style-name="Standard" style:list-style-name="L64">
      <style:text-properties style:font-name="Arial" style:text-underline-style="none" fo:font-weight="normal" style:font-weight-asian="normal" style:font-weight-complex="normal"/>
    </style:style>
    <style:style style:name="P228" style:family="paragraph" style:parent-style-name="Standard" style:list-style-name="L65">
      <style:text-properties style:font-name="Arial" style:text-underline-style="none" fo:font-weight="normal" style:font-weight-asian="normal" style:font-weight-complex="normal"/>
    </style:style>
    <style:style style:name="P229" style:family="paragraph" style:parent-style-name="Standard" style:list-style-name="L68">
      <style:text-properties style:font-name="Arial" style:text-underline-style="none" fo:font-weight="normal" style:font-weight-asian="normal" style:font-weight-complex="normal"/>
    </style:style>
    <style:style style:name="P230" style:family="paragraph" style:parent-style-name="Standard" style:list-style-name="L73">
      <style:text-properties style:font-name="Arial" style:text-underline-style="none" fo:font-weight="normal" style:font-weight-asian="normal" style:font-weight-complex="normal"/>
    </style:style>
    <style:style style:name="P231" style:family="paragraph" style:parent-style-name="Standard" style:list-style-name="L76">
      <style:text-properties style:font-name="Arial" style:text-underline-style="none" fo:font-weight="normal" style:font-weight-asian="normal" style:font-weight-complex="normal"/>
    </style:style>
    <style:style style:name="P232" style:family="paragraph" style:parent-style-name="Standard" style:list-style-name="L78">
      <style:text-properties style:font-name="Arial" style:text-underline-style="none" fo:font-weight="normal" style:font-weight-asian="normal" style:font-weight-complex="normal"/>
    </style:style>
    <style:style style:name="P233" style:family="paragraph" style:parent-style-name="Standard" style:list-style-name="L80">
      <style:text-properties style:font-name="Arial" style:text-underline-style="none" fo:font-weight="normal" style:font-weight-asian="normal" style:font-weight-complex="normal"/>
    </style:style>
    <style:style style:name="P234" style:family="paragraph" style:parent-style-name="Standard" style:list-style-name="L82">
      <style:text-properties style:font-name="Arial" style:text-underline-style="none" fo:font-weight="normal" style:font-weight-asian="normal" style:font-weight-complex="normal"/>
    </style:style>
    <style:style style:name="P235" style:family="paragraph" style:parent-style-name="Standard" style:list-style-name="L84">
      <style:text-properties style:font-name="Arial" style:text-underline-style="none" fo:font-weight="normal" style:font-weight-asian="normal" style:font-weight-complex="normal"/>
    </style:style>
    <style:style style:name="P236" style:family="paragraph" style:parent-style-name="Standard" style:list-style-name="L85">
      <style:text-properties style:font-name="Arial" style:text-underline-style="none" fo:font-weight="normal" style:font-weight-asian="normal" style:font-weight-complex="normal"/>
    </style:style>
    <style:style style:name="P237" style:family="paragraph" style:parent-style-name="Standard" style:list-style-name="L86">
      <style:text-properties style:font-name="Arial" style:text-underline-style="none" fo:font-weight="normal" style:font-weight-asian="normal" style:font-weight-complex="normal"/>
    </style:style>
    <style:style style:name="P238" style:family="paragraph" style:parent-style-name="Standard" style:list-style-name="L87">
      <style:text-properties style:font-name="Arial" style:text-underline-style="none" fo:font-weight="normal" style:font-weight-asian="normal" style:font-weight-complex="normal"/>
    </style:style>
    <style:style style:name="P239" style:family="paragraph" style:parent-style-name="Standard" style:list-style-name="L88">
      <style:text-properties style:font-name="Arial" style:text-underline-style="none" fo:font-weight="normal" style:font-weight-asian="normal" style:font-weight-complex="normal"/>
    </style:style>
    <style:style style:name="P240" style:family="paragraph" style:parent-style-name="Standard" style:list-style-name="L95">
      <style:text-properties style:font-name="Arial" style:text-underline-style="none" fo:font-weight="normal" style:font-weight-asian="normal" style:font-weight-complex="normal"/>
    </style:style>
    <style:style style:name="P241" style:family="paragraph" style:parent-style-name="Standard" style:list-style-name="L99">
      <style:text-properties style:font-name="Arial" style:text-underline-style="none" fo:font-weight="normal" style:font-weight-asian="normal" style:font-weight-complex="normal"/>
    </style:style>
    <style:style style:name="P242" style:family="paragraph" style:parent-style-name="Standard" style:list-style-name="L101">
      <style:text-properties style:font-name="Arial" style:text-underline-style="none" fo:font-weight="normal" style:font-weight-asian="normal" style:font-weight-complex="normal"/>
    </style:style>
    <style:style style:name="P243" style:family="paragraph" style:parent-style-name="Standard" style:list-style-name="L103">
      <style:text-properties style:font-name="Arial" style:text-underline-style="none" fo:font-weight="normal" style:font-weight-asian="normal" style:font-weight-complex="normal"/>
    </style:style>
    <style:style style:name="P244" style:family="paragraph" style:parent-style-name="Standard" style:list-style-name="L104">
      <style:text-properties style:font-name="Arial" style:text-underline-style="none" fo:font-weight="normal" style:font-weight-asian="normal" style:font-weight-complex="normal"/>
    </style:style>
    <style:style style:name="P245" style:family="paragraph" style:parent-style-name="Standard" style:list-style-name="L105">
      <style:text-properties style:font-name="Arial" style:text-underline-style="none" fo:font-weight="normal" style:font-weight-asian="normal" style:font-weight-complex="normal"/>
    </style:style>
    <style:style style:name="P246" style:family="paragraph" style:parent-style-name="Standard" style:list-style-name="L106">
      <style:text-properties style:font-name="Arial" style:text-underline-style="none" fo:font-weight="normal" style:font-weight-asian="normal" style:font-weight-complex="normal"/>
    </style:style>
    <style:style style:name="P247" style:family="paragraph" style:parent-style-name="Standard" style:list-style-name="L107">
      <style:text-properties style:font-name="Arial" style:text-underline-style="none" fo:font-weight="normal" style:font-weight-asian="normal" style:font-weight-complex="normal"/>
    </style:style>
    <style:style style:name="P248" style:family="paragraph" style:parent-style-name="Standard" style:list-style-name="L109">
      <style:text-properties style:font-name="Arial" style:text-underline-style="none" fo:font-weight="normal" style:font-weight-asian="normal" style:font-weight-complex="normal"/>
    </style:style>
    <style:style style:name="P249" style:family="paragraph" style:parent-style-name="Standard" style:list-style-name="L111">
      <style:text-properties style:font-name="Arial" style:text-underline-style="none" fo:font-weight="normal" style:font-weight-asian="normal" style:font-weight-complex="normal"/>
    </style:style>
    <style:style style:name="P250" style:family="paragraph" style:parent-style-name="Standard" style:list-style-name="L111">
      <style:text-properties style:font-name="Arial" style:text-underline-style="none" fo:font-weight="normal" officeooo:rsid="00769993" officeooo:paragraph-rsid="00769993" style:font-weight-asian="normal" style:font-weight-complex="normal"/>
    </style:style>
    <style:style style:name="P251" style:family="paragraph" style:parent-style-name="Standard" style:list-style-name="L119">
      <style:text-properties style:font-name="Arial" style:text-underline-style="none" fo:font-weight="normal" officeooo:rsid="00769993" officeooo:paragraph-rsid="00769993" style:font-weight-asian="normal" style:font-weight-complex="normal"/>
    </style:style>
    <style:style style:name="P252" style:family="paragraph" style:parent-style-name="Standard" style:list-style-name="L115">
      <style:text-properties style:font-name="Arial" style:text-underline-style="none" fo:font-weight="normal" style:font-weight-asian="normal" style:font-weight-complex="normal"/>
    </style:style>
    <style:style style:name="P253" style:family="paragraph" style:parent-style-name="Standard" style:list-style-name="L117">
      <style:text-properties style:font-name="Arial" style:text-underline-style="none" fo:font-weight="normal" style:font-weight-asian="normal" style:font-weight-complex="normal"/>
    </style:style>
    <style:style style:name="P254" style:family="paragraph" style:parent-style-name="Standard" style:list-style-name="L119">
      <style:text-properties style:font-name="Arial" style:text-underline-style="none" fo:font-weight="normal" style:font-weight-asian="normal" style:font-weight-complex="normal"/>
    </style:style>
    <style:style style:name="P255" style:family="paragraph" style:parent-style-name="Standard" style:list-style-name="L175">
      <style:text-properties style:font-name="Arial" style:text-underline-style="none" fo:font-weight="normal" style:font-weight-asian="normal" style:font-weight-complex="normal"/>
    </style:style>
    <style:style style:name="P256" style:family="paragraph" style:parent-style-name="Standard" style:list-style-name="L175">
      <style:text-properties style:font-name="Arial" style:text-underline-style="none" fo:font-weight="normal" officeooo:rsid="003a2a87" officeooo:paragraph-rsid="003a2a87" style:font-weight-asian="normal" style:font-weight-complex="normal"/>
    </style:style>
    <style:style style:name="P257" style:family="paragraph" style:parent-style-name="Standard" style:list-style-name="L176">
      <style:text-properties style:font-name="Arial" style:text-underline-style="none" fo:font-weight="normal" style:font-weight-asian="normal" style:font-weight-complex="normal"/>
    </style:style>
    <style:style style:name="P258" style:family="paragraph" style:parent-style-name="Standard" style:list-style-name="L176">
      <style:text-properties style:font-name="Arial" style:text-underline-style="none" fo:font-weight="normal" officeooo:paragraph-rsid="00529ee4" style:font-weight-asian="normal" style:font-weight-complex="normal"/>
    </style:style>
    <style:style style:name="P259" style:family="paragraph" style:parent-style-name="Standard" style:list-style-name="L176">
      <style:text-properties style:font-name="Arial" style:text-underline-style="none" fo:font-weight="normal" officeooo:paragraph-rsid="003aecd4" style:font-weight-asian="normal" style:font-weight-complex="normal"/>
    </style:style>
    <style:style style:name="P260" style:family="paragraph" style:parent-style-name="Standard" style:list-style-name="L177">
      <style:text-properties style:font-name="Arial" style:text-underline-style="none" fo:font-weight="normal" style:font-weight-asian="normal" style:font-weight-complex="normal"/>
    </style:style>
    <style:style style:name="P261" style:family="paragraph" style:parent-style-name="Standard" style:list-style-name="L177">
      <style:text-properties style:font-name="Arial" style:text-underline-style="none" fo:font-weight="normal" officeooo:rsid="003aecd4" officeooo:paragraph-rsid="003aecd4" style:font-weight-asian="normal" style:font-weight-complex="normal"/>
    </style:style>
    <style:style style:name="P262" style:family="paragraph" style:parent-style-name="Standard" style:list-style-name="L179">
      <style:text-properties style:font-name="Arial" style:text-underline-style="none" fo:font-weight="normal" style:font-weight-asian="normal" style:font-weight-complex="normal"/>
    </style:style>
    <style:style style:name="P263" style:family="paragraph" style:parent-style-name="Standard" style:list-style-name="L181">
      <style:text-properties style:font-name="Arial" style:text-underline-style="none" fo:font-weight="normal" style:font-weight-asian="normal" style:font-weight-complex="normal"/>
    </style:style>
    <style:style style:name="P264" style:family="paragraph" style:parent-style-name="Standard" style:list-style-name="L183">
      <style:text-properties style:font-name="Arial" style:text-underline-style="none" fo:font-weight="normal" style:font-weight-asian="normal" style:font-weight-complex="normal"/>
    </style:style>
    <style:style style:name="P265" style:family="paragraph" style:parent-style-name="Standard" style:list-style-name="L188">
      <style:text-properties style:font-name="Arial" style:text-underline-style="none" fo:font-weight="normal" officeooo:paragraph-rsid="0055bf63" style:font-weight-asian="normal" style:font-weight-complex="normal"/>
    </style:style>
    <style:style style:name="P266" style:family="paragraph" style:parent-style-name="Standard" style:list-style-name="L217">
      <style:text-properties style:font-name="Arial" style:text-underline-style="none" fo:font-weight="normal" officeooo:rsid="006033d3" officeooo:paragraph-rsid="006033d3" style:font-weight-asian="normal" style:font-weight-complex="normal"/>
    </style:style>
    <style:style style:name="P267" style:family="paragraph" style:parent-style-name="Standard" style:list-style-name="L216">
      <style:text-properties style:font-name="Arial" style:text-underline-style="none" fo:font-weight="normal" officeooo:rsid="00a4488b" officeooo:paragraph-rsid="00a4488b" style:font-weight-asian="normal" style:font-weight-complex="normal"/>
    </style:style>
    <style:style style:name="P268" style:family="paragraph" style:parent-style-name="Standard" style:list-style-name="L215">
      <style:text-properties style:font-name="Arial" style:text-underline-style="none" fo:font-weight="normal" style:font-weight-asian="normal" style:font-weight-complex="normal"/>
    </style:style>
    <style:style style:name="P269" style:family="paragraph" style:parent-style-name="Standard" style:list-style-name="L217">
      <style:text-properties style:font-name="Arial" style:text-underline-style="none" fo:font-weight="normal" officeooo:rsid="00783f71" officeooo:paragraph-rsid="00783f71" style:font-weight-asian="normal" style:font-weight-complex="normal"/>
    </style:style>
    <style:style style:name="P270" style:family="paragraph" style:parent-style-name="Standard" style:list-style-name="L215">
      <style:text-properties style:font-name="Arial" style:text-underline-style="none" fo:font-weight="normal" officeooo:rsid="00ada3f7" officeooo:paragraph-rsid="00ada3f7" style:font-weight-asian="normal" style:font-weight-complex="normal"/>
    </style:style>
    <style:style style:name="P271" style:family="paragraph" style:parent-style-name="Standard" style:list-style-name="L68">
      <style:text-properties style:font-name="Arial" style:text-underline-style="none" fo:font-weight="normal" fo:background-color="transparent" style:font-weight-asian="normal" style:font-weight-complex="normal"/>
    </style:style>
    <style:style style:name="P272"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273" style:family="paragraph" style:parent-style-name="Standard" style:list-style-name="L19">
      <style:text-properties style:font-name="Arial" fo:font-size="12pt" style:text-underline-style="none" fo:font-weight="normal" style:font-size-asian="12pt" style:font-weight-asian="normal" style:font-size-complex="12pt" style:font-weight-complex="normal"/>
    </style:style>
    <style:style style:name="P274" style:family="paragraph" style:parent-style-name="Standard" style:list-style-name="L22">
      <style:text-properties style:font-name="Arial" fo:font-size="12pt" style:text-underline-style="none" fo:font-weight="normal" officeooo:paragraph-rsid="0012ee74" style:font-size-asian="12pt" style:font-weight-asian="normal" style:font-size-complex="12pt" style:font-weight-complex="normal"/>
    </style:style>
    <style:style style:name="P275" style:family="paragraph" style:parent-style-name="Standard" style:list-style-name="L38">
      <style:text-properties style:font-name="Arial" fo:font-size="12pt" style:text-underline-style="none" fo:font-weight="normal" style:font-size-asian="12pt" style:font-weight-asian="normal" style:font-size-complex="12pt" style:font-weight-complex="normal"/>
    </style:style>
    <style:style style:name="P276" style:family="paragraph" style:parent-style-name="Standard" style:list-style-name="L39">
      <style:text-properties style:font-name="Arial" fo:font-size="12pt" style:text-underline-style="none" fo:font-weight="normal" style:font-size-asian="12pt" style:font-weight-asian="normal" style:font-size-complex="12pt" style:font-weight-complex="normal"/>
    </style:style>
    <style:style style:name="P277" style:family="paragraph" style:parent-style-name="Standard" style:list-style-name="L49">
      <style:text-properties style:font-name="Arial" fo:font-size="12pt" style:text-underline-style="none" fo:font-weight="normal" style:font-size-asian="12pt" style:font-weight-asian="normal" style:font-size-complex="12pt" style:font-weight-complex="normal"/>
    </style:style>
    <style:style style:name="P278" style:family="paragraph" style:parent-style-name="Standard" style:list-style-name="L50">
      <style:text-properties style:font-name="Arial" fo:font-size="12pt" style:text-underline-style="none" fo:font-weight="normal" style:font-size-asian="12pt" style:font-weight-asian="normal" style:font-size-complex="12pt" style:font-weight-complex="normal"/>
    </style:style>
    <style:style style:name="P279" style:family="paragraph" style:parent-style-name="Standard" style:list-style-name="L53">
      <style:text-properties style:font-name="Arial" fo:font-size="12pt" style:text-underline-style="none" fo:font-weight="normal" style:font-size-asian="12pt" style:font-weight-asian="normal" style:font-size-complex="12pt" style:font-weight-complex="normal"/>
    </style:style>
    <style:style style:name="P280" style:family="paragraph" style:parent-style-name="Standard" style:list-style-name="L46">
      <style:text-properties style:font-name="Arial" fo:font-size="12pt" style:text-underline-style="none" fo:font-weight="normal" style:font-size-asian="12pt" style:font-weight-asian="normal" style:font-size-complex="12pt" style:font-weight-complex="normal"/>
    </style:style>
    <style:style style:name="P281" style:family="paragraph" style:parent-style-name="Standard" style:list-style-name="L55">
      <style:text-properties style:font-name="Arial" fo:font-size="12pt" style:text-underline-style="none" fo:font-weight="normal" style:font-size-asian="12pt" style:font-weight-asian="normal" style:font-size-complex="12pt" style:font-weight-complex="normal"/>
    </style:style>
    <style:style style:name="P282" style:family="paragraph" style:parent-style-name="Standard" style:list-style-name="L56">
      <style:text-properties style:font-name="Arial" fo:font-size="12pt" style:text-underline-style="none" fo:font-weight="normal" style:font-size-asian="12pt" style:font-weight-asian="normal" style:font-size-complex="12pt" style:font-weight-complex="normal"/>
    </style:style>
    <style:style style:name="P283" style:family="paragraph" style:parent-style-name="Standard" style:list-style-name="L57">
      <style:text-properties style:font-name="Arial" fo:font-size="12pt" style:text-underline-style="none" fo:font-weight="normal" style:font-size-asian="12pt" style:font-weight-asian="normal" style:font-size-complex="12pt" style:font-weight-complex="normal"/>
    </style:style>
    <style:style style:name="P284" style:family="paragraph" style:parent-style-name="Standard" style:list-style-name="L68">
      <style:text-properties style:font-name="Arial" fo:font-size="12pt" style:text-underline-style="none" fo:font-weight="normal" style:font-size-asian="12pt" style:font-weight-asian="normal" style:font-size-complex="12pt" style:font-weight-complex="normal"/>
    </style:style>
    <style:style style:name="P285" style:family="paragraph" style:parent-style-name="Standard" style:list-style-name="L89">
      <style:text-properties style:font-name="Arial" fo:font-size="12pt" style:text-underline-style="none" fo:font-weight="normal" style:font-size-asian="12pt" style:font-weight-asian="normal" style:font-size-complex="12pt" style:font-weight-complex="normal"/>
    </style:style>
    <style:style style:name="P286" style:family="paragraph" style:parent-style-name="Standard" style:list-style-name="L111">
      <style:text-properties style:font-name="Arial" fo:font-size="12pt" style:text-underline-style="none" fo:font-weight="normal" style:font-size-asian="12pt" style:font-weight-asian="normal" style:font-size-complex="12pt" style:font-weight-complex="normal"/>
    </style:style>
    <style:style style:name="P287" style:family="paragraph" style:parent-style-name="Standard" style:list-style-name="L119">
      <style:text-properties style:font-name="Arial" fo:font-size="12pt" style:text-underline-style="none" fo:font-weight="normal" style:font-size-asian="12pt" style:font-weight-asian="normal" style:font-size-complex="12pt" style:font-weight-complex="normal"/>
    </style:style>
    <style:style style:name="P288" style:family="paragraph" style:parent-style-name="Standard" style:list-style-name="L176">
      <style:text-properties style:font-name="Arial" fo:font-size="12pt" style:text-underline-style="none" fo:font-weight="normal" style:font-size-asian="12pt" style:font-weight-asian="normal" style:font-size-complex="12pt" style:font-weight-complex="normal"/>
    </style:style>
    <style:style style:name="P289" style:family="paragraph" style:parent-style-name="Standard" style:list-style-name="L215">
      <style:text-properties style:font-name="Arial" fo:font-size="12pt" style:text-underline-style="none" fo:font-weight="normal" officeooo:paragraph-rsid="00a35005" style:font-size-asian="12pt" style:font-weight-asian="normal" style:font-size-complex="12pt" style:font-weight-complex="normal"/>
    </style:style>
    <style:style style:name="P290" style:family="paragraph" style:parent-style-name="Standard" style:list-style-name="L215">
      <style:text-properties style:font-name="Arial" fo:font-size="12pt" style:text-underline-style="none" fo:font-weight="normal" officeooo:paragraph-rsid="0064e740" style:font-size-asian="12pt" style:font-weight-asian="normal" style:font-size-complex="12pt" style:font-weight-complex="normal"/>
    </style:style>
    <style:style style:name="P291" style:family="paragraph" style:parent-style-name="Standard" style:list-style-name="L68">
      <style:text-properties style:font-name="Arial" fo:font-size="12pt" style:text-underline-style="none" fo:font-weight="normal" fo:background-color="transparent" style:font-size-asian="12pt" style:font-weight-asian="normal" style:font-size-complex="12pt" style:font-weight-complex="normal"/>
    </style:style>
    <style:style style:name="P292" style:family="paragraph" style:parent-style-name="Standard" style:list-style-name="L69">
      <style:text-properties style:font-name="Arial" fo:font-size="12pt" style:text-underline-style="none" fo:font-weight="normal" fo:background-color="transparent" style:font-size-asian="12pt" style:font-weight-asian="normal" style:font-size-complex="12pt" style:font-weight-complex="normal"/>
    </style:style>
    <style:style style:name="P293" style:family="paragraph" style:parent-style-name="Standard" style:list-style-name="L14">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94" style:family="paragraph" style:parent-style-name="Standard" style:list-style-name="L14">
      <style:text-properties style:font-name="Arial" fo:font-size="12pt" fo:font-style="normal" style:text-underline-style="none" fo:font-weight="normal" officeooo:paragraph-rsid="0011882a" style:font-size-asian="12pt" style:font-style-asian="normal" style:font-weight-asian="normal" style:font-size-complex="12pt" style:font-style-complex="normal" style:font-weight-complex="normal"/>
    </style:style>
    <style:style style:name="P295" style:family="paragraph" style:parent-style-name="Standard" style:list-style-name="L18">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96" style:family="paragraph" style:parent-style-name="Standard" style:list-style-name="L15">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97" style:family="paragraph" style:parent-style-name="Standard" style:list-style-name="L15">
      <style:text-properties style:font-name="Arial" fo:font-size="12pt" fo:font-style="normal" style:text-underline-style="none" fo:font-weight="normal" officeooo:paragraph-rsid="008589ad" style:font-size-asian="12pt" style:font-style-asian="normal" style:font-weight-asian="normal" style:font-size-complex="12pt" style:font-style-complex="normal" style:font-weight-complex="normal"/>
    </style:style>
    <style:style style:name="P298" style:family="paragraph" style:parent-style-name="Standard" style:list-style-name="L15">
      <style:text-properties style:font-name="Arial" fo:font-size="12pt" fo:font-style="normal" style:text-underline-style="none" fo:font-weight="normal" officeooo:paragraph-rsid="004ca600" style:font-size-asian="12pt" style:font-style-asian="normal" style:font-weight-asian="normal" style:font-size-complex="12pt" style:font-style-complex="normal" style:font-weight-complex="normal"/>
    </style:style>
    <style:style style:name="P299" style:family="paragraph" style:parent-style-name="Standard" style:list-style-name="L15">
      <style:text-properties style:font-name="Arial" fo:font-size="12pt" fo:font-style="normal" style:text-underline-style="none" fo:font-weight="normal" officeooo:paragraph-rsid="005b653b" style:font-size-asian="12pt" style:font-style-asian="normal" style:font-weight-asian="normal" style:font-size-complex="12pt" style:font-style-complex="normal" style:font-weight-complex="normal"/>
    </style:style>
    <style:style style:name="P300" style:family="paragraph" style:parent-style-name="Standard" style:list-style-name="L15">
      <style:text-properties style:font-name="Arial" fo:font-size="12pt" fo:font-style="normal" style:text-underline-style="none" fo:font-weight="normal" officeooo:paragraph-rsid="00603e3b" style:font-size-asian="12pt" style:font-style-asian="normal" style:font-weight-asian="normal" style:font-size-complex="12pt" style:font-style-complex="normal" style:font-weight-complex="normal"/>
    </style:style>
    <style:style style:name="P301" style:family="paragraph" style:parent-style-name="Standard" style:list-style-name="L15">
      <style:text-properties style:font-name="Arial" fo:font-size="12pt" fo:font-style="normal" style:text-underline-style="none" fo:font-weight="normal" officeooo:paragraph-rsid="0069f1b1" style:font-size-asian="12pt" style:font-style-asian="normal" style:font-weight-asian="normal" style:font-size-complex="12pt" style:font-style-complex="normal" style:font-weight-complex="normal"/>
    </style:style>
    <style:style style:name="P302" style:family="paragraph" style:parent-style-name="Standard" style:list-style-name="L20">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03" style:family="paragraph" style:parent-style-name="Standard" style:list-style-name="L21">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04" style:family="paragraph" style:parent-style-name="Standard" style:list-style-name="L22">
      <style:text-properties style:font-name="Arial" fo:font-size="12pt" fo:font-style="normal" style:text-underline-style="none" fo:font-weight="normal" officeooo:paragraph-rsid="0012ee74" style:font-size-asian="12pt" style:font-style-asian="normal" style:font-weight-asian="normal" style:font-size-complex="12pt" style:font-style-complex="normal" style:font-weight-complex="normal"/>
    </style:style>
    <style:style style:name="P305" style:family="paragraph" style:parent-style-name="Standard" style:list-style-name="L23">
      <style:text-properties style:font-name="Arial" fo:font-size="12pt" fo:font-style="normal" style:text-underline-style="none" fo:font-weight="normal" officeooo:paragraph-rsid="0012ee74" style:font-size-asian="12pt" style:font-style-asian="normal" style:font-weight-asian="normal" style:font-size-complex="12pt" style:font-style-complex="normal" style:font-weight-complex="normal"/>
    </style:style>
    <style:style style:name="P306" style:family="paragraph" style:parent-style-name="Standard" style:list-style-name="L24">
      <style:text-properties style:font-name="Arial" fo:font-size="12pt" fo:font-style="normal" style:text-underline-style="none" fo:font-weight="normal" officeooo:paragraph-rsid="0012ee74" style:font-size-asian="12pt" style:font-style-asian="normal" style:font-weight-asian="normal" style:font-size-complex="12pt" style:font-style-complex="normal" style:font-weight-complex="normal"/>
    </style:style>
    <style:style style:name="P307" style:family="paragraph" style:parent-style-name="Standard" style:list-style-name="L25">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08" style:family="paragraph" style:parent-style-name="Standard" style:list-style-name="L26">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09" style:family="paragraph" style:parent-style-name="Standard" style:list-style-name="L27">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10" style:family="paragraph" style:parent-style-name="Standard" style:list-style-name="L28">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11" style:family="paragraph" style:parent-style-name="Standard" style:list-style-name="L29">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12" style:family="paragraph" style:parent-style-name="Standard" style:list-style-name="L30">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13" style:family="paragraph" style:parent-style-name="Standard" style:list-style-name="L31">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14" style:family="paragraph" style:parent-style-name="Standard" style:list-style-name="L32">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15" style:family="paragraph" style:parent-style-name="Standard" style:list-style-name="L33">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16" style:family="paragraph" style:parent-style-name="Standard" style:list-style-name="L15">
      <style:paragraph-properties fo:text-align="justify" style:justify-single-word="false"/>
      <style:text-properties style:font-name="Arial" fo:font-size="12pt" fo:font-style="normal" style:text-underline-style="none" fo:font-weight="normal" officeooo:paragraph-rsid="008589ad" style:font-size-asian="12pt" style:font-style-asian="normal" style:font-weight-asian="normal" style:font-size-complex="12pt" style:font-style-complex="normal" style:font-weight-complex="normal"/>
    </style:style>
    <style:style style:name="P317" style:family="paragraph" style:parent-style-name="Standard" style:list-style-name="L37">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18" style:family="paragraph" style:parent-style-name="Standard" style:list-style-name="L51">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19" style:family="paragraph" style:parent-style-name="Standard" style:list-style-name="L54">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20" style:family="paragraph" style:parent-style-name="Standard" style:list-style-name="L59">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21" style:family="paragraph" style:parent-style-name="Standard" style:list-style-name="L72">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22" style:family="paragraph" style:parent-style-name="Standard" style:list-style-name="L74">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23" style:family="paragraph" style:parent-style-name="Standard" style:list-style-name="L75">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24" style:family="paragraph" style:parent-style-name="Standard" style:list-style-name="L77">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25" style:family="paragraph" style:parent-style-name="Standard" style:list-style-name="L79">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26" style:family="paragraph" style:parent-style-name="Standard" style:list-style-name="L81">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27" style:family="paragraph" style:parent-style-name="Standard" style:list-style-name="L82">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28" style:family="paragraph" style:parent-style-name="Standard" style:list-style-name="L83">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29" style:family="paragraph" style:parent-style-name="Standard" style:list-style-name="L83">
      <style:text-properties style:font-name="Arial" fo:font-size="12pt" fo:font-style="normal" style:text-underline-style="none" fo:font-weight="normal" officeooo:rsid="002570f2" officeooo:paragraph-rsid="002570f2" style:font-size-asian="12pt" style:font-style-asian="normal" style:font-weight-asian="normal" style:font-size-complex="12pt" style:font-style-complex="normal" style:font-weight-complex="normal"/>
    </style:style>
    <style:style style:name="P330" style:family="paragraph" style:parent-style-name="Standard" style:list-style-name="L92">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31" style:family="paragraph" style:parent-style-name="Standard" style:list-style-name="L93">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32" style:family="paragraph" style:parent-style-name="Standard" style:list-style-name="L94">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33" style:family="paragraph" style:parent-style-name="Standard" style:list-style-name="L97">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34" style:family="paragraph" style:parent-style-name="Standard" style:list-style-name="L99">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35" style:family="paragraph" style:parent-style-name="Standard" style:list-style-name="L100">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36" style:family="paragraph" style:parent-style-name="Standard" style:list-style-name="L101">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37" style:family="paragraph" style:parent-style-name="Standard" style:list-style-name="L102">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38" style:family="paragraph" style:parent-style-name="Standard" style:list-style-name="L108">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39" style:family="paragraph" style:parent-style-name="Standard" style:list-style-name="L110">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0" style:family="paragraph" style:parent-style-name="Standard" style:list-style-name="L112">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1" style:family="paragraph" style:parent-style-name="Standard" style:list-style-name="L112">
      <style:text-properties style:font-name="Arial" fo:font-size="12pt" fo:font-style="normal" style:text-underline-style="none" fo:font-weight="normal" officeooo:paragraph-rsid="008b201e" style:font-size-asian="12pt" style:font-style-asian="normal" style:font-weight-asian="normal" style:font-size-complex="12pt" style:font-style-complex="normal" style:font-weight-complex="normal"/>
    </style:style>
    <style:style style:name="P342" style:family="paragraph" style:parent-style-name="Standard" style:list-style-name="L112">
      <style:text-properties style:font-name="Arial" fo:font-size="12pt" fo:font-style="normal" style:text-underline-style="none" fo:font-weight="normal" officeooo:paragraph-rsid="00639acb" style:font-size-asian="12pt" style:font-style-asian="normal" style:font-weight-asian="normal" style:font-size-complex="12pt" style:font-style-complex="normal" style:font-weight-complex="normal"/>
    </style:style>
    <style:style style:name="P343" style:family="paragraph" style:parent-style-name="Standard" style:list-style-name="L113">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4" style:family="paragraph" style:parent-style-name="Standard" style:list-style-name="L114">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5" style:family="paragraph" style:parent-style-name="Standard" style:list-style-name="L116">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6" style:family="paragraph" style:parent-style-name="Standard" style:list-style-name="L118">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7" style:family="paragraph" style:parent-style-name="Standard" style:list-style-name="L119">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8" style:family="paragraph" style:parent-style-name="Standard" style:list-style-name="L125">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9" style:family="paragraph" style:parent-style-name="Standard" style:list-style-name="L125">
      <style:text-properties style:font-name="Arial" fo:font-size="12pt" fo:font-style="normal" style:text-underline-style="none" fo:font-weight="normal" officeooo:paragraph-rsid="00a9741c" style:font-size-asian="12pt" style:font-style-asian="normal" style:font-weight-asian="normal" style:font-size-complex="12pt" style:font-style-complex="normal" style:font-weight-complex="normal"/>
    </style:style>
    <style:style style:name="P350" style:family="paragraph" style:parent-style-name="Standard" style:list-style-name="L125">
      <style:text-properties style:font-name="Arial" fo:font-size="12pt" fo:font-style="normal" style:text-underline-style="none" fo:font-weight="normal" officeooo:paragraph-rsid="008ddfac" style:font-size-asian="12pt" style:font-style-asian="normal" style:font-weight-asian="normal" style:font-size-complex="12pt" style:font-style-complex="normal" style:font-weight-complex="normal"/>
    </style:style>
    <style:style style:name="P351" style:family="paragraph" style:parent-style-name="Standard" style:list-style-name="L126">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52" style:family="paragraph" style:parent-style-name="Standard" style:list-style-name="L127">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53" style:family="paragraph" style:parent-style-name="Standard" style:list-style-name="L127">
      <style:text-properties style:font-name="Arial" fo:font-size="12pt" fo:font-style="normal" style:text-underline-style="none" fo:font-weight="normal" officeooo:rsid="00639acb" officeooo:paragraph-rsid="008ddfac" style:font-size-asian="12pt" style:font-style-asian="normal" style:font-weight-asian="normal" style:font-size-complex="12pt" style:font-style-complex="normal" style:font-weight-complex="normal"/>
    </style:style>
    <style:style style:name="P354" style:family="paragraph" style:parent-style-name="Standard" style:list-style-name="L131">
      <style:text-properties style:font-name="Arial" fo:font-size="12pt" fo:font-style="normal" style:text-underline-style="none" fo:font-weight="normal" officeooo:rsid="00639acb" officeooo:paragraph-rsid="00639acb" style:font-size-asian="12pt" style:font-style-asian="normal" style:font-weight-asian="normal" style:font-size-complex="12pt" style:font-style-complex="normal" style:font-weight-complex="normal"/>
    </style:style>
    <style:style style:name="P355" style:family="paragraph" style:parent-style-name="Standard">
      <style:text-properties style:font-name="Arial" fo:font-size="12pt" fo:font-style="normal" style:text-underline-style="none" fo:font-weight="normal" officeooo:rsid="009b5aa2" officeooo:paragraph-rsid="00a953f5" style:font-size-asian="12pt" style:font-style-asian="normal" style:font-weight-asian="normal" style:font-size-complex="12pt" style:font-style-complex="normal" style:font-weight-complex="normal"/>
    </style:style>
    <style:style style:name="P356" style:family="paragraph" style:parent-style-name="Standard" style:list-style-name="L130">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57" style:family="paragraph" style:parent-style-name="Standard" style:list-style-name="L131">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58" style:family="paragraph" style:parent-style-name="Standard" style:list-style-name="L132">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59" style:family="paragraph" style:parent-style-name="Standard" style:list-style-name="L133">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60" style:family="paragraph" style:parent-style-name="Standard" style:list-style-name="L134">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61" style:family="paragraph" style:parent-style-name="Standard" style:list-style-name="L136">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62" style:family="paragraph" style:parent-style-name="Standard" style:list-style-name="L136">
      <style:text-properties style:font-name="Arial" fo:font-size="12pt" fo:font-style="normal" style:text-underline-style="none" fo:font-weight="normal" officeooo:paragraph-rsid="009de5aa" style:font-size-asian="12pt" style:font-style-asian="normal" style:font-weight-asian="normal" style:font-size-complex="12pt" style:font-style-complex="normal" style:font-weight-complex="normal"/>
    </style:style>
    <style:style style:name="P363" style:family="paragraph" style:parent-style-name="Standard" style:list-style-name="L136">
      <style:text-properties style:font-name="Arial" fo:font-size="12pt" fo:font-style="normal" style:text-underline-style="none" fo:font-weight="normal" officeooo:paragraph-rsid="00aa0da2" style:font-size-asian="12pt" style:font-style-asian="normal" style:font-weight-asian="normal" style:font-size-complex="12pt" style:font-style-complex="normal" style:font-weight-complex="normal"/>
    </style:style>
    <style:style style:name="P364" style:family="paragraph" style:parent-style-name="Standard" style:list-style-name="L136">
      <style:text-properties style:font-name="Arial" fo:font-size="12pt" fo:font-style="normal" style:text-underline-style="none" fo:font-weight="normal" officeooo:paragraph-rsid="00aae5bb" style:font-size-asian="12pt" style:font-style-asian="normal" style:font-weight-asian="normal" style:font-size-complex="12pt" style:font-style-complex="normal" style:font-weight-complex="normal"/>
    </style:style>
    <style:style style:name="P365" style:family="paragraph" style:parent-style-name="Standard" style:list-style-name="L137">
      <style:text-properties style:font-name="Arial" fo:font-size="12pt" fo:font-style="normal" style:text-underline-style="none" fo:font-weight="normal" officeooo:paragraph-rsid="00383ee2" style:font-size-asian="12pt" style:font-style-asian="normal" style:font-weight-asian="normal" style:font-size-complex="12pt" style:font-style-complex="normal" style:font-weight-complex="normal"/>
    </style:style>
    <style:style style:name="P366" style:family="paragraph" style:parent-style-name="Standard" style:list-style-name="L138">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67" style:family="paragraph" style:parent-style-name="Standard" style:list-style-name="L140">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68" style:family="paragraph" style:parent-style-name="Standard" style:list-style-name="L141">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69" style:family="paragraph" style:parent-style-name="Standard" style:list-style-name="L142">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0" style:family="paragraph" style:parent-style-name="Standard" style:list-style-name="L143">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1" style:family="paragraph" style:parent-style-name="Standard" style:list-style-name="L144">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2" style:family="paragraph" style:parent-style-name="Standard" style:list-style-name="L145">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3" style:family="paragraph" style:parent-style-name="Standard" style:list-style-name="L146">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4" style:family="paragraph" style:parent-style-name="Standard" style:list-style-name="L147">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5" style:family="paragraph" style:parent-style-name="Standard" style:list-style-name="L148">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6" style:family="paragraph" style:parent-style-name="Standard" style:list-style-name="L149">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7" style:family="paragraph" style:parent-style-name="Standard" style:list-style-name="L150">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8" style:family="paragraph" style:parent-style-name="Standard" style:list-style-name="L152">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9" style:family="paragraph" style:parent-style-name="Standard" style:list-style-name="L153">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0" style:family="paragraph" style:parent-style-name="Standard" style:list-style-name="L154">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1" style:family="paragraph" style:parent-style-name="Standard" style:list-style-name="L155">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2" style:family="paragraph" style:parent-style-name="Standard" style:list-style-name="L156">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3" style:family="paragraph" style:parent-style-name="Standard" style:list-style-name="L157">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4" style:family="paragraph" style:parent-style-name="Standard" style:list-style-name="L158">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5" style:family="paragraph" style:parent-style-name="Standard" style:list-style-name="L160">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6" style:family="paragraph" style:parent-style-name="Standard" style:list-style-name="L161">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7" style:family="paragraph" style:parent-style-name="Standard" style:list-style-name="L162">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8" style:family="paragraph" style:parent-style-name="Standard" style:list-style-name="L167">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9" style:family="paragraph" style:parent-style-name="Standard" style:list-style-name="L168">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0" style:family="paragraph" style:parent-style-name="Standard" style:list-style-name="L170">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1" style:family="paragraph" style:parent-style-name="Standard" style:list-style-name="L171">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2" style:family="paragraph" style:parent-style-name="Standard" style:list-style-name="L172">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3" style:family="paragraph" style:parent-style-name="Standard" style:list-style-name="L174">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4" style:family="paragraph" style:parent-style-name="Standard" style:list-style-name="L180">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5" style:family="paragraph" style:parent-style-name="Standard" style:list-style-name="L182">
      <style:text-properties style:font-name="Arial" fo:font-size="12pt" fo:font-style="normal" style:text-underline-style="none" fo:font-weight="normal" officeooo:rsid="004fdfb0" officeooo:paragraph-rsid="004fdfb0" style:font-size-asian="12pt" style:font-style-asian="normal" style:font-weight-asian="normal" style:font-size-complex="12pt" style:font-style-complex="normal" style:font-weight-complex="normal"/>
    </style:style>
    <style:style style:name="P396" style:family="paragraph" style:parent-style-name="Standard" style:list-style-name="L182">
      <style:text-properties style:font-name="Arial" fo:font-size="12pt" fo:font-style="normal" style:text-underline-style="none" fo:font-weight="normal" officeooo:paragraph-rsid="004fdfb0" style:font-size-asian="12pt" style:font-style-asian="normal" style:font-weight-asian="normal" style:font-size-complex="12pt" style:font-style-complex="normal" style:font-weight-complex="normal"/>
    </style:style>
    <style:style style:name="P397" style:family="paragraph" style:parent-style-name="Standard" style:list-style-name="L184">
      <style:text-properties style:font-name="Arial" fo:font-size="12pt" fo:font-style="normal" style:text-underline-style="none" fo:font-weight="normal" officeooo:paragraph-rsid="005c994d" style:font-size-asian="12pt" style:font-style-asian="normal" style:font-weight-asian="normal" style:font-size-complex="12pt" style:font-style-complex="normal" style:font-weight-complex="normal"/>
    </style:style>
    <style:style style:name="P398" style:family="paragraph" style:parent-style-name="Standard" style:list-style-name="L187">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9" style:family="paragraph" style:parent-style-name="Standard" style:list-style-name="L193">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0" style:family="paragraph" style:parent-style-name="Standard" style:list-style-name="L195">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1" style:family="paragraph" style:parent-style-name="Standard" style:list-style-name="L200">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2" style:family="paragraph" style:parent-style-name="Standard" style:list-style-name="L15">
      <style:text-properties style:font-name="Arial" fo:font-size="12pt" fo:font-style="normal" style:text-underline-style="none" fo:font-weight="normal" officeooo:rsid="00603e3b" officeooo:paragraph-rsid="00603e3b" style:font-size-asian="12pt" style:font-style-asian="normal" style:font-weight-asian="normal" style:font-size-complex="12pt" style:font-style-complex="normal" style:font-weight-complex="normal"/>
    </style:style>
    <style:style style:name="P403" style:family="paragraph" style:parent-style-name="Standard" style:list-style-name="L15">
      <style:text-properties style:font-name="Arial" fo:font-size="12pt" fo:font-style="normal" style:text-underline-style="none" fo:font-weight="normal" officeooo:rsid="00603e3b" officeooo:paragraph-rsid="0069d253" style:font-size-asian="12pt" style:font-style-asian="normal" style:font-weight-asian="normal" style:font-size-complex="12pt" style:font-style-complex="normal" style:font-weight-complex="normal"/>
    </style:style>
    <style:style style:name="P404" style:family="paragraph" style:parent-style-name="Standard" style:list-style-name="L91">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405" style:family="paragraph" style:parent-style-name="Standard" style:list-style-name="L70">
      <style:text-properties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06" style:family="paragraph" style:parent-style-name="Standard" style:list-style-name="L71">
      <style:text-properties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07" style:family="paragraph" style:parent-style-name="Standard" style:list-style-name="L126">
      <style:text-properties style:font-name="Arial" fo:font-size="12pt" fo:font-style="normal" style:text-underline-style="solid" style:text-underline-width="auto" style:text-underline-color="font-color" fo:font-weight="normal" officeooo:paragraph-rsid="008ddfac" style:font-size-asian="12pt" style:font-style-asian="normal" style:font-weight-asian="normal" style:font-size-complex="12pt" style:font-style-complex="normal" style:font-weight-complex="normal"/>
    </style:style>
    <style:style style:name="P408" style:family="paragraph" style:parent-style-name="Standard" style:list-style-name="L178">
      <style:text-properties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09" style:family="paragraph" style:parent-style-name="Standard" style:list-style-name="L178">
      <style:text-properties style:font-name="Arial" fo:font-size="12pt" fo:font-style="normal" style:text-underline-style="solid" style:text-underline-width="auto" style:text-underline-color="font-color" fo:font-weight="normal" officeooo:paragraph-rsid="0045dafb" style:font-size-asian="12pt" style:font-style-asian="normal" style:font-weight-asian="normal" style:font-size-complex="12pt" style:font-style-complex="normal" style:font-weight-complex="normal"/>
    </style:style>
    <style:style style:name="P410" style:family="paragraph" style:parent-style-name="Standard" style:list-style-name="L71">
      <style:text-properties style:font-name="Arial"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11" style:family="paragraph" style:parent-style-name="Standard" style:list-style-name="L38">
      <style:text-properties style:font-name="Arial" fo:font-style="normal" style:text-underline-style="none" fo:font-weight="normal" style:font-style-asian="normal" style:font-weight-asian="normal" style:font-style-complex="normal" style:font-weight-complex="normal"/>
    </style:style>
    <style:style style:name="P412" style:family="paragraph" style:parent-style-name="Standard" style:list-style-name="L119">
      <style:text-properties style:font-name="Arial" fo:font-style="normal" style:text-underline-style="none" fo:font-weight="normal" style:font-style-asian="normal" style:font-weight-asian="normal" style:font-style-complex="normal" style:font-weight-complex="normal"/>
    </style:style>
    <style:style style:name="P413" style:family="paragraph" style:parent-style-name="Standard" style:list-style-name="L119">
      <style:text-properties style:font-name="Arial" fo:font-style="normal" style:text-underline-style="none" fo:font-weight="normal" officeooo:rsid="00534bc8" officeooo:paragraph-rsid="00534bc8" style:font-style-asian="normal" style:font-weight-asian="normal" style:font-style-complex="normal" style:font-weight-complex="normal"/>
    </style:style>
    <style:style style:name="P414" style:family="paragraph" style:parent-style-name="Standard" style:list-style-name="L40">
      <style:text-properties style:font-name="Arial" style:text-underline-style="solid" style:text-underline-width="auto" style:text-underline-color="font-color" fo:font-weight="normal" style:font-weight-asian="normal" style:font-weight-complex="normal"/>
    </style:style>
    <style:style style:name="P415" style:family="paragraph" style:parent-style-name="Standard" style:list-style-name="L3"/>
    <style:style style:name="P416" style:family="paragraph" style:parent-style-name="Standard" style:list-style-name="L6">
      <style:text-properties fo:color="#00ae00" style:font-name="Arial" fo:font-size="12pt" style:text-underline-style="none" fo:font-weight="normal" style:font-size-asian="12pt" style:font-weight-asian="normal" style:font-size-complex="12pt" style:font-weight-complex="normal"/>
    </style:style>
    <style:style style:name="P417" style:family="paragraph" style:parent-style-name="Standard" style:list-style-name="L7">
      <style:text-properties officeooo:paragraph-rsid="007ca7f1"/>
    </style:style>
    <style:style style:name="P418" style:family="paragraph" style:parent-style-name="Standard" style:list-style-name="L10"/>
    <style:style style:name="P419" style:family="paragraph" style:parent-style-name="Standard" style:list-style-name="L13"/>
    <style:style style:name="P420" style:family="paragraph" style:parent-style-name="Standard" style:list-style-name="L14"/>
    <style:style style:name="P421" style:family="paragraph" style:parent-style-name="Standard" style:list-style-name="L14">
      <style:text-properties officeooo:paragraph-rsid="0011882a"/>
    </style:style>
    <style:style style:name="P422" style:family="paragraph" style:parent-style-name="Standard" style:list-style-name="L15"/>
    <style:style style:name="P423" style:family="paragraph" style:parent-style-name="Standard" style:list-style-name="L15">
      <style:text-properties officeooo:paragraph-rsid="00423a08"/>
    </style:style>
    <style:style style:name="P424" style:family="paragraph" style:parent-style-name="Standard" style:list-style-name="L15">
      <style:text-properties officeooo:paragraph-rsid="004e6dee"/>
    </style:style>
    <style:style style:name="P425" style:family="paragraph" style:parent-style-name="Standard" style:list-style-name="L15">
      <style:text-properties officeooo:paragraph-rsid="004b2ad7"/>
    </style:style>
    <style:style style:name="P426" style:family="paragraph" style:parent-style-name="Standard" style:list-style-name="L15">
      <style:text-properties officeooo:paragraph-rsid="006c34a0"/>
    </style:style>
    <style:style style:name="P427" style:family="paragraph" style:parent-style-name="Standard" style:list-style-name="L15">
      <style:text-properties officeooo:paragraph-rsid="0069f1b1"/>
    </style:style>
    <style:style style:name="P428" style:family="paragraph" style:parent-style-name="Standard" style:list-style-name="L15">
      <style:text-properties officeooo:paragraph-rsid="006bdbbf"/>
    </style:style>
    <style:style style:name="P429" style:family="paragraph" style:parent-style-name="Standard" style:list-style-name="L15">
      <style:text-properties fo:color="#ff3366" style:font-name="Arial" fo:font-style="normal" style:text-underline-style="none" fo:font-weight="normal" style:font-style-asian="normal" style:font-weight-asian="normal" style:font-style-complex="normal" style:font-weight-complex="normal"/>
    </style:style>
    <style:style style:name="P430" style:family="paragraph" style:parent-style-name="Standard" style:list-style-name="L15">
      <style:text-properties fo:color="#ff3366" style:font-name="Arial" style:text-underline-style="none" fo:font-weight="normal" style:font-weight-asian="normal" style:font-weight-complex="normal"/>
    </style:style>
    <style:style style:name="P431" style:family="paragraph" style:parent-style-name="Standard" style:list-style-name="L15">
      <style:text-properties fo:color="#ff3366" style:font-name="Arial" style:text-underline-style="none" fo:font-weight="bold" style:font-weight-asian="bold" style:font-weight-complex="bold"/>
    </style:style>
    <style:style style:name="P432" style:family="paragraph" style:parent-style-name="Standard" style:list-style-name="L15">
      <style:text-properties fo:color="#0000ff"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3" style:family="paragraph" style:parent-style-name="Standard" style:list-style-name="L66">
      <style:text-properties fo:color="#0000ff" style:font-name="Arial" fo:font-style="italic" style:text-underline-style="none" fo:font-weight="normal" style:font-style-asian="italic" style:font-weight-asian="normal" style:font-style-complex="italic" style:font-weight-complex="normal"/>
    </style:style>
    <style:style style:name="P434" style:family="paragraph" style:parent-style-name="Standard" style:list-style-name="L67">
      <style:text-properties fo:color="#0000ff" style:font-name="Arial" fo:font-style="italic" style:text-underline-style="none" fo:font-weight="normal" style:font-style-asian="italic" style:font-weight-asian="normal" style:font-style-complex="italic" style:font-weight-complex="normal"/>
    </style:style>
    <style:style style:name="P435" style:family="paragraph" style:parent-style-name="Standard" style:list-style-name="L35">
      <style:text-properties style:text-line-through-style="none" style:text-line-through-type="none" style:font-name="Arial" fo:font-size="12pt" fo:font-style="normal" style:text-underline-style="none" fo:font-weight="normal" officeooo:paragraph-rsid="0086baf4" style:font-size-asian="12pt" style:font-style-asian="normal" style:font-weight-asian="normal" style:font-size-complex="12pt" style:font-style-complex="normal" style:font-weight-complex="normal"/>
    </style:style>
    <style:style style:name="P436" style:family="paragraph" style:parent-style-name="Standard" style:list-style-name="L72">
      <style:text-properties style:text-line-through-style="none" style:text-line-through-type="non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7" style:family="paragraph" style:parent-style-name="Standard" style:list-style-name="L46">
      <style:text-properties style:text-line-through-style="none" style:text-line-through-type="none"/>
    </style:style>
    <style:style style:name="P438" style:family="paragraph" style:parent-style-name="Standard" style:list-style-name="L41"/>
    <style:style style:name="P439" style:family="paragraph" style:parent-style-name="Standard" style:list-style-name="L43"/>
    <style:style style:name="P440" style:family="paragraph" style:parent-style-name="Standard" style:list-style-name="L46"/>
    <style:style style:name="P441" style:family="paragraph" style:parent-style-name="Standard" style:list-style-name="L46">
      <style:text-properties officeooo:paragraph-rsid="00265087"/>
    </style:style>
    <style:style style:name="P442" style:family="paragraph" style:parent-style-name="Standard" style:list-style-name="L58"/>
    <style:style style:name="P443" style:family="paragraph" style:parent-style-name="Standard" style:list-style-name="L46">
      <style:text-properties style:text-line-through-style="solid" style:text-line-through-type="single"/>
    </style:style>
    <style:style style:name="P444" style:family="paragraph" style:parent-style-name="Standard" style:list-style-name="L123">
      <style:text-properties style:text-line-through-style="solid" style:text-line-through-type="single"/>
    </style:style>
    <style:style style:name="P445" style:family="paragraph" style:parent-style-name="Standard" style:list-style-name="L189">
      <style:text-properties style:text-line-through-style="solid" style:text-line-through-type="singl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6" style:family="paragraph" style:parent-style-name="Standard" style:list-style-name="L61">
      <style:text-properties fo:color="#3333ff" style:font-name="Arial" style:text-underline-style="none" fo:font-weight="normal" style:font-weight-asian="normal" style:font-weight-complex="normal"/>
    </style:style>
    <style:style style:name="P447" style:family="paragraph" style:parent-style-name="Standard" style:list-style-name="L72"/>
    <style:style style:name="P448" style:family="paragraph" style:parent-style-name="Standard" style:list-style-name="L46">
      <style:paragraph-properties fo:text-align="start" style:justify-single-word="false"/>
    </style:style>
    <style:style style:name="P449" style:family="paragraph" style:parent-style-name="Standard" style:list-style-name="L89">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0" style:family="paragraph" style:parent-style-name="Standard" style:list-style-name="L90">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1" style:family="paragraph" style:parent-style-name="Standard" style:list-style-name="L96">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2" style:family="paragraph" style:parent-style-name="Standard" style:list-style-name="L98">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3" style:family="paragraph" style:parent-style-name="Standard" style:list-style-name="L164">
      <style:text-properties fo:color="#000000" style:font-name="Arial" fo:font-size="12pt" fo:font-style="normal" style:text-underline-style="none" fo:font-weight="normal" officeooo:paragraph-rsid="00aa0da2" style:font-size-asian="12pt" style:font-style-asian="normal" style:font-weight-asian="normal" style:font-size-complex="12pt" style:font-style-complex="normal" style:font-weight-complex="normal"/>
    </style:style>
    <style:style style:name="P454" style:family="paragraph" style:parent-style-name="Standard" style:list-style-name="L166">
      <style:text-properties fo:color="#000000" style:font-name="Arial" fo:font-size="12pt" fo:font-style="normal" style:text-underline-style="none" fo:font-weight="normal" officeooo:paragraph-rsid="00aa0da2" style:font-size-asian="12pt" style:font-style-asian="normal" style:font-weight-asian="normal" style:font-size-complex="12pt" style:font-style-complex="normal" style:font-weight-complex="normal"/>
    </style:style>
    <style:style style:name="P455" style:family="paragraph" style:parent-style-name="Standard" style:list-style-name="L191">
      <style:text-properties fo:color="#000000" style:font-name="Arial" fo:font-size="12pt" fo:font-style="normal" style:text-underline-style="none" fo:font-weight="normal" officeooo:paragraph-rsid="005b653b" style:font-size-asian="12pt" style:font-style-asian="normal" style:font-weight-asian="normal" style:font-size-complex="12pt" style:font-style-complex="normal" style:font-weight-complex="normal"/>
    </style:style>
    <style:style style:name="P456" style:family="paragraph" style:parent-style-name="Standard" style:list-style-name="L208">
      <style:text-properties fo:color="#000000" style:font-name="Arial" fo:font-size="12pt" fo:font-style="normal" style:text-underline-style="none" fo:font-weight="normal" officeooo:rsid="00574935" officeooo:paragraph-rsid="005b653b" style:font-size-asian="12pt" style:font-style-asian="normal" style:font-weight-asian="normal" style:font-size-complex="12pt" style:font-style-complex="normal" style:font-weight-complex="normal"/>
    </style:style>
    <style:style style:name="P457" style:family="paragraph" style:parent-style-name="Standard" style:list-style-name="L210">
      <style:text-properties fo:color="#000000" style:font-name="Arial" fo:font-size="12pt" fo:font-style="normal" style:text-underline-style="none" fo:font-weight="normal" officeooo:rsid="00574935" officeooo:paragraph-rsid="005dc6fb" style:font-size-asian="12pt" style:font-style-asian="normal" style:font-weight-asian="normal" style:font-size-complex="12pt" style:font-style-complex="normal" style:font-weight-complex="normal"/>
    </style:style>
    <style:style style:name="P458" style:family="paragraph" style:parent-style-name="Standard" style:list-style-name="L212">
      <style:text-properties fo:color="#000000" style:font-name="Arial" fo:font-size="12pt" fo:font-style="normal" style:text-underline-style="none" fo:font-weight="normal" officeooo:rsid="00574935" officeooo:paragraph-rsid="006d5909" style:font-size-asian="12pt" style:font-style-asian="normal" style:font-weight-asian="normal" style:font-size-complex="12pt" style:font-style-complex="normal" style:font-weight-complex="normal"/>
    </style:style>
    <style:style style:name="P459" style:family="paragraph" style:parent-style-name="Standard" style:list-style-name="L178">
      <style:text-properties fo:color="#000000" style:font-name="Arial" fo:font-size="12pt" fo:font-style="normal" style:text-underline-style="none" fo:font-weight="normal" officeooo:paragraph-rsid="00497dff" style:font-size-asian="12pt" style:font-style-asian="normal" style:font-weight-asian="normal" style:font-size-complex="12pt" style:font-style-complex="normal" style:font-weight-complex="normal"/>
    </style:style>
    <style:style style:name="P460" style:family="paragraph" style:parent-style-name="Standard">
      <style:text-properties fo:color="#000000" style:font-name="Arial" fo:font-size="14pt" fo:font-style="normal" style:text-underline-style="solid" style:text-underline-width="auto" style:text-underline-color="font-color" fo:font-weight="bold" officeooo:rsid="00a35005" officeooo:paragraph-rsid="00a35005" style:font-size-asian="14pt" style:font-style-asian="normal" style:font-weight-asian="bold" style:font-size-complex="14pt" style:font-style-complex="normal" style:font-weight-complex="bold"/>
    </style:style>
    <style:style style:name="P461" style:family="paragraph" style:parent-style-name="Standard" style:list-style-name="L119">
      <style:text-properties officeooo:paragraph-rsid="0098d996"/>
    </style:style>
    <style:style style:name="P462" style:family="paragraph" style:parent-style-name="Standard" style:list-style-name="L14">
      <style:text-properties officeooo:rsid="00639acb" officeooo:paragraph-rsid="00639acb"/>
    </style:style>
    <style:style style:name="P463" style:family="paragraph" style:parent-style-name="Standard" style:list-style-name="L120"/>
    <style:style style:name="P464" style:family="paragraph" style:parent-style-name="Standard" style:list-style-name="L120">
      <style:text-properties officeooo:paragraph-rsid="0031d906"/>
    </style:style>
    <style:style style:name="P465" style:family="paragraph" style:parent-style-name="Standard" style:list-style-name="L121"/>
    <style:style style:name="P466" style:family="paragraph" style:parent-style-name="Standard" style:list-style-name="L121">
      <style:text-properties officeooo:paragraph-rsid="008be296"/>
    </style:style>
    <style:style style:name="P467" style:family="paragraph" style:parent-style-name="Standard" style:list-style-name="L122">
      <style:text-properties officeooo:paragraph-rsid="008ddfac"/>
    </style:style>
    <style:style style:name="P468" style:family="paragraph" style:parent-style-name="Standard" style:list-style-name="L122">
      <style:text-properties officeooo:rsid="008ddfac" officeooo:paragraph-rsid="008ddfac"/>
    </style:style>
    <style:style style:name="P469" style:family="paragraph" style:parent-style-name="Standard" style:list-style-name="L123">
      <style:text-properties officeooo:rsid="008ddfac" officeooo:paragraph-rsid="008ddfac"/>
    </style:style>
    <style:style style:name="P470" style:family="paragraph" style:parent-style-name="Standard" style:list-style-name="L123"/>
    <style:style style:name="P471" style:family="paragraph" style:parent-style-name="Standard" style:list-style-name="L126"/>
    <style:style style:name="P472" style:family="paragraph" style:parent-style-name="Standard" style:list-style-name="L128"/>
    <style:style style:name="P473" style:family="paragraph" style:parent-style-name="Standard" style:list-style-name="L128">
      <style:text-properties officeooo:paragraph-rsid="00998ae2"/>
    </style:style>
    <style:style style:name="P474" style:family="paragraph" style:parent-style-name="Standard" style:list-style-name="L128">
      <style:text-properties officeooo:paragraph-rsid="00a953f5"/>
    </style:style>
    <style:style style:name="P475" style:family="paragraph" style:parent-style-name="Standard" style:list-style-name="L129">
      <style:text-properties officeooo:paragraph-rsid="00998ae2"/>
    </style:style>
    <style:style style:name="P476" style:family="paragraph" style:parent-style-name="Standard" style:list-style-name="L129">
      <style:text-properties style:text-underline-style="solid" style:text-underline-width="auto" style:text-underline-color="font-color" officeooo:rsid="00998ae2" officeooo:paragraph-rsid="00998ae2"/>
    </style:style>
    <style:style style:name="P477" style:family="paragraph" style:parent-style-name="Standard" style:list-style-name="L135"/>
    <style:style style:name="P478" style:family="paragraph" style:parent-style-name="Standard" style:list-style-name="L136"/>
    <style:style style:name="P479" style:family="paragraph" style:parent-style-name="Standard" style:list-style-name="L136">
      <style:text-properties officeooo:paragraph-rsid="009de5aa"/>
    </style:style>
    <style:style style:name="P480" style:family="paragraph" style:parent-style-name="Standard" style:list-style-name="L136">
      <style:text-properties officeooo:paragraph-rsid="00aa0da2"/>
    </style:style>
    <style:style style:name="P481" style:family="paragraph" style:parent-style-name="Standard" style:list-style-name="L136">
      <style:text-properties officeooo:paragraph-rsid="00aae5bb"/>
    </style:style>
    <style:style style:name="P482" style:family="paragraph" style:parent-style-name="Standard" style:list-style-name="L139">
      <style:text-properties officeooo:paragraph-rsid="00383ee2"/>
    </style:style>
    <style:style style:name="P483" style:family="paragraph" style:parent-style-name="Standard" style:list-style-name="L151"/>
    <style:style style:name="P484" style:family="paragraph" style:parent-style-name="Standard" style:list-style-name="L155"/>
    <style:style style:name="P485" style:family="paragraph" style:parent-style-name="Standard" style:list-style-name="L157"/>
    <style:style style:name="P486" style:family="paragraph" style:parent-style-name="Standard" style:list-style-name="L159"/>
    <style:style style:name="P487" style:family="paragraph" style:parent-style-name="Standard" style:list-style-name="L161"/>
    <style:style style:name="P488" style:family="paragraph" style:parent-style-name="Standard" style:list-style-name="L163">
      <style:text-properties officeooo:paragraph-rsid="00aa0da2"/>
    </style:style>
    <style:style style:name="P489" style:family="paragraph" style:parent-style-name="Standard">
      <style:text-properties fo:color="#ff420e" style:font-name="Arial" fo:font-size="12pt" fo:font-style="normal" style:text-underline-style="solid" style:text-underline-width="auto" style:text-underline-color="font-color" fo:font-weight="bold" officeooo:rsid="00aa0da2" officeooo:paragraph-rsid="00aa0da2" style:font-size-asian="12pt" style:font-style-asian="normal" style:font-weight-asian="bold" style:font-size-complex="12pt" style:font-style-complex="normal" style:font-weight-complex="bold"/>
    </style:style>
    <style:style style:name="P490" style:family="paragraph" style:parent-style-name="Standard" style:list-style-name="L165">
      <style:text-properties officeooo:paragraph-rsid="00aa0da2"/>
    </style:style>
    <style:style style:name="P491" style:family="paragraph" style:parent-style-name="Standard" style:list-style-name="L169"/>
    <style:style style:name="P492" style:family="paragraph" style:parent-style-name="Standard" style:list-style-name="L173"/>
    <style:style style:name="P493" style:family="paragraph" style:parent-style-name="Standard" style:list-style-name="L177"/>
    <style:style style:name="P494" style:family="paragraph" style:parent-style-name="Standard" style:list-style-name="L177">
      <style:text-properties officeooo:paragraph-rsid="00783f71"/>
    </style:style>
    <style:style style:name="P495" style:family="paragraph" style:parent-style-name="Standard" style:list-style-name="L178"/>
    <style:style style:name="P496" style:family="paragraph" style:parent-style-name="Standard" style:list-style-name="L178">
      <style:text-properties officeooo:paragraph-rsid="0046b053"/>
    </style:style>
    <style:style style:name="P497" style:family="paragraph" style:parent-style-name="Standard" style:list-style-name="L178">
      <style:text-properties officeooo:paragraph-rsid="0047d89c"/>
    </style:style>
    <style:style style:name="P498" style:family="paragraph" style:parent-style-name="Standard" style:list-style-name="L182"/>
    <style:style style:name="P499" style:family="paragraph" style:parent-style-name="Standard" style:list-style-name="L185">
      <style:text-properties officeooo:paragraph-rsid="0053ceff"/>
    </style:style>
    <style:style style:name="P500" style:family="paragraph" style:parent-style-name="Standard" style:list-style-name="L186">
      <style:text-properties officeooo:paragraph-rsid="005c994d"/>
    </style:style>
    <style:style style:name="P501" style:family="paragraph" style:parent-style-name="Standard" style:list-style-name="L187"/>
    <style:style style:name="P502" style:family="paragraph" style:parent-style-name="Standard" style:list-style-name="L187">
      <style:text-properties officeooo:paragraph-rsid="005b653b"/>
    </style:style>
    <style:style style:name="P503" style:family="paragraph" style:parent-style-name="Standard" style:list-style-name="L187">
      <style:text-properties officeooo:paragraph-rsid="005974aa"/>
    </style:style>
    <style:style style:name="P504" style:family="paragraph" style:parent-style-name="Standard" style:list-style-name="L187">
      <style:text-properties officeooo:paragraph-rsid="005c93df"/>
    </style:style>
    <style:style style:name="P505" style:family="paragraph" style:parent-style-name="Standard" style:list-style-name="L187">
      <style:text-properties officeooo:paragraph-rsid="005c994d"/>
    </style:style>
    <style:style style:name="P506" style:family="paragraph" style:parent-style-name="Standard" style:list-style-name="L187">
      <style:text-properties officeooo:paragraph-rsid="005d606d"/>
    </style:style>
    <style:style style:name="P507" style:family="paragraph" style:parent-style-name="Standard" style:list-style-name="L187">
      <style:text-properties officeooo:paragraph-rsid="005dc6fb"/>
    </style:style>
    <style:style style:name="P508" style:family="paragraph" style:parent-style-name="Standard" style:list-style-name="L187">
      <style:text-properties officeooo:paragraph-rsid="005fa364"/>
    </style:style>
    <style:style style:name="P509" style:family="paragraph" style:parent-style-name="Standard" style:list-style-name="L190">
      <style:text-properties officeooo:paragraph-rsid="005b653b"/>
    </style:style>
    <style:style style:name="P510" style:family="paragraph" style:parent-style-name="Standard" style:list-style-name="L192">
      <style:text-properties officeooo:paragraph-rsid="00574935"/>
    </style:style>
    <style:style style:name="P511" style:family="paragraph" style:parent-style-name="Standard" style:list-style-name="L194">
      <style:text-properties officeooo:paragraph-rsid="0057dfbf"/>
    </style:style>
    <style:style style:name="P512" style:family="paragraph" style:parent-style-name="Standard" style:list-style-name="L196">
      <style:text-properties officeooo:paragraph-rsid="005c93df"/>
    </style:style>
    <style:style style:name="P513" style:family="paragraph" style:parent-style-name="Standard" style:list-style-name="L197">
      <style:text-properties officeooo:paragraph-rsid="005b653b"/>
    </style:style>
    <style:style style:name="P514" style:family="paragraph" style:parent-style-name="Standard" style:list-style-name="L197">
      <style:text-properties officeooo:paragraph-rsid="005c994d"/>
    </style:style>
    <style:style style:name="P515" style:family="paragraph" style:parent-style-name="Standard" style:list-style-name="L198">
      <style:text-properties officeooo:paragraph-rsid="005c93df"/>
    </style:style>
    <style:style style:name="P516" style:family="paragraph" style:parent-style-name="Standard" style:list-style-name="L199">
      <style:text-properties officeooo:paragraph-rsid="005d606d"/>
    </style:style>
    <style:style style:name="P517" style:family="paragraph" style:parent-style-name="Standard" style:list-style-name="L201">
      <style:text-properties officeooo:paragraph-rsid="005d606d"/>
    </style:style>
    <style:style style:name="P518" style:family="paragraph" style:parent-style-name="Standard" style:list-style-name="L202"/>
    <style:style style:name="P519" style:family="paragraph" style:parent-style-name="Standard" style:list-style-name="L203">
      <style:text-properties officeooo:paragraph-rsid="005dc6fb"/>
    </style:style>
    <style:style style:name="P520" style:family="paragraph" style:parent-style-name="Standard" style:list-style-name="L204">
      <style:text-properties officeooo:paragraph-rsid="006d5909"/>
    </style:style>
    <style:style style:name="P521" style:family="paragraph" style:parent-style-name="Standard" style:list-style-name="L205">
      <style:text-properties officeooo:paragraph-rsid="005dc6fb"/>
    </style:style>
    <style:style style:name="P522" style:family="paragraph" style:parent-style-name="Standard" style:list-style-name="L206">
      <style:text-properties officeooo:paragraph-rsid="006d5909"/>
    </style:style>
    <style:style style:name="P523" style:family="paragraph" style:parent-style-name="Standard" style:list-style-name="L207">
      <style:text-properties officeooo:paragraph-rsid="005b653b"/>
    </style:style>
    <style:style style:name="P524" style:family="paragraph" style:parent-style-name="Standard" style:list-style-name="L209">
      <style:text-properties officeooo:paragraph-rsid="005dc6fb"/>
    </style:style>
    <style:style style:name="P525" style:family="paragraph" style:parent-style-name="Standard" style:list-style-name="L211">
      <style:text-properties officeooo:paragraph-rsid="005fa364"/>
    </style:style>
    <style:style style:name="P526" style:family="paragraph" style:parent-style-name="Standard" style:list-style-name="L213">
      <style:text-properties fo:color="#ff3333" style:font-name="Arial" fo:font-size="12pt" fo:font-style="normal" style:text-underline-style="none" fo:font-weight="normal" officeooo:rsid="006f2ba0" officeooo:paragraph-rsid="006f2ba0" style:font-size-asian="12pt" style:font-style-asian="normal" style:font-weight-asian="normal" style:font-size-complex="12pt" style:font-style-complex="normal" style:font-weight-complex="normal"/>
    </style:style>
    <style:style style:name="P527" style:family="paragraph" style:parent-style-name="Standard" style:list-style-name="L214">
      <style:text-properties fo:color="#ff3333" style:font-name="Arial" fo:font-size="12pt" fo:font-style="normal" style:text-underline-style="none" fo:font-weight="normal" officeooo:rsid="006f2ba0" officeooo:paragraph-rsid="006f2ba0" style:font-size-asian="12pt" style:font-style-asian="normal" style:font-weight-asian="normal" style:font-size-complex="12pt" style:font-style-complex="normal" style:font-weight-complex="normal"/>
    </style:style>
    <style:style style:name="P528" style:family="paragraph" style:parent-style-name="Standard" style:list-style-name="L214">
      <style:text-properties fo:color="#ff3333" style:font-name="Arial" fo:font-size="12pt" fo:font-style="normal" style:text-underline-style="none" fo:font-weight="normal" officeooo:rsid="006f2ba0" officeooo:paragraph-rsid="0070ed18" style:font-size-asian="12pt" style:font-style-asian="normal" style:font-weight-asian="normal" style:font-size-complex="12pt" style:font-style-complex="normal" style:font-weight-complex="normal"/>
    </style:style>
    <style:style style:name="P529" style:family="paragraph" style:parent-style-name="Standard" style:list-style-name="L215">
      <style:text-properties officeooo:paragraph-rsid="006604ec"/>
    </style:style>
    <style:style style:name="P530" style:family="paragraph" style:parent-style-name="Standard" style:list-style-name="L216">
      <style:text-properties officeooo:paragraph-rsid="00a35005"/>
    </style:style>
    <style:style style:name="P531" style:family="paragraph" style:parent-style-name="Standard" style:list-style-name="L218">
      <style:text-properties officeooo:paragraph-rsid="00672e6b"/>
    </style:style>
    <style:style style:name="P532" style:family="paragraph" style:parent-style-name="Standard" style:list-style-name="L218">
      <style:text-properties officeooo:paragraph-rsid="006845ea"/>
    </style:style>
    <style:style style:name="P533" style:family="paragraph" style:parent-style-name="Standard" style:list-style-name="L15">
      <style:text-properties officeooo:rsid="0069f1b1" officeooo:paragraph-rsid="0069f1b1"/>
    </style:style>
    <style:style style:name="P534" style:family="paragraph" style:parent-style-name="Standard" style:list-style-name="L219"/>
    <style:style style:name="P535" style:family="paragraph" style:parent-style-name="Standard" style:list-style-name="L220"/>
    <style:style style:name="P536" style:family="paragraph" style:parent-style-name="Standard" style:list-style-name="L221"/>
    <style:style style:name="P537" style:family="paragraph" style:parent-style-name="Standard" style:list-style-name="L222"/>
    <style:style style:name="P538" style:family="paragraph" style:parent-style-name="Standard">
      <style:text-properties fo:color="#ff0000" style:font-name="Arial" style:text-underline-style="none" fo:font-weight="normal" fo:background-color="#ffff00" style:font-weight-asian="normal" style:font-weight-complex="normal"/>
    </style:style>
    <style:style style:name="P539" style:family="paragraph" style:parent-style-name="Standard" style:list-style-name="L15">
      <style:paragraph-properties fo:margin-left="0cm" fo:margin-right="0cm" fo:text-indent="-0.635cm" style:auto-text-indent="false"/>
      <style:text-properties fo:color="#ff3366" style:font-name="Arial" style:text-underline-style="none" fo:font-weight="normal" style:font-weight-asian="normal" style:font-weight-complex="normal"/>
    </style:style>
    <style:style style:name="P540" style:family="paragraph" style:parent-style-name="Standard" style:list-style-name="L124">
      <style:paragraph-properties fo:margin-left="0cm" fo:margin-right="0cm"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32e9a9"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672e6b"/>
    </style:style>
    <style:style style:name="T6" style:family="text">
      <style:text-properties style:text-underline-style="solid" style:text-underline-width="auto" style:text-underline-color="font-color" officeooo:rsid="00a9741c"/>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0f72b6"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style:text-underline-style="none" officeooo:rsid="00441110"/>
    </style:style>
    <style:style style:name="T12" style:family="text">
      <style:text-properties style:text-underline-style="none" officeooo:rsid="0045dafb"/>
    </style:style>
    <style:style style:name="T13" style:family="text">
      <style:text-properties style:text-underline-style="none" officeooo:rsid="008be296"/>
    </style:style>
    <style:style style:name="T14" style:family="text">
      <style:text-properties fo:font-style="italic" style:font-style-asian="italic" style:font-style-complex="italic"/>
    </style:style>
    <style:style style:name="T15" style:family="text">
      <style:text-properties fo:font-style="italic" officeooo:rsid="0019e204" style:font-style-asian="italic" style:font-style-complex="italic"/>
    </style:style>
    <style:style style:name="T16" style:family="text">
      <style:text-properties fo:font-style="italic" officeooo:rsid="003d4abc" style:font-style-asian="italic" style:font-style-complex="italic"/>
    </style:style>
    <style:style style:name="T17" style:family="text">
      <style:text-properties fo:font-style="italic" officeooo:rsid="005974aa" style:font-style-asian="italic" style:font-style-complex="italic"/>
    </style:style>
    <style:style style:name="T18" style:family="text">
      <style:text-properties fo:font-style="italic" officeooo:rsid="005ad55a" style:font-style-asian="italic" style:font-style-complex="italic"/>
    </style:style>
    <style:style style:name="T19" style:family="text">
      <style:text-properties fo:font-style="italic" officeooo:rsid="00603e3b" style:font-style-asian="italic" style:font-style-complex="italic"/>
    </style:style>
    <style:style style:name="T20" style:family="text">
      <style:text-properties fo:font-style="italic" officeooo:rsid="0089c335" style:font-style-asian="italic" style:font-style-complex="italic"/>
    </style:style>
    <style:style style:name="T21" style:family="text">
      <style:text-properties fo:font-style="italic" fo:background-color="#ffff00" loext:char-shading-value="0" style:font-style-asian="italic" style:font-style-complex="italic"/>
    </style:style>
    <style:style style:name="T2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font-style="italic" style:text-underline-style="solid" style:text-underline-width="auto" style:text-underline-color="font-color" officeooo:rsid="00672e6b"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603e3b" style:font-style-asian="italic" style:font-weight-asian="bold" style:font-style-complex="italic" style:font-weight-complex="bold"/>
    </style:style>
    <style:style style:name="T27" style:family="text">
      <style:text-properties fo:color="#00ae00"/>
    </style:style>
    <style:style style:name="T28" style:family="text">
      <style:text-properties fo:color="#00ae00" fo:font-style="italic" style:font-style-asian="italic" style:font-style-complex="italic"/>
    </style:style>
    <style:style style:name="T29" style:family="text">
      <style:text-properties fo:color="#00ae00" fo:font-style="italic" officeooo:rsid="0049b774" style:font-style-asian="italic" style:font-style-complex="italic"/>
    </style:style>
    <style:style style:name="T30" style:family="text">
      <style:text-properties fo:color="#00ae00" fo:font-style="italic" fo:background-color="#ffff00" loext:char-shading-value="0" style:font-style-asian="italic" style:font-style-complex="italic"/>
    </style:style>
    <style:style style:name="T31" style:family="text">
      <style:text-properties fo:color="#00ae00" fo:font-size="12pt" fo:font-style="italic" style:font-size-asian="12pt" style:font-style-asian="italic" style:font-size-complex="12pt" style:font-style-complex="italic"/>
    </style:style>
    <style:style style:name="T32" style:family="text">
      <style:text-properties fo:color="#00ae00" style:text-underline-style="solid" style:text-underline-width="auto" style:text-underline-color="font-color"/>
    </style:style>
    <style:style style:name="T33" style:family="text">
      <style:text-properties fo:color="#00ae00" style:font-name="Arial" fo:font-style="italic" style:text-underline-style="none" fo:font-weight="normal" style:font-style-asian="italic" style:font-weight-asian="normal" style:font-style-complex="italic" style:font-weight-complex="normal"/>
    </style:style>
    <style:style style:name="T34" style:family="text">
      <style:text-properties fo:color="#00ae00" style:font-name="Arial" fo:font-style="italic" style:text-underline-style="none" fo:font-weight="normal" officeooo:rsid="002c558b" style:font-style-asian="italic" style:font-weight-asian="normal" style:font-style-complex="italic" style:font-weight-complex="normal"/>
    </style:style>
    <style:style style:name="T35" style:family="text">
      <style:text-properties fo:color="#00ae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color="#00ae00" style:font-name="Aria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7" style:family="text">
      <style:text-properties fo:color="#00ae00" style:font-name="Arial" fo:font-size="12pt" fo:font-style="italic" style:text-underline-style="solid" style:text-underline-width="auto" style:text-underline-color="font-color" fo:font-weight="bold" officeooo:rsid="008589ad" style:font-size-asian="12pt" style:font-style-asian="italic" style:font-weight-asian="bold" style:font-size-complex="12pt" style:font-style-complex="italic" style:font-weight-complex="bold"/>
    </style:style>
    <style:style style:name="T38" style:family="text">
      <style:text-properties fo:color="#00ae00"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T39" style:family="text">
      <style:text-properties fo:color="#00ae00" style:font-name="Arial" fo:font-size="12pt" fo:font-style="italic" style:text-underline-style="none" fo:font-weight="normal" officeooo:rsid="008589ad" style:font-size-asian="12pt" style:font-style-asian="italic" style:font-weight-asian="normal" style:font-size-complex="12pt" style:font-style-complex="italic" style:font-weight-complex="normal"/>
    </style:style>
    <style:style style:name="T40" style:family="text">
      <style:text-properties fo:color="#00ae00" style:font-name="Arial" fo:font-size="12pt" fo:font-style="italic" style:text-underline-style="none" fo:font-weight="normal" officeooo:rsid="0098d996" style:font-size-asian="12pt" style:font-style-asian="italic" style:font-weight-asian="normal" style:font-size-complex="12pt" style:font-style-complex="italic" style:font-weight-complex="normal"/>
    </style:style>
    <style:style style:name="T41" style:family="text">
      <style:text-properties fo:color="#00ae00" style:font-name="Arial" style:text-underline-style="solid" style:text-underline-width="auto" style:text-underline-color="font-color" fo:font-weight="normal" style:font-weight-asian="normal" style:font-weight-complex="normal"/>
    </style:style>
    <style:style style:name="T42" style:family="text">
      <style:text-properties fo:color="#00ae00" fo:font-style="normal" style:font-style-asian="normal" style:font-style-complex="normal"/>
    </style:style>
    <style:style style:name="T43" style:family="text">
      <style:text-properties fo:color="#00ae00" fo:font-weight="normal" style:font-weight-asian="normal" style:font-weight-complex="normal"/>
    </style:style>
    <style:style style:name="T44" style:family="text">
      <style:text-properties style:font-name="Arial"/>
    </style:style>
    <style:style style:name="T45" style:family="text">
      <style:text-properties style:font-name="Arial" style:text-underline-style="none" fo:font-weight="normal" style:font-weight-asian="normal" style:font-weight-complex="normal"/>
    </style:style>
    <style:style style:name="T46" style:family="text">
      <style:text-properties style:font-name="Arial" style:text-underline-style="none" fo:font-weight="normal" officeooo:rsid="003a2a87" style:font-weight-asian="normal" style:font-weight-complex="normal"/>
    </style:style>
    <style:style style:name="T47" style:family="text">
      <style:text-properties style:font-name="Arial" style:text-underline-style="none" fo:font-weight="normal" officeooo:rsid="0045dafb" style:font-weight-asian="normal" style:font-weight-complex="normal"/>
    </style:style>
    <style:style style:name="T48" style:family="text">
      <style:text-properties style:font-name="Arial" style:text-underline-style="none" fo:font-weight="normal" officeooo:rsid="0046b053" style:font-weight-asian="normal" style:font-weight-complex="normal"/>
    </style:style>
    <style:style style:name="T49" style:family="text">
      <style:text-properties style:font-name="Arial" style:text-underline-style="none" fo:font-weight="normal" officeooo:rsid="004918ec" style:font-weight-asian="normal" style:font-weight-complex="normal"/>
    </style:style>
    <style:style style:name="T50" style:family="text">
      <style:text-properties style:font-name="Arial" style:text-underline-style="none" fo:font-weight="normal" officeooo:rsid="006604ec" style:font-weight-asian="normal" style:font-weight-complex="normal"/>
    </style:style>
    <style:style style:name="T51" style:family="text">
      <style:text-properties style:font-name="Arial" style:text-underline-style="none" fo:font-weight="normal" officeooo:rsid="006033d3" style:font-weight-asian="normal" style:font-weight-complex="normal"/>
    </style:style>
    <style:style style:name="T52" style:family="text">
      <style:text-properties style:font-name="Arial" style:text-underline-style="none" fo:font-weight="normal" officeooo:rsid="0069d253" style:font-weight-asian="normal" style:font-weight-complex="normal"/>
    </style:style>
    <style:style style:name="T53" style:family="text">
      <style:text-properties style:font-name="Arial" style:text-underline-style="none" fo:font-weight="normal" officeooo:rsid="00731803" style:font-weight-asian="normal" style:font-weight-complex="normal"/>
    </style:style>
    <style:style style:name="T54" style:family="text">
      <style:text-properties style:font-name="Arial" style:text-underline-style="none" fo:font-weight="normal" officeooo:rsid="000fa29b" style:font-weight-asian="normal" style:font-weight-complex="normal"/>
    </style:style>
    <style:style style:name="T55" style:family="text">
      <style:text-properties style:font-name="Arial" style:text-underline-style="none" fo:font-weight="normal" officeooo:rsid="00769993" style:font-weight-asian="normal" style:font-weight-complex="normal"/>
    </style:style>
    <style:style style:name="T56" style:family="text">
      <style:text-properties style:font-name="Arial" style:text-underline-style="none" fo:font-weight="normal" officeooo:rsid="00783f71" style:font-weight-asian="normal" style:font-weight-complex="normal"/>
    </style:style>
    <style:style style:name="T57" style:family="text">
      <style:text-properties style:font-name="Arial" style:text-underline-style="none" fo:font-weight="normal" officeooo:rsid="007a799b" style:font-weight-asian="normal" style:font-weight-complex="normal"/>
    </style:style>
    <style:style style:name="T58" style:family="text">
      <style:text-properties style:font-name="Arial" style:text-underline-style="none" fo:font-weight="normal" officeooo:rsid="00ad8c01" style:font-weight-asian="normal" style:font-weight-complex="normal"/>
    </style:style>
    <style:style style:name="T59" style:family="text">
      <style:text-properties style:font-name="Arial" style:text-underline-style="none" fo:font-weight="normal" fo:background-color="#ffff00" loext:char-shading-value="0" style:font-weight-asian="normal" style:font-weight-complex="normal"/>
    </style:style>
    <style:style style:name="T60" style:family="text">
      <style:text-properties style:font-name="Arial" style:text-underline-style="none" fo:font-weight="normal" fo:background-color="transparent" loext:char-shading-value="0" style:font-weight-asian="normal" style:font-weight-complex="normal"/>
    </style:style>
    <style:style style:name="T61" style:family="text">
      <style:text-properties style:font-name="Arial" style:text-underline-style="none" fo:font-weight="bold" style:font-weight-asian="bold" style:font-weight-complex="bold"/>
    </style:style>
    <style:style style:name="T62" style:family="text">
      <style:text-properties style:font-name="Arial" fo:font-size="12pt" style:text-underline-style="none" fo:font-weight="normal" style:font-size-asian="12pt" style:font-weight-asian="normal" style:font-size-complex="12pt" style:font-weight-complex="normal"/>
    </style:style>
    <style:style style:name="T63" style:family="text">
      <style:text-properties style:font-name="Arial" fo:font-size="12pt" style:text-underline-style="none" fo:font-weight="normal" officeooo:rsid="0055bf63" style:font-size-asian="12pt" style:font-weight-asian="normal" style:font-size-complex="12pt" style:font-weight-complex="normal"/>
    </style:style>
    <style:style style:name="T64" style:family="text">
      <style:text-properties style:font-name="Arial" fo:font-size="12pt" style:text-underline-style="none" fo:font-weight="normal" officeooo:rsid="00574935" style:font-size-asian="12pt" style:font-weight-asian="normal" style:font-size-complex="12pt" style:font-weight-complex="normal"/>
    </style:style>
    <style:style style:name="T65" style:family="text">
      <style:text-properties style:font-name="Arial" fo:font-size="12pt" style:text-underline-style="none" fo:font-weight="normal" officeooo:rsid="005974aa" style:font-size-asian="12pt" style:font-weight-asian="normal" style:font-size-complex="12pt" style:font-weight-complex="normal"/>
    </style:style>
    <style:style style:name="T66" style:family="text">
      <style:text-properties style:font-name="Arial" fo:font-size="12pt" style:text-underline-style="none" fo:font-weight="normal" officeooo:rsid="005b653b" style:font-size-asian="12pt" style:font-weight-asian="normal" style:font-size-complex="12pt" style:font-weight-complex="normal"/>
    </style:style>
    <style:style style:name="T67" style:family="text">
      <style:text-properties style:font-name="Arial" fo:font-size="12pt" style:text-underline-style="none" fo:font-weight="normal" officeooo:rsid="005c93df" style:font-size-asian="12pt" style:font-weight-asian="normal" style:font-size-complex="12pt" style:font-weight-complex="normal"/>
    </style:style>
    <style:style style:name="T68" style:family="text">
      <style:text-properties style:font-name="Arial" fo:font-size="12pt" style:text-underline-style="none" fo:font-weight="normal" officeooo:rsid="005c994d" style:font-size-asian="12pt" style:font-weight-asian="normal" style:font-size-complex="12pt" style:font-weight-complex="normal"/>
    </style:style>
    <style:style style:name="T69" style:family="text">
      <style:text-properties style:font-name="Arial" fo:font-size="12pt" style:text-underline-style="none" fo:font-weight="normal" officeooo:rsid="005d606d" style:font-size-asian="12pt" style:font-weight-asian="normal" style:font-size-complex="12pt" style:font-weight-complex="normal"/>
    </style:style>
    <style:style style:name="T70" style:family="text">
      <style:text-properties style:font-name="Arial" fo:font-size="12pt" style:text-underline-style="none" fo:font-weight="normal" officeooo:rsid="005dc6fb" style:font-size-asian="12pt" style:font-weight-asian="normal" style:font-size-complex="12pt" style:font-weight-complex="normal"/>
    </style:style>
    <style:style style:name="T71" style:family="text">
      <style:text-properties style:font-name="Arial" fo:font-size="12pt" style:text-underline-style="none" fo:font-weight="normal" officeooo:rsid="005fa364" style:font-size-asian="12pt" style:font-weight-asian="normal" style:font-size-complex="12pt" style:font-weight-complex="normal"/>
    </style:style>
    <style:style style:name="T72" style:family="text">
      <style:text-properties style:font-name="Arial" fo:font-size="12pt" style:text-underline-style="none" fo:font-weight="normal" officeooo:rsid="0069d253" style:font-size-asian="12pt" style:font-weight-asian="normal" style:font-size-complex="12pt" style:font-weight-complex="normal"/>
    </style:style>
    <style:style style:name="T73" style:family="text">
      <style:text-properties style:font-name="Arial" fo:font-size="12pt" style:text-underline-style="none" fo:font-weight="normal" officeooo:rsid="0069f1b1" style:font-size-asian="12pt" style:font-weight-asian="normal" style:font-size-complex="12pt" style:font-weight-complex="normal"/>
    </style:style>
    <style:style style:name="T74" style:family="text">
      <style:text-properties style:font-name="Arial" fo:font-size="12pt" style:text-underline-style="none" fo:font-weight="normal" officeooo:rsid="007ca7f1" style:font-size-asian="12pt" style:font-weight-asian="normal" style:font-size-complex="12pt" style:font-weight-complex="normal"/>
    </style:style>
    <style:style style:name="T75" style:family="text">
      <style:text-properties style:font-name="Arial" fo:font-size="12pt" style:text-underline-style="none" fo:font-weight="normal" officeooo:rsid="00117b95" style:font-size-asian="12pt" style:font-weight-asian="normal" style:font-size-complex="12pt" style:font-weight-complex="normal"/>
    </style:style>
    <style:style style:name="T76" style:family="text">
      <style:text-properties style:font-name="Arial" fo:font-size="12pt" style:text-underline-style="none" fo:font-weight="normal" officeooo:rsid="008589ad" style:font-size-asian="12pt" style:font-weight-asian="normal" style:font-size-complex="12pt" style:font-weight-complex="normal"/>
    </style:style>
    <style:style style:name="T77" style:family="text">
      <style:text-properties style:font-name="Arial" fo:font-size="12pt" style:text-underline-style="none" fo:font-weight="normal" officeooo:rsid="009d45d3" style:font-size-asian="12pt" style:font-weight-asian="normal" style:font-size-complex="12pt" style:font-weight-complex="normal"/>
    </style:style>
    <style:style style:name="T78" style:family="text">
      <style:text-properties style:font-name="Arial" fo:font-size="12pt" style:text-underline-style="none" fo:font-weight="normal" officeooo:rsid="009de5aa" style:font-size-asian="12pt" style:font-weight-asian="normal" style:font-size-complex="12pt" style:font-weight-complex="normal"/>
    </style:style>
    <style:style style:name="T79" style:family="text">
      <style:text-properties style:font-name="Arial" fo:font-size="12pt" style:text-underline-style="none" fo:font-weight="normal" officeooo:rsid="009e32b1" style:font-size-asian="12pt" style:font-weight-asian="normal" style:font-size-complex="12pt" style:font-weight-complex="normal"/>
    </style:style>
    <style:style style:name="T80" style:family="text">
      <style:text-properties style:font-name="Arial" fo:font-size="12pt" style:text-underline-style="none" fo:font-weight="normal" officeooo:rsid="009fa72c" style:font-size-asian="12pt" style:font-weight-asian="normal" style:font-size-complex="12pt" style:font-weight-complex="normal"/>
    </style:style>
    <style:style style:name="T81" style:family="text">
      <style:text-properties style:font-name="Arial" fo:font-size="12pt" style:text-underline-style="none" fo:font-weight="normal" officeooo:rsid="00aa0da2" style:font-size-asian="12pt" style:font-weight-asian="normal" style:font-size-complex="12pt" style:font-weight-complex="normal"/>
    </style:style>
    <style:style style:name="T82" style:family="text">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83" style:family="text">
      <style:text-properties style:font-name="Arial" fo:font-size="12pt" style:text-underline-style="solid" style:text-underline-width="auto" style:text-underline-color="font-color" fo:font-weight="normal" officeooo:rsid="007ca7f1" style:font-size-asian="12pt" style:font-weight-asian="normal" style:font-size-complex="12pt" style:font-weight-complex="normal"/>
    </style:style>
    <style:style style:name="T84" style:family="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85" style:family="text">
      <style:text-properties style:font-name="Arial" fo:font-size="12pt" fo:font-style="normal" style:text-underline-style="none" fo:font-weight="normal" officeooo:rsid="0011882a" style:font-size-asian="12pt" style:font-style-asian="normal" style:font-weight-asian="normal" style:font-size-complex="12pt" style:font-style-complex="normal" style:font-weight-complex="normal"/>
    </style:style>
    <style:style style:name="T86" style:family="text">
      <style:text-properties style:font-name="Arial" fo:font-size="12pt" fo:font-style="normal" style:text-underline-style="none" fo:font-weight="normal" officeooo:rsid="0014e5d9" style:font-size-asian="12pt" style:font-style-asian="normal" style:font-weight-asian="normal" style:font-size-complex="12pt" style:font-style-complex="normal" style:font-weight-complex="normal"/>
    </style:style>
    <style:style style:name="T87" style:family="text">
      <style:text-properties style:font-name="Arial" fo:font-size="12pt" fo:font-style="normal" style:text-underline-style="none" fo:font-weight="normal" officeooo:rsid="002aafa8" style:font-size-asian="12pt" style:font-style-asian="normal" style:font-weight-asian="normal" style:font-size-complex="12pt" style:font-style-complex="normal" style:font-weight-complex="normal"/>
    </style:style>
    <style:style style:name="T88" style:family="text">
      <style:text-properties style:font-name="Arial" fo:font-size="12pt" fo:font-style="normal" style:text-underline-style="none" fo:font-weight="normal" officeooo:rsid="0031d906" style:font-size-asian="12pt" style:font-style-asian="normal" style:font-weight-asian="normal" style:font-size-complex="12pt" style:font-style-complex="normal" style:font-weight-complex="normal"/>
    </style:style>
    <style:style style:name="T89" style:family="text">
      <style:text-properties style:font-name="Arial" fo:font-size="12pt" fo:font-style="normal" style:text-underline-style="none" fo:font-weight="normal" officeooo:rsid="0032e9a9" style:font-size-asian="12pt" style:font-style-asian="normal" style:font-weight-asian="normal" style:font-size-complex="12pt" style:font-style-complex="normal" style:font-weight-complex="normal"/>
    </style:style>
    <style:style style:name="T90" style:family="text">
      <style:text-properties style:font-name="Arial" fo:font-size="12pt" fo:font-style="normal" style:text-underline-style="none" fo:font-weight="normal" officeooo:rsid="003838e4" style:font-size-asian="12pt" style:font-style-asian="normal" style:font-weight-asian="normal" style:font-size-complex="12pt" style:font-style-complex="normal" style:font-weight-complex="normal"/>
    </style:style>
    <style:style style:name="T91" style:family="text">
      <style:text-properties style:font-name="Arial" fo:font-size="12pt" fo:font-style="normal" style:text-underline-style="none" fo:font-weight="normal" officeooo:rsid="003f2ad2" style:font-size-asian="12pt" style:font-style-asian="normal" style:font-weight-asian="normal" style:font-size-complex="12pt" style:font-style-complex="normal" style:font-weight-complex="normal"/>
    </style:style>
    <style:style style:name="T92" style:family="text">
      <style:text-properties style:font-name="Arial" fo:font-size="12pt" fo:font-style="normal" style:text-underline-style="none" fo:font-weight="normal" officeooo:rsid="00441110" style:font-size-asian="12pt" style:font-style-asian="normal" style:font-weight-asian="normal" style:font-size-complex="12pt" style:font-style-complex="normal" style:font-weight-complex="normal"/>
    </style:style>
    <style:style style:name="T93" style:family="text">
      <style:text-properties style:font-name="Arial" fo:font-size="12pt" fo:font-style="normal" style:text-underline-style="none" fo:font-weight="normal" officeooo:rsid="0045dafb" style:font-size-asian="12pt" style:font-style-asian="normal" style:font-weight-asian="normal" style:font-size-complex="12pt" style:font-style-complex="normal" style:font-weight-complex="normal"/>
    </style:style>
    <style:style style:name="T94" style:family="text">
      <style:text-properties style:font-name="Arial" fo:font-size="12pt" fo:font-style="normal" style:text-underline-style="none" fo:font-weight="normal" officeooo:rsid="0046b053" style:font-size-asian="12pt" style:font-style-asian="normal" style:font-weight-asian="normal" style:font-size-complex="12pt" style:font-style-complex="normal" style:font-weight-complex="normal"/>
    </style:style>
    <style:style style:name="T95" style:family="text">
      <style:text-properties style:font-name="Arial" fo:font-size="12pt" fo:font-style="normal" style:text-underline-style="none" fo:font-weight="normal" officeooo:rsid="0047d89c" style:font-size-asian="12pt" style:font-style-asian="normal" style:font-weight-asian="normal" style:font-size-complex="12pt" style:font-style-complex="normal" style:font-weight-complex="normal"/>
    </style:style>
    <style:style style:name="T96" style:family="text">
      <style:text-properties style:font-name="Arial" fo:font-size="12pt" fo:font-style="normal" style:text-underline-style="none" fo:font-weight="normal" officeooo:rsid="004918ec" style:font-size-asian="12pt" style:font-style-asian="normal" style:font-weight-asian="normal" style:font-size-complex="12pt" style:font-style-complex="normal" style:font-weight-complex="normal"/>
    </style:style>
    <style:style style:name="T97" style:family="text">
      <style:text-properties style:font-name="Arial" fo:font-size="12pt" fo:font-style="normal" style:text-underline-style="none" fo:font-weight="normal" officeooo:rsid="00497dff" style:font-size-asian="12pt" style:font-style-asian="normal" style:font-weight-asian="normal" style:font-size-complex="12pt" style:font-style-complex="normal" style:font-weight-complex="normal"/>
    </style:style>
    <style:style style:name="T98" style:family="text">
      <style:text-properties style:font-name="Arial" fo:font-size="12pt" fo:font-style="normal" style:text-underline-style="none" fo:font-weight="normal" officeooo:rsid="004b2ad7" style:font-size-asian="12pt" style:font-style-asian="normal" style:font-weight-asian="normal" style:font-size-complex="12pt" style:font-style-complex="normal" style:font-weight-complex="normal"/>
    </style:style>
    <style:style style:name="T99" style:family="text">
      <style:text-properties style:font-name="Arial" fo:font-size="12pt" fo:font-style="normal" style:text-underline-style="none" fo:font-weight="normal" officeooo:rsid="004ca600" style:font-size-asian="12pt" style:font-style-asian="normal" style:font-weight-asian="normal" style:font-size-complex="12pt" style:font-style-complex="normal" style:font-weight-complex="normal"/>
    </style:style>
    <style:style style:name="T100" style:family="text">
      <style:text-properties style:font-name="Arial" fo:font-size="12pt" fo:font-style="normal" style:text-underline-style="none" fo:font-weight="normal" officeooo:rsid="004e6dee" style:font-size-asian="12pt" style:font-style-asian="normal" style:font-weight-asian="normal" style:font-size-complex="12pt" style:font-style-complex="normal" style:font-weight-complex="normal"/>
    </style:style>
    <style:style style:name="T101" style:family="text">
      <style:text-properties style:font-name="Arial" fo:font-size="12pt" fo:font-style="normal" style:text-underline-style="none" fo:font-weight="normal" officeooo:rsid="0050bac0" style:font-size-asian="12pt" style:font-style-asian="normal" style:font-weight-asian="normal" style:font-size-complex="12pt" style:font-style-complex="normal" style:font-weight-complex="normal"/>
    </style:style>
    <style:style style:name="T102" style:family="text">
      <style:text-properties style:font-name="Arial" fo:font-size="12pt" fo:font-style="normal" style:text-underline-style="none" fo:font-weight="normal" officeooo:rsid="00529ee4" style:font-size-asian="12pt" style:font-style-asian="normal" style:font-weight-asian="normal" style:font-size-complex="12pt" style:font-style-complex="normal" style:font-weight-complex="normal"/>
    </style:style>
    <style:style style:name="T103" style:family="text">
      <style:text-properties style:font-name="Arial" fo:font-size="12pt" fo:font-style="normal" style:text-underline-style="none" fo:font-weight="normal" officeooo:rsid="0053ceff" style:font-size-asian="12pt" style:font-style-asian="normal" style:font-weight-asian="normal" style:font-size-complex="12pt" style:font-style-complex="normal" style:font-weight-complex="normal"/>
    </style:style>
    <style:style style:name="T104" style:family="text">
      <style:text-properties style:font-name="Arial" fo:font-size="12pt" fo:font-style="normal" style:text-underline-style="none" fo:font-weight="normal" officeooo:rsid="00572c4b" style:font-size-asian="12pt" style:font-style-asian="normal" style:font-weight-asian="normal" style:font-size-complex="12pt" style:font-style-complex="normal" style:font-weight-complex="normal"/>
    </style:style>
    <style:style style:name="T105" style:family="text">
      <style:text-properties style:font-name="Arial" fo:font-size="12pt" fo:font-style="normal" style:text-underline-style="none" fo:font-weight="normal" officeooo:rsid="0055bf63" style:font-size-asian="12pt" style:font-style-asian="normal" style:font-weight-asian="normal" style:font-size-complex="12pt" style:font-style-complex="normal" style:font-weight-complex="normal"/>
    </style:style>
    <style:style style:name="T106" style:family="text">
      <style:text-properties style:font-name="Arial" fo:font-size="12pt" fo:font-style="normal" style:text-underline-style="none" fo:font-weight="normal" officeooo:rsid="00574935" style:font-size-asian="12pt" style:font-style-asian="normal" style:font-weight-asian="normal" style:font-size-complex="12pt" style:font-style-complex="normal" style:font-weight-complex="normal"/>
    </style:style>
    <style:style style:name="T107" style:family="text">
      <style:text-properties style:font-name="Arial" fo:font-size="12pt" fo:font-style="normal" style:text-underline-style="none" fo:font-weight="normal" officeooo:rsid="0057dfbf" style:font-size-asian="12pt" style:font-style-asian="normal" style:font-weight-asian="normal" style:font-size-complex="12pt" style:font-style-complex="normal" style:font-weight-complex="normal"/>
    </style:style>
    <style:style style:name="T108" style:family="text">
      <style:text-properties style:font-name="Arial" fo:font-size="12pt" fo:font-style="normal" style:text-underline-style="none" fo:font-weight="normal" officeooo:rsid="005974aa" style:font-size-asian="12pt" style:font-style-asian="normal" style:font-weight-asian="normal" style:font-size-complex="12pt" style:font-style-complex="normal" style:font-weight-complex="normal"/>
    </style:style>
    <style:style style:name="T109" style:family="text">
      <style:text-properties style:font-name="Arial" fo:font-size="12pt" fo:font-style="normal" style:text-underline-style="none" fo:font-weight="normal" officeooo:rsid="005ad55a" style:font-size-asian="12pt" style:font-style-asian="normal" style:font-weight-asian="normal" style:font-size-complex="12pt" style:font-style-complex="normal" style:font-weight-complex="normal"/>
    </style:style>
    <style:style style:name="T110" style:family="text">
      <style:text-properties style:font-name="Arial" fo:font-size="12pt" fo:font-style="normal" style:text-underline-style="none" fo:font-weight="normal" officeooo:rsid="005b653b" style:font-size-asian="12pt" style:font-style-asian="normal" style:font-weight-asian="normal" style:font-size-complex="12pt" style:font-style-complex="normal" style:font-weight-complex="normal"/>
    </style:style>
    <style:style style:name="T111" style:family="text">
      <style:text-properties style:font-name="Arial" fo:font-size="12pt" fo:font-style="normal" style:text-underline-style="none" fo:font-weight="normal" officeooo:rsid="005c93df" style:font-size-asian="12pt" style:font-style-asian="normal" style:font-weight-asian="normal" style:font-size-complex="12pt" style:font-style-complex="normal" style:font-weight-complex="normal"/>
    </style:style>
    <style:style style:name="T112" style:family="text">
      <style:text-properties style:font-name="Arial" fo:font-size="12pt" fo:font-style="normal" style:text-underline-style="none" fo:font-weight="normal" officeooo:rsid="005c994d" style:font-size-asian="12pt" style:font-style-asian="normal" style:font-weight-asian="normal" style:font-size-complex="12pt" style:font-style-complex="normal" style:font-weight-complex="normal"/>
    </style:style>
    <style:style style:name="T113" style:family="text">
      <style:text-properties style:font-name="Arial" fo:font-size="12pt" fo:font-style="normal" style:text-underline-style="none" fo:font-weight="normal" officeooo:rsid="005d606d" style:font-size-asian="12pt" style:font-style-asian="normal" style:font-weight-asian="normal" style:font-size-complex="12pt" style:font-style-complex="normal" style:font-weight-complex="normal"/>
    </style:style>
    <style:style style:name="T114" style:family="text">
      <style:text-properties style:font-name="Arial" fo:font-size="12pt" fo:font-style="normal" style:text-underline-style="none" fo:font-weight="normal" officeooo:rsid="005dc6fb" style:font-size-asian="12pt" style:font-style-asian="normal" style:font-weight-asian="normal" style:font-size-complex="12pt" style:font-style-complex="normal" style:font-weight-complex="normal"/>
    </style:style>
    <style:style style:name="T115" style:family="text">
      <style:text-properties style:font-name="Arial" fo:font-size="12pt" fo:font-style="normal" style:text-underline-style="none" fo:font-weight="normal" officeooo:rsid="005fa364" style:font-size-asian="12pt" style:font-style-asian="normal" style:font-weight-asian="normal" style:font-size-complex="12pt" style:font-style-complex="normal" style:font-weight-complex="normal"/>
    </style:style>
    <style:style style:name="T116" style:family="text">
      <style:text-properties style:font-name="Arial" fo:font-size="12pt" fo:font-style="normal" style:text-underline-style="none" fo:font-weight="normal" officeooo:rsid="00603e3b" style:font-size-asian="12pt" style:font-style-asian="normal" style:font-weight-asian="normal" style:font-size-complex="12pt" style:font-style-complex="normal" style:font-weight-complex="normal"/>
    </style:style>
    <style:style style:name="T117" style:family="text">
      <style:text-properties style:font-name="Arial" fo:font-size="12pt" fo:font-style="normal" style:text-underline-style="none" fo:font-weight="normal" officeooo:rsid="0064e740" style:font-size-asian="12pt" style:font-style-asian="normal" style:font-weight-asian="normal" style:font-size-complex="12pt" style:font-style-complex="normal" style:font-weight-complex="normal"/>
    </style:style>
    <style:style style:name="T118" style:family="text">
      <style:text-properties style:font-name="Arial" fo:font-size="12pt" fo:font-style="normal" style:text-underline-style="none" fo:font-weight="normal" officeooo:rsid="006604ec" style:font-size-asian="12pt" style:font-style-asian="normal" style:font-weight-asian="normal" style:font-size-complex="12pt" style:font-style-complex="normal" style:font-weight-complex="normal"/>
    </style:style>
    <style:style style:name="T119" style:family="text">
      <style:text-properties style:font-name="Arial" fo:font-size="12pt" fo:font-style="normal" style:text-underline-style="none" fo:font-weight="normal" officeooo:rsid="00672e6b" style:font-size-asian="12pt" style:font-style-asian="normal" style:font-weight-asian="normal" style:font-size-complex="12pt" style:font-style-complex="normal" style:font-weight-complex="normal"/>
    </style:style>
    <style:style style:name="T120" style:family="text">
      <style:text-properties style:font-name="Arial" fo:font-size="12pt" fo:font-style="normal" style:text-underline-style="none" fo:font-weight="normal" officeooo:rsid="006845ea" style:font-size-asian="12pt" style:font-style-asian="normal" style:font-weight-asian="normal" style:font-size-complex="12pt" style:font-style-complex="normal" style:font-weight-complex="normal"/>
    </style:style>
    <style:style style:name="T121" style:family="text">
      <style:text-properties style:font-name="Arial" fo:font-size="12pt" fo:font-style="normal" style:text-underline-style="none" fo:font-weight="normal" officeooo:rsid="0069d253" style:font-size-asian="12pt" style:font-style-asian="normal" style:font-weight-asian="normal" style:font-size-complex="12pt" style:font-style-complex="normal" style:font-weight-complex="normal"/>
    </style:style>
    <style:style style:name="T122" style:family="text">
      <style:text-properties style:font-name="Arial" fo:font-size="12pt" fo:font-style="normal" style:text-underline-style="none" fo:font-weight="normal" officeooo:rsid="0069f1b1" style:font-size-asian="12pt" style:font-style-asian="normal" style:font-weight-asian="normal" style:font-size-complex="12pt" style:font-style-complex="normal" style:font-weight-complex="normal"/>
    </style:style>
    <style:style style:name="T123" style:family="text">
      <style:text-properties style:font-name="Arial" fo:font-size="12pt" fo:font-style="normal" style:text-underline-style="none" fo:font-weight="normal" officeooo:rsid="006bdbbf" style:font-size-asian="12pt" style:font-style-asian="normal" style:font-weight-asian="normal" style:font-size-complex="12pt" style:font-style-complex="normal" style:font-weight-complex="normal"/>
    </style:style>
    <style:style style:name="T124" style:family="text">
      <style:text-properties style:font-name="Arial" fo:font-size="12pt" fo:font-style="normal" style:text-underline-style="none" fo:font-weight="normal" officeooo:rsid="006c34a0" style:font-size-asian="12pt" style:font-style-asian="normal" style:font-weight-asian="normal" style:font-size-complex="12pt" style:font-style-complex="normal" style:font-weight-complex="normal"/>
    </style:style>
    <style:style style:name="T125" style:family="text">
      <style:text-properties style:font-name="Arial" fo:font-size="12pt" fo:font-style="normal" style:text-underline-style="none" fo:font-weight="normal" officeooo:rsid="00728590" style:font-size-asian="12pt" style:font-style-asian="normal" style:font-weight-asian="normal" style:font-size-complex="12pt" style:font-style-complex="normal" style:font-weight-complex="normal"/>
    </style:style>
    <style:style style:name="T126" style:family="text">
      <style:text-properties style:font-name="Arial" fo:font-size="12pt" fo:font-style="normal" style:text-underline-style="none" fo:font-weight="normal" officeooo:rsid="007a799b" style:font-size-asian="12pt" style:font-style-asian="normal" style:font-weight-asian="normal" style:font-size-complex="12pt" style:font-style-complex="normal" style:font-weight-complex="normal"/>
    </style:style>
    <style:style style:name="T127" style:family="text">
      <style:text-properties style:font-name="Arial" fo:font-size="12pt" fo:font-style="normal" style:text-underline-style="none" fo:font-weight="normal" officeooo:rsid="007d6fd4" style:font-size-asian="12pt" style:font-style-asian="normal" style:font-weight-asian="normal" style:font-size-complex="12pt" style:font-style-complex="normal" style:font-weight-complex="normal"/>
    </style:style>
    <style:style style:name="T128" style:family="text">
      <style:text-properties style:font-name="Arial" fo:font-size="12pt" fo:font-style="normal" style:text-underline-style="none" fo:font-weight="normal" officeooo:rsid="008be296" style:font-size-asian="12pt" style:font-style-asian="normal" style:font-weight-asian="normal" style:font-size-complex="12pt" style:font-style-complex="normal" style:font-weight-complex="normal"/>
    </style:style>
    <style:style style:name="T129" style:family="text">
      <style:text-properties style:font-name="Arial" fo:font-size="12pt" fo:font-style="normal" style:text-underline-style="none" fo:font-weight="normal" officeooo:rsid="008ddfac" style:font-size-asian="12pt" style:font-style-asian="normal" style:font-weight-asian="normal" style:font-size-complex="12pt" style:font-style-complex="normal" style:font-weight-complex="normal"/>
    </style:style>
    <style:style style:name="T130" style:family="text">
      <style:text-properties style:font-name="Arial" fo:font-size="12pt" fo:font-style="normal" style:text-underline-style="none" fo:font-weight="normal" officeooo:rsid="009275d1" style:font-size-asian="12pt" style:font-style-asian="normal" style:font-weight-asian="normal" style:font-size-complex="12pt" style:font-style-complex="normal" style:font-weight-complex="normal"/>
    </style:style>
    <style:style style:name="T131" style:family="text">
      <style:text-properties style:font-name="Arial" fo:font-size="12pt" fo:font-style="normal" style:text-underline-style="none" fo:font-weight="normal" officeooo:rsid="009456d7" style:font-size-asian="12pt" style:font-style-asian="normal" style:font-weight-asian="normal" style:font-size-complex="12pt" style:font-style-complex="normal" style:font-weight-complex="normal"/>
    </style:style>
    <style:style style:name="T132" style:family="text">
      <style:text-properties style:font-name="Arial" fo:font-size="12pt" fo:font-style="normal" style:text-underline-style="none" fo:font-weight="normal" officeooo:rsid="0095356d" style:font-size-asian="12pt" style:font-style-asian="normal" style:font-weight-asian="normal" style:font-size-complex="12pt" style:font-style-complex="normal" style:font-weight-complex="normal"/>
    </style:style>
    <style:style style:name="T133" style:family="text">
      <style:text-properties style:font-name="Arial" fo:font-size="12pt" fo:font-style="normal" style:text-underline-style="none" fo:font-weight="normal" officeooo:rsid="0098d996" style:font-size-asian="12pt" style:font-style-asian="normal" style:font-weight-asian="normal" style:font-size-complex="12pt" style:font-style-complex="normal" style:font-weight-complex="normal"/>
    </style:style>
    <style:style style:name="T134" style:family="text">
      <style:text-properties style:font-name="Arial" fo:font-size="12pt" fo:font-style="normal" style:text-underline-style="none" fo:font-weight="normal" officeooo:rsid="00998ae2" style:font-size-asian="12pt" style:font-style-asian="normal" style:font-weight-asian="normal" style:font-size-complex="12pt" style:font-style-complex="normal" style:font-weight-complex="normal"/>
    </style:style>
    <style:style style:name="T135" style:family="text">
      <style:text-properties style:font-name="Arial" fo:font-size="12pt" fo:font-style="normal" style:text-underline-style="none" fo:font-weight="normal" officeooo:rsid="009b09f7" style:font-size-asian="12pt" style:font-style-asian="normal" style:font-weight-asian="normal" style:font-size-complex="12pt" style:font-style-complex="normal" style:font-weight-complex="normal"/>
    </style:style>
    <style:style style:name="T136" style:family="text">
      <style:text-properties style:font-name="Arial" fo:font-size="12pt" fo:font-style="normal" style:text-underline-style="none" fo:font-weight="normal" officeooo:rsid="009b5aa2" style:font-size-asian="12pt" style:font-style-asian="normal" style:font-weight-asian="normal" style:font-size-complex="12pt" style:font-style-complex="normal" style:font-weight-complex="normal"/>
    </style:style>
    <style:style style:name="T137" style:family="text">
      <style:text-properties style:font-name="Arial" fo:font-size="12pt" fo:font-style="normal" style:text-underline-style="none" fo:font-weight="normal" officeooo:rsid="009d45d3" style:font-size-asian="12pt" style:font-style-asian="normal" style:font-weight-asian="normal" style:font-size-complex="12pt" style:font-style-complex="normal" style:font-weight-complex="normal"/>
    </style:style>
    <style:style style:name="T138" style:family="text">
      <style:text-properties style:font-name="Arial" fo:font-size="12pt" fo:font-style="normal" style:text-underline-style="none" fo:font-weight="normal" officeooo:rsid="009de5aa" style:font-size-asian="12pt" style:font-style-asian="normal" style:font-weight-asian="normal" style:font-size-complex="12pt" style:font-style-complex="normal" style:font-weight-complex="normal"/>
    </style:style>
    <style:style style:name="T139" style:family="text">
      <style:text-properties style:font-name="Arial" fo:font-size="12pt" fo:font-style="normal" style:text-underline-style="none" fo:font-weight="normal" officeooo:rsid="009fa72c" style:font-size-asian="12pt" style:font-style-asian="normal" style:font-weight-asian="normal" style:font-size-complex="12pt" style:font-style-complex="normal" style:font-weight-complex="normal"/>
    </style:style>
    <style:style style:name="T140" style:family="text">
      <style:text-properties style:font-name="Arial" fo:font-size="12pt" fo:font-style="normal" style:text-underline-style="none" fo:font-weight="normal" officeooo:rsid="00a4488b" style:font-size-asian="12pt" style:font-style-asian="normal" style:font-weight-asian="normal" style:font-size-complex="12pt" style:font-style-complex="normal" style:font-weight-complex="normal"/>
    </style:style>
    <style:style style:name="T141" style:family="text">
      <style:text-properties style:font-name="Arial" fo:font-size="12pt" fo:font-style="normal" style:text-underline-style="none" fo:font-weight="normal" officeooo:rsid="00a953f5" style:font-size-asian="12pt" style:font-style-asian="normal" style:font-weight-asian="normal" style:font-size-complex="12pt" style:font-style-complex="normal" style:font-weight-complex="normal"/>
    </style:style>
    <style:style style:name="T142" style:family="text">
      <style:text-properties style:font-name="Arial" fo:font-size="12pt" fo:font-style="normal" style:text-underline-style="none" fo:font-weight="normal" officeooo:rsid="00a9741c" style:font-size-asian="12pt" style:font-style-asian="normal" style:font-weight-asian="normal" style:font-size-complex="12pt" style:font-style-complex="normal" style:font-weight-complex="normal"/>
    </style:style>
    <style:style style:name="T143" style:family="text">
      <style:text-properties style:font-name="Arial" fo:font-size="12pt" fo:font-style="normal" style:text-underline-style="none" fo:font-weight="normal" officeooo:rsid="00aa0da2" style:font-size-asian="12pt" style:font-style-asian="normal" style:font-weight-asian="normal" style:font-size-complex="12pt" style:font-style-complex="normal" style:font-weight-complex="normal"/>
    </style:style>
    <style:style style:name="T144" style:family="text">
      <style:text-properties style:font-name="Arial" fo:font-size="12pt" fo:font-style="normal" style:text-underline-style="none" fo:font-weight="normal" officeooo:rsid="00aae5bb" style:font-size-asian="12pt" style:font-style-asian="normal" style:font-weight-asian="normal" style:font-size-complex="12pt" style:font-style-complex="normal" style:font-weight-complex="normal"/>
    </style:style>
    <style:style style:name="T145" style:family="text">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T146" style:family="text">
      <style:text-properties style:font-name="Arial" fo:font-size="12pt" fo:font-style="normal" style:text-underline-style="none" fo:font-weight="bold" officeooo:rsid="004b2ad7" style:font-size-asian="12pt" style:font-style-asian="normal" style:font-weight-asian="bold" style:font-size-complex="12pt" style:font-style-complex="normal" style:font-weight-complex="bold"/>
    </style:style>
    <style:style style:name="T147" style:family="text">
      <style:text-properties style:font-name="Arial" fo:font-size="12pt" fo:font-style="normal" style:text-underline-style="none" fo:font-weight="bold" officeooo:rsid="0049b774" style:font-size-asian="12pt" style:font-style-asian="normal" style:font-weight-asian="bold" style:font-size-complex="12pt" style:font-style-complex="normal" style:font-weight-complex="bold"/>
    </style:style>
    <style:style style:name="T148" style:family="text">
      <style:text-properties style:font-name="Arial" fo:font-size="12pt" fo:font-style="normal" style:text-underline-style="none" fo:font-weight="bold" officeooo:rsid="004e6dee" style:font-size-asian="12pt" style:font-style-asian="normal" style:font-weight-asian="bold" style:font-size-complex="12pt" style:font-style-complex="normal" style:font-weight-complex="bold"/>
    </style:style>
    <style:style style:name="T149" style:family="text">
      <style:text-properties style:font-name="Arial" fo:font-size="12pt" fo:font-style="normal" style:text-underline-style="none" fo:font-weight="bold" officeooo:rsid="0057dfbf" style:font-size-asian="12pt" style:font-style-asian="normal" style:font-weight-asian="bold" style:font-size-complex="12pt" style:font-style-complex="normal" style:font-weight-complex="bold"/>
    </style:style>
    <style:style style:name="T150" style:family="text">
      <style:text-properties style:font-name="Arial" fo:font-size="12pt" fo:font-style="normal" style:text-underline-style="none" fo:font-weight="bold" officeooo:rsid="005c994d" style:font-size-asian="12pt" style:font-style-asian="normal" style:font-weight-asian="bold" style:font-size-complex="12pt" style:font-style-complex="normal" style:font-weight-complex="bold"/>
    </style:style>
    <style:style style:name="T151" style:family="text">
      <style:text-properties style:font-name="Arial" fo:font-size="12pt" fo:font-style="normal" style:text-underline-style="none" fo:font-weight="bold" officeooo:rsid="005dc6fb" style:font-size-asian="12pt" style:font-style-asian="normal" style:font-weight-asian="bold" style:font-size-complex="12pt" style:font-style-complex="normal" style:font-weight-complex="bold"/>
    </style:style>
    <style:style style:name="T152" style:family="text">
      <style:text-properties style:font-name="Arial" fo:font-size="12pt" fo:font-style="normal" style:text-underline-style="none" fo:font-weight="bold" officeooo:rsid="00603e3b" style:font-size-asian="12pt" style:font-style-asian="normal" style:font-weight-asian="bold" style:font-size-complex="12pt" style:font-style-complex="normal" style:font-weight-complex="bold"/>
    </style:style>
    <style:style style:name="T153" style:family="text">
      <style:text-properties style:font-name="Arial" fo:font-size="12pt" fo:font-style="normal" style:text-underline-style="none" fo:font-weight="bold" officeooo:rsid="006c34a0" style:font-size-asian="12pt" style:font-style-asian="normal" style:font-weight-asian="bold" style:font-size-complex="12pt" style:font-style-complex="normal" style:font-weight-complex="bold"/>
    </style:style>
    <style:style style:name="T154" style:family="text">
      <style:text-properties style:font-name="Arial" fo:font-size="12pt" fo:font-style="normal" style:text-underline-style="none" fo:font-weight="bold" officeooo:rsid="0069f1b1" style:font-size-asian="12pt" style:font-style-asian="normal" style:font-weight-asian="bold" style:font-size-complex="12pt" style:font-style-complex="normal" style:font-weight-complex="bold"/>
    </style:style>
    <style:style style:name="T155" style:family="text">
      <style:text-properties style:font-name="Arial" fo:font-size="12pt" fo:font-style="normal" style:text-underline-style="none" fo:font-weight="bold" officeooo:rsid="00998ae2" style:font-size-asian="12pt" style:font-style-asian="normal" style:font-weight-asian="bold" style:font-size-complex="12pt" style:font-style-complex="normal" style:font-weight-complex="bold"/>
    </style:style>
    <style:style style:name="T156" style:family="text">
      <style:text-properties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57" style:family="text">
      <style:text-properties style:font-name="Arial" fo:font-size="12pt" fo:font-style="normal" style:text-underline-style="solid" style:text-underline-width="auto" style:text-underline-color="font-color" fo:font-weight="normal" officeooo:rsid="0031d906" style:font-size-asian="12pt" style:font-style-asian="normal" style:font-weight-asian="normal" style:font-size-complex="12pt" style:font-style-complex="normal" style:font-weight-complex="normal"/>
    </style:style>
    <style:style style:name="T158" style:family="text">
      <style:text-properties style:font-name="Arial" fo:font-size="12pt" fo:font-style="normal" style:text-underline-style="solid" style:text-underline-width="auto" style:text-underline-color="font-color" fo:font-weight="normal" officeooo:rsid="0037fd32" style:font-size-asian="12pt" style:font-style-asian="normal" style:font-weight-asian="normal" style:font-size-complex="12pt" style:font-style-complex="normal" style:font-weight-complex="normal"/>
    </style:style>
    <style:style style:name="T159" style:family="text">
      <style:text-properties style:font-name="Arial" fo:font-size="12pt" fo:font-style="normal" style:text-underline-style="solid" style:text-underline-width="auto" style:text-underline-color="font-color" fo:font-weight="normal" officeooo:rsid="003f2ad2" style:font-size-asian="12pt" style:font-style-asian="normal" style:font-weight-asian="normal" style:font-size-complex="12pt" style:font-style-complex="normal" style:font-weight-complex="normal"/>
    </style:style>
    <style:style style:name="T160" style:family="text">
      <style:text-properties style:font-name="Arial" fo:font-size="12pt" fo:font-style="normal" style:text-underline-style="solid" style:text-underline-width="auto" style:text-underline-color="font-color" fo:font-weight="normal" officeooo:rsid="0045dafb" style:font-size-asian="12pt" style:font-style-asian="normal" style:font-weight-asian="normal" style:font-size-complex="12pt" style:font-style-complex="normal" style:font-weight-complex="normal"/>
    </style:style>
    <style:style style:name="T161" style:family="text">
      <style:text-properties style:font-name="Arial" fo:font-size="12pt" fo:font-style="normal" style:text-underline-style="solid" style:text-underline-width="auto" style:text-underline-color="font-color" fo:font-weight="normal" officeooo:rsid="0047d89c" style:font-size-asian="12pt" style:font-style-asian="normal" style:font-weight-asian="normal" style:font-size-complex="12pt" style:font-style-complex="normal" style:font-weight-complex="normal"/>
    </style:style>
    <style:style style:name="T162" style:family="text">
      <style:text-properties style:font-name="Arial" fo:font-size="12pt" fo:font-style="normal" style:text-underline-style="solid" style:text-underline-width="auto" style:text-underline-color="font-color" fo:font-weight="normal" officeooo:rsid="00672e6b" style:font-size-asian="12pt" style:font-style-asian="normal" style:font-weight-asian="normal" style:font-size-complex="12pt" style:font-style-complex="normal" style:font-weight-complex="normal"/>
    </style:style>
    <style:style style:name="T163" style:family="text">
      <style:text-properties style:font-name="Arial" fo:font-size="12pt" fo:font-style="normal" style:text-underline-style="solid" style:text-underline-width="auto" style:text-underline-color="font-color" fo:font-weight="normal" officeooo:rsid="006845ea" style:font-size-asian="12pt" style:font-style-asian="normal" style:font-weight-asian="normal" style:font-size-complex="12pt" style:font-style-complex="normal" style:font-weight-complex="normal"/>
    </style:style>
    <style:style style:name="T164" style:family="text">
      <style:text-properties style:font-name="Arial" fo:font-size="12pt" fo:font-style="normal" style:text-underline-style="solid" style:text-underline-width="auto" style:text-underline-color="font-color" fo:font-weight="normal" officeooo:rsid="0098d996" style:font-size-asian="12pt" style:font-style-asian="normal" style:font-weight-asian="normal" style:font-size-complex="12pt" style:font-style-complex="normal" style:font-weight-complex="normal"/>
    </style:style>
    <style:style style:name="T165" style:family="text">
      <style:text-properties style:font-name="Arial" fo:font-size="12pt" fo:font-style="normal" style:text-underline-style="solid" style:text-underline-width="auto" style:text-underline-color="font-color" fo:font-weight="normal" officeooo:rsid="00998ae2" style:font-size-asian="12pt" style:font-style-asian="normal" style:font-weight-asian="normal" style:font-size-complex="12pt" style:font-style-complex="normal" style:font-weight-complex="normal"/>
    </style:style>
    <style:style style:name="T166" style:family="text">
      <style:text-properties style:font-name="Arial" fo:font-size="12pt" fo:font-style="normal" style:text-underline-style="solid" style:text-underline-width="auto" style:text-underline-color="font-color" fo:font-weight="normal" officeooo:rsid="00a953f5" style:font-size-asian="12pt" style:font-style-asian="normal" style:font-weight-asian="normal" style:font-size-complex="12pt" style:font-style-complex="normal" style:font-weight-complex="normal"/>
    </style:style>
    <style:style style:name="T167" style:family="text">
      <style:text-properties style:font-name="Arial" fo:font-size="12pt" fo:font-style="normal" style:text-underline-style="solid" style:text-underline-width="auto" style:text-underline-color="font-color" fo:font-weight="normal" officeooo:rsid="00a9741c" style:font-size-asian="12pt" style:font-style-asian="normal" style:font-weight-asian="normal" style:font-size-complex="12pt" style:font-style-complex="normal" style:font-weight-complex="normal"/>
    </style:style>
    <style:style style:name="T168" style:family="text">
      <style:text-properties style:font-name="Arial" fo:font-size="12pt" fo:font-style="normal" style:text-underline-style="solid" style:text-underline-width="auto" style:text-underline-color="font-color" fo:font-weight="normal" officeooo:rsid="00aa0da2" style:font-size-asian="12pt" style:font-style-asian="normal" style:font-weight-asian="normal" style:font-size-complex="12pt" style:font-style-complex="normal" style:font-weight-complex="normal"/>
    </style:style>
    <style:style style:name="T169" style:family="text">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70"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71" style:family="text">
      <style:text-properties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T172" style:family="text">
      <style:text-properties style:font-name="Arial" fo:font-size="12pt" fo:font-style="italic" style:text-underline-style="none" fo:font-weight="normal" officeooo:rsid="006c34a0" style:font-size-asian="12pt" style:font-style-asian="italic" style:font-weight-asian="normal" style:font-size-complex="12pt" style:font-style-complex="italic" style:font-weight-complex="normal"/>
    </style:style>
    <style:style style:name="T173" style:family="text">
      <style:text-properties style:font-name="Arial" fo:font-size="12pt" fo:font-style="italic" style:text-underline-style="none" fo:font-weight="normal" officeooo:rsid="008589ad" style:font-size-asian="12pt" style:font-style-asian="italic" style:font-weight-asian="normal" style:font-size-complex="12pt" style:font-style-complex="italic" style:font-weight-complex="normal"/>
    </style:style>
    <style:style style:name="T174" style:family="text">
      <style:text-properties style:font-name="Aria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75" style:family="text">
      <style:text-properties style:font-name="Arial" fo:font-size="12pt" fo:font-style="italic" style:text-underline-style="solid" style:text-underline-width="auto" style:text-underline-color="font-color" fo:font-weight="bold" officeooo:rsid="0045dafb" style:font-size-asian="12pt" style:font-style-asian="italic" style:font-weight-asian="bold" style:font-size-complex="12pt" style:font-style-complex="italic" style:font-weight-complex="bold"/>
    </style:style>
    <style:style style:name="T176" style:family="text">
      <style:text-properties style:font-name="Arial" fo:font-size="12pt" fo:font-style="italic" style:text-underline-style="solid" style:text-underline-width="auto" style:text-underline-color="font-color" fo:font-weight="bold" officeooo:rsid="0046b053" style:font-size-asian="12pt" style:font-style-asian="italic" style:font-weight-asian="bold" style:font-size-complex="12pt" style:font-style-complex="italic" style:font-weight-complex="bold"/>
    </style:style>
    <style:style style:name="T177" style:family="text">
      <style:text-properties style:font-name="Arial" fo:font-size="12pt" fo:font-style="italic" style:text-underline-style="solid" style:text-underline-width="auto" style:text-underline-color="font-color" fo:font-weight="bold" officeooo:rsid="00497dff" style:font-size-asian="12pt" style:font-style-asian="italic" style:font-weight-asian="bold" style:font-size-complex="12pt" style:font-style-complex="italic" style:font-weight-complex="bold"/>
    </style:style>
    <style:style style:name="T178" style:family="text">
      <style:text-properties style:font-name="Arial" fo:font-size="12pt" fo:font-style="italic" style:text-underline-style="solid" style:text-underline-width="auto" style:text-underline-color="font-color" fo:font-weight="bold" officeooo:rsid="00728590" style:font-size-asian="12pt" style:font-style-asian="italic" style:font-weight-asian="bold" style:font-size-complex="12pt" style:font-style-complex="italic" style:font-weight-complex="bold"/>
    </style:style>
    <style:style style:name="T179" style:family="text">
      <style:text-properties style:font-name="Arial" fo:font-size="12pt" fo:font-style="italic" style:text-underline-style="solid" style:text-underline-width="auto" style:text-underline-color="font-color" fo:font-weight="bold" officeooo:rsid="0098d996" style:font-size-asian="12pt" style:font-style-asian="italic" style:font-weight-asian="bold" style:font-size-complex="12pt" style:font-style-complex="italic" style:font-weight-complex="bold"/>
    </style:style>
    <style:style style:name="T180" style:family="text">
      <style:text-properties style:font-name="Arial" fo:font-size="12pt" fo:font-style="italic" style:text-underline-style="solid" style:text-underline-width="auto" style:text-underline-color="font-color" fo:font-weight="bold" officeooo:rsid="009b5aa2" style:font-size-asian="12pt" style:font-style-asian="italic" style:font-weight-asian="bold" style:font-size-complex="12pt" style:font-style-complex="italic" style:font-weight-complex="bold"/>
    </style:style>
    <style:style style:name="T181" style:family="text">
      <style:text-properties style:font-name="Arial" fo:font-size="12pt" fo:font-style="italic" style:text-underline-style="solid" style:text-underline-width="auto" style:text-underline-color="font-color" fo:font-weight="bold" officeooo:rsid="00a953f5" style:font-size-asian="12pt" style:font-style-asian="italic" style:font-weight-asian="bold" style:font-size-complex="12pt" style:font-style-complex="italic" style:font-weight-complex="bold"/>
    </style:style>
    <style:style style:name="T182" style:family="text">
      <style:text-properties style:font-name="Arial" fo:font-size="12pt" style:font-size-asian="12pt" style:font-size-complex="12pt"/>
    </style:style>
    <style:style style:name="T183" style:family="text">
      <style:text-properties style:font-name="Arial" fo:font-size="12pt" officeooo:rsid="00497dff" style:font-size-asian="12pt" style:font-size-complex="12pt"/>
    </style:style>
    <style:style style:name="T184" style:family="text">
      <style:text-properties style:font-name="Arial" fo:background-color="#00ff00" loext:char-shading-value="0"/>
    </style:style>
    <style:style style:name="T185" style:family="text">
      <style:text-properties style:font-name="Arial" style:text-underline-style="solid" style:text-underline-width="auto" style:text-underline-color="font-color" fo:font-weight="normal" style:font-weight-asian="normal" style:font-weight-complex="normal"/>
    </style:style>
    <style:style style:name="T186" style:family="text">
      <style:text-properties style:font-name="Arial" style:text-underline-style="solid" style:text-underline-width="auto" style:text-underline-color="font-color" fo:font-weight="normal" officeooo:rsid="00117b95" style:font-weight-asian="normal" style:font-weight-complex="normal"/>
    </style:style>
    <style:style style:name="T187" style:family="text">
      <style:text-properties style:font-name="Arial" style:text-underline-style="solid" style:text-underline-width="auto" style:text-underline-color="font-color" fo:font-weight="bold" style:font-weight-asian="bold" style:font-weight-complex="bold"/>
    </style:style>
    <style:style style:name="T188" style:family="text">
      <style:text-properties style:font-name="Arial" style:text-underline-style="solid" style:text-underline-width="auto" style:text-underline-color="font-color" fo:font-weight="bold" officeooo:rsid="00a35005" style:font-weight-asian="bold" style:font-weight-complex="bold"/>
    </style:style>
    <style:style style:name="T189" style:family="text">
      <style:text-properties style:font-name="Arial" style:text-underline-style="solid" style:text-underline-width="auto" style:text-underline-color="font-color" fo:font-weight="bold" officeooo:rsid="00a4488b" style:font-weight-asian="bold" style:font-weight-complex="bold"/>
    </style:style>
    <style:style style:name="T190" style:family="text">
      <style:text-properties style:font-name="Arial" fo:font-style="italic" style:text-underline-style="none" fo:font-weight="normal" style:font-style-asian="italic" style:font-weight-asian="normal" style:font-style-complex="italic" style:font-weight-complex="normal"/>
    </style:style>
    <style:style style:name="T191" style:family="text">
      <style:text-properties style:font-name="Arial" fo:font-style="italic" style:text-underline-style="none" fo:font-weight="normal" fo:background-color="#ffff00" loext:char-shading-value="0" style:font-style-asian="italic" style:font-weight-asian="normal" style:font-style-complex="italic" style:font-weight-complex="normal"/>
    </style:style>
    <style:style style:name="T192" style:family="text">
      <style:text-properties style:font-name="Arial" fo:font-style="normal" style:text-underline-style="none" fo:font-weight="normal" style:font-style-asian="normal" style:font-weight-asian="normal" style:font-style-complex="normal" style:font-weight-complex="normal"/>
    </style:style>
    <style:style style:name="T193" style:family="text">
      <style:text-properties style:font-name="Arial" fo:font-style="normal" style:text-underline-style="none" fo:font-weight="bold" style:font-style-asian="normal" style:font-weight-asian="bold" style:font-style-complex="normal" style:font-weight-complex="bold"/>
    </style:style>
    <style:style style:name="T194" style:family="text">
      <style:text-properties style:font-name="Arial" officeooo:rsid="0028177b"/>
    </style:style>
    <style:style style:name="T195" style:family="text">
      <style:text-properties style:font-name="Arial" fo:font-size="14pt" fo:font-style="normal" style:text-underline-style="none" fo:font-weight="bold" officeooo:rsid="00603e3b" style:font-size-asian="14pt" style:font-style-asian="normal" style:font-weight-asian="bold" style:font-size-complex="14pt" style:font-style-complex="normal" style:font-weight-complex="bold"/>
    </style:style>
    <style:style style:name="T196" style:family="text">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T197" style:family="text">
      <style:text-properties fo:font-style="normal" style:font-style-asian="normal" style:font-style-complex="normal"/>
    </style:style>
    <style:style style:name="T198" style:family="text">
      <style:text-properties fo:font-style="normal" style:text-underline-style="none" style:font-style-asian="normal" style:font-style-complex="normal"/>
    </style:style>
    <style:style style:name="T199" style:family="text">
      <style:text-properties fo:font-style="normal" style:text-underline-style="none" fo:font-weight="normal" style:font-style-asian="normal" style:font-weight-asian="normal" style:font-style-complex="normal" style:font-weight-complex="normal"/>
    </style:style>
    <style:style style:name="T200" style:family="text">
      <style:text-properties fo:font-style="normal" style:text-underline-style="none" fo:font-weight="normal" officeooo:rsid="003f2ad2" style:font-style-asian="normal" style:font-weight-asian="normal" style:font-style-complex="normal" style:font-weight-complex="normal"/>
    </style:style>
    <style:style style:name="T201" style:family="text">
      <style:text-properties fo:font-style="normal" fo:font-weight="normal" style:font-style-asian="normal" style:font-weight-asian="normal" style:font-style-complex="normal" style:font-weight-complex="normal"/>
    </style:style>
    <style:style style:name="T202" style:family="text">
      <style:text-properties fo:font-style="normal" fo:font-weight="bold" style:font-style-asian="normal" style:font-weight-asian="bold" style:font-style-complex="normal" style:font-weight-complex="bold"/>
    </style:style>
    <style:style style:name="T203" style:family="text">
      <style:text-properties fo:font-size="12pt" style:font-size-asian="12pt" style:font-size-complex="12pt"/>
    </style:style>
    <style:style style:name="T204" style:family="text">
      <style:text-properties fo:font-size="12pt" officeooo:rsid="00a4488b" style:font-size-asian="12pt" style:font-size-complex="12pt"/>
    </style:style>
    <style:style style:name="T20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06" style:family="text">
      <style:text-properties fo:font-size="12pt" style:text-underline-style="solid" style:text-underline-width="auto" style:text-underline-color="font-color" style:font-size-asian="12pt" style:font-size-complex="12pt"/>
    </style:style>
    <style:style style:name="T207" style:family="text">
      <style:text-properties fo:font-size="12pt" fo:font-style="normal" style:font-size-asian="12pt" style:font-style-asian="normal" style:font-size-complex="12pt" style:font-style-complex="normal"/>
    </style:style>
    <style:style style:name="T208" style:family="text">
      <style:text-properties fo:font-size="12pt" fo:font-style="normal" officeooo:rsid="003cab2d" style:font-size-asian="12pt" style:font-style-asian="normal" style:font-size-complex="12pt" style:font-style-complex="normal"/>
    </style:style>
    <style:style style:name="T209" style:family="text">
      <style:text-properties fo:font-size="12pt" fo:font-style="normal" officeooo:rsid="0041e9cc" style:font-size-asian="12pt" style:font-style-asian="normal" style:font-size-complex="12pt" style:font-style-complex="normal"/>
    </style:style>
    <style:style style:name="T210" style:family="text">
      <style:text-properties fo:font-size="12pt" fo:font-style="normal" officeooo:rsid="0053ceff" style:font-size-asian="12pt" style:font-style-asian="normal" style:font-size-complex="12pt" style:font-style-complex="normal"/>
    </style:style>
    <style:style style:name="T211" style:family="text">
      <style:text-properties fo:font-size="12pt" fo:font-style="normal" officeooo:rsid="0055bf63" style:font-size-asian="12pt" style:font-style-asian="normal" style:font-size-complex="12pt" style:font-style-complex="normal"/>
    </style:style>
    <style:style style:name="T212" style:family="text">
      <style:text-properties fo:font-size="12pt" fo:font-style="normal" officeooo:rsid="008589ad" style:font-size-asian="12pt" style:font-style-asian="normal" style:font-size-complex="12pt" style:font-style-complex="normal"/>
    </style:style>
    <style:style style:name="T213" style:family="text">
      <style:text-properties fo:font-size="12pt" fo:font-style="normal" fo:font-weight="bold" style:font-size-asian="12pt" style:font-style-asian="normal" style:font-weight-asian="bold" style:font-size-complex="12pt" style:font-style-complex="normal" style:font-weight-complex="bold"/>
    </style:style>
    <style:style style:name="T214" style:family="text">
      <style:text-properties fo:font-size="12pt" fo:font-style="normal" fo:background-color="#ffff00" loext:char-shading-value="0" style:font-size-asian="12pt" style:font-style-asian="normal" style:font-size-complex="12pt" style:font-style-complex="normal"/>
    </style:style>
    <style:style style:name="T215" style:family="text">
      <style:text-properties fo:font-size="12pt" fo:font-style="normal" officeooo:rsid="003cab2d" fo:background-color="#ffff00" loext:char-shading-value="0" style:font-size-asian="12pt" style:font-style-asian="normal" style:font-size-complex="12pt" style:font-style-complex="normal"/>
    </style:style>
    <style:style style:name="T216" style:family="text">
      <style:text-properties fo:font-size="12pt" fo:font-style="italic" style:font-size-asian="12pt" style:font-style-asian="italic" style:font-size-complex="12pt" style:font-style-complex="italic"/>
    </style:style>
    <style:style style:name="T217"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18" style:family="text">
      <style:text-properties fo:font-size="12pt" fo:font-weight="bold" style:font-size-asian="12pt" style:font-weight-asian="bold" style:font-size-complex="12pt" style:font-weight-complex="bold"/>
    </style:style>
    <style:style style:name="T219" style:family="text">
      <style:text-properties fo:font-size="12pt" fo:font-weight="normal" style:font-size-asian="12pt" style:font-weight-asian="normal" style:font-size-complex="12pt" style:font-weight-complex="normal"/>
    </style:style>
    <style:style style:name="T220" style:family="text">
      <style:text-properties fo:font-size="12pt" fo:font-weight="normal" officeooo:rsid="005b5dee" style:font-size-asian="12pt" style:font-weight-asian="normal" style:font-size-complex="12pt" style:font-weight-complex="normal"/>
    </style:style>
    <style:style style:name="T221" style:family="text">
      <style:text-properties fo:font-weight="bold" style:font-weight-asian="bold" style:font-weight-complex="bold"/>
    </style:style>
    <style:style style:name="T222" style:family="text">
      <style:text-properties fo:font-weight="bold" officeooo:rsid="004ca600" style:font-weight-asian="bold" style:font-weight-complex="bold"/>
    </style:style>
    <style:style style:name="T223" style:family="text">
      <style:text-properties fo:font-weight="bold" officeooo:rsid="0055bf63" style:font-weight-asian="bold" style:font-weight-complex="bold"/>
    </style:style>
    <style:style style:name="T224" style:family="text">
      <style:text-properties fo:font-weight="bold" officeooo:rsid="005fa364" style:font-weight-asian="bold" style:font-weight-complex="bold"/>
    </style:style>
    <style:style style:name="T225" style:family="text">
      <style:text-properties fo:font-weight="bold" fo:background-color="transparent" loext:char-shading-value="0" style:font-weight-asian="bold" style:font-weight-complex="bold"/>
    </style:style>
    <style:style style:name="T226" style:family="text">
      <style:text-properties fo:font-weight="normal" style:font-weight-asian="normal" style:font-weight-complex="normal"/>
    </style:style>
    <style:style style:name="T227" style:family="text">
      <style:text-properties fo:font-weight="normal" officeooo:rsid="002aafa8" style:font-weight-asian="normal" style:font-weight-complex="normal"/>
    </style:style>
    <style:style style:name="T228" style:family="text">
      <style:text-properties fo:font-weight="normal" officeooo:rsid="00603e3b" style:font-weight-asian="normal" style:font-weight-complex="normal"/>
    </style:style>
    <style:style style:name="T229" style:family="text">
      <style:text-properties fo:font-weight="normal" officeooo:rsid="00672e6b" style:font-weight-asian="normal" style:font-weight-complex="normal"/>
    </style:style>
    <style:style style:name="T230" style:family="text">
      <style:text-properties fo:font-weight="normal" officeooo:rsid="00728590" style:font-weight-asian="normal" style:font-weight-complex="normal"/>
    </style:style>
    <style:style style:name="T231" style:family="text">
      <style:text-properties fo:font-weight="normal" officeooo:rsid="00a4488b" style:font-weight-asian="normal" style:font-weight-complex="normal"/>
    </style:style>
    <style:style style:name="T232" style:family="text">
      <style:text-properties fo:color="#0000ff"/>
    </style:style>
    <style:style style:name="T233" style:family="text">
      <style:text-properties fo:color="#0000ff" fo:font-style="italic" style:font-style-asian="italic" style:font-style-complex="italic"/>
    </style:style>
    <style:style style:name="T234" style:family="text">
      <style:text-properties fo:color="#0000ff" fo:font-style="italic" officeooo:rsid="0012ee74" style:font-style-asian="italic" style:font-style-complex="italic"/>
    </style:style>
    <style:style style:name="T235" style:family="text">
      <style:text-properties fo:color="#0000ff" fo:font-style="italic" officeooo:rsid="0017efd5" style:font-style-asian="italic" style:font-style-complex="italic"/>
    </style:style>
    <style:style style:name="T236" style:family="text">
      <style:text-properties fo:color="#0000ff" fo:font-style="italic" officeooo:rsid="001a7b31" style:font-style-asian="italic" style:font-style-complex="italic"/>
    </style:style>
    <style:style style:name="T237" style:family="text">
      <style:text-properties fo:color="#0000ff" fo:font-style="italic" officeooo:rsid="003cab2d" style:font-style-asian="italic" style:font-style-complex="italic"/>
    </style:style>
    <style:style style:name="T238" style:family="text">
      <style:text-properties fo:color="#0000ff" fo:font-style="italic" officeooo:rsid="00639acb" style:font-style-asian="italic" style:font-style-complex="italic"/>
    </style:style>
    <style:style style:name="T239" style:family="text">
      <style:text-properties fo:color="#0000ff" fo:font-style="italic" officeooo:rsid="007d6fd4" style:font-style-asian="italic" style:font-style-complex="italic"/>
    </style:style>
    <style:style style:name="T240" style:family="text">
      <style:text-properties fo:color="#0000ff" fo:font-style="italic" officeooo:rsid="0089c335" style:font-style-asian="italic" style:font-style-complex="italic"/>
    </style:style>
    <style:style style:name="T241" style:family="text">
      <style:text-properties fo:color="#0000ff" fo:font-style="italic" officeooo:rsid="00639acb" fo:background-color="#ffff00" loext:char-shading-value="0" style:font-style-asian="italic" style:font-style-complex="italic"/>
    </style:style>
    <style:style style:name="T242" style:family="text">
      <style:text-properties fo:color="#0000ff" fo:background-color="#ffff00" loext:char-shading-value="0"/>
    </style:style>
    <style:style style:name="T243" style:family="text">
      <style:text-properties fo:color="#0000ff" style:text-line-through-style="solid" style:text-line-through-type="single"/>
    </style:style>
    <style:style style:name="T244" style:family="text">
      <style:text-properties fo:color="#0000ff" style:text-line-through-style="solid" style:text-line-through-type="single" fo:font-weight="bold" style:font-weight-asian="bold" style:font-weight-complex="bold"/>
    </style:style>
    <style:style style:name="T245" style:family="text">
      <style:text-properties fo:color="#0000ff" style:text-line-through-style="solid" style:text-line-through-type="single" fo:font-style="italic" style:font-style-asian="italic" style:font-style-complex="italic"/>
    </style:style>
    <style:style style:name="T246" style:family="text">
      <style:text-properties fo:color="#0000ff" style:text-line-through-style="solid" style:text-line-through-type="single" fo:font-style="italic" officeooo:rsid="001a7b31" style:font-style-asian="italic" style:font-style-complex="italic"/>
    </style:style>
    <style:style style:name="T247" style:family="text">
      <style:text-properties fo:color="#0000ff" style:text-line-through-style="solid" style:text-line-through-type="single" fo:font-style="italic" fo:font-weight="bold" style:font-style-asian="italic" style:font-weight-asian="bold" style:font-style-complex="italic" style:font-weight-complex="bold"/>
    </style:style>
    <style:style style:name="T248" style:family="text">
      <style:text-properties fo:color="#0000ff" style:text-line-through-style="solid" style:text-line-through-type="single" officeooo:rsid="0012ee74"/>
    </style:style>
    <style:style style:name="T249" style:family="text">
      <style:text-properties fo:color="#0000ff" style:text-line-through-style="solid" style:text-line-through-type="single"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T250" style:family="text">
      <style:text-properties fo:color="#0000ff" style:text-line-through-style="solid" style:text-line-through-type="singl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251" style:family="text">
      <style:text-properties fo:color="#0000ff" style:text-underline-style="solid" style:text-underline-width="auto" style:text-underline-color="font-color"/>
    </style:style>
    <style:style style:name="T252" style:family="text">
      <style:text-properties fo:color="#0000ff" style:text-underline-style="solid" style:text-underline-width="auto" style:text-underline-color="font-color" officeooo:rsid="00731803"/>
    </style:style>
    <style:style style:name="T253" style:family="text">
      <style:text-properties fo:color="#0000ff" fo:font-style="normal" style:font-style-asian="normal" style:font-style-complex="normal"/>
    </style:style>
    <style:style style:name="T254" style:family="text">
      <style:text-properties fo:color="#0000ff" fo:font-size="12pt" style:font-size-asian="12pt" style:font-size-complex="12pt"/>
    </style:style>
    <style:style style:name="T255" style:family="text">
      <style:text-properties fo:color="#0000ff" fo:font-size="12pt" fo:font-style="normal" style:font-size-asian="12pt" style:font-style-asian="normal" style:font-size-complex="12pt" style:font-style-complex="normal"/>
    </style:style>
    <style:style style:name="T256" style:family="text">
      <style:text-properties fo:color="#0000ff" fo:font-weight="normal" style:font-weight-asian="normal" style:font-weight-complex="normal"/>
    </style:style>
    <style:style style:name="T257" style:family="text">
      <style:text-properties fo:color="#0000ff" fo:font-weight="normal" officeooo:rsid="00314302" style:font-weight-asian="normal" style:font-weight-complex="normal"/>
    </style:style>
    <style:style style:name="T258" style:family="text">
      <style:text-properties fo:color="#0000ff"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T259" style:family="text">
      <style:text-properties fo:color="#0000ff" style:font-name="Arial" fo:font-size="12pt" fo:font-style="italic" style:text-underline-style="none" fo:font-weight="normal" officeooo:rsid="007ca7f1" style:font-size-asian="12pt" style:font-style-asian="italic" style:font-weight-asian="normal" style:font-size-complex="12pt" style:font-style-complex="italic" style:font-weight-complex="normal"/>
    </style:style>
    <style:style style:name="T260" style:family="text">
      <style:text-properties fo:color="#0000ff" style:font-name="Arial" fo:font-size="12pt" fo:font-style="italic" style:text-underline-style="none" fo:font-weight="normal" officeooo:rsid="007d6fd4" style:font-size-asian="12pt" style:font-style-asian="italic" style:font-weight-asian="normal" style:font-size-complex="12pt" style:font-style-complex="italic" style:font-weight-complex="normal"/>
    </style:style>
    <style:style style:name="T261" style:family="text">
      <style:text-properties fo:color="#0000ff" style:font-name="Arial" fo:font-size="12pt" fo:font-style="italic" style:text-underline-style="none" fo:font-weight="normal" officeooo:rsid="007ed11f" style:font-size-asian="12pt" style:font-style-asian="italic" style:font-weight-asian="normal" style:font-size-complex="12pt" style:font-style-complex="italic" style:font-weight-complex="normal"/>
    </style:style>
    <style:style style:name="T262" style:family="text">
      <style:text-properties fo:color="#0000ff" style:font-name="Arial" fo:font-size="12pt" fo:font-style="italic" style:text-underline-style="none" fo:font-weight="normal" officeooo:rsid="00830e9e" style:font-size-asian="12pt" style:font-style-asian="italic" style:font-weight-asian="normal" style:font-size-complex="12pt" style:font-style-complex="italic" style:font-weight-complex="normal"/>
    </style:style>
    <style:style style:name="T263" style:family="text">
      <style:text-properties fo:color="#0000ff"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264" style:family="text">
      <style:text-properties fo:color="#0000ff" style:font-name="Arial" fo:font-size="12pt" fo:font-style="normal" style:text-underline-style="none" fo:font-weight="normal" officeooo:rsid="0040e328" style:font-size-asian="12pt" style:font-style-asian="normal" style:font-weight-asian="normal" style:font-size-complex="12pt" style:font-style-complex="normal" style:font-weight-complex="normal"/>
    </style:style>
    <style:style style:name="T265" style:family="text">
      <style:text-properties fo:color="#0000ff" style:font-name="Arial" fo:font-size="12pt" fo:font-style="normal" style:text-underline-style="none" fo:font-weight="normal" officeooo:rsid="00830e9e" style:font-size-asian="12pt" style:font-style-asian="normal" style:font-weight-asian="normal" style:font-size-complex="12pt" style:font-style-complex="normal" style:font-weight-complex="normal"/>
    </style:style>
    <style:style style:name="T266" style:family="text">
      <style:text-properties fo:color="#0000ff" style:font-name="Arial" fo:font-size="12pt" fo:font-style="normal" style:text-underline-style="none" fo:font-weight="normal" officeooo:rsid="009157ba" style:font-size-asian="12pt" style:font-style-asian="normal" style:font-weight-asian="normal" style:font-size-complex="12pt" style:font-style-complex="normal" style:font-weight-complex="normal"/>
    </style:style>
    <style:style style:name="T267" style:family="text">
      <style:text-properties fo:color="#0000ff" style:font-name="Arial" fo:font-size="12pt" fo:font-style="normal" style:text-underline-style="none" fo:font-weight="normal" officeooo:rsid="00ab93d1" style:font-size-asian="12pt" style:font-style-asian="normal" style:font-weight-asian="normal" style:font-size-complex="12pt" style:font-style-complex="normal" style:font-weight-complex="normal"/>
    </style:style>
    <style:style style:name="T268" style:family="text">
      <style:text-properties fo:color="#0000ff" style:font-name="Arial" style:text-underline-style="solid" style:text-underline-width="auto" style:text-underline-color="font-color" fo:font-weight="normal" style:font-weight-asian="normal" style:font-weight-complex="normal"/>
    </style:style>
    <style:style style:name="T269" style:family="text">
      <style:text-properties fo:color="#0000ff" officeooo:rsid="0016174d"/>
    </style:style>
    <style:style style:name="T270" style:family="text">
      <style:text-properties fo:color="#0000ff" officeooo:rsid="00830e9e"/>
    </style:style>
    <style:style style:name="T271" style:family="text">
      <style:text-properties fo:color="#000000"/>
    </style:style>
    <style:style style:name="T272" style:family="text">
      <style:text-properties fo:color="#000000" fo:font-style="normal" style:text-underline-style="none" fo:font-weight="normal" style:font-style-asian="normal" style:font-weight-asian="normal" style:font-style-complex="normal" style:font-weight-complex="normal"/>
    </style:style>
    <style:style style:name="T273" style:family="text">
      <style:text-properties fo:color="#000000" fo:font-style="normal" style:text-underline-style="none" style:font-style-asian="normal" style:font-style-complex="normal"/>
    </style:style>
    <style:style style:name="T274" style:family="text">
      <style:text-properties fo:color="#000000" fo:font-weight="bold" style:font-weight-asian="bold" style:font-weight-complex="bold"/>
    </style:style>
    <style:style style:name="T275"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276" style:family="text">
      <style:text-properties fo:color="#000000" style:font-name="Arial" fo:font-size="12pt" fo:font-style="normal" style:text-underline-style="none" fo:font-weight="normal" officeooo:rsid="005c93df" style:font-size-asian="12pt" style:font-style-asian="normal" style:font-weight-asian="normal" style:font-size-complex="12pt" style:font-style-complex="normal" style:font-weight-complex="normal"/>
    </style:style>
    <style:style style:name="T277" style:family="text">
      <style:text-properties fo:color="#000000" style:font-name="Arial" fo:font-size="12pt" fo:font-style="normal" style:text-underline-style="none" fo:font-weight="normal" officeooo:rsid="005c994d" style:font-size-asian="12pt" style:font-style-asian="normal" style:font-weight-asian="normal" style:font-size-complex="12pt" style:font-style-complex="normal" style:font-weight-complex="normal"/>
    </style:style>
    <style:style style:name="T278" style:family="text">
      <style:text-properties fo:color="#000000" style:font-name="Arial" fo:font-size="12pt" fo:font-style="normal" style:text-underline-style="none" fo:font-weight="normal" officeooo:rsid="006033d3" style:font-size-asian="12pt" style:font-style-asian="normal" style:font-weight-asian="normal" style:font-size-complex="12pt" style:font-style-complex="normal" style:font-weight-complex="normal"/>
    </style:style>
    <style:style style:name="T279" style:family="text">
      <style:text-properties fo:color="#000000" style:font-name="Arial" fo:font-size="12pt" fo:font-style="normal" style:text-underline-style="none" fo:font-weight="normal" officeooo:rsid="005ad55a" style:font-size-asian="12pt" style:font-style-asian="normal" style:font-weight-asian="normal" style:font-size-complex="12pt" style:font-style-complex="normal" style:font-weight-complex="normal"/>
    </style:style>
    <style:style style:name="T280" style:family="text">
      <style:text-properties fo:color="#000000" style:font-name="Arial" fo:font-size="12pt" fo:font-style="normal" style:text-underline-style="none" fo:font-weight="normal" officeooo:rsid="009157ba" style:font-size-asian="12pt" style:font-style-asian="normal" style:font-weight-asian="normal" style:font-size-complex="12pt" style:font-style-complex="normal" style:font-weight-complex="normal"/>
    </style:style>
    <style:style style:name="T281" style:family="text">
      <style:text-properties fo:color="#000000" style:font-name="Arial" fo:font-size="12pt" fo:font-style="normal" style:text-underline-style="none" fo:font-weight="normal" officeooo:rsid="005b5dee" style:font-size-asian="12pt" style:font-style-asian="normal" style:font-weight-asian="normal" style:font-size-complex="12pt" style:font-style-complex="normal" style:font-weight-complex="normal"/>
    </style:style>
    <style:style style:name="T282" style:family="text">
      <style:text-properties fo:color="#000000" style:font-name="Arial" fo:font-size="12pt" fo:font-style="normal" style:text-underline-style="none" fo:font-weight="normal" officeooo:rsid="006f2ba0" style:font-size-asian="12pt" style:font-style-asian="normal" style:font-weight-asian="normal" style:font-size-complex="12pt" style:font-style-complex="normal" style:font-weight-complex="normal"/>
    </style:style>
    <style:style style:name="T283" style:family="text">
      <style:text-properties fo:color="#000000" style:font-name="Arial" fo:font-size="12pt" fo:font-style="normal" style:text-underline-style="none" fo:font-weight="normal" officeooo:rsid="00a35005" style:font-size-asian="12pt" style:font-style-asian="normal" style:font-weight-asian="normal" style:font-size-complex="12pt" style:font-style-complex="normal" style:font-weight-complex="normal"/>
    </style:style>
    <style:style style:name="T284" style:family="text">
      <style:text-properties fo:color="#000000" style:font-name="Arial" fo:font-size="12pt" fo:font-style="normal" style:text-underline-style="none" fo:font-weight="normal" officeooo:rsid="00a4488b" style:font-size-asian="12pt" style:font-style-asian="normal" style:font-weight-asian="normal" style:font-size-complex="12pt" style:font-style-complex="normal" style:font-weight-complex="normal"/>
    </style:style>
    <style:style style:name="T285" style:family="text">
      <style:text-properties fo:color="#000000" style:font-name="Arial" fo:font-size="12pt" fo:font-style="normal" style:text-underline-style="none" fo:font-weight="normal" officeooo:rsid="00672e6b" style:font-size-asian="12pt" style:font-style-asian="normal" style:font-weight-asian="normal" style:font-size-complex="12pt" style:font-style-complex="normal" style:font-weight-complex="normal"/>
    </style:style>
    <style:style style:name="T286" style:family="text">
      <style:text-properties fo:color="#000000" style:font-name="Arial" fo:font-size="12pt" fo:font-style="normal" style:text-underline-style="none" fo:font-weight="normal" officeooo:rsid="00a4af55" style:font-size-asian="12pt" style:font-style-asian="normal" style:font-weight-asian="normal" style:font-size-complex="12pt" style:font-style-complex="normal" style:font-weight-complex="normal"/>
    </style:style>
    <style:style style:name="T287" style:family="text">
      <style:text-properties fo:color="#000000" style:font-name="Arial" fo:font-size="12pt" fo:font-style="normal" style:text-underline-style="none" fo:font-weight="normal" officeooo:rsid="00a594f0" style:font-size-asian="12pt" style:font-style-asian="normal" style:font-weight-asian="normal" style:font-size-complex="12pt" style:font-style-complex="normal" style:font-weight-complex="normal"/>
    </style:style>
    <style:style style:name="T288" style:family="text">
      <style:text-properties fo:color="#000000" style:font-name="Arial" fo:font-size="12pt" fo:font-style="italic" style:text-underline-style="solid" style:text-underline-width="auto" style:text-underline-color="font-color" fo:font-weight="bold" officeooo:rsid="00672e6b" style:font-size-asian="12pt" style:font-style-asian="italic" style:font-weight-asian="bold" style:font-size-complex="12pt" style:font-style-complex="italic" style:font-weight-complex="bold"/>
    </style:style>
    <style:style style:name="T289" style:family="text">
      <style:text-properties fo:color="#000000" style:font-name="Arial" fo:font-size="12pt" fo:font-style="italic" style:text-underline-style="solid" style:text-underline-width="auto" style:text-underline-color="font-color" fo:font-weight="bold" officeooo:rsid="00a4488b" style:font-size-asian="12pt" style:font-style-asian="italic" style:font-weight-asian="bold" style:font-size-complex="12pt" style:font-style-complex="italic" style:font-weight-complex="bold"/>
    </style:style>
    <style:style style:name="T290" style:family="text">
      <style:text-properties fo:color="#000000" style:font-name="Arial" fo:font-style="normal" style:text-underline-style="solid" style:text-underline-width="auto" style:text-underline-color="font-color" fo:font-weight="bold" officeooo:rsid="00497dff" style:font-style-asian="normal" style:font-weight-asian="bold" style:font-style-complex="normal" style:font-weight-complex="bold"/>
    </style:style>
    <style:style style:name="T291" style:family="text">
      <style:text-properties fo:color="#000000" style:font-name="Arial" fo:font-style="normal" style:text-underline-style="solid" style:text-underline-width="auto" style:text-underline-color="font-color" fo:font-weight="bold" officeooo:rsid="00a1639d" style:font-style-asian="normal" style:font-weight-asian="bold" style:font-style-complex="normal" style:font-weight-complex="bold"/>
    </style:style>
    <style:style style:name="T292" style:family="text">
      <style:text-properties fo:color="#000000" style:text-underline-style="solid" style:text-underline-width="auto" style:text-underline-color="font-color"/>
    </style:style>
    <style:style style:name="T293" style:family="text">
      <style:text-properties fo:color="#000000" officeooo:rsid="005c994d"/>
    </style:style>
    <style:style style:name="T294" style:family="text">
      <style:text-properties fo:color="#000000" officeooo:rsid="005c93df"/>
    </style:style>
    <style:style style:name="T295" style:family="text">
      <style:text-properties fo:color="#000000" style:text-line-through-style="none" style:text-line-through-type="none" style:font-name="Arial" fo:font-size="12pt" fo:font-style="normal" style:text-underline-style="none" fo:font-weight="normal" officeooo:rsid="006c34a0" style:font-size-asian="12pt" style:font-style-asian="normal" style:font-weight-asian="normal" style:font-size-complex="12pt" style:font-style-complex="normal" style:font-weight-complex="normal"/>
    </style:style>
    <style:style style:name="T296" style:family="text">
      <style:text-properties fo:color="#000000" style:text-line-through-style="none" style:text-line-through-type="none" style:font-name="Arial" fo:font-size="12pt" fo:font-style="normal" style:text-underline-style="none" fo:font-weight="normal" officeooo:rsid="005c994d" style:font-size-asian="12pt" style:font-style-asian="normal" style:font-weight-asian="normal" style:font-size-complex="12pt" style:font-style-complex="normal" style:font-weight-complex="normal"/>
    </style:style>
    <style:style style:name="T297" style:family="text">
      <style:text-properties fo:color="#000000" style:text-line-through-style="none" style:text-line-through-type="none" style:font-name="Arial" fo:font-size="12pt" fo:font-style="normal" style:text-underline-style="none" fo:font-weight="normal" officeooo:rsid="006d5909" style:font-size-asian="12pt" style:font-style-asian="normal" style:font-weight-asian="normal" style:font-size-complex="12pt" style:font-style-complex="normal" style:font-weight-complex="normal"/>
    </style:style>
    <style:style style:name="T298" style:family="text">
      <style:text-properties fo:color="#000000" style:text-line-through-style="none" style:text-line-through-type="none" style:font-name="Arial" fo:font-size="12pt" fo:font-style="normal" style:text-underline-style="none" fo:font-weight="normal" officeooo:rsid="0095cb73" style:font-size-asian="12pt" style:font-style-asian="normal" style:font-weight-asian="normal" style:font-size-complex="12pt" style:font-style-complex="normal" style:font-weight-complex="normal"/>
    </style:style>
    <style:style style:name="T299" style:family="text">
      <style:text-properties fo:color="#000000" fo:font-size="12pt" style:text-underline-style="none" fo:font-weight="normal" officeooo:rsid="00a4488b" style:font-size-asian="12pt" style:font-weight-asian="normal" style:font-size-complex="12pt" style:font-weight-complex="normal"/>
    </style:style>
    <style:style style:name="T300" style:family="text">
      <style:text-properties fo:color="#000000" fo:font-size="12pt" style:text-underline-style="solid" style:text-underline-width="auto" style:text-underline-color="font-color" fo:font-weight="bold" officeooo:rsid="00a4488b" style:font-size-asian="12pt" style:font-weight-asian="bold" style:font-size-complex="12pt" style:font-weight-complex="bold"/>
    </style:style>
    <style:style style:name="T301" style:family="text">
      <style:text-properties fo:color="#000000" fo:font-size="12pt" officeooo:rsid="00a48715" style:font-size-asian="12pt" style:font-size-complex="12pt"/>
    </style:style>
    <style:style style:name="T302" style:family="text">
      <style:text-properties fo:background-color="#ffff00" loext:char-shading-value="0"/>
    </style:style>
    <style:style style:name="T303" style:family="text">
      <style:text-properties officeooo:rsid="001372a3" fo:background-color="#ffff00" loext:char-shading-value="0"/>
    </style:style>
    <style:style style:name="T304" style:family="text">
      <style:text-properties officeooo:rsid="0029d74f" fo:background-color="#ffff00" loext:char-shading-value="0"/>
    </style:style>
    <style:style style:name="T305" style:family="text">
      <style:text-properties fo:color="#cccccc" fo:font-size="12pt" fo:font-style="italic" style:font-size-asian="12pt" style:font-style-asian="italic" style:font-size-complex="12pt" style:font-style-complex="italic"/>
    </style:style>
    <style:style style:name="T306" style:family="text">
      <style:text-properties fo:font-size="14pt" fo:font-weight="normal" style:font-size-asian="14pt" style:font-weight-asian="normal" style:font-size-complex="14pt" style:font-weight-complex="normal"/>
    </style:style>
    <style:style style:name="T307" style:family="text">
      <style:text-properties fo:font-size="14pt" style:font-size-asian="14pt" style:font-size-complex="14pt"/>
    </style:style>
    <style:style style:name="T308" style:family="text">
      <style:text-properties fo:color="#c5000b"/>
    </style:style>
    <style:style style:name="T309" style:family="text">
      <style:text-properties fo:color="#ff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310" style:family="text">
      <style:text-properties fo:color="#ff0000" style:font-name="Arial" fo:font-size="12pt" fo:font-style="normal" style:text-underline-style="none" fo:font-weight="normal" fo:background-color="#ffff00" loext:char-shading-value="0" style:font-size-asian="12pt" style:font-style-asian="normal" style:font-weight-asian="normal" style:font-size-complex="12pt" style:font-style-complex="normal" style:font-weight-complex="normal"/>
    </style:style>
    <style:style style:name="T311" style:family="text">
      <style:text-properties fo:color="#ff0000" style:font-name="Arial" fo:font-size="12pt" fo:font-style="normal" style:text-underline-style="none" fo:font-weight="bold" fo:background-color="#ffff00" loext:char-shading-value="0" style:font-size-asian="12pt" style:font-style-asian="normal" style:font-weight-asian="bold" style:font-size-complex="12pt" style:font-style-complex="normal" style:font-weight-complex="bold"/>
    </style:style>
    <style:style style:name="T312" style:family="text">
      <style:text-properties fo:color="#3333ff"/>
    </style:style>
    <style:style style:name="T313" style:family="text">
      <style:text-properties fo:color="#3333ff" style:font-name="Arial" fo:font-style="italic" style:text-underline-style="none" fo:font-weight="normal" style:font-style-asian="italic" style:font-weight-asian="normal" style:font-style-complex="italic" style:font-weight-complex="normal"/>
    </style:style>
    <style:style style:name="T314" style:family="text">
      <style:text-properties fo:color="#3333ff" fo:font-style="italic" style:font-style-asian="italic" style:font-style-complex="italic"/>
    </style:style>
    <style:style style:name="T315" style:family="text">
      <style:text-properties fo:color="#3333ff" fo:font-style="italic" officeooo:rsid="008b201e" style:font-style-asian="italic" style:font-style-complex="italic"/>
    </style:style>
    <style:style style:name="T316" style:family="text">
      <style:text-properties style:text-line-through-style="solid" style:text-line-through-type="single"/>
    </style:style>
    <style:style style:name="T317" style:family="text">
      <style:text-properties style:text-line-through-style="solid" style:text-line-through-type="single" style:font-name="Arial" style:text-underline-style="none" fo:font-weight="normal" style:font-weight-asian="normal" style:font-weight-complex="normal"/>
    </style:style>
    <style:style style:name="T318" style:family="text">
      <style:text-properties style:text-line-through-style="solid" style:text-line-through-type="single" style:font-name="Arial" style:text-underline-style="none" fo:font-weight="bold" style:font-weight-asian="bold" style:font-weight-complex="bold"/>
    </style:style>
    <style:style style:name="T319" style:family="text">
      <style:text-properties style:text-line-through-style="solid" style:text-line-through-type="single"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20" style:family="text">
      <style:text-properties style:text-line-through-style="solid" style:text-line-through-type="singl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321" style:family="text">
      <style:text-properties style:text-line-through-style="solid" style:text-line-through-type="single" fo:background-color="transparent" loext:char-shading-value="0"/>
    </style:style>
    <style:style style:name="T322" style:family="text">
      <style:text-properties style:text-line-through-style="solid" style:text-line-through-type="single" fo:font-weight="bold" fo:background-color="transparent" loext:char-shading-value="0" style:font-weight-asian="bold" style:font-weight-complex="bold"/>
    </style:style>
    <style:style style:name="T323" style:family="text">
      <style:text-properties style:text-line-through-style="solid" style:text-line-through-type="single" fo:font-weight="bold" style:font-weight-asian="bold" style:font-weight-complex="bold"/>
    </style:style>
    <style:style style:name="T324" style:family="text">
      <style:text-properties fo:background-color="transparent" loext:char-shading-value="0"/>
    </style:style>
    <style:style style:name="T325" style:family="text">
      <style:text-properties fo:color="#ff420e"/>
    </style:style>
    <style:style style:name="T326" style:family="text">
      <style:text-properties fo:color="#ff420e" style:text-underline-style="solid" style:text-underline-width="auto" style:text-underline-color="font-color"/>
    </style:style>
    <style:style style:name="T327" style:family="text">
      <style:text-properties fo:color="#ff420e" fo:font-style="normal" style:font-style-asian="normal" style:font-style-complex="normal"/>
    </style:style>
    <style:style style:name="T328" style:family="text">
      <style:text-properties fo:color="#ff420e" fo:font-weight="normal" style:font-weight-asian="normal" style:font-weight-complex="normal"/>
    </style:style>
    <style:style style:name="T329" style:family="text">
      <style:text-properties fo:color="#ff420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330" style:family="text">
      <style:text-properties fo:color="#ff420e" style:font-name="Arial" fo:font-size="12pt" fo:font-style="normal" style:text-underline-style="none" fo:font-weight="normal" officeooo:rsid="0057dfbf" style:font-size-asian="12pt" style:font-style-asian="normal" style:font-weight-asian="normal" style:font-size-complex="12pt" style:font-style-complex="normal" style:font-weight-complex="normal"/>
    </style:style>
    <style:style style:name="T331" style:family="text">
      <style:text-properties fo:color="#ff420e" style:font-name="Arial" fo:font-size="12pt" fo:font-style="normal" style:text-underline-style="none" fo:font-weight="normal" officeooo:rsid="0012ee74" style:font-size-asian="12pt" style:font-style-asian="normal" style:font-weight-asian="normal" style:font-size-complex="12pt" style:font-style-complex="normal" style:font-weight-complex="normal"/>
    </style:style>
    <style:style style:name="T332" style:family="text">
      <style:text-properties fo:color="#ff420e" style:font-name="Arial" fo:font-size="12pt" fo:font-style="normal" style:text-underline-style="none" fo:font-weight="normal" officeooo:rsid="0098d996" style:font-size-asian="12pt" style:font-style-asian="normal" style:font-weight-asian="normal" style:font-size-complex="12pt" style:font-style-complex="normal" style:font-weight-complex="normal"/>
    </style:style>
    <style:style style:name="T333" style:family="text">
      <style:text-properties fo:color="#ff420e" style:font-name="Arial" fo:font-size="12pt" fo:font-style="normal" style:text-underline-style="none" fo:font-weight="normal" officeooo:rsid="009d45d3" style:font-size-asian="12pt" style:font-style-asian="normal" style:font-weight-asian="normal" style:font-size-complex="12pt" style:font-style-complex="normal" style:font-weight-complex="normal"/>
    </style:style>
    <style:style style:name="T334" style:family="text">
      <style:text-properties fo:color="#ff420e" style:font-name="Arial" fo:font-size="12pt" fo:font-style="normal" style:text-underline-style="none" fo:font-weight="normal" officeooo:rsid="00aa0da2" style:font-size-asian="12pt" style:font-style-asian="normal" style:font-weight-asian="normal" style:font-size-complex="12pt" style:font-style-complex="normal" style:font-weight-complex="normal"/>
    </style:style>
    <style:style style:name="T335" style:family="text">
      <style:text-properties fo:color="#ff420e" style:font-name="Arial" fo:font-size="14pt" style:text-underline-style="solid" style:text-underline-width="auto" style:text-underline-color="font-color" fo:font-weight="bold" style:font-size-asian="14pt" style:font-weight-asian="bold" style:font-size-complex="14pt" style:font-weight-complex="bold"/>
    </style:style>
    <style:style style:name="T336" style:family="text">
      <style:text-properties fo:color="#ff420e" style:font-name="Arial" fo:font-size="14pt" style:text-underline-style="solid" style:text-underline-width="auto" style:text-underline-color="font-color" fo:font-weight="bold" officeooo:rsid="0057dfbf" style:font-size-asian="14pt" style:font-weight-asian="bold" style:font-size-complex="14pt" style:font-weight-complex="bold"/>
    </style:style>
    <style:style style:name="T337" style:family="text">
      <style:text-properties fo:color="#ff420e" style:font-name="Arial" fo:font-size="14pt" style:text-underline-style="solid" style:text-underline-width="auto" style:text-underline-color="font-color" fo:font-weight="bold" officeooo:rsid="005b653b" style:font-size-asian="14pt" style:font-weight-asian="bold" style:font-size-complex="14pt" style:font-weight-complex="bold"/>
    </style:style>
    <style:style style:name="T338" style:family="text">
      <style:text-properties fo:color="#ff420e" officeooo:rsid="0012ee74"/>
    </style:style>
    <style:style style:name="T339" style:family="text">
      <style:text-properties fo:color="#ff420e" officeooo:rsid="0098d996"/>
    </style:style>
    <style:style style:name="T340" style:family="text">
      <style:text-properties fo:color="#ff420e" officeooo:rsid="009d45d3"/>
    </style:style>
    <style:style style:name="T341" style:family="text">
      <style:text-properties fo:color="#ff420e" officeooo:rsid="00aa0da2"/>
    </style:style>
    <style:style style:name="T342" style:family="text">
      <style:text-properties style:text-line-through-style="none" style:text-line-through-type="none" style:font-name="Arial" style:text-underline-style="none" fo:font-weight="normal" style:font-weight-asian="normal" style:font-weight-complex="normal"/>
    </style:style>
    <style:style style:name="T343" style:family="text">
      <style:text-properties style:text-line-through-style="none" style:text-line-through-type="none" style:font-name="Arial" style:text-underline-style="none" fo:font-weight="normal" officeooo:rsid="0062d68a" style:font-weight-asian="normal" style:font-weight-complex="normal"/>
    </style:style>
    <style:style style:name="T344" style:family="text">
      <style:text-properties style:text-line-through-style="none" style:text-line-through-type="none" style:font-name="Arial" style:text-underline-style="none" fo:font-weight="bold" style:font-weight-asian="bold" style:font-weight-complex="bold"/>
    </style:style>
    <style:style style:name="T345" style:family="text">
      <style:text-properties style:text-line-through-style="none" style:text-line-through-type="none" style:font-name="Arial" fo:font-size="12pt" fo:font-style="normal" style:text-underline-style="none" fo:font-weight="normal" officeooo:rsid="004fdfb0" style:font-size-asian="12pt" style:font-style-asian="normal" style:font-weight-asian="normal" style:font-size-complex="12pt" style:font-style-complex="normal" style:font-weight-complex="normal"/>
    </style:style>
    <style:style style:name="T346" style:family="text">
      <style:text-properties style:text-line-through-style="none" style:text-line-through-type="none" style:font-name="Arial" fo:font-size="12pt" fo:font-style="normal" style:text-underline-style="none" fo:font-weight="normal" officeooo:rsid="00423a08" style:font-size-asian="12pt" style:font-style-asian="normal" style:font-weight-asian="normal" style:font-size-complex="12pt" style:font-style-complex="normal" style:font-weight-complex="normal"/>
    </style:style>
    <style:style style:name="T347" style:family="text">
      <style:text-properties style:text-line-through-style="none" style:text-line-through-type="none" style:font-name="Arial" fo:font-size="12pt" fo:font-style="normal" style:text-underline-style="none" fo:font-weight="bold" officeooo:rsid="004fdfb0" style:font-size-asian="12pt" style:font-style-asian="normal" style:font-weight-asian="bold" style:font-size-complex="12pt" style:font-style-complex="normal" style:font-weight-complex="bold"/>
    </style:style>
    <style:style style:name="T348" style:family="text">
      <style:text-properties style:text-line-through-style="none" style:text-line-through-type="none" style:font-name="Arial" fo:font-size="12pt" fo:font-style="normal" style:text-underline-style="none" fo:font-weight="bold" officeooo:rsid="00423a08" style:font-size-asian="12pt" style:font-style-asian="normal" style:font-weight-asian="bold" style:font-size-complex="12pt" style:font-style-complex="normal" style:font-weight-complex="bold"/>
    </style:style>
    <style:style style:name="T349" style:family="text">
      <style:text-properties style:text-line-through-style="none" style:text-line-through-type="none" officeooo:rsid="005c994d"/>
    </style:style>
    <style:style style:name="T350" style:family="text">
      <style:text-properties style:text-line-through-style="none" style:text-line-through-type="none" officeooo:rsid="006c34a0"/>
    </style:style>
    <style:style style:name="T351" style:family="text">
      <style:text-properties style:text-line-through-style="none" style:text-line-through-type="none" officeooo:rsid="006d5909"/>
    </style:style>
    <style:style style:name="T352" style:family="text">
      <style:text-properties fo:color="#0047ff"/>
    </style:style>
    <style:style style:name="T353" style:family="text">
      <style:text-properties fo:color="#0047ff" officeooo:rsid="0028177b"/>
    </style:style>
    <style:style style:name="T354" style:family="text">
      <style:text-properties officeooo:rsid="000fa29b"/>
    </style:style>
    <style:style style:name="T355" style:family="text">
      <style:text-properties officeooo:rsid="0011882a"/>
    </style:style>
    <style:style style:name="T356" style:family="text">
      <style:text-properties officeooo:rsid="0012ee74"/>
    </style:style>
    <style:style style:name="T357" style:family="text">
      <style:text-properties officeooo:rsid="001372a3"/>
    </style:style>
    <style:style style:name="T358" style:family="text">
      <style:text-properties officeooo:rsid="001b15b4"/>
    </style:style>
    <style:style style:name="T359" style:family="text">
      <style:text-properties officeooo:rsid="001db894"/>
    </style:style>
    <style:style style:name="T360" style:family="text">
      <style:text-properties officeooo:rsid="001e36fb"/>
    </style:style>
    <style:style style:name="T361" style:family="text">
      <style:text-properties officeooo:rsid="001f539e"/>
    </style:style>
    <style:style style:name="T362" style:family="text">
      <style:text-properties officeooo:rsid="00211a5e"/>
    </style:style>
    <style:style style:name="T363" style:family="text">
      <style:text-properties officeooo:rsid="0021fcbf"/>
    </style:style>
    <style:style style:name="T364" style:family="text">
      <style:text-properties officeooo:rsid="002570f2"/>
    </style:style>
    <style:style style:name="T365" style:family="text">
      <style:text-properties officeooo:rsid="00265087"/>
    </style:style>
    <style:style style:name="T366" style:family="text">
      <style:text-properties officeooo:rsid="0028177b"/>
    </style:style>
    <style:style style:name="T367" style:family="text">
      <style:text-properties officeooo:rsid="0029d74f"/>
    </style:style>
    <style:style style:name="T368" style:family="text">
      <style:text-properties officeooo:rsid="0029f3e1"/>
    </style:style>
    <style:style style:name="T369" style:family="text">
      <style:text-properties officeooo:rsid="0029f67d"/>
    </style:style>
    <style:style style:name="T370" style:family="text">
      <style:text-properties officeooo:rsid="002c558b"/>
    </style:style>
    <style:style style:name="T371" style:family="text">
      <style:text-properties officeooo:rsid="002fa2c1"/>
    </style:style>
    <style:style style:name="T372" style:family="text">
      <style:text-properties officeooo:rsid="0032e9a9"/>
    </style:style>
    <style:style style:name="T373" style:family="text">
      <style:text-properties officeooo:rsid="003a2a87"/>
    </style:style>
    <style:style style:name="T374" style:family="text">
      <style:text-properties officeooo:rsid="003aecd4"/>
    </style:style>
    <style:style style:name="T375" style:family="text">
      <style:text-properties fo:color="#3faf46" fo:font-size="12pt" fo:font-style="italic" style:font-size-asian="12pt" style:font-style-asian="italic" style:font-size-complex="12pt" style:font-style-complex="italic"/>
    </style:style>
    <style:style style:name="T376" style:family="text">
      <style:text-properties officeooo:rsid="003c8ec2"/>
    </style:style>
    <style:style style:name="T377" style:family="text">
      <style:text-properties fo:color="#00a933"/>
    </style:style>
    <style:style style:name="T378" style:family="text">
      <style:text-properties fo:color="#00a933" fo:font-style="italic" officeooo:rsid="003d4abc" style:font-style-asian="italic" style:font-style-complex="italic"/>
    </style:style>
    <style:style style:name="T379" style:family="text">
      <style:text-properties fo:color="#00a933" fo:font-style="italic" officeooo:rsid="00432756" style:font-style-asian="italic" style:font-style-complex="italic"/>
    </style:style>
    <style:style style:name="T380" style:family="text">
      <style:text-properties fo:color="#00a933" style:font-name="Arial" fo:font-size="12pt" fo:font-style="italic" style:text-underline-style="none" fo:font-weight="normal" officeooo:rsid="004e6dee" style:font-size-asian="12pt" style:font-style-asian="italic" style:font-weight-asian="normal" style:font-size-complex="12pt" style:font-style-complex="italic" style:font-weight-complex="normal"/>
    </style:style>
    <style:style style:name="T381" style:family="text">
      <style:text-properties fo:color="#00a933" style:font-name="Arial" fo:font-size="12pt" fo:font-style="normal" style:text-underline-style="none" fo:font-weight="normal" officeooo:rsid="00603e3b" style:font-size-asian="12pt" style:font-style-asian="normal" style:font-weight-asian="normal" style:font-size-complex="12pt" style:font-style-complex="normal" style:font-weight-complex="normal"/>
    </style:style>
    <style:style style:name="T382" style:family="text">
      <style:text-properties fo:color="#00a933" style:font-name="Arial" fo:font-size="12pt" fo:font-style="normal" style:text-underline-style="none" fo:font-weight="normal" officeooo:rsid="006604ec" style:font-size-asian="12pt" style:font-style-asian="normal" style:font-weight-asian="normal" style:font-size-complex="12pt" style:font-style-complex="normal" style:font-weight-complex="normal"/>
    </style:style>
    <style:style style:name="T383" style:family="text">
      <style:text-properties fo:color="#00a933" officeooo:rsid="006604ec"/>
    </style:style>
    <style:style style:name="T384" style:family="text">
      <style:text-properties fo:color="#00a933" fo:font-size="12pt" officeooo:rsid="00a4488b" style:font-size-asian="12pt" style:font-size-complex="12pt"/>
    </style:style>
    <style:style style:name="T385" style:family="text">
      <style:text-properties officeooo:rsid="003e17b4"/>
    </style:style>
    <style:style style:name="T386" style:family="text">
      <style:text-properties officeooo:rsid="003f2ad2"/>
    </style:style>
    <style:style style:name="T387" style:family="text">
      <style:text-properties officeooo:rsid="0040e328"/>
    </style:style>
    <style:style style:name="T388" style:family="text">
      <style:text-properties officeooo:rsid="00441110"/>
    </style:style>
    <style:style style:name="T389" style:family="text">
      <style:text-properties officeooo:rsid="0045dafb"/>
    </style:style>
    <style:style style:name="T390" style:family="text">
      <style:text-properties officeooo:rsid="0046b053"/>
    </style:style>
    <style:style style:name="T391" style:family="text">
      <style:text-properties officeooo:rsid="004918ec"/>
    </style:style>
    <style:style style:name="T392" style:family="text">
      <style:text-properties officeooo:rsid="0049b774"/>
    </style:style>
    <style:style style:name="T393" style:family="text">
      <style:text-properties officeooo:rsid="004ca600"/>
    </style:style>
    <style:style style:name="T394" style:family="text">
      <style:text-properties officeooo:rsid="00534bc8"/>
    </style:style>
    <style:style style:name="T395" style:family="text">
      <style:text-properties officeooo:rsid="0053ceff"/>
    </style:style>
    <style:style style:name="T396" style:family="text">
      <style:text-properties officeooo:rsid="00574935"/>
    </style:style>
    <style:style style:name="T397" style:family="text">
      <style:text-properties officeooo:rsid="0057dfbf"/>
    </style:style>
    <style:style style:name="T398" style:family="text">
      <style:text-properties officeooo:rsid="005974aa"/>
    </style:style>
    <style:style style:name="T399" style:family="text">
      <style:text-properties officeooo:rsid="005dc6fb"/>
    </style:style>
    <style:style style:name="T400" style:family="text">
      <style:text-properties officeooo:rsid="005fa364"/>
    </style:style>
    <style:style style:name="T401" style:family="text">
      <style:text-properties officeooo:rsid="006033d3"/>
    </style:style>
    <style:style style:name="T402" style:family="text">
      <style:text-properties officeooo:rsid="00603e3b"/>
    </style:style>
    <style:style style:name="T403" style:family="text">
      <style:text-properties officeooo:rsid="00639acb"/>
    </style:style>
    <style:style style:name="T404" style:family="text">
      <style:text-properties officeooo:rsid="00672e6b"/>
    </style:style>
    <style:style style:name="T405" style:family="text">
      <style:text-properties officeooo:rsid="0069d253"/>
    </style:style>
    <style:style style:name="T406" style:family="text">
      <style:text-properties officeooo:rsid="0069f1b1"/>
    </style:style>
    <style:style style:name="T407" style:family="text">
      <style:text-properties officeooo:rsid="00731803"/>
    </style:style>
    <style:style style:name="T408" style:family="text">
      <style:text-properties officeooo:rsid="00761040"/>
    </style:style>
    <style:style style:name="T409" style:family="text">
      <style:text-properties officeooo:rsid="00763144"/>
    </style:style>
    <style:style style:name="T410" style:family="text">
      <style:text-properties officeooo:rsid="00769993"/>
    </style:style>
    <style:style style:name="T411" style:family="text">
      <style:text-properties officeooo:rsid="007c2f8d"/>
    </style:style>
    <style:style style:name="T412" style:family="text">
      <style:text-properties officeooo:rsid="007c8787"/>
    </style:style>
    <style:style style:name="T413" style:family="text">
      <style:text-properties officeooo:rsid="007ca7f1"/>
    </style:style>
    <style:style style:name="T414" style:family="text">
      <style:text-properties officeooo:rsid="007d6fd4"/>
    </style:style>
    <style:style style:name="T415" style:family="text">
      <style:text-properties officeooo:rsid="008589ad"/>
    </style:style>
    <style:style style:name="T416" style:family="text">
      <style:text-properties officeooo:rsid="0089c335"/>
    </style:style>
    <style:style style:name="T417" style:family="text">
      <style:text-properties officeooo:rsid="008b201e"/>
    </style:style>
    <style:style style:name="T418" style:family="text">
      <style:text-properties officeooo:rsid="008be296"/>
    </style:style>
    <style:style style:name="T419" style:family="text">
      <style:text-properties officeooo:rsid="009157ba"/>
    </style:style>
    <style:style style:name="T420" style:family="text">
      <style:text-properties officeooo:rsid="0095356d"/>
    </style:style>
    <style:style style:name="T421" style:family="text">
      <style:text-properties officeooo:rsid="0095cb73"/>
    </style:style>
    <style:style style:name="T422" style:family="text">
      <style:text-properties officeooo:rsid="009de5aa"/>
    </style:style>
    <style:style style:name="T423" style:family="text">
      <style:text-properties officeooo:rsid="009fa72c"/>
    </style:style>
    <style:style style:name="T424" style:family="text">
      <style:text-properties officeooo:rsid="00a594f0"/>
    </style:style>
    <style:style style:name="T425" style:family="text">
      <style:text-properties officeooo:rsid="00a9741c"/>
    </style:style>
    <style:style style:name="T426" style:family="text">
      <style:text-properties officeooo:rsid="00aa0da2"/>
    </style:style>
    <style:style style:name="T427" style:family="text">
      <style:text-properties officeooo:rsid="006f2ba0"/>
    </style:style>
    <style:style style:name="T428" style:family="text">
      <style:text-properties officeooo:rsid="00ab93d1"/>
    </style:style>
    <style:style style:name="T429" style:family="text">
      <style:text-properties officeooo:rsid="00ad8c0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PASOS A REALIZAR</text:p>
      <text:p text:style-name="P11"/>
      <text:p text:style-name="P11">Una vez se crean estados de transición en entidades, mirar las restricciones para definir, primeramente, qué permite y qué no permite hacer con dependencia del estado en el que se encuentre la entidad, ya que es probable que un gran conjunto de acciones no puedan o sí puedan llevarse a cabo si su estado es X.</text:p>
      <text:p text:style-name="P11">Esto permite que en vez de definir:</text:p>
      <text:list xml:id="list430323179" text:style-name="L1">
        <text:list-item>
          <text:p text:style-name="P199">No permite hacer tal</text:p>
        </text:list-item>
        <text:list-item>
          <text:p text:style-name="P199">No pe<text:span text:style-name="T401">r</text:span>mite hacer cual</text:p>
        </text:list-item>
        <text:list-item>
          <text:p text:style-name="P199">No permite hacer …..</text:p>
        </text:list-item>
      </text:list>
      <text:p text:style-name="P11">directamente se diga</text:p>
      <text:list xml:id="list4067864625" text:style-name="L2">
        <text:list-item>
          <text:p text:style-name="P200">No se permite realizar acción alguna si su estado es tal.</text:p>
        </text:list-item>
      </text:list>
      <text:p text:style-name="P11"/>
      <text:p text:style-name="P11"/>
      <text:p text:style-name="P3">ENTIDADES PRINCIPALES DEL MODELO</text:p>
      <text:p text:style-name="P1"/>
      <text:p text:style-name="P1"><text:span text:style-name="T2">Plan de formación</text:span><text:span text:style-name="T8">: es una entidad que define el ámbito de acción en el que se desarrolla un conjunto de programas de formación. Cada año natural tendrá un único plan de formación.</text:span></text:p>
      <text:p text:style-name="P10"/>
      <text:p text:style-name="P1"><text:span text:style-name="T2">Programa de formación</text:span><text:span text:style-name="T8">: es una entidad sobre la cual se planifica una formación basada en un conjunto de actividades formativas.</text:span></text:p>
      <text:p text:style-name="P1"/>
      <text:p text:style-name="P1"><text:span text:style-name="T2">Actividad formativa</text:span><text:span text:style-name="T8">: es una entidad que define una materia o asignatura imparti</text:span><text:span text:style-name="T9">da</text:span><text:span text:style-name="T8">.</text:span></text:p>
      <text:p text:style-name="P10"/>
      <text:p text:style-name="P2">Alumno<text:span text:style-name="T8">: entidad que recibe la formación.</text:span></text:p>
      <text:p text:style-name="P10"/>
      <text:p text:style-name="P2">Solicitud<text:span text:style-name="T8">: entidad que registra la intención de un alumno de recibir formación.</text:span></text:p>
      <text:p text:style-name="P10"/>
      <text:p text:style-name="P2">Petición de solicitud<text:span text:style-name="T8">: entidad que registra la actividad formativa concreta pedida por un alumno en </text:span><text:span text:style-name="T9">una</text:span><text:span text:style-name="T8"> solicitud.</text:span></text:p>
      <text:p text:style-name="P10"/>
      <text:p text:style-name="P1"><text:span text:style-name="T2">Edición</text:span>: entidad perteneciente a un programa de formación y que agrupa al conjunto de alumnos que solicitan recibir una actividad formativa común. La Edición gestiona un calendario sobre el que se imparte una actividad formativa.</text:p>
      <text:p text:style-name="P1"/>
      <text:p text:style-name="P1"><text:span text:style-name="T2">La jerarquía de las entidades mencionadas es la siguiente</text:span>:</text:p>
      <text:p text:style-name="P1">En un año se define un plan de formación.</text:p>
      <text:p text:style-name="P1">En un plan de formación se crean varios programas de formación.</text:p>
      <text:p text:style-name="P1">En un programa de formación se asocian varias actividades formativas.</text:p>
      <text:p text:style-name="P1">Un alumno formula una solicitud.</text:p>
      <text:p text:style-name="P1">Una solicitud contiene varias peticiones de solicitud (o petición de actividad).</text:p>
      <text:p text:style-name="P1">Una petición de solicitud contiene una única actividad formativa.</text:p>
      <text:p text:style-name="P1">Una edición se define para un año, un programa y una actividad formativa. Aunará, además, un conjunto de alumnos que hayan formalizado una petición de solicitud de esa actividad formativa.</text:p>
      <text:p text:style-name="P1"/>
      <text:p text:style-name="P1"/>
      <text:p text:style-name="P189">TIPOS DE RESTRICCIONES</text:p>
      <text:p text:style-name="P10"/>
      <text:p text:style-name="P10">Existen dos tipos de restricciones dependiendo de a qué se quiera aplicar la restricción.</text:p>
      <text:p text:style-name="P10"/>
      <text:p text:style-name="P10"><text:span text:style-name="T221">Restricción basada en una propiedad de entidad</text:span>, que son aquellas que se aplican directamente sobre un campo o atributo de la entidad y que defienden la lógica de negocio existente sobre esa propiedad. Son independientes del estado en el que se halle la entidad. <text:s/>(¿Esta propiedad se puede cambiar?: Si/No.)</text:p>
      <text:p text:style-name="P10"/>
      <text:p text:style-name="P2"><text:span text:style-name="T226">Ejemplo de restricción basada en una propiedad de entidad</text:span><text:span text:style-name="T8">: No se puede modificar el valor del campo año de un programa. </text:span></text:p>
      <text:p text:style-name="P10">Esto ocurre siempre, independientemente del estado del programa.</text:p>
      <text:p text:style-name="P10"/>
      <text:p text:style-name="P10"><text:span text:style-name="T221">Restricción basada en una propiedad de entidad-estado</text:span>, que son aquellas que, dependiendo del estado de dicha entidad, se aplican directamente sobre un campo o atributo y se ven afectadas por la circunstancia que tenga la entidad de la propiedad en ese preciso instante.</text:p>
      <text:p text:style-name="P10">(¿Esta propiedad en este momento se puede cambiar? Depende del estado en el que estén las cosas)</text:p>
      <text:p text:style-name="P10"/>
      <text:p text:style-name="P2"><text:span text:style-name="T226">Ejemplo de restricción basada en una propiedad de entidad-estado</text:span><text:span text:style-name="T8">: Podría o no modificarse el valor del campo fecha de inicio de un programa.</text:span></text:p>
      <text:p text:style-name="P10">Sí se puede modificar a un valor inferior siempre y cuando esté en el mismo año.</text:p>
      <text:p text:style-name="P10">Sí se puede modificar a un valor superior si no supera la fecha inicio de alguna edición asociada al programa.</text:p>
      <text:p text:style-name="P10">No se puede modificar a un valor superior si supera la fecha inicio de alguna edición.</text:p>
      <text:p text:style-name="P10">No se puede modificar su valor si ya se ha iniciado el curso.</text:p>
      <text:p text:style-name="P10"/>
      <text:p text:style-name="P10">Es decir, que podríamos llevar a cabo la modificación con dependencia del estado de las ediciones asociadas.</text:p>
      <text:p text:style-name="P2"/>
      <text:p text:style-name="P2"/>
      <text:p text:style-name="P2"/>
      <text:p text:style-name="P2">ACCIONES DE UNA ENTIDAD</text:p>
      <text:p text:style-name="P10"/>
      <text:p text:style-name="P10">Se pueden diferenciar tres tipos de acciones a aplicar sobre una entidad.</text:p>
      <text:list xml:id="list917755504" text:style-name="L3">
        <text:list-item>
          <text:p text:style-name="P202"><text:span text:style-name="T32">Acciones generales de gestión</text:span>, las cuales no <text:span text:style-name="T407">suelen </text:span>provocan cambio de estado (CRUD).</text:p>
        </text:list-item>
        <text:list-item>
          <text:p text:style-name="P415"><text:span text:style-name="T268">Acciones de asociación o disociación</text:span><text:span text:style-name="T45">, las cuales no provocan cambio de estado y sirven para </text:span><text:span text:style-name="T53">iniciar</text:span><text:span text:style-name="T45"> o finalizar asociaciones entre entidades.</text:span></text:p>
        </text:list-item>
        <text:list-item>
          <text:p text:style-name="P202"><text:span text:style-name="T326">Acciones particulares del negocio</text:span>, las cuales sí podrían provocar un cambio de estado.</text:p>
        </text:list-item>
      </text:list>
      <text:p text:style-name="P10"/>
      <text:p text:style-name="Standard"><text:span text:style-name="T41">Las acciones generales de gestión</text:span><text:span text:style-name="T45"> son las acciones com</text:span><text:span text:style-name="T53">u</text:span><text:span text:style-name="T45">nes a la mayoría de las aplicaciones de gestión, tales como </text:span><text:span text:style-name="T54">consulta, </text:span><text:span text:style-name="T45">creación, modificación y borrado.</text:span></text:p>
      <text:p text:style-name="P10"/>
      <text:p text:style-name="P20"><text:span text:style-name="T252">Las a</text:span><text:span text:style-name="T251">cciones de asociación o disociación</text:span> <text:span text:style-name="T407">son las que conforman la manera en la que se relacionan las diferentes entidades, pudiendo formar estructuras jerárquicas</text:span></text:p>
      <text:p text:style-name="P20"/>
      <text:p text:style-name="P10"><text:span text:style-name="T326">Las acciones particulares del negocio</text:span> que provocan un cambio de estado y que controlan el ciclo de vida de las entidades, tales como la acción “cierre de convocatoria” aplicada sobre una entidad edición.</text:p>
      <text:p text:style-name="P2"><text:soft-page-break/></text:p>
      <text:p text:style-name="P2"/>
      <text:p text:style-name="P2"/>
      <text:p text:style-name="P2"/>
      <text:p text:style-name="P2">ESTADOS DE UNA ENTIDAD</text:p>
      <text:p text:style-name="P10"/>
      <text:p text:style-name="P10">Los estados de una entidad sirven para definir momentos particulares de su ciclo de vida. Estos estados son finitos en número.</text:p>
      <text:p text:style-name="P10"/>
      <text:p text:style-name="P10">Los momentos particulares del ciclo de vida se suceden cuando una <text:span text:style-name="T326">acción particular de negocio</text:span> se aplica sobre la entidad y ésta hace cambiar su circunstancia.</text:p>
      <text:p text:style-name="P10"/>
      <text:p text:style-name="P10">Sobre cada entidad se le puede aplicar un conjunto finito de acciones.</text:p>
      <text:p text:style-name="P10"/>
      <text:p text:style-name="P10">El número de estados así como el número y naturaleza de las acciones de negocio se generan con dependencia de la lógica de negocio.</text:p>
      <text:p text:style-name="P10"/>
      <text:p text:style-name="P10">Los estados de una entidad ayudan a dilucidar rápidamente cuando una acción es permitida o no.</text:p>
      <text:p text:style-name="P10"/>
      <text:p text:style-name="P10">A través de las posibles acciones de negocio que pueden aplicarse a una entidad, aquellas podrán provocar transiciones sobre otro estado.</text:p>
      <text:p text:style-name="P10"/>
      <text:p text:style-name="P10">No todas las acciones, de negocio, <text:span text:style-name="T354">de asociación/disociación</text:span> o de gestión, se permiten sobre cualquier estado, así como no desde cualquier estado se transita a cualquier otro.</text:p>
      <text:p text:style-name="P10"/>
      <text:p text:style-name="P10"/>
      <text:p text:style-name="P2">DIAGRAMA DE ESTADOS DE UNA ENTIDAD</text:p>
      <text:p text:style-name="P10"/>
      <text:p text:style-name="P10">En un diagrama tradicional de estados de una entidad se visualizan:</text:p>
      <text:list xml:id="list1465482861" text:style-name="L4">
        <text:list-item>
          <text:p text:style-name="P203">Los posibles estados que una entidad puede llegar a tener (óvalos).</text:p>
        </text:list-item>
        <text:list-item>
          <text:p text:style-name="P203">Las transiciones de un estado a otro (líneas).</text:p>
        </text:list-item>
        <text:list-item>
          <text:p text:style-name="P203">Las acciones particulares de negocio que generan transiciones (texto).</text:p>
        </text:list-item>
      </text:list>
      <text:p text:style-name="P10"/>
      <text:p text:style-name="P10">En los diagramas de estados que quiero modelar se visualizan, además de todo lo anterior, los siguientes añadidos:</text:p>
      <text:list xml:id="list3622246362608" text:continue-numbering="true" text:style-name="L4">
        <text:list-item>
          <text:p text:style-name="P203">Las acciones de gestión que no generan transiciones (triángulos amarillos).</text:p>
        </text:list-item>
        <text:list-item>
          <text:p text:style-name="P203">Las entidades <text:span text:style-name="T221">de orden inferior</text:span> con las que se asocia/disasocia directamente (cajas verdes).</text:p>
        </text:list-item>
        <text:list-item>
          <text:p text:style-name="P203">Las acciones aplicadas a otras entidades <text:span text:style-name="T221">de orden superior</text:span> en las que la entidad a estudio se ve implicada indirectamente como efecto colateral (cajas naranjas).</text:p>
        </text:list-item>
      </text:list>
      <text:p text:style-name="P10"/>
      <text:p text:style-name="P10">Estos últimos añadidos sirven para ayudar en la comprensión del momento o estado desde el cual:</text:p>
      <text:list xml:id="list1646579027" text:style-name="L5">
        <text:list-item>
          <text:p text:style-name="P204">se permite una acción de gestión.</text:p>
        </text:list-item>
        <text:list-item>
          <text:p text:style-name="P204">se puede interactuar con otra entidad ajena.</text:p>
        </text:list-item>
        <text:list-item>
          <text:p text:style-name="P204">se puede aplicar una acción sobre otra entidad que puede verse afectada con dependencia del estado de la entidad en estudio.</text:p>
        </text:list-item>
      </text:list>
      <text:p text:style-name="P10"/>
      <text:p text:style-name="P10">También ayuda a encontrar las restricciones indirectas a la hora de establecer el diagrama de estado de una entidad que tenga dependencias directas o indirectas con otras entidades.</text:p>
      <text:p text:style-name="P10"><text:soft-page-break/></text:p>
      <text:p text:style-name="P10"/>
      <text:p text:style-name="P10"/>
      <text:p text:style-name="P10"/>
      <text:p text:style-name="P187">DEFINICIONES DE ENTIDADES</text:p>
      <text:p text:style-name="P1"/>
      <text:p text:style-name="P29">PLANES</text:p>
      <text:p text:style-name="P34"/>
      <text:p text:style-name="P34">Una entidad Plan Formativo es la entidad padre que sirve como base para crear y desarrollar el resto de entidades. Un Plan Formativo se crea siempre asociado a un año natural. Un año únicamente puede tener un Plan Formativo y un Plan Formativo solamente puede establecerse para un año.</text:p>
      <text:p text:style-name="P34">Un Plan Formativo contendrá uno o varios programas formativos (PF).</text:p>
      <text:p text:style-name="P34"/>
      <text:p text:style-name="P43">Propiedades de la entidad Plan Formativo</text:p>
      <text:p text:style-name="P34"/>
      <text:p text:style-name="P10">Todo <text:span text:style-name="T203">Plan Formativo</text:span> contendrá las siguientes <text:span text:style-name="T1">propiedades básicas</text:span>:</text:p>
      <text:list xml:id="list1870873152" text:style-name="L6">
        <text:list-item>
          <text:p text:style-name="P272"><text:span text:style-name="T412">Id de Plan (es el año en el que se </text:span>desarrolla <text:span text:style-name="T412">el plan, y s</text:span>erá tomado como campo clave o id)</text:p>
        </text:list-item>
        <text:list-item>
          <text:p text:style-name="P272">Nombre del plan.</text:p>
        </text:list-item>
        <text:list-item>
          <text:p text:style-name="P416">Fecha de inicio del Plan Formativo.</text:p>
        </text:list-item>
        <text:list-item>
          <text:p text:style-name="P416">Fecha fin del Plan Formativo.</text:p>
        </text:list-item>
        <text:list-item>
          <text:p text:style-name="P272">Fecha de creación y modificación.</text:p>
        </text:list-item>
        <text:list-item>
          <text:p text:style-name="P272">Usuario de creación y modificación.</text:p>
        </text:list-item>
      </text:list>
      <text:p text:style-name="P34"/>
      <text:p text:style-name="P34"><text:span text:style-name="T316">No contiene ninguna propiedad entidad asociada</text:span>. <text:span text:style-name="T411">En realidad sí. Tiene asociado 1..N Programas Formativos. Otra cosa es que esta asociación se haga cuando el PF se cree, es decir, como acción a llevar a cabo desde la entidad de orden inferior PF.</text:span></text:p>
      <text:p text:style-name="P41"/>
      <text:p text:style-name="P41">Todo P<text:span text:style-name="T413">lan</text:span> podrá contener las siguientes <text:span text:style-name="T1">propiedades entidad</text:span>:</text:p>
      <text:list xml:id="list815387182" text:style-name="L7">
        <text:list-item>
          <text:p text:style-name="P417"><text:span text:style-name="T74">Entidades </text:span><text:span text:style-name="T83">Programa Formativo</text:span><text:span text:style-name="T74"> asociadas al Plan (1..N)</text:span></text:p>
        </text:list-item>
      </text:list>
      <text:p text:style-name="P34"/>
      <text:p text:style-name="P30">Lógica de Negocio y definición de Estados-Acciones (LN-EA)</text:p>
      <text:p text:style-name="P34"/>
      <text:p text:style-name="P10"><text:span text:style-name="T205">Estados</text:span><text:span text:style-name="T203">: (no tiene)</text:span></text:p>
      <text:p text:style-name="P43"/>
      <text:p text:style-name="P10"><text:span text:style-name="T2">Acciones</text:span>: <text:span text:style-name="T27">crear, borrar-F, modificar</text:span>.</text:p>
      <text:p text:style-name="P43"/>
      <text:p text:style-name="P34"><text:span text:style-name="T2">Definición de Acciones</text:span>: <text:span text:style-name="T27">crear, borrar-F, modificar</text:span>.</text:p>
      <text:p text:style-name="P43"/>
      <text:p text:style-name="P104">Crear</text:p>
      <text:p text:style-name="P10"/>
      <text:p text:style-name="P34">Un Plan Formativo puede ser creado en cualquier momento, sin embargo su sentido inicial es que sea creado al inicio de un año natural y su ámbito se extienda hasta el final de un año natural.</text:p>
      <text:p text:style-name="P34"/>
      <text:p text:style-name="P4">Restricciones</text:p>
      <text:list xml:id="list406593980" text:style-name="L8">
        <text:list-item>
          <text:p text:style-name="P205">No puede crearse si ya existe otro <text:span text:style-name="T203">Plan Formativo</text:span> para el mismo año.</text:p>
        </text:list-item>
      </text:list>
      <text:p text:style-name="P10"/>
      <text:p text:style-name="P4">Acciones</text:p>
      <text:list xml:id="list1956685677" text:style-name="L9">
        <text:list-item>
          <text:p text:style-name="P206">Se crea un registro nuevo del <text:span text:style-name="T203">Plan Formativo</text:span> en la base de datos.</text:p>
        </text:list-item>
      </text:list>
      <text:p text:style-name="P10"/>
      <text:p text:style-name="Standard"><text:span text:style-name="T82">Efectos colaterales</text:span><text:span text:style-name="T62">:</text:span></text:p>
      <text:list xml:id="list3708544087" text:style-name="L10">
        <text:list-item>
          <text:p text:style-name="P418"><text:span text:style-name="T62">Se inserta en la tabla de relación </text:span><text:span text:style-name="T82">Alumnos-Familias</text:span><text:span text:style-name="T62"> los mismos registros que estuvieran activos (por fecha) al finalizar el Plan Formativo del año previo, </text:span><text:soft-page-break/><text:span text:style-name="T62">indicando en la fecha inicio de la relación la misma fecha de creación del Plan Formativo actual, y dejando vacía la fecha fin.</text:span></text:p>
        </text:list-item>
        <text:list-item>
          <text:p text:style-name="P418"><text:span text:style-name="T62">Se inserta en la tabla de relación </text:span><text:span text:style-name="T82">AF's-Familias</text:span><text:span text:style-name="T62"> los mismos registros que estuvieran activos (por fecha) al finalizar el Plan Formativo del año previo, indicando en la fecha inicio de la relación la misma fecha de creación del Plan Formativo actual, y dejando vacía la fecha fin.</text:span></text:p>
        </text:list-item>
      </text:list>
      <text:p text:style-name="P34"/>
      <text:p text:style-name="P34"/>
      <text:p text:style-name="P43"><text:span text:style-name="T27">Borrar-F</text:span> (borrar físicamente)</text:p>
      <text:p text:style-name="P10"/>
      <text:p text:style-name="P4">Restricciones</text:p>
      <text:list xml:id="list3621017879519" text:continue-list="list406593980" text:style-name="L8">
        <text:list-item>
          <text:p text:style-name="P205">No puede borrarse si existe alguna entidad Programa Formativo (PF) asociada a él.<text:line-break/>Para borrar el Plan Formativo, antes tendrán que borrarse todos los Programas Formativos que contenga.</text:p>
        </text:list-item>
      </text:list>
      <text:p text:style-name="P10"/>
      <text:p text:style-name="P4">Acciones</text:p>
      <text:list xml:id="list3279544065" text:style-name="L11">
        <text:list-item>
          <text:p text:style-name="P207">Se borra el registro del Plan Formativo de la base de datos.</text:p>
        </text:list-item>
      </text:list>
      <text:p text:style-name="P10"/>
      <text:p text:style-name="P34"><text:span text:style-name="T1">Efectos colaterales</text:span>:</text:p>
      <text:list xml:id="list3620596443819" text:continue-list="list3708544087" text:style-name="L10">
        <text:list-item>
          <text:p text:style-name="P418"><text:span text:style-name="T62">Se borra de la tabla de relación </text:span><text:span text:style-name="T82">Alumnos-Familias</text:span><text:span text:style-name="T62"> los mismos registros que estuvieran asociados al Plan Formativo a borrar.</text:span></text:p>
        </text:list-item>
        <text:list-item>
          <text:p text:style-name="P418"><text:span text:style-name="T62">Se borra de la tabla de relación </text:span><text:span text:style-name="T82">AF's-Familias</text:span><text:span text:style-name="T62"> los mismos registros que estuvieran asociados al Plan Formativo a borrar.</text:span></text:p>
        </text:list-item>
      </text:list>
      <text:p text:style-name="P34"/>
      <text:p text:style-name="P34"/>
      <text:p text:style-name="P104">Modificar</text:p>
      <text:p text:style-name="P10"/>
      <text:p text:style-name="P4">Restricciones</text:p>
      <text:list xml:id="list3621278044970" text:continue-list="list3621017879519" text:style-name="L8">
        <text:list-item>
          <text:p text:style-name="P205">Se puede modificar en cualquier momento los campos que no sean gestionables, tales como el nombre del <text:span text:style-name="T203">Plan Formativo</text:span>.</text:p>
        </text:list-item>
        <text:list-item>
          <text:p text:style-name="P205">Las fechas de inicio y fin del Plan Formativo pueden modificarse si no hay asociados PF's.</text:p>
        </text:list-item>
        <text:list-item>
          <text:p text:style-name="P205">El año en el que se ha dado de alta no podrá modificarse.</text:p>
        </text:list-item>
      </text:list>
      <text:p text:style-name="P10"/>
      <text:p text:style-name="P4">Acciones</text:p>
      <text:list xml:id="list1233820492" text:style-name="L12">
        <text:list-item>
          <text:p text:style-name="P208">Se modifica en el registro del <text:span text:style-name="T203">Plan Formativo</text:span> aquellos campos susceptibles de ser modificados.</text:p>
        </text:list-item>
      </text:list>
      <text:p text:style-name="P10"/>
      <text:p text:style-name="P34"><text:span text:style-name="T1">Efectos colaterales</text:span>: no existen.</text:p>
      <text:p text:style-name="P34"/>
      <text:p text:style-name="P188">PROGRAMAS FORMATIVOS</text:p>
      <text:p text:style-name="P10"/>
      <text:p text:style-name="P10">Un Programa Formativo (PF) es una entidad sobre la cual se planifica una formación que tiene carácter finito tanto en el tiempo como en número de actividades ofrecidas.</text:p>
      <text:p text:style-name="P10"/>
      <text:p text:style-name="P10"><text:span text:style-name="T316">Un PF sólo podrá usar Actividades Formativas (AF's) asociadas al mismo Plan Formativo al que pertenece.</text:span> <text:span text:style-name="T411">¡¡Nadie ha hablado de asociar AF’s a un Plan!!</text:span></text:p>
      <text:p text:style-name="P10"/>
      <text:p text:style-name="P10">Un PF sirve para englobar un conjunto de AF's que tendrán forma y sentido a través de las Ediciones que se creen para ellas. Así por tanto un PF contendrá una o varias Ediciones, y cada una de estas Ediciones tendrá asignada una AF ya perteneciente al PF.</text:p>
      <text:p text:style-name="P10"/>
      <text:p text:style-name="P10">Para cada AF relacionada con un PF, sobre la relación de ambos se definirán los filtros que todo alumno deberá superar para que éstos puedan acceder a la formación ofertada.</text:p>
      <text:p text:style-name="P85"/>
      <text:p text:style-name="P10"/>
      <text:p text:style-name="P2">Propiedades de un Programa Formativo (PF)</text:p>
      <text:p text:style-name="P10"/>
      <text:p text:style-name="P10">Todo Programa Formativo contendrá las siguientes <text:span text:style-name="T1">propiedades básicas</text:span>:</text:p>
      <text:list xml:id="list3620764299943" text:continue-list="list1870873152" text:style-name="L6">
        <text:list-item>
          <text:p text:style-name="P209">Id de Programa. <text:s/>(clave primaria)</text:p>
        </text:list-item>
        <text:list-item>
          <text:p text:style-name="P209"><text:span text:style-name="T412">Id de Plan </text:span>(año del Plan de Formación al que pertenece).</text:p>
        </text:list-item>
        <text:list-item>
          <text:p text:style-name="P209">Nombre del Programa.</text:p>
        </text:list-item>
        <text:list-item>
          <text:p text:style-name="P209">Fecha inicio del Programa.</text:p>
        </text:list-item>
        <text:list-item>
          <text:p text:style-name="P209">Fecha fin del Programa.</text:p>
        </text:list-item>
        <text:list-item>
          <text:p text:style-name="P209">Fecha de aprobación.</text:p>
        </text:list-item>
        <text:list-item>
          <text:p text:style-name="P209">Fecha de primera activación.</text:p>
        </text:list-item>
        <text:list-item>
          <text:p text:style-name="P209">Fecha de estado (registra el momento en el que la entidad transitó al estado indicado por el campo estado).</text:p>
        </text:list-item>
        <text:list-item>
          <text:p text:style-name="P209">Estado de la entidad. (<text:span text:style-name="T28">Activo / Inactivo / Aprobado / Detenido / Finalizado</text:span><text:span text:style-name="T14">)</text:span></text:p>
        </text:list-item>
        <text:list-item>
          <text:p text:style-name="P272">Fecha de creación y modificación.</text:p>
        </text:list-item>
        <text:list-item>
          <text:p text:style-name="P272">Usuario de creación y modificación.</text:p>
        </text:list-item>
      </text:list>
      <text:p text:style-name="P34"/>
      <text:p text:style-name="P34"/>
      <text:p text:style-name="Standard"><text:span text:style-name="T62">Todo PF podrá contener las siguientes </text:span><text:span text:style-name="T82">propiedades entidad</text:span><text:span text:style-name="T62">:</text:span></text:p>
      <text:list xml:id="list499405913" text:style-name="L13">
        <text:list-item>
          <text:p text:style-name="P419"><text:span text:style-name="T45">Entidades </text:span><text:span text:style-name="T185">Edición</text:span><text:span text:style-name="T45"> asociadas al PF </text:span><text:span text:style-name="T62">(</text:span><text:span text:style-name="T74">1</text:span><text:span text:style-name="T62">..N)</text:span></text:p>
        </text:list-item>
        <text:list-item>
          <text:p text:style-name="P419"><text:span text:style-name="T45">Conjunto o “saco” de entidades </text:span><text:span text:style-name="T185">A</text:span><text:span text:style-name="T186">ctividad </text:span><text:span text:style-name="T185">F</text:span><text:span text:style-name="T186">ormativa</text:span><text:span text:style-name="T45"> que el programa oferta (aunque aún no se sepa qué ediciones contendrán qué actividades) </text:span><text:span text:style-name="T62">(</text:span><text:span text:style-name="T74">1</text:span><text:span text:style-name="T62">..N)</text:span></text:p>
        </text:list-item>
        <text:list-item>
          <text:p text:style-name="P419"><text:span text:style-name="T62">Por cada AF, conjunto de entidades </text:span><text:span text:style-name="T82">Filtros</text:span><text:span text:style-name="T62"> establecidos para la misma (los filtros no son propiedades de la AF propiamente, sino que son entidades asoci</text:span><text:span text:style-name="T75">a</text:span><text:span text:style-name="T62">das a las AF que únicamente cobran sentido concreto cuando se realizan dentro del marco de un PF) (</text:span><text:span text:style-name="T74">1</text:span><text:span text:style-name="T62">..N)</text:span></text:p>
        </text:list-item>
      </text:list>
      <text:p text:style-name="P34"/>
      <text:p text:style-name="P34"/>
      <text:p text:style-name="P30">LN-EA</text:p>
      <text:p text:style-name="P10"/>
      <text:p text:style-name="P32"><text:span text:style-name="T205">Estados</text:span>:<text:span text:style-name="T203"> inactivo, aprobado, activo, detenido, finalizado. (</text:span><text:span text:style-name="T305">en la aplicación los PF's no tienen estado</text:span><text:span text:style-name="T203">)</text:span></text:p>
      <text:p text:style-name="P46"/>
      <text:p text:style-name="P47"><text:span text:style-name="T2">Acciones</text:span>: <text:span text:style-name="T27">crear, borrar-F, modificar</text:span>, <text:span text:style-name="T325">aprobar, </text:span><text:span text:style-name="T338">in</text:span><text:span text:style-name="T325">activar, activar, detener, finalizar</text:span>, <text:span text:style-name="T232">asociar AF-</text:span><text:span text:style-name="T270">Filtro</text:span><text:span text:style-name="T232">, disociar AF-</text:span><text:span text:style-name="T270">Filtro</text:span><text:span text:style-name="T232">, </text:span><text:span text:style-name="T243">asociar Filtros AF, disociar Filtros AF</text:span>.</text:p>
      <text:p text:style-name="Standard"><text:span text:style-name="T171">(</text:span><text:span text:style-name="T258">Asociar o disociar Ediciones puede definirse desde el punto de vista de la entidad Edición de orden inferior </text:span><text:span text:style-name="T259">dado que entre ellos se establece una relación de composición, </text:span><text:soft-page-break/><text:span text:style-name="T259">en el que el ciclo de vida de la edición es dependiente y existe una jerarquía</text:span><text:span text:style-name="T171">)</text:span></text:p>
      <text:p text:style-name="P74"/>
      <text:p text:style-name="P172"><text:span text:style-name="T171">(</text:span><text:span text:style-name="T258">Asociar o disociar </text:span><text:span text:style-name="T262">AF-</text:span><text:span text:style-name="T258">Filtros son acciones que se llevan a cabo </text:span><text:span text:style-name="T262">en el mismo instante. Desde una pantalla de gestión del PF, se tendrá una lista de AF’s sobre la que asociar. Al mismo tiempo se tendrá otra lista de Filtros para asociar. Una vez se seleccionan ambos y se asocia, se realiza un INSERT en la tabla que interrelaciona las 3 entidades que están en juego, que son el Programa Formativo, la Actividad Formativa y el Filtro.</text:span></text:p>
      <text:p text:style-name="P91">Esto significa que esa tabla tendrá como clave primaria el id del PF, el id de AF y el id de Filtro.</text:p>
      <text:p text:style-name="P172"><text:span text:style-name="T262">Las implicaciones de esto están en que cada vez que se asocie una AF, debe llevar consigo al menos un Filtro.¿Y si no se quiere establecer ningún filtro en especial sobre una AF? La respuesta a esto es que al menos debe existir un filtro obligatorio en toda asociación de AF al PF, y es aquel que dicta que un Alumno no puede haber sido convocado a 5 asignaturas en dicho año</text:span><text:span text:style-name="T171">)</text:span></text:p>
      <text:p text:style-name="P46"/>
      <text:p text:style-name="P68">Definición de Estados<text:span text:style-name="T306">:</text:span><text:span text:style-name="T226"> inactivo, aprobado, activo, detenido, finalizado.</text:span></text:p>
      <text:p text:style-name="P68"/>
      <text:p text:style-name="P32"><text:span text:style-name="T217">Inactivo</text:span><text:span text:style-name="T203">: es el estado inicial que adquiere el PF cuando se crea. Durante este estado se permite modificar algunos campos así como asociar y disasociar AF's o Filtros. No se permitirá asociar entidades Edición ni tampoco se permitirá crear Solicitudes a este PF.</text:span></text:p>
      <text:p text:style-name="P46"><text:span text:style-name="T1">Estados previos</text:span>: ninguno, aprobado.</text:p>
      <text:p text:style-name="P46"><text:span text:style-name="T1">Estados transitables</text:span>:</text:p>
      <text:list xml:id="list427717505" text:style-name="L14">
        <text:list-item>
          <text:p text:style-name="P420"><text:span text:style-name="T156">aprobado</text:span><text:span text:style-name="T84">: el PF pasa a este estado a través de la acción aprobar cuando alguna entidad, agente o comité dé el visto bueno al PF.</text:span></text:p>
        </text:list-item>
      </text:list>
      <text:p text:style-name="P46"/>
      <text:p text:style-name="P32"><text:span text:style-name="T217">Aprobado</text:span><text:span text:style-name="T203">: el PF adquiere este estado cuando alguna entidad, agente o comité dé el visto bueno al PF. No se permitirá asociar o disociar entidades AF's o Filtros ni tampoco asociar o disociar entidades Edición o crear Solicitudes. Sí se podrán modificar algunos campos.</text:span></text:p>
      <text:p text:style-name="P46"><text:span text:style-name="T1">Estados previos</text:span>: inactivo.</text:p>
      <text:p text:style-name="P46"><text:span text:style-name="T1">Estados transitables</text:span>:</text:p>
      <text:list xml:id="list3621927051918" text:continue-numbering="true" text:style-name="L14">
        <text:list-item>
          <text:p text:style-name="P294"><text:span text:style-name="T1">inactivo</text:span>: el PF pasa a este estado a través de la acción de <text:span text:style-name="T325">inactivar</text:span> cuando, una vez se ha aprobado pero no se ha activado aún, se reconsideran las AF's asociadas así como los Filtros AF para añadir o quitar.</text:p>
        </text:list-item>
        <text:list-item>
          <text:p text:style-name="P294"><text:span text:style-name="T1">activo</text:span>: el PF pasa a este estado a través de la acción <text:span text:style-name="T325">activar</text:span> cuando ya no hay más reconsideraciones y se decide inicia<text:span text:style-name="T414">r</text:span> el ciclo de vida. <text:span text:style-name="T355">A partir de aquí ya no hay vuelta atrás.</text:span></text:p>
        </text:list-item>
      </text:list>
      <text:p text:style-name="P46"/>
      <text:p text:style-name="P32"><text:span text:style-name="T217">Activo</text:span><text:span text:style-name="T203">: el PF adquiere este estado cuando se decide iniciar el ciclo de vida del PF. Se permitirá asociar y disociar entidades Edición y crear Solicitudes. No se podrán modificar algunos campos.</text:span></text:p>
      <text:p text:style-name="P46"><text:span text:style-name="T1">Estados previos</text:span>: aprobado.</text:p>
      <text:p text:style-name="P46"><text:span text:style-name="T1">Estados transitables</text:span>:</text:p>
      <text:list xml:id="list3621648210382" text:continue-numbering="true" text:style-name="L14">
        <text:list-item>
          <text:p text:style-name="P293"><text:span text:style-name="T1">detenido</text:span>: el PF pasa a este estado a través de la acción <text:span text:style-name="T325">detener</text:span> cuando se quiere parar temporalmente el ciclo de vida normal para, más adelante, continuar con él.</text:p>
        </text:list-item>
        <text:list-item>
          <text:p text:style-name="P293"><text:span text:style-name="T1">finalizado</text:span>: el PF pasa a este estado a través de la acción <text:span text:style-name="T325">finalizar</text:span> cuando se quiere parar definitivamente el ciclo de vida normal.</text:p>
        </text:list-item>
      </text:list>
      <text:p text:style-name="P46"/>
      <text:p text:style-name="P32"><text:span text:style-name="T217">Detenido</text:span><text:span text:style-name="T203">: el PF adquiere este estado cuando se decide detener el ciclo de vida del PF de manera temporal. No se permitirá realizar ningún cambio sobre el PF ni en campos ni para asociar o disociar ninguna entidad.</text:span></text:p>
      <text:p text:style-name="P46"><text:span text:style-name="T1">Estados previos</text:span>: activo.</text:p>
      <text:p text:style-name="P46"><text:span text:style-name="T1">Estados transitables</text:span>:</text:p>
      <text:list xml:id="list3621125084095" text:continue-numbering="true" text:style-name="L14">
        <text:list-item>
          <text:p text:style-name="P294"><text:soft-page-break/><text:span text:style-name="T1">activo</text:span>: el PF pasa a este estado a través de la acción <text:span text:style-name="T325">activar</text:span> cuando se decide reanudar el ciclo de vida.</text:p>
        </text:list-item>
        <text:list-item>
          <text:p text:style-name="P421"><text:span text:style-name="T156">finalizado</text:span><text:span text:style-name="T84">: el PF pasa a este estado a través de la acción </text:span><text:span text:style-name="T329">finalizar</text:span><text:span text:style-name="T84"> cuando se quiere </text:span><text:span text:style-name="T85">dar por conclu</text:span><text:span text:style-name="T127">i</text:span><text:span text:style-name="T85">do</text:span><text:span text:style-name="T84"> definitivamente el ciclo de vida normal.</text:span></text:p>
        </text:list-item>
      </text:list>
      <text:p text:style-name="P46"/>
      <text:p text:style-name="Standard"><text:span text:style-name="T174">Finalizado</text:span><text:span text:style-name="T84">: el PF adquiere este estado cuando se decide </text:span><text:span text:style-name="T85">dar por concluido</text:span><text:span text:style-name="T84"> el ciclo de vida del PF de manera definitiva. No se permitirá realizar ningún cambio sobre el PF ni tan siquiera transitar a ningún otro estado dado que es un estado final.</text:span></text:p>
      <text:p text:style-name="P46"><text:span text:style-name="T1">Estados previos</text:span>: activo, detenido.</text:p>
      <text:p text:style-name="P46"><text:span text:style-name="T1">Estados transitables</text:span>: (ninguno)</text:p>
      <text:p text:style-name="P46"/>
      <text:p text:style-name="P173"><text:span text:style-name="T145">Definición de Acciones</text:span><text:span text:style-name="T84">: </text:span><text:span text:style-name="T35">crear, borrar-F, modificar</text:span><text:span text:style-name="T84">, </text:span><text:span text:style-name="T329">aprobar, </text:span><text:span text:style-name="T331">in</text:span><text:span text:style-name="T329">activar, activar, detener, finalizar</text:span><text:span text:style-name="T84">, </text:span><text:span text:style-name="T263">asociar AF-</text:span><text:span text:style-name="T265">Filtro</text:span><text:span text:style-name="T263">, disociar AF-</text:span><text:span text:style-name="T265">Filtro</text:span><text:span text:style-name="T263">, </text:span><text:span text:style-name="T250">asociar Filtros AF, disociar Filtros AF</text:span><text:span text:style-name="T84">. </text:span><text:span text:style-name="T171">(</text:span><text:span text:style-name="T258">Asociar o disociar Ediciones </text:span><text:span text:style-name="T260">se </text:span><text:span text:style-name="T258">define </text:span><text:span text:style-name="T260">al crear la </text:span><text:span text:style-name="T258">entidad Edición de orden inferior</text:span><text:span text:style-name="T171">)</text:span></text:p>
      <text:p text:style-name="P46"/>
      <text:p text:style-name="P46"/>
      <text:p text:style-name="P104">Crear</text:p>
      <text:p text:style-name="P34"/>
      <text:p text:style-name="P46">Un PF puede ser creado en cualquier momento.</text:p>
      <text:p text:style-name="P10"/>
      <text:p text:style-name="P4">Restricciones</text:p>
      <text:list xml:id="list752241813" text:style-name="L15">
        <text:list-item>
          <text:p text:style-name="P210">Debe existir un Plan Formativo del mismo año en el que se de de alta el PF.</text:p>
        </text:list-item>
        <text:list-item>
          <text:p text:style-name="P210">No puede llamarse exactamente igual que otro PF ya existente perteneciente al mismo año.</text:p>
        </text:list-item>
        <text:list-item>
          <text:p text:style-name="P210">Las fechas del PF deben estar dentro de las fechas del Plan Formativo, luego las fechas inicio y fin del PF deben definirse en el año del Plan Formativo al que perte<text:span text:style-name="T356">nec</text:span>e. </text:p>
        </text:list-item>
      </text:list>
      <text:p text:style-name="P10"/>
      <text:p text:style-name="P10">(un PF podrá solaparse en fechas con otro PF del mismo año)</text:p>
      <text:p text:style-name="P10"/>
      <text:p text:style-name="P4">Acciones</text:p>
      <text:list xml:id="list2158298226" text:style-name="L16">
        <text:list-item>
          <text:p text:style-name="P211">Se crea un registro nuevo de PF con<text:span text:style-name="T274"> estado inicial inactivo </text:span>en la base de datos sin AFs ni Filtros ni Ediciones asociadas a él todavía.</text:p>
        </text:list-item>
      </text:list>
      <text:p text:style-name="P10"/>
      <text:p text:style-name="P46"><text:span text:style-name="T1">Efectos colaterales</text:span>: no existen.</text:p>
      <text:p text:style-name="P46"/>
      <text:p text:style-name="P46"/>
      <text:p text:style-name="P104">Borrar-F</text:p>
      <text:p text:style-name="P34"/>
      <text:p text:style-name="P34">Un PF podrá borrarse físicamente dejando de existir en la BBDD.</text:p>
      <text:p text:style-name="P34"/>
      <text:p text:style-name="P4">Restricciones</text:p>
      <text:list xml:id="list3622298380948" text:continue-list="list752241813" text:style-name="L15">
        <text:list-item>
          <text:p text:style-name="P210">Un PF <text:span text:style-name="T221">sólo</text:span> puede borrarse físicamente <text:span text:style-name="T207">si su estado es inactivo. </text:span></text:p>
        </text:list-item>
        <text:list-item>
          <text:p text:style-name="P429">Un PF <text:span text:style-name="T221">no</text:span> puede borrarse físicamente si existe alguna Edición asociada.</text:p>
        </text:list-item>
        <text:list-item>
          <text:p text:style-name="P429">Un PF <text:span text:style-name="T221">no</text:span> puede borrarse físicamente si existe alguna solicitud para ese año-PF.</text:p>
        </text:list-item>
        <text:list-item>
          <text:p text:style-name="P430">Un PF <text:span text:style-name="T221">no</text:span> puede borrarse físicamente si existe algún alumno convocado a alguna edición perteneciente al PF que tenga asociada la AF. (<text:span text:style-name="T14">Las solicitudes van por año-programa-actividad == edición</text:span>) </text:p>
          <text:p text:style-name="P431"/>
          <text:p text:style-name="P539"><text:span text:style-name="T221">OJO xq las tres últimas restricciones no son necesarias ya que quedan implícitas en la primera restricción: </text:span>para que haya alumnos convocados debe existir una edición, y para asociar Ediciones a un PF, éste debe estar activo (único estado que lo permite), y <text:soft-page-break/>para activarse antes debe aprobarse.</text:p>
        </text:list-item>
      </text:list>
      <text:p text:style-name="P197">Si un PF no está activo, ni hay ediciones ni hay solicitudes <text:span text:style-name="T356">ni hay alumnos convocados.</text:span></text:p>
      <text:p text:style-name="P10"/>
      <text:p text:style-name="P4">Acciones</text:p>
      <text:list xml:id="list4072805568" text:style-name="L17">
        <text:list-item>
          <text:p text:style-name="P212">Se borra el registro del PF de la base de datos.</text:p>
        </text:list-item>
      </text:list>
      <text:p text:style-name="P10"/>
      <text:p text:style-name="P46"><text:span text:style-name="T1">Efectos colaterales</text:span>:</text:p>
      <text:list xml:id="list2899869631" text:style-name="L18">
        <text:list-item>
          <text:p text:style-name="P295">Se disocian todas las entidades AFs asociadas que tuviera.</text:p>
        </text:list-item>
        <text:list-item>
          <text:p text:style-name="P295">Se dis<text:span text:style-name="T356">o</text:span>cian las entidades Filtros asociados a las AFs que tuviera (<text:span text:style-name="T233">efecto colateral de segunda derivación, es decir, efecto colateral del efecto colateral, ya que el borrado de los Filtros sería un efecto colateral directo de la acción de borrado físico sobre la entidad que contiene el “saco” de AFs de un PF</text:span>) (<text:span text:style-name="T233">Ojo a los borrados en cascada</text:span>)<text:line-break/><text:span text:style-name="T239">Realmente ambas disociaciones se harán a la vez dado que es una tabla que aúna tres entidades (Programa, Actividad y Filtro)</text:span></text:p>
        </text:list-item>
      </text:list>
      <text:p text:style-name="P46"/>
      <text:p text:style-name="P46"/>
      <text:p text:style-name="P104">Modificar</text:p>
      <text:p text:style-name="P34"/>
      <text:p text:style-name="P34">Se podrán modificar, potencialmente, las siguientes <text:span text:style-name="T1">propiedades básicas</text:span>:</text:p>
      <text:list xml:id="list767609338" text:style-name="L19">
        <text:list-item>
          <text:p text:style-name="P273">Nombre del Programa.</text:p>
        </text:list-item>
        <text:list-item>
          <text:p text:style-name="P273">Fecha de inicio del Programa.</text:p>
        </text:list-item>
        <text:list-item>
          <text:p text:style-name="P273">Fecha fin del Programa.</text:p>
        </text:list-item>
      </text:list>
      <text:p text:style-name="P34"/>
      <text:p text:style-name="P4">Restricciones</text:p>
      <text:list xml:id="list3620642098434" text:continue-list="list3622298380948" text:style-name="L15">
        <text:list-item>
          <text:p text:style-name="P296">Un PF <text:span text:style-name="T221">sólo</text:span> puede modificarse si su estado es inactivo o aprobado.</text:p>
        </text:list-item>
        <text:list-item>
          <text:p text:style-name="P296">En un PF <text:span text:style-name="T221">no</text:span> puede modificarse el año al que pertenece <text:span text:style-name="T414">(porque es el id del Plan al que pertenece y forma parte de su clave primaria, por eso no puede modificarse)</text:span></text:p>
        </text:list-item>
        <text:list-item>
          <text:p text:style-name="P296"><text:span text:style-name="T321">En un PF </text:span><text:span text:style-name="T322">no</text:span><text:span text:style-name="T321"> puede modificarse la fecha inicio a una fecha mayor si existe alguna Edición perteneciente a dicho PF cuya fecha inicio haya quedado fuera del nuevo rango</text:span>. <text:span text:style-name="T233">Si no puede modificarse cuando ha pasado al estado Activo y una Edición no puede asociarse a un PF si éste no está activo, entonces esta restricción nunca podrá inc</text:span><text:span text:style-name="T234">ump</text:span><text:span text:style-name="T233">lirse.</text:span></text:p>
        </text:list-item>
        <text:list-item>
          <text:p text:style-name="P296"><text:span text:style-name="T316">En un PF </text:span><text:span text:style-name="T323">no</text:span><text:span text:style-name="T316"> puede modificarse la fecha fin a una fecha menor si existe alguna Edición perteneciente a dicho PF cuya fecha fin haya quedado fuera del nuevo rango</text:span>. <text:span text:style-name="T233">Si no puede modificarse cuando ha pasado al estado Activo y una Edición no puede asociarse a un PF si éste no está activo, entonces esta restricción nunca podrá incumplirse.</text:span></text:p>
        </text:list-item>
      </text:list>
      <text:p text:style-name="P46"/>
      <text:p text:style-name="P74">(<text:span text:style-name="T308">Recordar que la fecha de primera activación NO es un campo modificable</text:span>)</text:p>
      <text:p text:style-name="P46"/>
      <text:p text:style-name="P93">Estas restricciones que abajo se exponen se aplicarán sobre las <text:span text:style-name="T1">propiedades entidad</text:span> del PF, y no en el propio PF; luego por tanto, al ser operaciones sobre entidades de orden inferior, se tendrán que definir sobre la operación 'Modificación' de dichas entidades inferiores. Como mucho éstas podrán tener restricciones dependientes del estado o situación que posean entidades de orden superior (como el PF en este caso)</text:p>
      <text:p text:style-name="P93"/>
      <text:list xml:id="list3622359123059" text:continue-numbering="true" text:style-name="L15">
        <text:list-item>
          <text:p text:style-name="P432">En un PF <text:span text:style-name="T221">no</text:span> puede asociarse o disociarse una AF del conjunto o “saco” de AFs que oferta si no está en estado inactivo.</text:p>
        </text:list-item>
        <text:list-item>
          <text:p text:style-name="P432">En un PF <text:span text:style-name="T221">no</text:span> puede asociarse o disociarse un Filtro del conjunto de Filtros si no está en estado inactivo.</text:p>
        </text:list-item>
        <text:list-item>
          <text:p text:style-name="P296"><text:span text:style-name="T243">En un PF </text:span><text:span text:style-name="T244">no</text:span><text:span text:style-name="T243"> puede dis</text:span><text:span text:style-name="T248">o</text:span><text:span text:style-name="T243">ciarse una AF del conjunto de AFs que oferta si la AF es </text:span><text:soft-page-break/><text:span text:style-name="T243">llave (</text:span><text:span text:style-name="T245">es decir, existe otra AF asociada al PF que sea candado de la que intento disasociar</text:span><text:span text:style-name="T243">)</text:span><text:span text:style-name="T232">. </text:span><text:span text:style-name="T242">¡¡No es cierto!! Puedo dar Inglés II en mi PF sin necesidad de dar Inglés I</text:span><text:span text:style-name="T232">.</text:span></text:p>
        </text:list-item>
      </text:list>
      <text:p text:style-name="P46"/>
      <text:p text:style-name="P4">Acciones</text:p>
      <text:list xml:id="list1740413795" text:style-name="L20">
        <text:list-item>
          <text:p text:style-name="P302">Se modifica el registro del PF de la base de datos en aquellos campos afectados (sólo de propiedades básicas)</text:p>
        </text:list-item>
      </text:list>
      <text:p text:style-name="P10"/>
      <text:p text:style-name="P46"><text:span text:style-name="T1">Efectos colaterales</text:span>:</text:p>
      <text:list xml:id="list3197051855" text:style-name="L21">
        <text:list-item>
          <text:p text:style-name="P303">Inicialmente no hay ningún efecto colateral si se realiza la modificación cumpliendo con las restricciones arriba mencionadas. Esto es con respecto a la modificación de las propiedades básicas.</text:p>
        </text:list-item>
      </text:list>
      <text:p text:style-name="P46"/>
      <text:p text:style-name="P47"/>
      <text:p text:style-name="P139">Aprobar</text:p>
      <text:p text:style-name="P35"/>
      <text:p text:style-name="P35">Esta acción permite a un PF pasar al estado Aprobado. Sirve como indicador de aprobación, aceptación o visto bueno por parte de alguna entidad responsable y competente sobre el escenario presentado en el PF. Esto es, se aprueba<text:span text:style-name="T357">n</text:span> las fechas del PF, el conjunto <text:span text:style-name="T357">de </text:span>AF's que contiene el PF y también los Filtros aplicados a dichas AF's.</text:p>
      <text:p text:style-name="P35"/>
      <text:p text:style-name="P45">Restricciones</text:p>
      <text:list xml:id="list3439017248" text:style-name="L22">
        <text:list-item>
          <text:p text:style-name="P274"><text:span text:style-name="T197">Un PF </text:span><text:span text:style-name="T202">no</text:span><text:span text:style-name="T197"> puede aprobarse si el PF </text:span><text:span text:style-name="T202">no</text:span><text:span text:style-name="T197"> se encuentra en estado </text:span><text:span text:style-name="T202">Inactivo</text:span><text:span text:style-name="T197">.</text:span></text:p>
        </text:list-item>
        <text:list-item>
          <text:p text:style-name="P304">Un PF <text:span text:style-name="T221">no</text:span> puede aprobarse si el cambio de estado es posterior o igual a su fecha de inicio. <text:span text:style-name="T357">(Se aprueba antes de que se inicie)</text:span></text:p>
        </text:list-item>
        <text:list-item>
          <text:p text:style-name="P274">Un PF <text:span text:style-name="T221">no</text:span> puede aprobarse si no contiene al menos una AF en su “saco” de AF's.</text:p>
        </text:list-item>
      </text:list>
      <text:p text:style-name="P35"/>
      <text:p text:style-name="P171"><text:span text:style-name="T62">(</text:span><text:span text:style-name="T249">La incorporación de Filtros AF al PF no es obligatorio, aunque sí recomendable, y por tanto no es restrictivo</text:span><text:span text:style-name="T258">. </text:span><text:span text:style-name="T261">DECIDIDO → Debe haber al menos un filtro por AF, que será por defecto el de “no puede haber realizado 5 cursos en este plan”</text:span><text:span text:style-name="T62">)</text:span></text:p>
      <text:p text:style-name="P35"/>
      <text:p text:style-name="P45">Acciones</text:p>
      <text:list xml:id="list3129491014" text:style-name="L23">
        <text:list-item>
          <text:p text:style-name="P305">Se actualiza el registro con el estado Aprobado en el campo 'Estado' del PF.</text:p>
        </text:list-item>
        <text:list-item>
          <text:p text:style-name="P305">Se actualiza el registro con una fecha del momento de aprobación en el campo 'Fecha de estado” del PF.</text:p>
        </text:list-item>
      </text:list>
      <text:p text:style-name="P35"/>
      <text:p text:style-name="P47"><text:span text:style-name="T1">Efectos colaterales</text:span>:</text:p>
      <text:list xml:id="list2118732129" text:style-name="L24">
        <text:list-item>
          <text:p text:style-name="P306">Ninguno.</text:p>
        </text:list-item>
      </text:list>
      <text:p text:style-name="P146"/>
      <text:p text:style-name="P146"/>
      <text:p text:style-name="P139">Inactivar</text:p>
      <text:p text:style-name="P34"/>
      <text:p text:style-name="P34">Un PF se inactiva como indicador de la necesidad de realizar cambios sobre el conjunto de AF's del PF y o de los Filtros AF aplicados sobre las mismas, incluso cuando el PF ya fuera aprobado una o varias veces. También puede ser indicador de querer borrarse el PF.</text:p>
      <text:p text:style-name="P34"/>
      <text:p text:style-name="P4">Restricciones</text:p>
      <text:list xml:id="list3621179156779" text:continue-list="list3622359123059" text:style-name="L15">
        <text:list-item>
          <text:p text:style-name="P296">Un PF <text:span text:style-name="T221">no</text:span> puede inactivarse si <text:span text:style-name="T221">no</text:span> está en estado <text:span text:style-name="T221">Aprobado</text:span>.</text:p>
        </text:list-item>
        <text:list-item>
          <text:p text:style-name="P296">Un PF <text:span text:style-name="T221">no</text:span> puede inactivarse si el cambio de estado está fuera del rango de fechas del PF. <text:span text:style-name="T357">(</text:span><text:span text:style-name="T303">no estoy de acuerdo con esto</text:span><text:span text:style-name="T357">)</text:span></text:p>
        </text:list-item>
      </text:list>
      <text:p text:style-name="P10"/>
      <text:p text:style-name="P4">Acciones</text:p>
      <text:list xml:id="list1562231872" text:style-name="L25">
        <text:list-item>
          <text:p text:style-name="P307"><text:soft-page-break/>Se actualiza el registro con el estado Inactivo en el campo 'Estado' del PF.</text:p>
        </text:list-item>
        <text:list-item>
          <text:p text:style-name="P307">Se actualiza el registro con una fecha del momento de inactivación en el campo 'Fecha de estado” del PF.</text:p>
        </text:list-item>
        <text:list-item>
          <text:p text:style-name="P307">Se actualiza el registro poniendo a null la fecha de aprobación.</text:p>
        </text:list-item>
      </text:list>
      <text:p text:style-name="P10"/>
      <text:p text:style-name="P46"><text:span text:style-name="T1">Efectos colaterales</text:span>:</text:p>
      <text:list xml:id="list4038321381" text:style-name="L26">
        <text:list-item>
          <text:p text:style-name="P308">Ninguno.</text:p>
        </text:list-item>
      </text:list>
      <text:p text:style-name="P34"/>
      <text:p text:style-name="P34"/>
      <text:p text:style-name="P138">Activar</text:p>
      <text:p text:style-name="P29"/>
      <text:p text:style-name="P34">Esta acción permite a un PF pasar a estado Activo. Sirve como indicador del inicio de la gestión de su ciclo de vida haciendo uso de las entidades que alberga. Se registra este estado una vez se ha obtenido la aprobación.</text:p>
      <text:p text:style-name="P34">A partir de este momento se permitirá la creación/asociación de Ediciones al PF, así como la creación de Peticiones de Solicitud (o Peticiones de Actividad).</text:p>
      <text:p text:style-name="P34"/>
      <text:p text:style-name="P4">Restricciones</text:p>
      <text:list xml:id="list3621200172476" text:continue-list="list3621179156779" text:style-name="L15">
        <text:list-item>
          <text:p text:style-name="P296">Un PF <text:span text:style-name="T221">no</text:span> puede activarse si su estado es distinto al estado aprobado o detenido.</text:p>
        </text:list-item>
        <text:list-item>
          <text:p text:style-name="P422"><text:span text:style-name="T84">Un PF </text:span><text:span text:style-name="T145">no</text:span><text:span text:style-name="T84"> puede activarse si el cambio de estado es posterior a la fecha de inicio del PF. </text:span><text:span text:style-name="T86">(es debido a que se pueden asociar solicitudes)</text:span></text:p>
        </text:list-item>
      </text:list>
      <text:p text:style-name="P10"/>
      <text:p text:style-name="P4">Acciones</text:p>
      <text:list xml:id="list1723044260" text:style-name="L27">
        <text:list-item>
          <text:p text:style-name="P309">Se actualiza el registro con el estado Activo en el campo 'Estado' del PF.</text:p>
        </text:list-item>
        <text:list-item>
          <text:p text:style-name="P309">Se actualiza el registro con una fecha del momento de activación en el campo 'Fecha de estado” del PF.</text:p>
        </text:list-item>
        <text:list-item>
          <text:p text:style-name="P309">Se actualiza el registro con una fecha del momento de activación en el campo 'Fecha de primera activación' solamente si está a null.</text:p>
        </text:list-item>
      </text:list>
      <text:p text:style-name="P10"/>
      <text:p text:style-name="P46"><text:span text:style-name="T1">Efectos colaterales</text:span>:</text:p>
      <text:list xml:id="list2277125919" text:style-name="L28">
        <text:list-item>
          <text:p text:style-name="P310">Ninguno.</text:p>
        </text:list-item>
      </text:list>
      <text:p text:style-name="P46"/>
      <text:p text:style-name="P46"/>
      <text:p text:style-name="P143">Detener</text:p>
      <text:p text:style-name="P46"/>
      <text:p text:style-name="P46">Esta acción permite a un PF pasar al estado Detenido. Un PF se detiene como indicador de un parón temporal o momento de stand by.</text:p>
      <text:p text:style-name="P46"/>
      <text:p text:style-name="P4">Restricciones</text:p>
      <text:list xml:id="list447663382" text:style-name="L29">
        <text:list-item>
          <text:p text:style-name="P311">Un PF <text:span text:style-name="T221">no</text:span> puede detenerse si el PF se encuentra en un estado distinto al estado activo.</text:p>
        </text:list-item>
        <text:list-item>
          <text:p text:style-name="P311">Un PF <text:span text:style-name="T221">no</text:span> puede detenerse si el cambio de estado está fuera del rango de fechas del PF.</text:p>
        </text:list-item>
      </text:list>
      <text:p text:style-name="P10"/>
      <text:p text:style-name="P4">Acciones</text:p>
      <text:list xml:id="list1808652150" text:style-name="L30">
        <text:list-item>
          <text:p text:style-name="P312">Se actualiza el registro con el estado Detenido en el campo 'Estado' del PF.</text:p>
        </text:list-item>
        <text:list-item>
          <text:p text:style-name="P312">Se actualiza el registro con una fecha del momento de activación en el campo 'Fecha de estado” del PF.</text:p>
        </text:list-item>
      </text:list>
      <text:p text:style-name="P10"/>
      <text:p text:style-name="P46"><text:span text:style-name="T1">Efectos colaterales</text:span>:</text:p>
      <text:list xml:id="list3612215284" text:style-name="L31">
        <text:list-item>
          <text:p text:style-name="P313"><text:span text:style-name="T302">Probablemente muchos aunque de manera indirecta, ya que las acciones a llevar a cabo sobre el PF pueden ser muy amplias</text:span>.</text:p>
        </text:list-item>
      </text:list>
      <text:p text:style-name="P46"><text:soft-page-break/></text:p>
      <text:p text:style-name="P46"/>
      <text:p text:style-name="P143">Finalizar</text:p>
      <text:p text:style-name="P46"/>
      <text:p text:style-name="P46">Esta acción permite a un PF pasar al estado Finalizado. Un PF se finaliza como indicador de un parón definitivo para finalizar el ciclo de vida y así evitar que se sigan efectuando gestiones. Es el único cambio de estado que se permite realizar fuera del rango de fechas del PF. <text:span text:style-name="T232">Debería quizás existir un proceso </text:span><text:span text:style-name="T269">automático </text:span><text:span text:style-name="T232">que realizara el cambio de estado del PF a finalizado cuando finalizara el rango del PF.</text:span></text:p>
      <text:p text:style-name="P46"/>
      <text:p text:style-name="P4">Restricciones</text:p>
      <text:list xml:id="list3622003034138" text:continue-list="list447663382" text:style-name="L29">
        <text:list-item>
          <text:p text:style-name="P311">Un PF <text:span text:style-name="T221">no</text:span> puede finalizarse si el PF se encuentra en un estado distinto al estado activo o detenido.</text:p>
        </text:list-item>
        <text:list-item>
          <text:p text:style-name="P311">Un PF <text:span text:style-name="T221">no </text:span>puede finalizarse si el momento de finalización <text:span text:style-name="T221">no</text:span> es posterior a la fecha fin del PF.</text:p>
        </text:list-item>
      </text:list>
      <text:p text:style-name="P10"/>
      <text:p text:style-name="P4">Acciones</text:p>
      <text:list xml:id="list1285984089" text:style-name="L32">
        <text:list-item>
          <text:p text:style-name="P314">Se actualiza el registro con el estado Finalizado en el campo 'Estado' del PF.</text:p>
        </text:list-item>
        <text:list-item>
          <text:p text:style-name="P314">Se actualiza el registro con una fecha del momento de finalización en el campo 'Fecha de estado” del PF.</text:p>
        </text:list-item>
      </text:list>
      <text:p text:style-name="P10"/>
      <text:p text:style-name="P46"><text:span text:style-name="T1">Efectos colaterales</text:span>:</text:p>
      <text:list xml:id="list993913237" text:style-name="L33">
        <text:list-item>
          <text:p text:style-name="P315"><text:span text:style-name="T302">Probablemente muchos aunque de manera indirecta, ya que podría finalizar a su vez a aquellas entidades de nivel inferior dependientes del PF tales como una Edición o una Solicitud</text:span>.</text:p>
        </text:list-item>
      </text:list>
      <text:p text:style-name="P46"/>
      <text:p text:style-name="P46"/>
      <text:p text:style-name="P95">Asociar AF-<text:span text:style-name="T415">Filtro</text:span></text:p>
      <text:p text:style-name="P34"/>
      <text:p text:style-name="P174"><text:span text:style-name="T62">Con esta acción se </text:span><text:span text:style-name="T76">confecciona el conjunto</text:span><text:span text:style-name="T62"> de AFs con las que impartir cursos en dicho PF, </text:span><text:span text:style-name="T76">al mismo tiempo que se establecen qué filtros o condiciones tendrán que cumplirse por parte de todos los alumnos que realicen solicitudes de AFs, siempre dentro del marco de un PF que contenga la AF asociada.</text:span></text:p>
      <text:p text:style-name="P34"/>
      <text:p text:style-name="P4">Restricciones</text:p>
      <text:list xml:id="list3621593903153" text:continue-list="list3621200172476" text:style-name="L15">
        <text:list-item>
          <text:p text:style-name="P296">En un PF <text:span text:style-name="T221">sólo</text:span> se puede asociar una AF al conjunto de AFs que oferta si el PF está en estado inactivo.</text:p>
        </text:list-item>
        <text:list-item>
          <text:p text:style-name="P296">En un PF <text:span text:style-name="T221">sólo</text:span> se puede asociar una AF al conjunto de AFs que oferta si dicha AF está activa.</text:p>
        </text:list-item>
        <text:list-item>
          <text:p text:style-name="P296">En un PF <text:span text:style-name="T221">no</text:span> puede asociarse una AF al conjunto de AFs que oferta si dicha AF ya está asociada previamente al PF.</text:p>
        </text:list-item>
        <text:list-item>
          <text:p text:style-name="P297">En un PF <text:span text:style-name="T221">sólo</text:span> puede asociarse un Filtro a una AF si el PF está en estado inactivo.</text:p>
        </text:list-item>
        <text:list-item>
          <text:p text:style-name="P316">En un PF <text:span text:style-name="T221">sólo</text:span> puede asociarse un Filtro a una AF si dicha AF está activa. <text:span text:style-name="T14">(No creo ni siquiera que esto pueda darse puesto que una AF no debería poder inactivarse si está inclu</text:span><text:span text:style-name="T15">i</text:span><text:span text:style-name="T14">da en algún PF que no haya finalizado aún)</text:span></text:p>
        </text:list-item>
        <text:list-item>
          <text:p text:style-name="P297">En un PF <text:span text:style-name="T221">no</text:span> puede asociarse un Filtro a una AF si dicho Filtro ya está asociado previamente a la AF-PF. (no repetir el mismo filtro, vamos)</text:p>
        </text:list-item>
        <text:list-item>
          <text:p text:style-name="P297"><text:span text:style-name="T316">En un PF </text:span><text:span text:style-name="T323">sólo</text:span><text:span text:style-name="T316"> puede asociarse un Filtro a una AF si el momento de la asociación está dentro del rango de fechas del PF</text:span>. <text:span text:style-name="T233">(Est</text:span><text:span text:style-name="T236">á</text:span><text:span text:style-name="T233"> contemplado indirectamente ya que el PF tiene que estar en estado inactivo y, en el momento de pasar al estado aprobado, esa transición de estado debe producirse ANTES de la fecha de inicio del PF.)</text:span></text:p>
        </text:list-item>
      </text:list>
      <text:p text:style-name="P10"><text:soft-page-break/></text:p>
      <text:p text:style-name="P4">Acciones</text:p>
      <text:list xml:id="list3572434247" text:style-name="L34">
        <text:list-item>
          <text:p text:style-name="P213"><text:span text:style-name="T207">Se inserta </text:span><text:span text:style-name="T212">un registro en la tabla que interrelaciona PF, AF y Filtros.</text:span></text:p>
        </text:list-item>
      </text:list>
      <text:p text:style-name="P10"/>
      <text:p text:style-name="P46"><text:span text:style-name="T1">Efectos colaterales</text:span>:</text:p>
      <text:list xml:id="list1157879836" text:style-name="L35">
        <text:list-item>
          <text:p text:style-name="P435">Ninguno (sólo habrá alumnos convocados si el PF ha pasado a estado Activo, y si esto ha ocurrido, no se permite ni asociar ni disociar ni AF's ni Filtros de AF, luego asociar o disociar AF's respecto a convocar, son acciones que no pueden darse en el mismo rango de tiempo a la vez. Son actos disjuntos en el tiempo)</text:p>
        </text:list-item>
      </text:list>
      <text:p text:style-name="P46"/>
      <text:p text:style-name="P46"/>
      <text:p text:style-name="P95">Disociar AF-<text:span text:style-name="T415">Filtro</text:span></text:p>
      <text:p text:style-name="P34"/>
      <text:p text:style-name="P34">Con esta acción se “vacía el saco” de AFs con las que impartir cursos en dicho PF.</text:p>
      <text:p text:style-name="P34"/>
      <text:p text:style-name="P4">Restricciones</text:p>
      <text:list xml:id="list3622181918448" text:continue-list="list3621593903153" text:style-name="L15">
        <text:list-item>
          <text:p text:style-name="P296">En un PF <text:span text:style-name="T221">sólo</text:span> puede disociarse una AF al conjunto de AFs que oferta si el PF está en estado inactivo. <text:span text:style-name="T14">(Si el PF estuviera en estado Aprobado, antes debería cambiarse al estado inactivo para poder disociar AF's)</text:span></text:p>
        </text:list-item>
        <text:list-item>
          <text:p text:style-name="P296"><text:span text:style-name="T316">En un PF </text:span><text:span text:style-name="T323">no</text:span><text:span text:style-name="T316"> puede disociarse una AF del conjunto de AFs que oferta si es llave de alguna otra AF que también pertenezca a dicho PF (es decir si existe otra AF asociada al PF que sea candado de la AF que intento disasociar)</text:span>. <text:span text:style-name="T233">Esto no es correcto. Yo puedo impartir Inglés II en el año 2016 sin tener que impartir también Inglés I en el mismo año. S</text:span><text:span text:style-name="T235">ol</text:span><text:span text:style-name="T233">amente los alumnos que en su historial tengan Inglés I (aprobado en el año que fuera) podrán acceder a esta AF.</text:span></text:p>
        </text:list-item>
        <text:list-item>
          <text:p text:style-name="P297">En un PF <text:span text:style-name="T221">sólo</text:span> puede disociarse un Filtro a una AF si el PF está en estado inactivo.</text:p>
        </text:list-item>
        <text:list-item>
          <text:p text:style-name="P297"><text:span text:style-name="T245">En un PF </text:span><text:span text:style-name="T247">sólo</text:span><text:span text:style-name="T245"> puede disociarse un Filtro a una AF si el momento de la dis</text:span><text:span text:style-name="T246">o</text:span><text:span text:style-name="T245">ciación está dentro del rango de fechas del PF.</text:span><text:span text:style-name="T233"> (Esta contemplado indirectamente ya que el PF tiene que estar en estado inactivo y, en el momento de pasar al estado aprobado, esa transición de estado debe producirse ANTES de la fecha de inicio del PF.)</text:span></text:p>
        </text:list-item>
      </text:list>
      <text:p text:style-name="P10"/>
      <text:p text:style-name="P4">Acciones</text:p>
      <text:list xml:id="list1392123734" text:style-name="L36">
        <text:list-item>
          <text:p text:style-name="P214"><text:span text:style-name="T207">Se elimina físicamente el reg de AF en la tabla que relaciona AFs con PFs</text:span>.</text:p>
        </text:list-item>
      </text:list>
      <text:p text:style-name="P10"/>
      <text:p text:style-name="P46"><text:span text:style-name="T1">Efectos colaterales</text:span>:</text:p>
      <text:list xml:id="list4156022706" text:style-name="L37">
        <text:list-item>
          <text:p text:style-name="P317">No existen.</text:p>
        </text:list-item>
      </text:list>
      <text:p text:style-name="P46"/>
      <text:p text:style-name="P46"/>
      <text:p text:style-name="Standard"><text:span text:style-name="T37">SENCILLEZ GRACIAS A</text:span><text:span text:style-name="T36"> LOS NUEVOS ESTADOS DEL PF.</text:span></text:p>
      <text:p text:style-name="P103">Los filtros de AF sólo se pueden cambiar en estado inactivo. Las solicitudes sólo se solicitan en el estado activo. De activo a inactivo NO se puede pasar, así que si Antonio pasó los filtros una vez, los pasaría de nuevo igualmente. Sólo se necesita crear otra Edición y convocar a Antonio a esa Edición. Problema resuelto.</text:p>
      <text:p text:style-name="P100"/>
      <text:p text:style-name="P163"><text:span text:style-name="T173">Todos </text:span><text:span text:style-name="T171">los filtros de un PF se establecen únicamente con el estado Inactivo, y las ediciones sólo se crean cuando el PF está en estado Activo. Es decir, todas las ediciones creadas para un PF tendrán los mismos filtros establecidos.</text:span></text:p>
      <text:p text:style-name="P90"/>
      <text:p text:style-name="Standard"><text:span text:style-name="T37">CASOS ESPECIALES.</text:span><text:span text:style-name="T36"> SOLUCIÓN MUCHO MÁS SIMPLE</text:span><text:span text:style-name="T38">: </text:span><text:span text:style-name="T39">(es la que adoptaré)</text:span></text:p>
      <text:p text:style-name="P103">Incluir en la Edición una acción de '<text:span text:style-name="T221">convocar</text:span><text:span text:style-name="T2"> por asignación directa</text:span>' a un Alumno cualquiera aunque éste no haya pasado los PC. El único requisito es que el Alumno <text:soft-page-break/>tuviera la Solicitud de la AF para el año-programa-AF.</text:p>
      <text:p text:style-name="P103">Para ello se debe incluir al Alumno en la LB y también en la lista de convocados y así mantener la integridad referencial.</text:p>
      <text:p text:style-name="P103">En la tabla de la LB y de Alumnos convocados debería añadirse algún tipo de campo que distinguiera el origen del Alumno para saber qué casos han sido por proceso ordinario y qué casos han sido por asignación directa.</text:p>
      <text:p text:style-name="P34"/>
      <text:p text:style-name="P34"/>
      <text:p text:style-name="P44"/>
      <text:p text:style-name="P29">ACTIVIDADES FORMATIVAS</text:p>
      <text:p text:style-name="P10"/>
      <text:p text:style-name="P10">Una entidad Actividad Formativa (AF) es una unidad básica de formación. Se puede ver como algo similar en concepto a una asignatura académica, solo que su ciclo de vida depende del ciclo de vida de la entidad de orden superior con la que se asocie (se verá más adelante).</text:p>
      <text:p text:style-name="P10"/>
      <text:p text:style-name="P10">Existirán un conjunto de AFs sobre las que se impartirán cursos a los Alumnos.</text:p>
      <text:p text:style-name="P10"/>
      <text:p text:style-name="P12">Toda A<text:span text:style-name="T358">F</text:span> contendrá las siguientes <text:span text:style-name="T1">propiedades básicas</text:span>:</text:p>
      <text:list xml:id="list1030442983" text:style-name="L38">
        <text:list-item>
          <text:p text:style-name="P215">Id de la Actividad (campo clave).</text:p>
        </text:list-item>
        <text:list-item>
          <text:p text:style-name="P215">Nombre de la Actividad.</text:p>
        </text:list-item>
        <text:list-item>
          <text:p text:style-name="P215">Fecha de estado (registra el momento en el que la entidad transitó al estado indicado por el campo estado).</text:p>
        </text:list-item>
        <text:list-item>
          <text:p text:style-name="P215">Estado de la entidad. (<text:span text:style-name="T28">se irán viendo cuáles [Activa / Suspendida / Inactiva ...]</text:span><text:span text:style-name="T14">)</text:span></text:p>
        </text:list-item>
        <text:list-item>
          <text:p text:style-name="P411">Es AF llave (<text:span text:style-name="T14">este dato sería calculable mirando si tiene asociada AF's candado, pero accediendo a esta variable se evita un acceso extra a BBDD. El problema es mantener la veracidad del campo. Quizás usando una función y así este campo no existiría</text:span>).</text:p>
        </text:list-item>
        <text:list-item>
          <text:p text:style-name="P275">Fecha de creación y modificación.</text:p>
        </text:list-item>
        <text:list-item>
          <text:p text:style-name="P275">Usuario de creación y modificación.</text:p>
        </text:list-item>
      </text:list>
      <text:p text:style-name="P34"/>
      <text:p text:style-name="P34">Toda Actividad Formativa podrá contener las siguientes <text:span text:style-name="T1">propiedades entidad</text:span>:</text:p>
      <text:list xml:id="list2956916842" text:style-name="L39">
        <text:list-item>
          <text:p text:style-name="P276">Familias (<text:span text:style-name="T408">1</text:span>..N)</text:p>
        </text:list-item>
        <text:list-item>
          <text:p text:style-name="P276">AF's candado (0..N)</text:p>
        </text:list-item>
        <text:list-item>
          <text:p text:style-name="P276">AF's homologadas o equivalentes (0..N)</text:p>
        </text:list-item>
      </text:list>
      <text:p text:style-name="P34"/>
      <text:p text:style-name="P34"/>
      <text:p text:style-name="P30">LN-EA</text:p>
      <text:p text:style-name="P78"/>
      <text:p text:style-name="P79"><text:span text:style-name="T2">Estados</text:span>: <text:span text:style-name="T359">in</text:span>activa, activa, suspendida. <text:span text:style-name="T203"><text:s/>(</text:span><text:span text:style-name="T31">¿algunos más?</text:span><text:span text:style-name="T203">)</text:span></text:p>
      <text:p text:style-name="P46"/>
      <text:p text:style-name="P10"><text:span text:style-name="T2">Acciones</text:span>: <text:span text:style-name="T27">crear, borrar-F, modificar</text:span>, <text:span text:style-name="T325">activar, suspender, desactivar</text:span>, <text:span text:style-name="T232">convertir en llave, desconvertir en llave.</text:span></text:p>
      <text:p text:style-name="P46"/>
      <text:p text:style-name="P68"><text:span text:style-name="T197">Definición de Estados</text:span><text:span text:style-name="T226">: activa, suspensa, inactiva.</text:span></text:p>
      <text:p text:style-name="P10"/>
      <text:p text:style-name="P10"><text:span text:style-name="T22">Inactiva</text:span>: es el estado inicial que tendrá toda AF cuando se crea. Implica que a partir de este estado ninguna otra entidad de orden superior podrá realizar acción alguna con la AF, impidiéndose que se inicie, continúe o finalice el ciclo de vida de la AF. <text:span text:style-name="T203">Sí permite que se asocie o disocie con entidades de orden equivalente para configurar o establecer un marco de trabajo concreto.</text:span></text:p>
      <text:p text:style-name="P10"><text:span text:style-name="T1">Estados previos</text:span>: ninguno o suspendida.</text:p>
      <text:p text:style-name="P10"><text:soft-page-break/><text:span text:style-name="T1">Estados transitables</text:span>:</text:p>
      <text:list xml:id="list340564993" text:style-name="L40">
        <text:list-item>
          <text:p text:style-name="P414">activa<text:span text:style-name="T7">: la AF pasa a estado activo para permitir acciones con entidades de orden superior.</text:span></text:p>
        </text:list-item>
      </text:list>
      <text:p text:style-name="P10"/>
      <text:p text:style-name="P10"><text:span text:style-name="T22">Suspendida</text:span>: es un estado transitorio respecto a los estados activa e inactiva, y sirve para crear un punto de inflexión y diferenciar qué acciones pueden y no pueden llevarse a cabo con dicha AF.</text:p>
      <text:p text:style-name="P10">Se impide el inicio del ciclo de vida de la AF con nuevas entidades, luego entidades de orden superior no podrán <text:span text:style-name="T221">iniciar</text:span> acciones con ella.</text:p>
      <text:p text:style-name="P10">Se permite la continuación y finalización del ciclo de vida de la AF con viejas entidades, luego entidades de orden superior sí podrán <text:span text:style-name="T221">continuar y finalizar</text:span> acciones con ella siempre y cuando ya hubieran sido iniciadas con anterioridad al cambio de estado suspendida.</text:p>
      <text:p text:style-name="P10"><text:span text:style-name="T1">Estados previos</text:span>: activa</text:p>
      <text:p text:style-name="P10"><text:span text:style-name="T1">Estados transitables</text:span>: inactiva, activa</text:p>
      <text:list xml:id="list3622083915097" text:continue-numbering="true" text:style-name="L40">
        <text:list-item>
          <text:p text:style-name="P414">activa<text:span text:style-name="T7">: la AF pasa a estado activa para permitir acciones con entidades de orden superior e iniciar o continuar el ciclo de vida de la AF.</text:span></text:p>
        </text:list-item>
        <text:list-item>
          <text:p text:style-name="P414">inactiva<text:span text:style-name="T7">: la AF pasa a estado inactiva cuando no se quiere que tenga más acciones con otras entidades de orden superior. No se permitirá que inicie, continúe o finalice su ciclo de vida.</text:span></text:p>
        </text:list-item>
      </text:list>
      <text:p text:style-name="P10"/>
      <text:p text:style-name="P10"><text:span text:style-name="T22">Activa</text:span>: implica que puede ser utilizada (asociada) a otras entidades de orden superior tales como Solicitudes, PF's, Ediciones, Formadores, etc, etc y que se inicie, continúe o finalice su ciclo de vida.</text:p>
      <text:p text:style-name="P10"><text:span text:style-name="T1">Estados previos</text:span>: inactiva, suspendida</text:p>
      <text:p text:style-name="P10"><text:span text:style-name="T1">Estados transitables</text:span>: suspendida</text:p>
      <text:list xml:id="list4099838758" text:style-name="L41">
        <text:list-item>
          <text:p text:style-name="P438"><text:span text:style-name="T185">suspendida</text:span><text:span text:style-name="T45">: la AF pasa a estado suspendida cuando no se quiere que tenga más asociaciones con otras entidades de orden superior. Permanecen vigentes las asociaciones con entidades de orden superior que tuviera con anterioridad, permitiéndose que continúe y finalice su ciclo de vida.</text:span></text:p>
        </text:list-item>
      </text:list>
      <text:p text:style-name="P10"/>
      <text:p text:style-name="P10"><text:span text:style-name="T221">Definición de Acciones</text:span>: <text:span text:style-name="T27">crear, borrar-F, modificar</text:span>, <text:span text:style-name="T325">activar, suspender, desactivar</text:span>, <text:span text:style-name="T232">convertir en llave, desconvertir en llave.</text:span></text:p>
      <text:p text:style-name="P10"/>
      <text:p text:style-name="P104">Crear</text:p>
      <text:p text:style-name="P10"/>
      <text:p text:style-name="P10">Una AF puede ser creada en el sistema en cualquier momento. Cuando se crea, <text:span text:style-name="T221">su estado inicial es inactiva</text:span>.</text:p>
      <text:p text:style-name="P10"/>
      <text:p text:style-name="P4">Restricciones</text:p>
      <text:list xml:id="list3622038962643" text:continue-list="list3621278044970" text:style-name="L8">
        <text:list-item>
          <text:p text:style-name="P205">No puede llamarse exactamente igual que otra ya existente independientemente del estado que tuviera (ya que podría volver a activarse).</text:p>
        </text:list-item>
      </text:list>
      <text:p text:style-name="P10"/>
      <text:p text:style-name="P4">Acciones</text:p>
      <text:list xml:id="list3234939017" text:style-name="L42">
        <text:list-item>
          <text:p text:style-name="P216">Se crea un registro de AF en la base de datos con el siguiente id-secuencial existente.</text:p>
        </text:list-item>
      </text:list>
      <text:p text:style-name="P10"/>
      <text:p text:style-name="P10"><text:span text:style-name="T1">Efectos colaterales</text:span>: no existen.</text:p>
      <text:p text:style-name="P10"/>
      <text:p text:style-name="P10"/>
      <text:p text:style-name="P104">Borrar-F</text:p>
      <text:p text:style-name="P10"/>
      <text:p text:style-name="P10"><text:soft-page-break/>Una AF puede borrarse físicamente dejando de existir en la BBDD.</text:p>
      <text:p text:style-name="P10"/>
      <text:p text:style-name="P4">Restricciones</text:p>
      <text:list xml:id="list2407051521" text:style-name="L43">
        <text:list-item>
          <text:p text:style-name="P439"><text:span text:style-name="T45">Una AF </text:span><text:span text:style-name="T61">sólo</text:span><text:span text:style-name="T45"> puede borrarse físicamente si está en estado inactiva.</text:span></text:p>
        </text:list-item>
        <text:list-item>
          <text:p text:style-name="P439"><text:span text:style-name="T45">Una AF </text:span><text:span text:style-name="T61">no</text:span><text:span text:style-name="T45"> puede borrarse físicamente si existen Alumnos con Solicitudes de dicha AF tanto en el año presente como en cualquier otro año anterior (para no borrar el historial de un alumno)</text:span></text:p>
        </text:list-item>
        <text:list-item>
          <text:p text:style-name="P439"><text:span text:style-name="T45">Una AF </text:span><text:span text:style-name="T61">no</text:span><text:span text:style-name="T45"> puede borrarse físicamente si es llave de otra AF. (Primeramente se tendrá que disociar esta asociación si fuera posible)</text:span></text:p>
        </text:list-item>
        <text:list-item>
          <text:p text:style-name="P439"><text:span text:style-name="T45">Una AF </text:span><text:span text:style-name="T61">no</text:span><text:span text:style-name="T45"> puede borrarse físicamente si existe algún Alumno que tenga registrado otra AF homologada asociada.</text:span></text:p>
          <text:p text:style-name="P217"/>
        </text:list-item>
      </text:list>
      <text:p text:style-name="P80">Es decir, cuando la AF se halle en el estado apropiado, esté “limpia” de toda acción presente o pasada y no tenga ligadas otras entidades como AF candado o AF homologadas o Peticiones de Solicitud, Certificados, etc, etc, entonces podrá ser borrada.</text:p>
      <text:p text:style-name="P10"/>
      <text:p text:style-name="P4">Acciones</text:p>
      <text:list xml:id="list1186542459" text:style-name="L44">
        <text:list-item>
          <text:p text:style-name="P218">La AF borrada físicamente desaparece de la base de datos.</text:p>
        </text:list-item>
      </text:list>
      <text:p text:style-name="P10"/>
      <text:p text:style-name="P4"><text:span text:style-name="T197">Efectos colaterales</text:span><text:span text:style-name="T198">:</text:span></text:p>
      <text:list xml:id="list322061989" text:style-name="L45">
        <text:list-item>
          <text:p text:style-name="P219">No existen.</text:p>
        </text:list-item>
      </text:list>
      <text:p text:style-name="P10"/>
      <text:p text:style-name="P10"/>
      <text:p text:style-name="P104">Modificar</text:p>
      <text:p text:style-name="P34"/>
      <text:p text:style-name="P34">Se podrán modificar de manera directa las siguientes <text:span text:style-name="T1">propiedades básicas</text:span>:</text:p>
      <text:list xml:id="list3621664534007" text:continue-list="list767609338" text:style-name="L19">
        <text:list-item>
          <text:p text:style-name="P273">Nombre de la Actividad.</text:p>
        </text:list-item>
      </text:list>
      <text:p text:style-name="P10"/>
      <text:p text:style-name="P4">Restricciones</text:p>
      <text:list xml:id="list1200681106" text:style-name="L46">
        <text:list-item>
          <text:p text:style-name="P440"><text:span text:style-name="T45">Una AF </text:span><text:span text:style-name="T61">sólo</text:span><text:span text:style-name="T45"> puede modificarse si está en estado inactiva.</text:span></text:p>
        </text:list-item>
        <text:list-item>
          <text:p text:style-name="P440"><text:span text:style-name="T45">Una AF </text:span><text:span text:style-name="T61">no</text:span><text:span text:style-name="T45"> puede modificarse si ya se ha generado al menos un Certificado en el Plan Formativo actual </text:span><text:span text:style-name="T190">(debido a que ya aparecerá en algún Certificado el nombre descriptivo de la AF</text:span><text:span text:style-name="T192">).</text:span></text:p>
        </text:list-item>
        <text:list-item>
          <text:p text:style-name="P440"><text:span text:style-name="T192">Una AF </text:span><text:span text:style-name="T193">no</text:span><text:span text:style-name="T192"> puede modificarse si el nuevo nombre coincide con el nombre de otra AF.</text:span></text:p>
        </text:list-item>
      </text:list>
      <text:p text:style-name="P10"/>
      <text:p text:style-name="P4">Acciones</text:p>
      <text:list xml:id="list3130736169" text:style-name="L47">
        <text:list-item>
          <text:p text:style-name="P220">Se modifica el nombre de la AF.</text:p>
        </text:list-item>
      </text:list>
      <text:p text:style-name="P10"/>
      <text:p text:style-name="P4"><text:span text:style-name="T197">Efectos colaterales</text:span><text:span text:style-name="T198">: </text:span></text:p>
      <text:list xml:id="list3729755144" text:style-name="L48">
        <text:list-item>
          <text:p text:style-name="P221">No existen. <text:span text:style-name="T28">(Lo suyo sería tener una tabla de alias con todo el histórico de nombres de dicha AF y con una relación 1-N, pero creo que es complicarse la existencia demasiado ante semejante chuminada, teniendo en cuenta todas las cosas importantes que realmente habría que hacer)</text:span></text:p>
        </text:list-item>
      </text:list>
      <text:p text:style-name="P10"/>
      <text:p text:style-name="P10"/>
      <text:p text:style-name="P138">Inactivar</text:p>
      <text:p text:style-name="P34"/>
      <text:p text:style-name="P34">Inactivar una AF es establecer un estado tal que impida que dicha entidad pueda ser usada, asociada o disociada y, en definitiva, utilizada por otras entidades de orden superior a partir del instante de inactivación. </text:p>
      <text:p text:style-name="P34">Dicho estado <text:span text:style-name="T221">impide</text:span> que la AF inicie el flujo de vida con nuevas entidades de orden <text:soft-page-break/>superior. </text:p>
      <text:p text:style-name="P34">Dicho estado <text:span text:style-name="T221">impide</text:span> también que continúe o finalice el flujo de vida pendiente con aquellas entidades de orden superior con las que ya estuviera asociada previamente.</text:p>
      <text:p text:style-name="P34"/>
      <text:p text:style-name="P34">Sí permite que se asocie o disocie con entidades de orden equivalente para configurar o establecer un marco de trabajo concreto.</text:p>
      <text:p text:style-name="P10"/>
      <text:p text:style-name="P10"><text:span text:style-name="T218">Sí</text:span><text:span text:style-name="T203"> se permite (sobre entidades de orden equivalente):</text:span></text:p>
      <text:list xml:id="list2834564264" text:style-name="L49">
        <text:list-item>
          <text:p text:style-name="P277">Asociar o disociar Familia.</text:p>
        </text:list-item>
        <text:list-item>
          <text:p text:style-name="P277">Convertir o desconvertir en llave o candado.</text:p>
        </text:list-item>
        <text:list-item>
          <text:p text:style-name="P277">Homologar o deshomologar (sobre un alumno-AF')</text:p>
        </text:list-item>
      </text:list>
      <text:p text:style-name="P34"/>
      <text:p text:style-name="P34"><text:span text:style-name="T221">No</text:span> se permite (sobre entidades de orden superior):</text:p>
      <text:list xml:id="list4146189484" text:style-name="L50">
        <text:list-item>
          <text:p text:style-name="P278">Crear peticiones de solicitud (o peticiones de actividad)</text:p>
        </text:list-item>
        <text:list-item>
          <text:p text:style-name="P278">Asociar-disociar a un PF.</text:p>
        </text:list-item>
        <text:list-item>
          <text:p text:style-name="P278">Lanzar procesos de control.</text:p>
        </text:list-item>
        <text:list-item>
          <text:p text:style-name="P278">Asociar-disociar a una Edición.</text:p>
        </text:list-item>
        <text:list-item>
          <text:p text:style-name="P278">Asignar-desasignar <text:span text:style-name="T360">un </text:span>Formador.</text:p>
        </text:list-item>
        <text:list-item>
          <text:p text:style-name="P278">Notificar-desnotificar (a un alumno).</text:p>
        </text:list-item>
        <text:list-item>
          <text:p text:style-name="P278">Convocar-desconvocar (a un alumno).</text:p>
        </text:list-item>
        <text:list-item>
          <text:p text:style-name="P278">Certificar.</text:p>
        </text:list-item>
      </text:list>
      <text:p text:style-name="P34"/>
      <text:p text:style-name="P34"/>
      <text:p text:style-name="P4">Restricciones</text:p>
      <text:list xml:id="list3621295677933" text:continue-list="list1200681106" text:style-name="L46">
        <text:list-item>
          <text:p text:style-name="P440"><text:span text:style-name="T45">Una AF </text:span><text:span text:style-name="T61">sólo</text:span><text:span text:style-name="T45"> puede inactivarse si está en estado suspendida.</text:span></text:p>
        </text:list-item>
        <text:list-item>
          <text:p text:style-name="P437"><text:span text:style-name="T45">Una AF </text:span><text:span text:style-name="T61">no</text:span><text:span text:style-name="T45"> puede inactivarse si existe algún Alumno que esté recibiendo un curso de dicha AF y éste no haya finalizado aún (el calendario de la edición está “vivo” aún, es decir, que la fecha actual está entre las fechas inicio y fin del calendario de alguna edición creada para la AF). Como mucho podrá suspenderse.</text:span></text:p>
        </text:list-item>
        <text:list-item>
          <text:p text:style-name="P437"><text:span text:style-name="T45">Una AF </text:span><text:span text:style-name="T61">no</text:span><text:span text:style-name="T45"> puede inactivarse si existe algún PF activo y no finalizado (la fecha actual no sobrepasa a la fecha fin) que incluya esta AF en su saco de AF's. Como mucho podrá suspenderse.</text:span></text:p>
        </text:list-item>
        <text:list-item>
          <text:p text:style-name="P440"><text:span text:style-name="T342">Una AF </text:span><text:span text:style-name="T344">no </text:span><text:span text:style-name="T342">puede inactivarse si </text:span><text:span text:style-name="T343">está asociada a</text:span><text:span text:style-name="T342"> alguna petición de solicitud.</text:span></text:p>
        </text:list-item>
        <text:list-item>
          <text:p text:style-name="P437"><text:span text:style-name="T45">(</text:span><text:span text:style-name="T59">Mirar a ver si pudieran haber más restricciones con otras entidades de orden superior implicadas</text:span><text:span text:style-name="T45">)</text:span></text:p>
        </text:list-item>
      </text:list>
      <text:p text:style-name="P10"/>
      <text:p text:style-name="P85"/>
      <text:p text:style-name="P99"><text:span text:style-name="T45">Inactivar una AF </text:span><text:span text:style-name="T61">no implica</text:span><text:span text:style-name="T45"> inactivar las AF's candado que contenga ni tampoco las AF's homologadas. </text:span></text:p>
      <text:p text:style-name="P85">Si la AF a inactivar es una AF candado, tampoco implica inactivar la AF llave a la que pertenece.</text:p>
      <text:p text:style-name="P10"/>
      <text:p text:style-name="P4">Acciones</text:p>
      <text:list xml:id="list636048456" text:style-name="L51">
        <text:list-item>
          <text:p text:style-name="P318">Se actualiza el registro con el estado Inactivo en el campo 'Estado' de la AF.</text:p>
        </text:list-item>
        <text:list-item>
          <text:p text:style-name="P318">Se actualiza el registro con una fecha del momento de inactivación en el campo 'Fecha de estado” de la AF.</text:p>
        </text:list-item>
      </text:list>
      <text:p text:style-name="P10"/>
      <text:p text:style-name="P4"><text:span text:style-name="T197">Efectos colaterales</text:span><text:span text:style-name="T198">: </text:span></text:p>
      <text:list xml:id="list1214207731" text:style-name="L52">
        <text:list-item>
          <text:p text:style-name="P222">No existen. (<text:span text:style-name="T302">Ojito aquí</text:span>)</text:p>
        </text:list-item>
      </text:list>
      <text:p text:style-name="P10"/>
      <text:p text:style-name="P10"/>
      <text:p text:style-name="P138">Suspender</text:p>
      <text:p text:style-name="P34"><text:soft-page-break/></text:p>
      <text:p text:style-name="P34">Suspender una AF es establecer un estado tal que impida que dicha entidad pueda iniciar un ciclo de vida desde el comienzo con otras entidades de orden superior. Sí se permitirá que continúe o finalice los ciclos de vida pendientes con aquellas entidades de orden superior. El punto a partir del cual sí se permite que continúe con el flujo de vida es el momento en el que ya están asociadas a un PF.</text:p>
      <text:p text:style-name="P34"/>
      <text:p text:style-name="P34"><text:span text:style-name="T221">Sí</text:span> se permite:</text:p>
      <text:list xml:id="list3620996366946" text:continue-list="list4146189484" text:style-name="L50">
        <text:list-item>
          <text:p text:style-name="P278">Lanzar procesos de control.</text:p>
        </text:list-item>
        <text:list-item>
          <text:p text:style-name="P278">Asociar-dis<text:span text:style-name="T361">o</text:span>ciar a una Edición.</text:p>
        </text:list-item>
        <text:list-item>
          <text:p text:style-name="P278">Asignar-desasignar <text:span text:style-name="T361">un </text:span>Formador.</text:p>
        </text:list-item>
        <text:list-item>
          <text:p text:style-name="P278">Notificar-desnotificar (a un alumno).</text:p>
        </text:list-item>
        <text:list-item>
          <text:p text:style-name="P278">Convocar-desconvocar (a un alumno).</text:p>
        </text:list-item>
        <text:list-item>
          <text:p text:style-name="P278">Certificar (a un alumno).</text:p>
        </text:list-item>
        <text:list-item>
          <text:p text:style-name="P278">Visar.</text:p>
        </text:list-item>
      </text:list>
      <text:p text:style-name="P34"/>
      <text:p text:style-name="P34"><text:span text:style-name="T221">No</text:span> se permite:</text:p>
      <text:list xml:id="list1326503304" text:style-name="L53">
        <text:list-item>
          <text:p text:style-name="P279">Asociar o disociar Familia.</text:p>
        </text:list-item>
        <text:list-item>
          <text:p text:style-name="P279">Convertir o desconvertir en llave o candado.</text:p>
        </text:list-item>
        <text:list-item>
          <text:p text:style-name="P279">Homologar-deshomologar (sobre un alumno-AF')</text:p>
        </text:list-item>
        <text:list-item>
          <text:p text:style-name="P279">Crear peticiones de solicitud (o peticiones de actividad)</text:p>
        </text:list-item>
        <text:list-item>
          <text:p text:style-name="P279">Asociar-disasociar a un PF.</text:p>
        </text:list-item>
      </text:list>
      <text:p text:style-name="P34"/>
      <text:p text:style-name="P4">Restricciones</text:p>
      <text:list xml:id="list3621857568414" text:continue-list="list3621295677933" text:style-name="L46">
        <text:list-item>
          <text:p text:style-name="P280">Una AF <text:span text:style-name="T221">sólo</text:span> puede suspenderse si está en estado activa.</text:p>
        </text:list-item>
        <text:list-item>
          <text:p text:style-name="P280">(<text:span text:style-name="T302">Mirar a ver si pudiera haber más</text:span>)</text:p>
        </text:list-item>
      </text:list>
      <text:p text:style-name="P34"/>
      <text:p text:style-name="P4">Acciones</text:p>
      <text:list xml:id="list3228094633" text:style-name="L54">
        <text:list-item>
          <text:p text:style-name="P319">Se actualiza el registro con el estado Suspendido en el campo 'Estado' de la AF.</text:p>
        </text:list-item>
        <text:list-item>
          <text:p text:style-name="P319">Se actualiza el registro con una fecha del momento de suspensión en el campo 'Fecha de estado” de la AF.</text:p>
        </text:list-item>
      </text:list>
      <text:p text:style-name="P10"/>
      <text:p text:style-name="P4"><text:span text:style-name="T197">Efectos colaterales</text:span><text:span text:style-name="T198">: </text:span></text:p>
      <text:list xml:id="list4192496833" text:style-name="L55">
        <text:list-item>
          <text:p text:style-name="P281">No existen. (<text:span text:style-name="T302">Ojito aquí que puede tener tomate esto</text:span>)</text:p>
        </text:list-item>
      </text:list>
      <text:p text:style-name="P34"/>
      <text:p text:style-name="P34"/>
      <text:p text:style-name="P138">Activar</text:p>
      <text:p text:style-name="P34"/>
      <text:p text:style-name="P34">Activar una AF es establecer un estado tal que permita que dicha entidad pueda ser utilizada por otras entidades de orden superior. Dicho estado permite que fluya el ciclo de vida de la AF, tanto si se inicia el c<text:span text:style-name="T362">icl</text:span>o como si es una continuación.</text:p>
      <text:p text:style-name="P34"/>
      <text:p text:style-name="P34"><text:span text:style-name="T221">Sí</text:span> se permite:</text:p>
      <text:list xml:id="list4020569277" text:style-name="L56">
        <text:list-item>
          <text:p text:style-name="P282">Crear peticiones de solicitud (o peticiones de actividad)</text:p>
        </text:list-item>
        <text:list-item>
          <text:p text:style-name="P282">Asociar-disociar a un PF.</text:p>
        </text:list-item>
        <text:list-item>
          <text:p text:style-name="P282">Lanzar procesos de control.</text:p>
        </text:list-item>
        <text:list-item>
          <text:p text:style-name="P282">Asociar-disociar a una Edición.</text:p>
        </text:list-item>
        <text:list-item>
          <text:p text:style-name="P282">Asignar-desasignar Formador.</text:p>
        </text:list-item>
        <text:list-item>
          <text:p text:style-name="P282">Notificar-desnotificar (a un alumno).</text:p>
        </text:list-item>
        <text:list-item>
          <text:p text:style-name="P282">Convocar-desconvocar (a un alumno).</text:p>
        </text:list-item>
        <text:list-item>
          <text:p text:style-name="P282">Certificar (a un alumno)</text:p>
        </text:list-item>
        <text:list-item>
          <text:p text:style-name="P282">Visar.</text:p>
        </text:list-item>
      </text:list>
      <text:p text:style-name="P34"><text:soft-page-break/></text:p>
      <text:p text:style-name="P34"><text:span text:style-name="T221">No</text:span> se permite:</text:p>
      <text:list xml:id="list3113071034" text:style-name="L57">
        <text:list-item>
          <text:p text:style-name="P283">Asociar o disasociar Familia.</text:p>
        </text:list-item>
        <text:list-item>
          <text:p text:style-name="P283">Convertir o desconvertir en llave o candado.</text:p>
        </text:list-item>
        <text:list-item>
          <text:p text:style-name="P283">Homologar-deshomologar (sobre un alumno-AF')</text:p>
        </text:list-item>
      </text:list>
      <text:p text:style-name="P10"/>
      <text:p text:style-name="P4">Restricciones</text:p>
      <text:list xml:id="list3372026076" text:style-name="L58">
        <text:list-item>
          <text:p text:style-name="P442"><text:span text:style-name="T45">Una AF </text:span><text:span text:style-name="T61">no</text:span><text:span text:style-name="T45"> puede activarse si ya está en estado activo.</text:span></text:p>
        </text:list-item>
        <text:list-item>
          <text:p text:style-name="P442"><text:span text:style-name="T317">Una AF </text:span><text:span text:style-name="T318">no</text:span><text:span text:style-name="T317"> puede activarse si es candado de otra AF llave que esté inactiva.</text:span><text:span text:style-name="T45"> (</text:span><text:span text:style-name="T60">Puedo tener inactiva Inglés I y tener activa Inglés II</text:span><text:span text:style-name="T45">)</text:span></text:p>
        </text:list-item>
      </text:list>
      <text:p text:style-name="P10"/>
      <text:p text:style-name="P4">Acciones</text:p>
      <text:list xml:id="list4144829792" text:style-name="L59">
        <text:list-item>
          <text:p text:style-name="P320">Se actualiza el registro con el estado Activo en el campo 'Estado' de la AF.</text:p>
        </text:list-item>
        <text:list-item>
          <text:p text:style-name="P320">Se actualiza el registro con una fecha del momento de la activación en el campo 'Fecha de estado” de la AF.</text:p>
        </text:list-item>
      </text:list>
      <text:p text:style-name="P10"/>
      <text:p text:style-name="P4"><text:span text:style-name="T197">Efectos colaterales</text:span><text:span text:style-name="T198">: </text:span></text:p>
      <text:list xml:id="list2490708589" text:style-name="L60">
        <text:list-item>
          <text:p text:style-name="P223">No existen.</text:p>
        </text:list-item>
      </text:list>
      <text:p text:style-name="P43"/>
      <text:p text:style-name="P43"/>
      <text:p text:style-name="P95">Convertir en llave</text:p>
      <text:p text:style-name="P10"/>
      <text:p text:style-name="P10">Con esta acción se establece una relación jerárquica y de dependencia entre dos o más AF's, siendo una de ellas la AF llave o padre y el resto AF's candado o hijas.</text:p>
      <text:p text:style-name="P10"/>
      <text:p text:style-name="P4">Restricciones</text:p>
      <text:list xml:id="list3622332750413" text:continue-list="list3621857568414" text:style-name="L46">
        <text:list-item>
          <text:p text:style-name="P440"><text:span text:style-name="T45">Una AF </text:span><text:span text:style-name="T61">sólo</text:span><text:span text:style-name="T45"> puede establecerse como llave de otra AF' si AF y AF'</text:span><text:span text:style-name="T61"> </text:span><text:span text:style-name="T45">están inactivas.</text:span></text:p>
        </text:list-item>
        <text:list-item>
          <text:p text:style-name="P440"><text:span text:style-name="T45">Una AF </text:span><text:span text:style-name="T61">no</text:span><text:span text:style-name="T45"> puede establecerse como llave de otra AF' si ambas no pertenecen a la misma Familia.</text:span></text:p>
        </text:list-item>
        <text:list-item>
          <text:p text:style-name="P440"><text:span text:style-name="T45">Una AF </text:span><text:span text:style-name="T61">no</text:span><text:span text:style-name="T45"> puede establecerse como llave de otra AF' si la AF ya es candado de la AF'. (Se evita la reciprocidad: A es llave de B, B es llave de A).</text:span></text:p>
        </text:list-item>
        <text:list-item>
          <text:p text:style-name="P440"><text:span text:style-name="T45">Una AF </text:span><text:span text:style-name="T61">no</text:span><text:span text:style-name="T45"> puede establecerse como llave de otra AF' si AF' es llave de AF'' y AF'' es llave de AF. (Se evita la transitividad: A es llave de B, B es llave de C, C es llave de A). </text:span></text:p>
        </text:list-item>
        <text:list-item>
          <text:p text:style-name="P443"><text:span text:style-name="T45">Una AF </text:span><text:span text:style-name="T61">no</text:span><text:span text:style-name="T45"> puede establecerse como llave de otra AF' si existe algún Alumno recibiendo o esperando recibir formación de AF'. (</text:span><text:span text:style-name="T191">Me figuro que sería algo como que el Alumno tiene una Solicitud de AF', o forma parte de alguna lista base, o está convocado, o notificado o no ha recibido aún el Certificado</text:span><text:span text:style-name="T190">).</text:span></text:p>
        </text:list-item>
      </text:list>
      <text:p text:style-name="P10"/>
      <text:p text:style-name="P85">Evitar la transitividad a partir de algún algoritmo en Java o en un script de BBDD puede ser una tarea delicada que, incluso, no sé qué consecuencias puede tener derivadas del manejo con Hibernate, ya que demanda la aplicación de algún algoritmo recursivo. Quizás habría que realizar una restricción del tipo:</text:p>
      <text:list xml:id="list547900145" text:style-name="L61">
        <text:list-item>
          <text:p text:style-name="P446">Una AF <text:span text:style-name="T221">no</text:span> puede establecerse como llave si ya es candado de otra.</text:p>
        </text:list-item>
      </text:list>
      <text:p text:style-name="P133">O bien ajustar la transitividad a dos niveles: (A llave de B, B llave de C y C llave de A sin profundizar la comprobación a más niveles). Esto evita la recursividad.</text:p>
      <text:p text:style-name="P4"/>
      <text:p text:style-name="P4">Acciones</text:p>
      <text:list xml:id="list3562761058" text:style-name="L62">
        <text:list-item>
          <text:p text:style-name="P224">Se inserta en la tabla de AF's llave un registro que establece AF como llave, AF' como candado y la fecha de la asociación.<text:line-break/><text:span text:style-name="T28">¿Se actualiza en la tabla de AF's llave el registro que establecía AF como llave de AF' eliminando la fecha de finalización de la asociación y actualizando el campo de </text:span><text:soft-page-break/><text:span text:style-name="T28">la fecha de la asociación a la fecha actual? Esto es para mantener un histórico con un campo de baja lógica para los casos de asociar AF con AF', luego disocias lógicamente y luego vuelves a asociar. Yo creo que no debe haber borrados lógicos, sino físicos.</text:span></text:p>
        </text:list-item>
      </text:list>
      <text:p text:style-name="P10"/>
      <text:p text:style-name="P4"><text:span text:style-name="T197">Efectos colaterales</text:span><text:span text:style-name="T198">: </text:span></text:p>
      <text:list xml:id="list2111263573" text:style-name="L63">
        <text:list-item>
          <text:p text:style-name="P225">No existen.</text:p>
        </text:list-item>
      </text:list>
      <text:p text:style-name="P10"/>
      <text:p text:style-name="P10"/>
      <text:p text:style-name="P95">Desconvertir en llave</text:p>
      <text:p text:style-name="P10"/>
      <text:p text:style-name="P10">Con esta acción se finaliza una relación jerárquica y de dependencia entre dos o más AF's, finalizando que la AF' candado o hija deje de serlo con respecto a la AF llave o padre.</text:p>
      <text:p text:style-name="P10"/>
      <text:p text:style-name="P4">Restricciones</text:p>
      <text:list xml:id="list3622723567307" text:continue-list="list3622332750413" text:style-name="L46">
        <text:list-item>
          <text:p text:style-name="P226">Una AF <text:span text:style-name="T221">sólo</text:span> puede dejar de ser llave de otra AF' si AF y AF' están inactivas.</text:p>
        </text:list-item>
        <text:list-item>
          <text:p text:style-name="P226"><text:span text:style-name="T316">Debe producirse un aviso para pasar los procesos de control de nuevo si existen Ediciones activas en donde aún no se ha establecido la fecha de fin de convocatoria para la AF candado que ha quedado liberada</text:span>. <text:span text:style-name="T28">Esto ya no tiene sentido puesto que AF', al estar inactiva, no puede tener un ciclo de vida sin terminar, o dicho de otra manera, ya no tendrá ni ediciones activas, ni alumnos convocados ni nada. Estará limpia.</text:span></text:p>
        </text:list-item>
      </text:list>
      <text:p text:style-name="P10"/>
      <text:p text:style-name="P4">Acciones</text:p>
      <text:list xml:id="list95405028" text:style-name="L64">
        <text:list-item>
          <text:p text:style-name="P227">Se elimina en la tabla de AF's llave el registro que establecía AF' como candado de AF.<text:line-break/><text:span text:style-name="T28">¿Se actualiza en la tabla de AF's llave el registro que establecía AF como llave de AF' fijando la fecha de finalización de la asociación?</text:span></text:p>
        </text:list-item>
      </text:list>
      <text:p text:style-name="P10"/>
      <text:p text:style-name="P4"><text:span text:style-name="T197">Efectos colaterales</text:span><text:span text:style-name="T198">: </text:span></text:p>
      <text:list xml:id="list1226856863" text:style-name="L65">
        <text:list-item>
          <text:p text:style-name="P228">No existen.</text:p>
        </text:list-item>
      </text:list>
      <text:p text:style-name="P10"/>
      <text:p text:style-name="P10"/>
      <text:p text:style-name="P10"><text:span text:style-name="T2">Brainstorming de AF's</text:span>:</text:p>
      <text:p text:style-name="P10"/>
      <text:p text:style-name="P85">Inactivar una AF es como apagar una hoguera en un camping. Se hace <text:span text:style-name="T221">después</text:span> de que todos hayan terminado de hacer algo con la hoguera y <text:span text:style-name="T221">antes</text:span> de que nadie quiera volver a hacer algo con ella.</text:p>
      <text:p text:style-name="P85">El momento delicado es encontrar un instante en el cual pueda llevarse a cabo el cambio crítico de estado de activo a inactivo.</text:p>
      <text:p text:style-name="P85"/>
      <text:p text:style-name="P85">Con esta filosofía podría pensarse que si hay alguna edición celebrándose con esa AF, o hay solicitudes de alumnos para esa AF o hay PF activos que tienen en su saco esa AF y todavía no han terminado su periodo de actividad, entonces dicha AF no puede inactivarse, teniéndo que esperar a que esas entidades de orden superior terminen sus ciclos de vida (fin de la edición, fin del programa, fin de la fecha de periodo de solicitudes, etc, etc).</text:p>
      <text:p text:style-name="P85"/>
      <text:p text:style-name="P85">Una vez estas entidades de orden superior hubieran terminado, sería el momento de inactivar la AF, rezando para que nadie haya vuelto a crear entidades superiores nuevamente y se inicie el ciclo de nuevo.</text:p>
      <text:p text:style-name="P85"><text:soft-page-break/></text:p>
      <text:p text:style-name="P85">Sin embargo inactivar una AF es una acción que lo que persigue es impedir que se lleven a cabo acciones en la aplicación que se inicien con una AF, pero no cortar el flujo de acciones presentes o futuras sobre otras entidades que trabajan sobre esa AF.</text:p>
      <text:p text:style-name="P85">Dicho de otra manera: <text:span text:style-name="T221">lo que ya hubiera que continúe, pero que no se cree nada nuevo.</text:span></text:p>
      <text:p text:style-name="P85"/>
      <text:p text:style-name="P85">Por ejemplo; yo puedo decidir que ya no voy a ofrecer más ediciones de una AF determinada por diversos motivos (falta de presupuesto, falta de formadores para esa AF, cierre de líneas de negocio o proyectos que no necesiten personal con conocimientos en dicha AF, venta del negocio o proyecto a terceros inclu<text:span text:style-name="T363">i</text:span>dos personal del proyecto, etc, etc).</text:p>
      <text:p text:style-name="P85"/>
      <text:p text:style-name="P85">A partir de ese momento debo inactivar la AF para impedir que:</text:p>
      <text:list xml:id="list1545948206" text:style-name="L66">
        <text:list-item>
          <text:p text:style-name="P433">existan Alumnos que sigan creando solicitudes para esa AF</text:p>
        </text:list-item>
        <text:list-item>
          <text:p text:style-name="P433">existan gestores de la aplicación que añadan esa AF al saco de más PF's</text:p>
        </text:list-item>
        <text:list-item>
          <text:p text:style-name="P433">existan gestores de la aplicación que creen más ediciones para un PF y AF.</text:p>
        </text:list-item>
      </text:list>
      <text:p text:style-name="P85"/>
      <text:p text:style-name="P85">Ahora bien, suponiendo que yo haga el fatídico “click” e inactive esa AF, impidiéndose que se efectúen esa serie de acciones arriba expuestas, eso no tendría por qué impedir o estar en disonancia con que se continuaran realizando acciones como:</text:p>
      <text:p text:style-name="P85"/>
      <text:list xml:id="list3083476876" text:style-name="L67">
        <text:list-item>
          <text:p text:style-name="P434">Realizar procesos de control sobre la AF que ya estaba inclu<text:span text:style-name="T363">i</text:span>da en el PF (da igual el estado actual de la AF)</text:p>
        </text:list-item>
        <text:list-item>
          <text:p text:style-name="P434">Convocar alumnos a esa edición (si ya existía alguno antes de inactivar la AF)</text:p>
        </text:list-item>
        <text:list-item>
          <text:p text:style-name="P434">Notificar a los alumnos de esa edición (si ya existía alguno antes de inactivar la AF)</text:p>
        </text:list-item>
        <text:list-item>
          <text:p text:style-name="P434">Realizar el cierre de convocatoria.</text:p>
        </text:list-item>
        <text:list-item>
          <text:p text:style-name="P434">Realizar el cierre de notificación.</text:p>
        </text:list-item>
        <text:list-item>
          <text:p text:style-name="P434">Crear el calendario de una edición de esa AF (si ya existía antes de inactivar la AF)</text:p>
        </text:list-item>
        <text:list-item>
          <text:p text:style-name="P434">Asociar formadores a una edición de esa AF (si ya existía antes de inactivar la AF)</text:p>
        </text:list-item>
        <text:list-item>
          <text:p text:style-name="P434">Dar diplomas o certificados a Alumnos que han finalizado la edición de esa AF.</text:p>
        </text:list-item>
      </text:list>
      <text:p text:style-name="P85"/>
      <text:p text:style-name="P85">En definitiva, aquellas entidades de nivel superior a la AF (léase Ediciones, PF, Formadores, Solicitudes) que ya estuvieran en marcha, deben continuar sus correspondientes ciclos de vida con independencia de si en algún instante posterior a su andadura, a la AF se la ha cambiado a estado inactiva.</text:p>
      <text:p text:style-name="P85"/>
      <text:p text:style-name="P85">Después de todo no hay que olvidar que para parar los pies al ciclo de vida de entidades superiores, también existen acciones para cambiar su estado, pudiendo también inactivar una Edición, un PF, etc, etc.</text:p>
      <text:p text:style-name="P78"/>
      <text:p text:style-name="P78"/>
      <text:p text:style-name="P135">Otra opción es crear tres estados en la AF: [<text:span text:style-name="T302">activa, suspendida, inactiva</text:span>].</text:p>
      <text:p text:style-name="P135">Con activa puede hacerse de todo.</text:p>
      <text:p text:style-name="P135">Con inactiva no puede hacerse nada.</text:p>
      <text:p text:style-name="P135">Con suspendida no puede crearse nada nuevo pero sí pueden terminarse cosas que ya estén en marcha.</text:p>
      <text:p text:style-name="P135">Para llevar a cabo este cambio, habría que repasar aquellas acciones en donde estuviera involucrada directa o indirectamente una entidad AF. <text:s/><text:span text:style-name="T302">¡¡GRAN IDEA Y YA REALIZADA!!</text:span></text:p>
      <text:p text:style-name="P136"/>
      <text:p text:style-name="P136"/>
      <text:p text:style-name="P136"/>
      <text:p text:style-name="P125"><text:soft-page-break/>¿Y DONDE ESTA EL APARTADO EN EL QUE HABLO DE FILTROS, ATRIBUTOS, ESTADOS, ACCIONES Y DEMAS? ¡¡NO EXISTE!!</text:p>
      <text:p text:style-name="P188">ALUMNOS</text:p>
      <text:p text:style-name="P10"/>
      <text:p text:style-name="P10">Una entidad Alumno es aquella entidad para la cual van destinadas los cursos de formación. Un Alumno podrá ser un empleado público o un trabajador de una empresa privada dependiendo del ámbito en donde esté implantada esta aplicación de gestión.</text:p>
      <text:p text:style-name="P10"/>
      <text:p text:style-name="P10">Todo Alumno contendrá las siguientes <text:span text:style-name="T1">propiedades básicas</text:span>:</text:p>
      <text:list xml:id="list4100941156" text:style-name="L68">
        <text:list-item>
          <text:p text:style-name="P271">Id Alumno</text:p>
        </text:list-item>
        <text:list-item>
          <text:p text:style-name="P271">Nombre</text:p>
        </text:list-item>
        <text:list-item>
          <text:p text:style-name="P271">Apellido1</text:p>
        </text:list-item>
        <text:list-item>
          <text:p text:style-name="P271">Apellido2</text:p>
        </text:list-item>
        <text:list-item>
          <text:p text:style-name="P271">DNI</text:p>
        </text:list-item>
        <text:list-item>
          <text:p text:style-name="P271">Email</text:p>
        </text:list-item>
        <text:list-item>
          <text:p text:style-name="P271">Sexo</text:p>
        </text:list-item>
        <text:list-item>
          <text:p text:style-name="P271">Fecha de nacimiento</text:p>
        </text:list-item>
        <text:list-item>
          <text:p text:style-name="P229">Fecha de estado (registra el momento en el que la entidad transitó al estado indicado por el campo estado).</text:p>
        </text:list-item>
        <text:list-item>
          <text:p text:style-name="P271">Estado de la entidad.</text:p>
        </text:list-item>
        <text:list-item>
          <text:p text:style-name="P271">¿Estado laboral? (<text:span text:style-name="T233">activo, baja, jubilado, excedencia, etc, etc</text:span>)</text:p>
        </text:list-item>
        <text:list-item>
          <text:p text:style-name="P284">Fecha de creación y modificación.</text:p>
        </text:list-item>
        <text:list-item>
          <text:p text:style-name="P291">Usuario de creación y modificación.</text:p>
        </text:list-item>
      </text:list>
      <text:p text:style-name="P10"/>
      <text:p text:style-name="P10"><text:span text:style-name="T203">Todo Alumno contendrá las siguientes </text:span><text:span text:style-name="T206">propiedades entidad</text:span><text:span text:style-name="T203">:</text:span></text:p>
      <text:list xml:id="list3216607304" text:style-name="L69">
        <text:list-item>
          <text:p text:style-name="P292">Familias (<text:span text:style-name="T409">1</text:span>..N)</text:p>
        </text:list-item>
      </text:list>
      <text:p text:style-name="P34"/>
      <text:p text:style-name="P10"/>
      <text:p text:style-name="P30">LN-EA</text:p>
      <text:p text:style-name="P30"/>
      <text:p text:style-name="P32"><text:span text:style-name="T205">Estados</text:span>:<text:span text:style-name="T203"> activo, inactivo. </text:span><text:span text:style-name="T216">(</text:span><text:span text:style-name="T31">Ver si pudiera haber alguno más</text:span><text:span text:style-name="T216">)</text:span></text:p>
      <text:p text:style-name="P74"/>
      <text:p text:style-name="P10"><text:span text:style-name="T2">Acciones</text:span>: <text:span text:style-name="T27">crear, borrar-F, modificar</text:span>, <text:span text:style-name="T325">activar, inactivar</text:span>,<text:span text:style-name="T255"> homologar AF, deshomologar AF</text:span>.</text:p>
      <text:p text:style-name="P10"/>
      <text:p text:style-name="P32"><text:span text:style-name="T218">Definición de Estados</text:span>:<text:span text:style-name="T203"> activo, inactivo.</text:span></text:p>
      <text:p text:style-name="P46"/>
      <text:p text:style-name="P76">Activo<text:span text:style-name="T199">: es el estado inicial que tendrá todo Alumno al ser creado. </text:span></text:p>
      <text:p text:style-name="P76"><text:span text:style-name="T201">Un Alumno puede pasar al estado activo en cualquier momento de la gestión</text:span><text:span text:style-name="T199">.</text:span></text:p>
      <text:p text:style-name="P46">Un Alumno puede transitar a este estado cuando sí se le permite interactuar con otras entidades.</text:p>
      <text:p text:style-name="P46">En este estado el Alumno puede realizar Solicitudes, se le puede incluir en los procesos de control, puede ser convocado/desconvocado, puede ser notificado, puede recibir formación y puede recibir certificaciones.</text:p>
      <text:p text:style-name="P10"><text:span text:style-name="T1">Estados previos</text:span>: inactivo o ninguno.</text:p>
      <text:p text:style-name="P10"><text:span text:style-name="T1">Estados transitables</text:span>:</text:p>
      <text:list xml:id="list791581979" text:style-name="L70">
        <text:list-item>
          <text:p text:style-name="P405">inactivo<text:span text:style-name="T7">: el Alumno pasa a estado inactivo cuando </text:span><text:span text:style-name="T10">no</text:span><text:span text:style-name="T7"> se le permite interactuar con otras entidades, </text:span><text:span text:style-name="T10">ni</text:span><text:span text:style-name="T7"> pasar por las fases o escenarios en las que potencialmente un Alumno puede estar.</text:span></text:p>
        </text:list-item>
      </text:list>
      <text:p text:style-name="P46"/>
      <text:p text:style-name="P76">Inactivo<text:span text:style-name="T199">: es el estado opuesto al estado activo.</text:span></text:p>
      <text:p text:style-name="P72">Un Alumno puede pasar al estado inactivo en cualquier momento de la gestión<text:span text:style-name="T7">.</text:span></text:p>
      <text:p text:style-name="P76"><text:span text:style-name="T199">Un Alumno puede transitar a este estado cuando </text:span><text:span text:style-name="T198">no</text:span><text:span text:style-name="T199"> se le permite interactuar con otras entidades.</text:span></text:p>
      <text:p text:style-name="P76"><text:soft-page-break/><text:span text:style-name="T199">En este estado el Alumno </text:span><text:span text:style-name="T198">no</text:span><text:span text:style-name="T199"> podrá realizar Solicitudes, </text:span><text:span text:style-name="T198">no</text:span><text:span text:style-name="T199"> se le podrá incluir en los procesos de control, </text:span><text:span text:style-name="T198">no</text:span><text:span text:style-name="T199"> podrá formar parte de una lista base, </text:span><text:span text:style-name="T198">no</text:span><text:span text:style-name="T199"> podrá ser convocado, </text:span><text:span text:style-name="T198">no</text:span><text:span text:style-name="T199"> podrá ser notificado y </text:span><text:span text:style-name="T198">no</text:span><text:span text:style-name="T199"> podrá recibir formación. </text:span><text:span text:style-name="T198">Sí</text:span><text:span text:style-name="T199"> podrá ser desconvocado, </text:span><text:span text:style-name="T198">sí </text:span><text:span text:style-name="T199">podrá recibir certificaciones.</text:span></text:p>
      <text:p text:style-name="P10"><text:span text:style-name="T1">Estados previos</text:span>: activo</text:p>
      <text:p text:style-name="P10"><text:span text:style-name="T1">Estados transitables</text:span>:</text:p>
      <text:list xml:id="list3621459256612" text:continue-numbering="true" text:style-name="L70">
        <text:list-item>
          <text:p text:style-name="P405">activo<text:span text:style-name="T7">: el Alumno pasa a estado activo cuando </text:span><text:span text:style-name="T10">sí</text:span><text:span text:style-name="T7"> se le permite interactuar con otras entidades y pasar por las fases o escenarios en las que potencialmente un Alumno puede estar.</text:span></text:p>
        </text:list-item>
      </text:list>
      <text:p text:style-name="P46"/>
      <text:p text:style-name="P46">Las fases o escenarios en las que potencialmente un Alumno puede estar son:</text:p>
      <text:list xml:id="list2136871759" text:style-name="L71">
        <text:list-item>
          <text:p text:style-name="P406"><text:span text:style-name="T14">Realizar Solicitudes</text:span><text:span text:style-name="T7">: un Alumno inactivo no podrá realizar Solicitudes en el sistema.</text:span></text:p>
        </text:list-item>
        <text:list-item>
          <text:p text:style-name="P406"><text:span text:style-name="T14">Pasar los procesos de control</text:span><text:span text:style-name="T7">: un Alumno inactivo no podrá pasar los procesos de control con independencia del resto de filtros establecidos.</text:span></text:p>
        </text:list-item>
        <text:list-item>
          <text:p text:style-name="P406"><text:span text:style-name="T14">Ser convocado a una Edición</text:span><text:span text:style-name="T7">: un Alumno inactivo no podrá ser convocado a una Edición.</text:span></text:p>
        </text:list-item>
        <text:list-item>
          <text:p text:style-name="P410">Ser desconvocado a una Edición<text:span text:style-name="T198">: un Alumno podrá ser desconvocado de una Edición con independencia de su estado.</text:span></text:p>
        </text:list-item>
        <text:list-item>
          <text:p text:style-name="P406"><text:span text:style-name="T14">Ser notificado a una Edición</text:span><text:span text:style-name="T7">: un Alumno inactivo no podrá ser notificado a una Edición.</text:span></text:p>
        </text:list-item>
        <text:list-item>
          <text:p text:style-name="P406"><text:span text:style-name="T14">Asistir físicamente al curso de una Edición</text:span><text:span text:style-name="T7">: un Alumno inactivo no podrá asistir físicamente al curso de una Edición.</text:span></text:p>
        </text:list-item>
        <text:list-item>
          <text:p text:style-name="P410">Recibir certificación<text:span text:style-name="T198">: un Alumno podrá recibir certificaciones con independencia de su estado (como recompensa al esfuerzo y como prueba certificatoria de su formación)</text:span></text:p>
        </text:list-item>
      </text:list>
      <text:p text:style-name="P46"/>
      <text:p text:style-name="P72"/>
      <text:p text:style-name="P46">Dado que un Alumno puede pasar de estado activo a inactivo en cualquier momento, cada fase o escenario tendrá necesariamente que tener un chequeo sobre el estado del Alumno para verificar si puede o no puede pasar a la siguiente fase.</text:p>
      <text:p text:style-name="P46">Por ejemplo, si un Alumno ha sido convocado a una Edición y justo después pasa a estado inactivo, a partir de ahí no se podrá notificar a dicho Alumno a la Edición.</text:p>
      <text:p text:style-name="P46">Acciones posteriores sobre si es factible realizar su desconvocatoria deberán ser controladas en la lista de restricciones.</text:p>
      <text:p text:style-name="P46"/>
      <text:p text:style-name="P46"/>
      <text:p text:style-name="P34"><text:span text:style-name="T202">Definición de Acciones</text:span><text:span text:style-name="T197">: </text:span><text:span text:style-name="T42">crear, borrar-F, modificar</text:span><text:span text:style-name="T197">, </text:span><text:span text:style-name="T327">activar, inactivar</text:span><text:span text:style-name="T197">,</text:span><text:span text:style-name="T253"> homologar AF, deshomologar AF</text:span><text:span text:style-name="T197">.</text:span></text:p>
      <text:p text:style-name="P46"/>
      <text:p text:style-name="P104">Crear</text:p>
      <text:p text:style-name="P34"/>
      <text:p text:style-name="P46">Un Alumno puede ser creado en cualquier momento. Se creará con estado activo por defecto.</text:p>
      <text:p text:style-name="P46"/>
      <text:p text:style-name="P4">Restricciones</text:p>
      <text:list xml:id="list850101859" text:style-name="L72">
        <text:list-item>
          <text:p text:style-name="P321">Un Alumno <text:span text:style-name="T221">no</text:span> puede ser creado si ya existe otro Alumno con el mismo DNI independientemente del estado que tenga.</text:p>
        </text:list-item>
        <text:list-item>
          <text:p text:style-name="P321"><text:span text:style-name="T316">Un Alumno </text:span><text:span text:style-name="T323">no</text:span><text:span text:style-name="T316"> puede ser creado si ya existe otro Alumno con el mismo nombre y apellidos independientemente del estado que tenga.</text:span> No. Puede haber dos personas con mismo nombre y apellidos y distintos DNI's.</text:p>
        </text:list-item>
      </text:list>
      <text:p text:style-name="P10"/>
      <text:p text:style-name="P4">Acciones</text:p>
      <text:list xml:id="list650161221" text:style-name="L73">
        <text:list-item>
          <text:p text:style-name="P230"><text:soft-page-break/><text:span text:style-name="T207">Se inserta en la tabla de Alumnos un registro con los datos recogidos</text:span>.</text:p>
        </text:list-item>
      </text:list>
      <text:p text:style-name="P10"/>
      <text:p text:style-name="P46"><text:span text:style-name="T1">Efectos colaterales</text:span>:</text:p>
      <text:list xml:id="list1964600864" text:style-name="L74">
        <text:list-item>
          <text:p text:style-name="P322">Ninguno.</text:p>
        </text:list-item>
      </text:list>
      <text:p text:style-name="P46"/>
      <text:p text:style-name="P46"/>
      <text:p text:style-name="P105">Modificar</text:p>
      <text:p text:style-name="P46"/>
      <text:p text:style-name="P46">Se podrán modificar, potencialmente, las siguientes <text:span text:style-name="T1">propiedades básicas</text:span>:</text:p>
      <text:list xml:id="list3058979042" text:style-name="L75">
        <text:list-item>
          <text:p text:style-name="P323">Nombre</text:p>
        </text:list-item>
        <text:list-item>
          <text:p text:style-name="P323">Apellido1</text:p>
        </text:list-item>
        <text:list-item>
          <text:p text:style-name="P323">Apellido2</text:p>
        </text:list-item>
        <text:list-item>
          <text:p text:style-name="P323">DNI</text:p>
        </text:list-item>
        <text:list-item>
          <text:p text:style-name="P323">Email</text:p>
        </text:list-item>
        <text:list-item>
          <text:p text:style-name="P323">Sexo</text:p>
        </text:list-item>
        <text:list-item>
          <text:p text:style-name="P323">Fecha de nacimiento</text:p>
        </text:list-item>
        <text:list-item>
          <text:p text:style-name="P323">Estado laboral (<text:span text:style-name="T233">si se decide a mantener esta propiedad finalmente</text:span>)</text:p>
        </text:list-item>
      </text:list>
      <text:p text:style-name="P46"/>
      <text:p text:style-name="P46">Algunos de estos campos se pueden modificar debido a posibles errores tipográficos en la creación del Alumno.</text:p>
      <text:p text:style-name="P46"/>
      <text:p text:style-name="P4">Restricciones</text:p>
      <text:list xml:id="list3621181386040" text:continue-list="list850101859" text:style-name="L72">
        <text:list-item>
          <text:p text:style-name="P321">Un Alumno <text:span text:style-name="T221">sólo</text:span> puede modificarse si está en estado activo.</text:p>
        </text:list-item>
        <text:list-item>
          <text:p text:style-name="P321">Un Alumno <text:span text:style-name="T221">no</text:span> puede modificarse si el valor del DNI coincide con el de otro Alumno con independientemente del estado que éste último tenga.</text:p>
        </text:list-item>
      </text:list>
      <text:p text:style-name="P10"/>
      <text:p text:style-name="P4">Acciones</text:p>
      <text:list xml:id="list616263151" text:style-name="L76">
        <text:list-item>
          <text:p text:style-name="P231"><text:span text:style-name="T207">Se modifica el registro del Alumno</text:span>.</text:p>
        </text:list-item>
      </text:list>
      <text:p text:style-name="P10"/>
      <text:p text:style-name="P46"><text:span text:style-name="T1">Efectos colaterales</text:span>:</text:p>
      <text:list xml:id="list2672965103" text:style-name="L77">
        <text:list-item>
          <text:p text:style-name="P324">Ninguno.</text:p>
        </text:list-item>
      </text:list>
      <text:p text:style-name="P46"/>
      <text:p text:style-name="P46"/>
      <text:p text:style-name="P105">Borrar-F</text:p>
      <text:p text:style-name="P46"/>
      <text:p text:style-name="P46">Un Alumno puede ser borrado físicamente dejando de existir en la BBDD.</text:p>
      <text:p text:style-name="P46"/>
      <text:p text:style-name="P4">Restricciones</text:p>
      <text:list xml:id="list3622507520545" text:continue-list="list3621181386040" text:style-name="L72">
        <text:list-item>
          <text:p text:style-name="P321">Un Alumno <text:span text:style-name="T221">sólo</text:span> puede borrarse si está en estado inactivo.</text:p>
        </text:list-item>
        <text:list-item>
          <text:p text:style-name="P321">Un Alumno <text:span text:style-name="T221">no</text:span> puede borrarse si posee historial formativo (esto es, si tiene alguna Solicitud realizada tanto si ha terminado o no su ciclo de vida)</text:p>
        </text:list-item>
        <text:list-item>
          <text:p text:style-name="P321"><text:span text:style-name="T324">Un Alumno </text:span><text:span text:style-name="T225">no</text:span><text:span text:style-name="T324"> puede borrarse si a su vez es Formador. </text:span><text:span text:style-name="T21">(mucho ojito a esto porque no sé si Formadores va a formar parte de la aplicación)</text:span></text:p>
        </text:list-item>
      </text:list>
      <text:p text:style-name="P10"/>
      <text:p text:style-name="P4">Acciones</text:p>
      <text:list xml:id="list2629029146" text:style-name="L78">
        <text:list-item>
          <text:p text:style-name="P232"><text:span text:style-name="T207">Se elimina el registro del Alumno de la BBDD</text:span>.</text:p>
        </text:list-item>
      </text:list>
      <text:p text:style-name="P10"/>
      <text:p text:style-name="P46"><text:span text:style-name="T1">Efectos colaterales</text:span>:</text:p>
      <text:list xml:id="list3647091647" text:style-name="L79">
        <text:list-item>
          <text:p text:style-name="P325">Se eliminan físicamente todas las Familias que tuviera asociadas. (<text:span text:style-name="T14">Se borran los registros de la tabla de relación Alumno-Familias, no las entidades Familia en sí mismas</text:span>)</text:p>
        </text:list-item>
      </text:list>
      <text:p text:style-name="P46"/>
      <text:p text:style-name="P46"><text:soft-page-break/></text:p>
      <text:p text:style-name="P143">Activar</text:p>
      <text:p text:style-name="P46"/>
      <text:p text:style-name="P46">Un Alumno puede ser activado en cualquier momento para que las entidades con las que se relaciona puedan continuar si ciclo de vida (Solicitudes, Ediciones, etc, etc).</text:p>
      <text:p text:style-name="P46"/>
      <text:p text:style-name="P4">Restricciones</text:p>
      <text:list xml:id="list3621655990286" text:continue-list="list3622507520545" text:style-name="L72">
        <text:list-item>
          <text:p text:style-name="P321">Ninguna.</text:p>
        </text:list-item>
      </text:list>
      <text:p text:style-name="P10"/>
      <text:p text:style-name="P4">Acciones</text:p>
      <text:list xml:id="list1986443132" text:style-name="L80">
        <text:list-item>
          <text:p text:style-name="P233"><text:span text:style-name="T207">Se realiza una modificación del registro del Alumno modificando el campo estado a activo y la fecha de estado a la fecha actual</text:span>.</text:p>
        </text:list-item>
      </text:list>
      <text:p text:style-name="P10"/>
      <text:p text:style-name="P46"><text:span text:style-name="T1">Efectos colaterales</text:span>:</text:p>
      <text:list xml:id="list482835384" text:style-name="L81">
        <text:list-item>
          <text:p text:style-name="P326">Ninguno.</text:p>
        </text:list-item>
      </text:list>
      <text:p text:style-name="P46"/>
      <text:p text:style-name="P46"/>
      <text:p text:style-name="P143">Inactivar</text:p>
      <text:p text:style-name="P46"/>
      <text:p text:style-name="P46">Un Alumno puede ser inactivado en cualquier momento, no pudiendo continuar su ciclo de vida ni relacionarse <text:span text:style-name="T364">con</text:span> las entidades asociadas (Solicitudes, Ediciones, etc) ni re<text:span text:style-name="T364">a</text:span>lizar acciones sobre él exceptuando la entrega de certificados (si el Alumno ya finalizó el curso antes de ser inactivado) y la desconvocatoria sobre una Edición (dado que ya no podrá participar el ella).</text:p>
      <text:p text:style-name="P46"/>
      <text:p text:style-name="P4">Restricciones</text:p>
      <text:list xml:id="list3622718785938" text:continue-list="list3621655990286" text:style-name="L72">
        <text:list-item>
          <text:p text:style-name="P321">Ninguna.</text:p>
        </text:list-item>
      </text:list>
      <text:p text:style-name="P10"/>
      <text:p text:style-name="P4">Acciones</text:p>
      <text:list xml:id="list3785258433" text:style-name="L82">
        <text:list-item>
          <text:p text:style-name="P327">Se realiza una modificación del registro del Alumno modificando el campo estado a inactivo.</text:p>
        </text:list-item>
        <text:list-item>
          <text:p text:style-name="P234"><text:span text:style-name="T207">Se realiza una modificación del registro del Alumno modificando la fecha de estado a la fecha actual</text:span>.</text:p>
        </text:list-item>
        <text:list-item>
          <text:p text:style-name="P327">La aplicación debe mostrar información de si el Alumno a inactivar está convocado, notificado o cursando alguna Edición en el instante de la inactivación y permitir al usuario cancelar la acción de inactivación si así lo desea.</text:p>
        </text:list-item>
      </text:list>
      <text:p text:style-name="P10"/>
      <text:p text:style-name="P46"><text:span text:style-name="T1">Efectos colaterales</text:span>:</text:p>
      <text:list xml:id="list2834403600" text:style-name="L83">
        <text:list-item>
          <text:p text:style-name="P328">Desconvocar al Alumno de aquellas Ediciones para las que estuviera convocado ya siempre y cuando se den las condiciones para hacerlo (pudiera ser que la Edición ya hubiera comenzado).</text:p>
        </text:list-item>
        <text:list-item>
          <text:p text:style-name="P329">Informar al alumno de su situación de inactividad.</text:p>
        </text:list-item>
      </text:list>
      <text:p text:style-name="P46"/>
      <text:p text:style-name="P95">Homologar AF</text:p>
      <text:p text:style-name="P10"/>
      <text:p text:style-name="P10">Con esta acción se establece una equivalencia 1 a 1 entre AF's por parte de un Alumno. Por un lado estará la AF' homologada, externa al sistema y que, por tanto, no existe en la tabla de AF's, y por otro lado estará la AF# equivalente, interna al sistema y que, por tanto, sí existe en la tabla de AF's.</text:p>
      <text:p text:style-name="P10">Sí podrá establecerse una AF' homologada ('Inglés empresarial', por ejemplo) que pueda tener varias AFs# equiparables (xe: 'Inglés básico' y 'Actividad empresarial básica').</text:p>
      <text:p text:style-name="P10"/>
      <text:p text:style-name="P4"><text:soft-page-break/>Restricciones</text:p>
      <text:list xml:id="list3622212188541" text:continue-list="list3622723567307" text:style-name="L46">
        <text:list-item>
          <text:p text:style-name="P440"><text:span text:style-name="T45">Un Alumno </text:span><text:span text:style-name="T61">sólo </text:span><text:span text:style-name="T45">puede homologar una AF' si el Alumno está activo.</text:span></text:p>
        </text:list-item>
        <text:list-item>
          <text:p text:style-name="P441"><text:span text:style-name="T45">Un Alumno </text:span><text:span text:style-name="T61">no </text:span><text:span text:style-name="T45">puede homologar una AF' si ésta ya ha sido homologada anteriormente (la comprobación debe basarse en el nombre de la AF' homologada, ya que no puede inferirse un id de AF').</text:span></text:p>
        </text:list-item>
        <text:list-item>
          <text:p text:style-name="P437"><text:span text:style-name="T45">Un Alumno </text:span><text:span text:style-name="T61">no </text:span><text:span text:style-name="T45">puede homologar una AF' si el Alumno tiene certificación o diploma de la AF# equivalente (dado que ya no sería necesario)</text:span></text:p>
        </text:list-item>
        <text:list-item>
          <text:p text:style-name="P448"><text:span text:style-name="T45">Un Alumno </text:span><text:span text:style-name="T61">no </text:span><text:span text:style-name="T45">puede homologar una AF' si el Alumno está cursando una Edición de la AF# equivalente. Para ello debería forzarse al Alumno a abandonar la Edición (si ese es su deseo) (</text:span><text:span text:style-name="T313">Habría que ver cómo se lleva a cabo en el sistema ese “abandonar”... ¿deconvocándole, cambiando de estado alguna entidad relacionada con el Alumno y la Edición, creando una acción nueva tipo “Desconvocar forzado”?</text:span><text:span text:style-name="T45">)</text:span></text:p>
          <text:p text:style-name="P201"/>
        </text:list-item>
      </text:list>
      <text:p text:style-name="P4">Acciones</text:p>
      <text:list xml:id="list1043696914" text:style-name="L84">
        <text:list-item>
          <text:p text:style-name="P235">Se inserta un registro en la tabla de AFs homologadas que contiene información de la AF' homologada, la AF# equivalente y el id de Alumno al que se realiza la homologación.</text:p>
        </text:list-item>
      </text:list>
      <text:p text:style-name="P10"/>
      <text:p text:style-name="P4"><text:span text:style-name="T197">Efectos colaterales</text:span><text:span text:style-name="T198">: </text:span></text:p>
      <text:list xml:id="list3726268652" text:style-name="L85">
        <text:list-item>
          <text:p text:style-name="P236">Quizás fuera necesario borrar Solicitudes de la AF# equivalente que no han llegado a buen puerto (no fue convocado a ninguna Edición).</text:p>
        </text:list-item>
      </text:list>
      <text:p text:style-name="P10"/>
      <text:p text:style-name="P10"/>
      <text:p text:style-name="P95">Deshomologar AF</text:p>
      <text:p text:style-name="P10"/>
      <text:p text:style-name="P10">Con esta acción se dis<text:span text:style-name="T365">o</text:span>cia la relación de equivalencia entre dos AFs (una interna del sistema (AF#) y otra externa (AF')) establecida a un Alumno.</text:p>
      <text:p text:style-name="P10"/>
      <text:p text:style-name="P4">Restricciones</text:p>
      <text:list xml:id="list3622735606484" text:continue-list="list3622212188541" text:style-name="L46">
        <text:list-item>
          <text:p text:style-name="P440"><text:span text:style-name="T45">Un Alumno </text:span><text:span text:style-name="T61">sólo </text:span><text:span text:style-name="T45">puede deshomologar una AF' si el Alumno está activo.</text:span></text:p>
        </text:list-item>
        <text:list-item>
          <text:p text:style-name="P440"><text:span text:style-name="T45">Un Alumno </text:span><text:span text:style-name="T61">no </text:span><text:span text:style-name="T45">puede deshomologar una AF' si el Alumno tiene una Solicitud de alguna AF* que sea candado de la AF# equivalente (es decir, AF' es equivalente a AF# que es llave en el sistema) y de la que haya sido notificado en alguna Edición (dicho de otra manera, que la Edición tenga establecido el cierre de notificaciones).<text:line-break/></text:span><text:span text:style-name="T190">Se supone que el Alumno no tendrá Solicitudes de la AF# llave equivalente puesto que homologar significa que no necesita cursar esa AF#.<text:line-break/>AF': actividad formativa que se pretende homologar.<text:line-break/>AF#: actividad formativa del sistema equivalente.<text:line-break/>AF*: actividad formativa del sistema que es candado de AF# (luego AF# es llave de AF*)</text:span></text:p>
        </text:list-item>
      </text:list>
      <text:p text:style-name="P10"/>
      <text:p text:style-name="P4">Acciones</text:p>
      <text:list xml:id="list1807640739" text:style-name="L86">
        <text:list-item>
          <text:p text:style-name="P237">Se actualiza el registro de la tabla de AF's homologadas estableciendo una fecha fin de homologación. <text:span text:style-name="T14">(Así se puede conocer el historial homologativo del Alumno)</text:span></text:p>
        </text:list-item>
      </text:list>
      <text:p text:style-name="P10"/>
      <text:p text:style-name="P4"><text:span text:style-name="T197">Efectos colaterales</text:span><text:span text:style-name="T198">: </text:span></text:p>
      <text:list xml:id="list346855596" text:style-name="L87">
        <text:list-item>
          <text:p text:style-name="P238">Se desconvoca al Alumno de la Edición de aquella AF* candado de la AF# que es equivalente a la AF' homologada. <text:span text:style-name="T28">(Se le puede desconvocar porque no está cerrada aún la edición ya que sino no habría podido disociar la homologación)</text:span></text:p>
        </text:list-item>
      </text:list>
      <text:p text:style-name="P106"/>
      <text:p text:style-name="P106"/>
      <text:p text:style-name="P106"/>
      <text:p text:style-name="P2"><text:soft-page-break/>FAMILIAS DE ACTIVIDADES FORMATIVAS Y FAMILIAS DE ALUMNOS</text:p>
      <text:p text:style-name="P10"/>
      <text:p text:style-name="P1">Los cursos de formación que la aplicación va a gestionar no son de naturaleza similar a los cursos académicos que se pueden impartir en centros de estudios tales como universidades, institutos y demás. Más bien son cursos de formación como los que una entidad, inicialmente no orientada a la enseñanza como pueda ser una empresa privada o un ayuntamiento, pueda ofrecer a sus empleados como ayuda para su formación y desarrollo profesional.</text:p>
      <text:p text:style-name="P1"/>
      <text:p text:style-name="Standard"><text:span text:style-name="T44">Así por tanto los cursos no son bianuales tipo “curso 201</text:span><text:span text:style-name="T194">1</text:span><text:span text:style-name="T44">-201</text:span><text:span text:style-name="T194">2</text:span><text:span text:style-name="T44">”, sino que un curso, por así llamarlo, se define en un año natural.</text:span></text:p>
      <text:p text:style-name="P1"/>
      <text:p text:style-name="P1">Imaginemos que el colectivo de “alumnos” que pueda solicitar formación puedan ser personal como bomberos, policía, administración pública (Agencia Tributaria y funcionarios del estado en general), jardineros, profesores, etc, etc, o bien los propios empleados de una empresa privada que ofrece cursos internos de formación.</text:p>
      <text:p text:style-name="P1"/>
      <text:p text:style-name="P1">Se puede ver que cada profesional tiene un ámbito laboral, luego debe existir algo que defina el o los ámbitos en los que cada profesional (cada alumno) se mueva.</text:p>
      <text:p text:style-name="P1">Esto es necesario para que la entidad que ofrece los cursos (por ejemplo una empresa privada) ofrezca actividades formativas de naturaleza acorde al personal al que va dirigido.</text:p>
      <text:p text:style-name="P1">Debe crearse, por tanto, una categorización más o menos compleja en donde puedan asociarse tanto alumnos como actividades formativas. Estas categorías podrían llamarse familias.</text:p>
      <text:p text:style-name="P1">Un alumno podría formar parte de varias familias y, al mismo tiempo, una actividad formativa también podría formar parte de varias familias.</text:p>
      <text:p text:style-name="P1"/>
      <text:p text:style-name="P1">Se plantea por un lado la problemática de la gestión de cambios del conjunto familias respecto de las actividades formativas, y por otro lado la problemática de la gestión de cambios del conjunto de familias respecto a los alumnos.</text:p>
      <text:p text:style-name="P1"/>
      <text:p text:style-name="P1">Imaginemos 2 alumnos: Alicia y Vicente, que trabajan en los departamentos de Contabilidad y Recursos Humanos respect<text:span text:style-name="T366">i</text:span>vamente.</text:p>
      <text:p text:style-name="P1"/>
      <text:p text:style-name="P1">Imaginemos 2 actividades formativas: Contaplús y Excel.</text:p>
      <text:p text:style-name="P1"/>
      <text:p text:style-name="P1">Ahora establecemos la relación entre alumnos y familias a la vez que establecemos las relaciones entre actividades formativas y familias.</text:p>
      <text:p text:style-name="P1"/>
      <text:p text:style-name="P1">Se establece que Contaplús pertenecerá a la familia de actividades denominada 'Contables'.</text:p>
      <text:p text:style-name="P1">Se establece que Excel pertenecerá a la familia de actividades 'Ofimática'.</text:p>
      <text:p text:style-name="P1"/>
      <text:p text:style-name="P1">Alicia se asocia a la familia 'Contables' porque trabaja en el departamento de contabilidad, luego podrá solicitar algún curso de la actividad formativa 'Contaplús' puesto que ésta también pertenece a la familia 'Contables'. Ambos, persona y actividad, pertenecen a la misma familia.</text:p>
      <text:p text:style-name="P1"/>
      <text:p text:style-name="P1">Vicente se asocia a la familia 'Ofimática' porque trabaja en el departamento de recursos humanos, luego podrá solicitar algún curso de la actividad formativa 'Excel' puesto que ésta también pertenece a la familia 'Ofimática'.</text:p>
      <text:p text:style-name="P1"><text:soft-page-break/></text:p>
      <text:p text:style-name="P1">De la misma manera:</text:p>
      <text:p text:style-name="P1">Alicia no podrá solicitar un curso de Excel puesto que no pertenece a la familia 'Ofimática'.</text:p>
      <text:p text:style-name="P1">Vicente no podrá solicitar un curso de Contaplús puesto que no pertenece a la familia 'Contables'.</text:p>
      <text:p text:style-name="P1"/>
      <text:p text:style-name="P1">Así por tanto la relación entre Alumnos y Familias define qué actividades formativas pueden ser solicitadas por cada alumno y qué actividades formativas quedan fuera de su alcance.</text:p>
      <text:p text:style-name="P1"/>
      <text:p text:style-name="P1">La relación entre Alumnos y Familias es una relación N a M. Un alumno podrá estar inclu<text:span text:style-name="T366">i</text:span>do en cero o varias familias y en una familia podrán asociarse cero o varios alumnos.</text:p>
      <text:p text:style-name="P1"/>
      <text:p text:style-name="P1"/>
      <text:p text:style-name="P27">Problemática de la gestión de cambios del conjunto Familias respecto de las Actividades Formativas.</text:p>
      <text:p text:style-name="P1"/>
      <text:p text:style-name="P1">Una Actividad Formativa se considera una entidad viva. Podrá variar en el tiempo la pertenencia a no a una entidad Familia.</text:p>
      <text:p text:style-name="P1">A una Actividad Formativa se le puede añadir una asociación con una Familia nueva con la que previamente no estuviera asociada.</text:p>
      <text:p text:style-name="P1">A una Actividad Formativa se le puede quitar una asociación con una Familia con la que ya estuviera asociada.</text:p>
      <text:p text:style-name="P1">Esto implica que la asociación entre la entidad Actividad Formativa y la entidad Familia tiene sentido en tanto en cuanto se defina un ámbito temporal (fecha de inicio y fin de la asociación)</text:p>
      <text:p text:style-name="P1"/>
      <text:p text:style-name="P1">Una Actividad Formativa no podrá disociarse de una Familia si existe algún Alumno perteneciente a esa Familia que ya haya solicitado dicha Actividad Formativa y esté todavía pendiente de recibir el correspondiente curso.</text:p>
      <text:p text:style-name="P1">Tampoco podrá hacerse si es llave de otra actividad que pertenezca a la misma familia.</text:p>
      <text:p text:style-name="P81"><text:span text:style-name="T352">(ojo aquí porque si AF* es llave de AF# candado, y ambas pertenecen a una Familia, podrá en algún momento d</text:span><text:span text:style-name="T353">i</text:span><text:span text:style-name="T352">sociarse ambas de dicha familia sin tener necesariamente que deshacer la relaci</text:span><text:span text:style-name="T353">ó</text:span><text:span text:style-name="T352">n llave-candado de ambas. Así pues, para quitar una AF de la Familia, o se quitan ambas si ninguna incumple por separado los requisitos, o se deshace la relación llave-candado y se quitan por separado)</text:span>.</text:p>
      <text:p text:style-name="P1"/>
      <text:p text:style-name="P1">Si ningún Alumno estuviera pendiente de recibir el curso de dicha Actividad Formativa, bien porque nadie hubiera solicitado tal curso, bien porque todos ya lo hubieran recibido en su totalidad, se podrá llevar a cabo la disociación (lógica) entre dicha Actividad Formativa y la Familia a la que pertenecía.</text:p>
      <text:p text:style-name="P1"/>
      <text:p text:style-name="P1">La eliminación de la relación entre una entidad Familia y una entidad Actividad Formativa será una eliminación lógica, no física. Esto permitirá la gestión de datos históricos tales como el historial formativo de un alumno.</text:p>
      <text:p text:style-name="Standard">&lt;<text:span text:style-name="T184">No veo que tiene que ver el historial formativo de un alumno con la pertenencia o no de AF a un conjunto de Familias excepto quizás para búsquedas de historial formativo de alumnos buscando por familias</text:span>&gt;</text:p>
      <text:p text:style-name="P1"/>
      <text:p text:style-name="P1"/>
      <text:p text:style-name="P1"/>
      <text:p text:style-name="P1"/>
      <text:p text:style-name="P28"><text:soft-page-break/>Problemática de la gestión de cambios del conjunto de Familias respecto a los Alumnos.</text:p>
      <text:p text:style-name="P1"/>
      <text:p text:style-name="P1">Un Alumno se considera una entidad viva. Podrá variar en el tiempo la pertenencia a una entidad Familia.</text:p>
      <text:p text:style-name="P1">A un Alumno se le puede añadir una asociación con una Familia nueva con la que previamente no estuviera asociado.</text:p>
      <text:p text:style-name="P1">A un Alumno se le puede quitar una asociación con una Familia con la que ya estuviera asociado.</text:p>
      <text:p text:style-name="P1">Esto implica que la asociación entre la entidad Alumno y Familia tiene sentido en tanto en cuanto se defina un ámbito temporal (fecha de inicio y fin de la asociación).</text:p>
      <text:p text:style-name="P1"/>
      <text:p text:style-name="P1">Un Alumno no podrá disociarse de una Familia si dicho Alumno ha solicitado una Actividad Formativa perteneciente a dicha Familia y está todavía pendiente de recibir el correspondiente curso, o bien está en proceso de recibir algún certificado.</text:p>
      <text:p text:style-name="P1"/>
      <text:p text:style-name="P1">Si el Alumno no estuviera pendiente de recibir el curso de dicha Actividad Formativa, bien porque no hubiera solicitado tal curso, bien porque ya lo hubiera recibido en su totalidad, se podrá llevar a cabo la disociación (lógica) entre dicho Alumno y la Familia a la que pertenecía.</text:p>
      <text:p text:style-name="P1"/>
      <text:p text:style-name="P1">La eliminación de la relación entre una entidad Familia y una entidad Alumno será una eliminación lógica, no física. Esto permitirá la gestión de datos históricos tales como el historial formativo de un alumno.</text:p>
      <text:p text:style-name="P1"/>
      <text:p text:style-name="P1">Los cambios de asociación, tanto de adición como de sustracción, podrán llevarse a cabo durante el ejercicio de un Plan de Formación, esto es, en cualquier momento de un año natural, siempre y cuando se respeten los condicionantes arriba mencionados.</text:p>
      <text:p text:style-name="P1"/>
      <text:p text:style-name="P1">Cuando se inicia al año siguiente un nuevo Plan de Formación, las relaciones entre Actividades Formativas y Familias, así como entre Alumnos y Familias se renuevan de la misma manera que hubiera justo cuando finalizó el Plan de Formación anterior para así tener un marco inicial con el que comenzar a trabajar en el nuevo Plan de Formación.</text:p>
      <text:p text:style-name="P1">Una vez hecho esto, nuevos cambios pueden llevarse a cabo.</text:p>
      <text:p text:style-name="P1"/>
      <text:p text:style-name="P1"/>
      <text:p text:style-name="P2">Actividades llave</text:p>
      <text:p text:style-name="P1"/>
      <text:p text:style-name="P1">Una actividad llave (o actividad padre) es aquella que impide que otra actividad candado (o actividad hija) sea recibida si antes no se ha recibido dicha actividad llave.</text:p>
      <text:p text:style-name="P1">Un ejemplo claro podría ser 'Inglés básico', que puede ser definida como actividad llave o padre de 'Inglés avanzado', actividad candado o hija. La actividad hija no se puede cursar sin haber cursado antes la actividad padre.</text:p>
      <text:p text:style-name="P1"/>
      <text:p text:style-name="P1">Una actividad podrá ser llave de más de una actividad candado. Luego la relación actividad llave-padre respecto a actividades candado-hija es una relación 1-N.</text:p>
      <text:p text:style-name="P1"/>
      <text:p text:style-name="P82">Una actividad podrá ser candado de más de una actividad llave. Luego la relación actividad candado-hija respecto a actividades llave-padre es una relación 1-N.</text:p>
      <text:p text:style-name="P83">Ojo aquí con la creación de relaciones N-M a la hora de gestionar AF.</text:p>
      <text:p text:style-name="P1"/>
      <text:p text:style-name="P1">Una actividad hija no podrá ser a su vez actividad llave de su actividad padre. En este tipo <text:soft-page-break/>de relación no existe la reciprocidad. Si A es padre de B, B no puede ser padre de A.</text:p>
      <text:p text:style-name="P1">En este aspecto hay que cuidar la transitividad. A es padre de B. B es padre de C. C no puede ser padre de A.</text:p>
      <text:p text:style-name="P1"/>
      <text:p text:style-name="P1">Para definir que una actividad formativa A sea llave o padre de otra actividad formativa B, ambas deben pertenecer a la misma familia y estar vivas en ella.</text:p>
      <text:p text:style-name="P1">Ambas actividades formativas deben estar activas.</text:p>
      <text:p text:style-name="P1">No pueden existir alumnos recibiendo o esperando recibir formación de B debido a que podría trastocar los resultados de los procesos de control.</text:p>
      <text:p text:style-name="P1"/>
      <text:p text:style-name="P1">Sería interesante que las actividades llave se definieran antes de que comenzara algún curso del plan formativo para que la estructura jerárquica pueda formarse sin que salten restricciones.</text:p>
      <text:p text:style-name="P84"/>
      <text:p text:style-name="P28">Mini brainstorming <text:span text:style-name="T367">(</text:span><text:span text:style-name="T304">este brainstorming no me convence. Ese periodo formativo ya existe y se llama plan formativo. Punto</text:span><text:span text:style-name="T367">)</text:span></text:p>
      <text:p text:style-name="P88">Quizás podría sentarse la regla de no permitir que ninguna AF se establezca como AF candado si ya existen programas formativos activos que contengan en su saco esa AF.</text:p>
      <text:p text:style-name="P88">Quizás debería definirse en el plan formativo un saco de AF's y establecer de antemano qué AF's se impartirán en ese año natural al mismo tiempo que se definen las familias y las actividades llave. Luego se activa el Plan y ya no pueden establecerse más cambios.</text:p>
      <text:p text:style-name="P89">Quizás haya que generar una entidad inferior al Plan Formativo pero superior a la entidad Programa Formativo llamado Periodo Formativo (por ejemplo) en el que se estableciera una serie de fechas inicio y fin del periodo. En un Plan Formativo podrían definirse varios Periodos Formativos, y en un Periodo Formativo varios Programas Formativos.</text:p>
      <text:p text:style-name="P88">El sentido de los Periodos Formativos es definir un marco temporal en el cual se fijan unas reglas o asociaciones entre algunas entidades y que éstas queden establecidas de manera inamobible. Para poder realizar modificaciones en las relaciones de dichas entidades, se realizarían en los siguientes Periodos Formativos.</text:p>
      <text:p text:style-name="P88">Estos Periodos Formativos no son más que cajas independientes que separan momentos de establecimientos de settings, tales como AF llave, Programas Formativos y sus “sacos”, etc, etc.</text:p>
      <text:p text:style-name="P89">Un Periodo Formativo es una manera de marcar periodos de inmobilidad (se establecen unos settings y permanecen inalterables para su mayor facilidad en la gestión) y, a la vez, permitir que dichos settings puedan ser flexibles y modificables, estableciendo nuevas asociaciones entre Periodos Formativos.</text:p>
      <text:p text:style-name="P1"/>
      <text:p text:style-name="P2">Actividades homologadas (convalidaciones)</text:p>
      <text:p text:style-name="P10"/>
      <text:p text:style-name="P10">Una actividad homologada es una actividad formativa externa a la aplicación (no existe en la tabla de actividades) cuya temática puede ser equiparable o equivalente a otra actividad formativa que sí exista en la aplicación, realizándose un proceso de convalidación.</text:p>
      <text:p text:style-name="P10"/>
      <text:p text:style-name="P10">Deberá crearse un apartado en el que la aplicación pueda registrar homologaciones. Cuando se registra una homologación deben establecerse:</text:p>
      <text:list xml:id="list2013531670" text:style-name="L88">
        <text:list-item>
          <text:p text:style-name="P239">Alumno al que se le realiza la homologación.</text:p>
        </text:list-item>
        <text:list-item>
          <text:p text:style-name="P239">Actividad formativa a la que se equipara.</text:p>
        </text:list-item>
        <text:list-item>
          <text:p text:style-name="P239">Actividad homologada.</text:p>
        </text:list-item>
        <text:list-item>
          <text:p text:style-name="P239">Fecha de la homologación.</text:p>
        </text:list-item>
      </text:list>
      <text:p text:style-name="P10"/>
      <text:p text:style-name="P85">El primer problema que aparece está relacionado con la volatilidad con la que se hacen y <text:soft-page-break/>deshacen las asociaciones entre actividades llave y candado.</text:p>
      <text:p text:style-name="P85"/>
      <text:p text:style-name="P85">Si yo tengo Excel básico y Excel avanzado, siendo el primero llave del segundo, y convalido una AF homologada con Excel avanzado, se supone que entonces debería convalidar también Excel básico.</text:p>
      <text:p text:style-name="P85">Sin embargo esta extensión de la convalidación está supeditada a los “caprichos” del establecimiento de las actividades llave.</text:p>
      <text:p text:style-name="P85">¿Debe ser una AF llave eternamente llave para que el sistema de convalidaciones sea más justo a lo largo del tiempo?</text:p>
      <text:p text:style-name="P85">La solución pasa por establecer una relación 1-1 entre AF homologada y AF real, independientemente de si la AF real estuvo, está o estará relacionándose con otra AF a modo de llave o candado.</text:p>
      <text:p text:style-name="P86">Con esto no hay que complicarse tanto la vida. Supongamos lo siguiente: A<text:span text:style-name="T368">f</text:span>:‘Inglés first’; <text:span text:style-name="T368">Ad: ‘Inglés advance’;</text:span> A’: <text:span text:style-name="T368">actividad llave ‘Inglés básico’; A’’: actividad candado ‘Inglés avanzado’.</text:span></text:p>
      <text:p text:style-name="P87">Si un alumno quiere convalidar Af por A’, podría perfectamente realizar una solicitud de A’’ dado que tener Af convalidada es como tener hecha A’.</text:p>
      <text:p text:style-name="P87">Si tiene convalidada Ad, no necesita cursar A’ porque demuestra tener conocimientos de A’’.</text:p>
      <text:p text:style-name="P87">Es así de simple. El sistema tiene que tratar las actividades formativas externas convalidadas de manera equivalente a las actividades formativas internas.</text:p>
      <text:p text:style-name="P188">FAMILIAS</text:p>
      <text:p text:style-name="P107"/>
      <text:p text:style-name="P107">La entidad Familia es una entidad 'envoltorio' que si<text:span text:style-name="T369">r</text:span>ve para categorizar otras entidades tales como Alumnos y Actividades Formativas.</text:p>
      <text:p text:style-name="P107"/>
      <text:p text:style-name="P107">Una Familia tendrá definidas las siguientes <text:span text:style-name="T1">propiedades básicas</text:span>:</text:p>
      <text:list xml:id="list1495735245" text:style-name="L89">
        <text:list-item>
          <text:p text:style-name="P449">Id de familia.</text:p>
        </text:list-item>
        <text:list-item>
          <text:p text:style-name="P449">Nombre.</text:p>
        </text:list-item>
        <text:list-item>
          <text:p text:style-name="P449">Descripción.</text:p>
        </text:list-item>
        <text:list-item>
          <text:p text:style-name="P449">Fecha de estado (registra el momento en el que la entidad transitó al estado indicado por el campo estado).</text:p>
        </text:list-item>
        <text:list-item>
          <text:p text:style-name="P449">Estado de la Entidad. (<text:span text:style-name="T28">se irán viendo cuáles [Activa/Inactiva/...]</text:span><text:span text:style-name="T14">)</text:span></text:p>
        </text:list-item>
        <text:list-item>
          <text:p text:style-name="P285">Fecha de creación y modificación.</text:p>
        </text:list-item>
        <text:list-item>
          <text:p text:style-name="P449">Usuario de creación y modificación.</text:p>
        </text:list-item>
      </text:list>
      <text:p text:style-name="P107"/>
      <text:p text:style-name="P107"/>
      <text:p text:style-name="P107">Una Familia tendrá definidas las siguientes <text:span text:style-name="T1">propiedades entidad</text:span>:</text:p>
      <text:list xml:id="list3749151674" text:style-name="L90">
        <text:list-item>
          <text:p text:style-name="P450">Alumnos asociados a la Familia (0..N)</text:p>
        </text:list-item>
        <text:list-item>
          <text:p text:style-name="P450">AF's asociadas a la Familia (0..N)</text:p>
        </text:list-item>
      </text:list>
      <text:p text:style-name="P10"/>
      <text:p text:style-name="P10"/>
      <text:p text:style-name="P30">LN-EA</text:p>
      <text:p text:style-name="P30"/>
      <text:p text:style-name="P32"><text:span text:style-name="T205">Estados</text:span>:<text:span text:style-name="T203"> activo, inactivo.</text:span></text:p>
      <text:p text:style-name="P71"/>
      <text:p text:style-name="P10"><text:span text:style-name="T2">Acciones</text:span>: <text:span text:style-name="T27">crear, borrar-F, modificar</text:span>, <text:span text:style-name="T325">activar, inactivar, </text:span><text:span text:style-name="T254">asociar AF, disociar AF, asociar Alumno, disociar Alumno</text:span>.</text:p>
      <text:p text:style-name="P46"/>
      <text:p text:style-name="P46"/>
      <text:p text:style-name="P68">Definición de Estados<text:span text:style-name="T306">:</text:span><text:span text:style-name="T226"> inactivo, activo.</text:span></text:p>
      <text:p text:style-name="P46"/>
      <text:p text:style-name="P68"><text:span text:style-name="T23">Inactivo</text:span><text:span text:style-name="T226">: es el estado inicial que adquiere la Familia cuando se crea. Durante este estado no se p</text:span><text:span text:style-name="T227">er</text:span><text:span text:style-name="T226">mite asociar o disociar ni AF's ni Alumnos.</text:span></text:p>
      <text:p text:style-name="P68"><text:span text:style-name="T4">Estados previos</text:span><text:span text:style-name="T226">: ninguno, activo.</text:span></text:p>
      <text:p text:style-name="P68"><text:span text:style-name="T4">Estados transitables</text:span><text:span text:style-name="T226">:</text:span></text:p>
      <text:list xml:id="list832047588" text:style-name="L91">
        <text:list-item>
          <text:p text:style-name="P404"><text:span text:style-name="T4">activo</text:span><text:span text:style-name="T226">: La Familia pasa a este estado a través de la acción activar.</text:span></text:p>
        </text:list-item>
      </text:list>
      <text:p text:style-name="P46"/>
      <text:p text:style-name="P68"><text:span text:style-name="T23">Activo</text:span><text:span text:style-name="T226">: Durante este estado sí se permite asociar y disociar AF's y Alumnos.</text:span></text:p>
      <text:p text:style-name="P68"><text:span text:style-name="T4">Estados previos</text:span><text:span text:style-name="T226">: inactivo.</text:span></text:p>
      <text:p text:style-name="P68"><text:span text:style-name="T4">Estados transitables</text:span><text:span text:style-name="T226">:</text:span></text:p>
      <text:list xml:id="list3621255982030" text:continue-numbering="true" text:style-name="L91">
        <text:list-item>
          <text:p text:style-name="P404"><text:span text:style-name="T4">inactivo</text:span><text:span text:style-name="T226">: La Familia pasa a este estado a través de la acción inactivar</text:span></text:p>
        </text:list-item>
      </text:list>
      <text:p text:style-name="P46"/>
      <text:p text:style-name="P46"/>
      <text:p text:style-name="P68">Definición de Acciones<text:span text:style-name="T226">: </text:span><text:span text:style-name="T43">crear, borrar-F, modificar</text:span><text:span text:style-name="T226">, </text:span><text:span text:style-name="T328">activar, inactivar, </text:span><text:span text:style-name="T256">asociar AF, disociar AF, asociar Alumno, disociar Alumn</text:span><text:span text:style-name="T257">o.</text:span></text:p>
      <text:p text:style-name="P46"/>
      <text:p text:style-name="P104">Crear</text:p>
      <text:p text:style-name="P34"/>
      <text:p text:style-name="P46">Una Familia puede ser creada en cualquier momento. Su estado inicial será inactivo.</text:p>
      <text:p text:style-name="P46"/>
      <text:p text:style-name="P4">Restricciones</text:p>
      <text:list xml:id="list3622514465819" text:continue-list="list3622718785938" text:style-name="L72">
        <text:list-item>
          <text:p text:style-name="P447"><text:soft-page-break/><text:span text:style-name="T84">Una Familia </text:span><text:span text:style-name="T145">no</text:span><text:span text:style-name="T84"> puede crearse si existe otra con el mismo nombre, independientemente del estado </text:span><text:span text:style-name="T87">en el que se encuentre</text:span><text:span text:style-name="T84">.</text:span></text:p>
        </text:list-item>
      </text:list>
      <text:p text:style-name="P10"/>
      <text:p text:style-name="P4">Acciones</text:p>
      <text:list xml:id="list3347183844" text:style-name="L92">
        <text:list-item>
          <text:p text:style-name="P330">Se crea un registro en la tabla de Familias con ninguna entidad asociada.</text:p>
        </text:list-item>
      </text:list>
      <text:p text:style-name="P10"/>
      <text:p text:style-name="P46"><text:span text:style-name="T1">Efectos colaterales</text:span>:</text:p>
      <text:list xml:id="list2585131350" text:style-name="L93">
        <text:list-item>
          <text:p text:style-name="P331">Ninguno.</text:p>
        </text:list-item>
      </text:list>
      <text:p text:style-name="P46"/>
      <text:p text:style-name="P104">Borrar-F</text:p>
      <text:p text:style-name="P34"/>
      <text:p text:style-name="P34">Con esta acción se borra físicamente una entidad Familia.</text:p>
      <text:p text:style-name="P34"/>
      <text:p text:style-name="P4">Restricciones</text:p>
      <text:list xml:id="list395227542" text:style-name="L94">
        <text:list-item>
          <text:p text:style-name="P332">Una Familia <text:span text:style-name="T221">sólo</text:span> puede borrarse físicamente si está en estado inactivo.</text:p>
        </text:list-item>
        <text:list-item>
          <text:p text:style-name="P332">Una Familia <text:span text:style-name="T221">no</text:span> puede borrarse físicamente si ya tiene alguna entidad Alumno o entidad AF asociada a ella, independientemente del estado del Alumno o de la AF.</text:p>
        </text:list-item>
      </text:list>
      <text:p text:style-name="P10"/>
      <text:p text:style-name="P4">Acciones</text:p>
      <text:list xml:id="list3043420883" text:style-name="L95">
        <text:list-item>
          <text:p text:style-name="P240"><text:span text:style-name="T207">Se borra físicamente el registro de la Familia</text:span>.</text:p>
        </text:list-item>
      </text:list>
      <text:p text:style-name="P10"/>
      <text:p text:style-name="P46"><text:span text:style-name="T1">Efectos colaterales</text:span>:</text:p>
      <text:list xml:id="list1611837141" text:style-name="L96">
        <text:list-item>
          <text:p text:style-name="P451">Ninguno. (puesto que se cumple que es una entidad aislada y su borrado no afecta a otras entidades)</text:p>
        </text:list-item>
      </text:list>
      <text:p text:style-name="P107"/>
      <text:p text:style-name="P104">Modificar</text:p>
      <text:p text:style-name="P34"/>
      <text:p text:style-name="P34">Con esta acción se modifica una entidad Familia.</text:p>
      <text:p text:style-name="P34"/>
      <text:p text:style-name="P4">Restricciones</text:p>
      <text:list xml:id="list3621861714580" text:continue-list="list395227542" text:style-name="L94">
        <text:list-item>
          <text:p text:style-name="P332"><text:span text:style-name="T316">Una Familia </text:span><text:span text:style-name="T323">no</text:span><text:span text:style-name="T316"> puede modificarse si está en estado inactiva.</text:span> Why? <text:span text:style-name="T14">Realmente sólo puedo cambiar los atributos nombre y descripción, y eso no modifica su estado sea el que sea.</text:span></text:p>
        </text:list-item>
        <text:list-item>
          <text:p text:style-name="P332">Una Familia <text:span text:style-name="T221">no </text:span>puede modificarse si su nombre ya existe en otra Familia, independientemente del estado de esta última.</text:p>
        </text:list-item>
      </text:list>
      <text:p text:style-name="P10"/>
      <text:p text:style-name="P4">Acciones</text:p>
      <text:list xml:id="list4052422013" text:style-name="L97">
        <text:list-item>
          <text:p text:style-name="P333">Se modifica únicamente el nombre del registro de la Familia afectada.</text:p>
        </text:list-item>
      </text:list>
      <text:p text:style-name="P10"/>
      <text:p text:style-name="P46"><text:span text:style-name="T1">Efectos colaterales</text:span>:</text:p>
      <text:list xml:id="list3700320511" text:style-name="L98">
        <text:list-item>
          <text:p text:style-name="P452">Ninguno.</text:p>
        </text:list-item>
      </text:list>
      <text:p text:style-name="P107"/>
      <text:p text:style-name="P107"/>
      <text:p text:style-name="P143">Activar</text:p>
      <text:p text:style-name="P107"/>
      <text:p text:style-name="P107">Con esta acción se activa la entidad Familia, permitiéndose asociar y disociar tanto entidades AF's como entidades Alumnos.</text:p>
      <text:p text:style-name="P34"/>
      <text:p text:style-name="P4">Restricciones</text:p>
      <text:list xml:id="list3621702342830" text:continue-list="list3621861714580" text:style-name="L94">
        <text:list-item>
          <text:p text:style-name="P332">Una Familia <text:span text:style-name="T221">no</text:span> puede activarse si ya está en estado activo.</text:p>
        </text:list-item>
      </text:list>
      <text:p text:style-name="P10"/>
      <text:p text:style-name="P4">Acciones</text:p>
      <text:list xml:id="list4000762054" text:style-name="L99">
        <text:list-item>
          <text:p text:style-name="P334"><text:soft-page-break/>Se realiza una modificación del registro de la entidad Familia modificando el campo estado a activo.</text:p>
        </text:list-item>
        <text:list-item>
          <text:p text:style-name="P241"><text:span text:style-name="T207">Se realiza una modificación del registro de la entidad Familia modificando la fecha de estado a la fecha actual</text:span>.</text:p>
        </text:list-item>
      </text:list>
      <text:p text:style-name="P10"/>
      <text:p text:style-name="P46"><text:span text:style-name="T1">Efectos colaterales</text:span>:</text:p>
      <text:list xml:id="list706037201" text:style-name="L100">
        <text:list-item>
          <text:p text:style-name="P335">Ninguno.<text:line-break/><text:span text:style-name="T14">(Si una Familia está en estado inactiva, significa que no tiene ni AF's ni Alumnos asociados)</text:span></text:p>
        </text:list-item>
      </text:list>
      <text:p text:style-name="P107"/>
      <text:p text:style-name="P107"/>
      <text:p text:style-name="P143">Inactivar</text:p>
      <text:p text:style-name="P107"/>
      <text:p text:style-name="P43"><text:span text:style-name="T272">Con esta acción se inactiva la entidad Familia, </text:span><text:span text:style-name="T273">no</text:span><text:span text:style-name="T272"> permitiéndose asociar ni disociar tanto entidades AF como entidades Alumnos.</text:span></text:p>
      <text:p text:style-name="P34"/>
      <text:p text:style-name="P4">Restricciones</text:p>
      <text:list xml:id="list3621313065541" text:continue-list="list3621702342830" text:style-name="L94">
        <text:list-item>
          <text:p text:style-name="P332">Una Familia <text:span text:style-name="T221">no</text:span> puede inactivarse si ya está en estado inactivo.</text:p>
        </text:list-item>
        <text:list-item>
          <text:p text:style-name="P332">Una Familia <text:span text:style-name="T221">no</text:span> puede inactivarse si contiene entidades Alumno asociados.</text:p>
        </text:list-item>
        <text:list-item>
          <text:p text:style-name="P332">Una Familia <text:span text:style-name="T221">no</text:span> puede inactivarse si contiene entidades AF asociadas.</text:p>
        </text:list-item>
      </text:list>
      <text:p text:style-name="P10"/>
      <text:p text:style-name="P4">Acciones</text:p>
      <text:list xml:id="list916172482" text:style-name="L101">
        <text:list-item>
          <text:p text:style-name="P336">Se realiza una modificación del registro de la entidad Familia modificando el campo estado a inactivo.</text:p>
        </text:list-item>
        <text:list-item>
          <text:p text:style-name="P242"><text:span text:style-name="T207">Se realiza una modificación del registro de la entidad Familia modificando la fecha de estado a la fecha actual</text:span>.</text:p>
        </text:list-item>
      </text:list>
      <text:p text:style-name="P10"/>
      <text:p text:style-name="P46"><text:span text:style-name="T1">Efectos colaterales</text:span>:</text:p>
      <text:list xml:id="list412285206" text:style-name="L102">
        <text:list-item>
          <text:p text:style-name="P337">Ninguno.</text:p>
        </text:list-item>
      </text:list>
      <text:p text:style-name="P107"/>
      <text:p text:style-name="P96"/>
      <text:p text:style-name="P95">Asociar AF</text:p>
      <text:p text:style-name="P10"/>
      <text:p text:style-name="P10">Con esta acción se establece una relación temporal entre una AF y una Familia. La relación tiene cardinalidad N..M. Se registra la pertenencia de una AF a una Familia.</text:p>
      <text:p text:style-name="P10"/>
      <text:p text:style-name="P4">Restricciones</text:p>
      <text:list xml:id="list3621725945685" text:continue-list="list3622735606484" text:style-name="L46">
        <text:list-item>
          <text:p text:style-name="P440"><text:span text:style-name="T45">Una AF </text:span><text:span text:style-name="T61">sólo</text:span><text:span text:style-name="T45"> puede asociarse a una Familia si la Familia está activa.</text:span></text:p>
        </text:list-item>
        <text:list-item>
          <text:p text:style-name="P440"><text:span text:style-name="T45">Una AF </text:span><text:span text:style-name="T61">sólo</text:span><text:span text:style-name="T45"> puede asociarse a una Familia si la AF</text:span><text:span text:style-name="T61"> </text:span><text:span text:style-name="T45">está inactiva.</text:span></text:p>
        </text:list-item>
        <text:list-item>
          <text:p text:style-name="P440"><text:span text:style-name="T45">Una AF </text:span><text:span text:style-name="T61">no</text:span><text:span text:style-name="T45"> puede asociarse a una Familia si es candado de una AF llave que </text:span><text:span text:style-name="T61">no</text:span><text:span text:style-name="T45"> pertenezca a la misma Familia. (</text:span><text:span text:style-name="T59">¿sure?, sí, sure</text:span><text:span text:style-name="T45">)</text:span></text:p>
        </text:list-item>
      </text:list>
      <text:p text:style-name="P80"/>
      <text:p text:style-name="P4">Acciones</text:p>
      <text:list xml:id="list2047690979" text:style-name="L103">
        <text:list-item>
          <text:p text:style-name="P243">Se inserta un registro en la tabla de relación entre AF's y Familias, registrándose la fecha de inicio del momento de la asociación.</text:p>
        </text:list-item>
      </text:list>
      <text:p text:style-name="P10"/>
      <text:p text:style-name="P4"><text:span text:style-name="T197">Efectos colaterales</text:span><text:span text:style-name="T198">: </text:span></text:p>
      <text:list xml:id="list1773807135" text:style-name="L104">
        <text:list-item>
          <text:p text:style-name="P244">Si la AF que se asocia a la nueva Familia es llave de otras AF's candado, éstas últimas quedarán automáticamente asociadas también a la misma Familia <text:span text:style-name="T370">(si las AF candado pertenecían a otras familias, esa pertenencia se sigue manteniendo)</text:span></text:p>
        </text:list-item>
      </text:list>
      <text:p text:style-name="P10"/>
      <text:p text:style-name="P10"/>
      <text:p text:style-name="P95"><text:soft-page-break/>Disociar AF</text:p>
      <text:p text:style-name="P10"/>
      <text:p text:style-name="P10">Con esta acción se finaliza una relación temporal entre una AF y una Familia.</text:p>
      <text:p text:style-name="P10"/>
      <text:p text:style-name="P4">Restricciones</text:p>
      <text:list xml:id="list3621919078602" text:continue-list="list3621725945685" text:style-name="L46">
        <text:list-item>
          <text:p text:style-name="P440"><text:span text:style-name="T342">Una AF </text:span><text:span text:style-name="T344">sólo</text:span><text:span text:style-name="T342"> puede disociarse de una Familia si la Familia está activa.</text:span></text:p>
        </text:list-item>
        <text:list-item>
          <text:p text:style-name="P440"><text:span text:style-name="T45">Una AF </text:span><text:span text:style-name="T61">sólo</text:span><text:span text:style-name="T45"> puede disociarse de una Familia si la AF está inactiva.</text:span></text:p>
        </text:list-item>
        <text:list-item>
          <text:p text:style-name="P440"><text:span text:style-name="T317">Una AF </text:span><text:span text:style-name="T318">no</text:span><text:span text:style-name="T317"> puede disociarse de una Familia si existe algún Alumno perteneciente a esa Familia que ya haya realizado una petición de dicha AF y esté todavía pendiente de recibir el correspondiente curso (el curso no ha finalizado)</text:span><text:span text:style-name="T45">.<text:line-break/></text:span><text:span text:style-name="T33">Creo que esto no es necesario puesto que para disociar una AF, ésta debe estar inactiva, y si la AF se ha inactivado, es porque no tiene peticiones asociadas.</text:span></text:p>
          <text:p text:style-name="P226"/>
        </text:list-item>
        <text:list-item>
          <text:p text:style-name="P440"><text:span text:style-name="T342">Una AF </text:span><text:span text:style-name="T344">no</text:span><text:span text:style-name="T342"> puede disociarse de una Familia si es candado de otra AF que siga perteneciendo a la misma familia</text:span><text:span text:style-name="T45">. </text:span><text:span text:style-name="T33">Si asocio Inglés I a la familia de “Idiomas”, y automáticamente Inglés II también se asocia a la misma famil</text:span><text:span text:style-name="T34">i</text:span><text:span text:style-name="T33">a (por ser candado), digo yo que en algún momento podré disociar Inglés I de “Idiomas” y automáticamente disociar también Inglés II. Si no se hiciera así, contradiría el efecto colateral que abajo se expone. Es decir, que primeramente disocio la AF llave y automaticamente las AF's candado quedan dis</text:span><text:span text:style-name="T34">o</text:span><text:span text:style-name="T33">ciadas </text:span><text:span text:style-name="T34">también</text:span><text:span text:style-name="T33">.</text:span></text:p>
        </text:list-item>
      </text:list>
      <text:p text:style-name="P10"/>
      <text:p text:style-name="P10"/>
      <text:p text:style-name="P4">Acciones</text:p>
      <text:list xml:id="list3325019480" text:style-name="L105">
        <text:list-item>
          <text:p text:style-name="P245">Se modifica el registro en la tabla de relación entre AF's y Familias, registrándose la fecha fin del momento de la disociación. (esto permite realizar búsquedas posteriores del historial formativo)</text:p>
        </text:list-item>
      </text:list>
      <text:p text:style-name="P10"/>
      <text:p text:style-name="P4"><text:span text:style-name="T197">Efectos colaterales</text:span><text:span text:style-name="T198">: </text:span></text:p>
      <text:list xml:id="list899792076" text:style-name="L106">
        <text:list-item>
          <text:p text:style-name="P246">Si la AF que se disocia de <text:span text:style-name="T370">una</text:span> Familia es llave de otras AF's candado, éstas últimas quedarán automáticamente disociadas también <text:span text:style-name="T370">de</text:span> la misma Familia siempre y cuando cada AF candado cumpla a su vez las restriciones.<text:line-break/>Esto podría desencadenar un ciclo de disociaciones que podrían tener que programarse ¿con recursividad quizás?</text:p>
        </text:list-item>
      </text:list>
      <text:p text:style-name="P10"/>
      <text:p text:style-name="P93"/>
      <text:p text:style-name="P94">Asociar Alumno</text:p>
      <text:p text:style-name="P46"/>
      <text:p text:style-name="P46">Con esta acción se establece una relación temporal entre un Alumno y una Familia. La relación tiene cardinalidad N..M. Esta relación sirve para establecer una catalogación con el fin de delimitar el ámbito de formación al que puede tener acceso el Alumno. </text:p>
      <text:p text:style-name="P46"/>
      <text:p text:style-name="P4">Restricciones</text:p>
      <text:list xml:id="list3622052135322" text:continue-list="list3622514465819" text:style-name="L72">
        <text:list-item>
          <text:p text:style-name="P321">Un Alumno <text:span text:style-name="T221">sólo</text:span> puede asociarse a una Familia si ésta está activa.</text:p>
        </text:list-item>
        <text:list-item>
          <text:p text:style-name="P321">Un Alumno <text:span text:style-name="T221">no</text:span> puede asociarse a una Familia si ya pertenece a ella.</text:p>
        </text:list-item>
        <text:list-item>
          <text:p text:style-name="P321">Un Alumno <text:span text:style-name="T221">no </text:span>puede asociarse a una Familia si el Alumno está inactivo. <text:span text:style-name="T27">Así se evita que la Familia Z no se pueda inactivar porque tiene Alumnos asociados, y resulta que éstos están inactivos también. Sería absurdo.</text:span></text:p>
        </text:list-item>
      </text:list>
      <text:p text:style-name="P46"/>
      <text:p text:style-name="P10"/>
      <text:p text:style-name="P4">Acciones</text:p>
      <text:list xml:id="list37727363" text:style-name="L107">
        <text:list-item>
          <text:p text:style-name="P247">Se inserta un registro en la tabla de relación entre Alumnos y Familias, registrándose la fecha de inicio del momento de la asociación.</text:p>
        </text:list-item>
      </text:list>
      <text:p text:style-name="P10"><text:soft-page-break/></text:p>
      <text:p text:style-name="P46"><text:span text:style-name="T1">Efectos colaterales</text:span>:</text:p>
      <text:list xml:id="list1400324012" text:style-name="L108">
        <text:list-item>
          <text:p text:style-name="P338">Ninguno.</text:p>
        </text:list-item>
      </text:list>
      <text:p text:style-name="P46"/>
      <text:p text:style-name="P46"/>
      <text:p text:style-name="P94">Disociar Alumno</text:p>
      <text:p text:style-name="P46"/>
      <text:p text:style-name="P46">Con esta acción se finaliza una relación temporal entre un Alumno y una Familia.</text:p>
      <text:p text:style-name="P46"/>
      <text:p text:style-name="P4">Restricciones</text:p>
      <text:list xml:id="list3621493558427" text:continue-list="list3622052135322" text:style-name="L72">
        <text:list-item>
          <text:p text:style-name="P436">Un Alumno <text:span text:style-name="T221">sólo </text:span>puede disociarse de una Familia si la Familia está activa. (esto es porque un alumno solo puede asociarse a una Familia si ésta está activa)</text:p>
        </text:list-item>
        <text:list-item>
          <text:p text:style-name="P436">Un Alumno <text:span text:style-name="T221">no</text:span> puede disociarse de una Familia si el Alumno está inactivo.</text:p>
        </text:list-item>
        <text:list-item>
          <text:p text:style-name="P321">Un Alumno <text:span text:style-name="T221">no</text:span> puede disociarse de una Familia si no pertenece a ella.</text:p>
        </text:list-item>
        <text:list-item>
          <text:p text:style-name="P321">Un Alumno <text:span text:style-name="T221">no</text:span> puede disociarse de una Familia si hay una Solicitud en curso de una AF que esté en dicha Familia y ésta <text:span text:style-name="T221">no</text:span> haya llegado al final de su ciclo de vida (esto es, que el Alumno esté en disposición de poder obtener un Certificado).</text:p>
        </text:list-item>
      </text:list>
      <text:p text:style-name="P10"/>
      <text:p text:style-name="P10">Para Solicitudes con AF's que pertenezcan a una Familia a la cual el Alumno pertenecía anteriormente y el Alumno haya conseguido el Certificado, la disociación entre Alumno y Familia sí puede producirse (siempre y cuando no incumpla las restricciones arriba mencionadas).</text:p>
      <text:p text:style-name="P10"/>
      <text:p text:style-name="P4">Acciones</text:p>
      <text:list xml:id="list1314292903" text:style-name="L109">
        <text:list-item>
          <text:p text:style-name="P248"><text:span text:style-name="T207">Se modifica el registro en la tabla de relación entre Alumnos y Familias, registrándose la fecha fin del momento de la disociación. (esto permite realizar búsquedas posteriores del historial formativo)</text:span>.</text:p>
        </text:list-item>
      </text:list>
      <text:p text:style-name="P10"/>
      <text:p text:style-name="P46"><text:span text:style-name="T1">Efectos colaterales</text:span>:</text:p>
      <text:list xml:id="list2466338214" text:style-name="L110">
        <text:list-item>
          <text:p text:style-name="P339">Ninguno.</text:p>
        </text:list-item>
      </text:list>
      <text:p text:style-name="P34"/>
      <text:p text:style-name="P10"/>
      <text:p text:style-name="P94"/>
      <text:p text:style-name="P188">SOLICITUDES</text:p>
      <text:p text:style-name="P10"/>
      <text:p text:style-name="P10">Una Solicitud es aquella entidad a través de la cual un Alumno expresa el deseo de recibir una formación. Este deseo no incluye preferencias del alumno sobre fechas u horarios, sino simple y ll<text:span text:style-name="T371">a</text:span>namente el deseo de recibir formación. El alumno, por tanto, no decide cuando va a recibir la formación, aunque sí puede ver las fechas inicio y fin del PF al que pertenece la AF y tener una idea de en qué momento podría recibir el curso para ver si se ajusta a su conveniencia.</text:p>
      <text:p text:style-name="P10"/>
      <text:p text:style-name="P10">Una solicitud de un Alumno constará de una serie de datos particulares de la Solicitud y de un conjunto de Peticiones de Actividad. La Solicitud es un envoltorio común que agrupa una serie de Peticiones de Actividad.</text:p>
      <text:p text:style-name="P10"/>
      <text:p text:style-name="P10">Cada Alumno podrá tener por año una única Solicitud (<text:span text:style-name="T14">si se definieran distintos </text:span><text:span text:style-name="T25">tipos</text:span><text:span text:style-name="T14"> de solicitud, entonces podría tener una por año y tipo</text:span>).</text:p>
      <text:p text:style-name="P10">Cada Solicitud podrá tener un máximo de Peticiones de Actividad. Este nº máximo estará parametrizado en el sistema.</text:p>
      <text:p text:style-name="P10"/>
      <text:p text:style-name="P2">Propiedades de la Solicitud</text:p>
      <text:p text:style-name="P10"/>
      <text:p text:style-name="P10">Una Solicitud contendrá las siguientes <text:span text:style-name="T1">propiedades básicas</text:span>:</text:p>
      <text:list xml:id="list698961270" text:style-name="L111">
        <text:list-item>
          <text:p text:style-name="P249">Id de Solicitud. <text:s/>(<text:span text:style-name="T14">junto con el </text:span><text:span text:style-name="T20">id Plan</text:span><text:span text:style-name="T14"> conforman la clave</text:span>)</text:p>
        </text:list-item>
        <text:list-item>
          <text:p text:style-name="P249"><text:span text:style-name="T416">Id de Plan (a</text:span>ño de la solicitud<text:span text:style-name="T416">)</text:span></text:p>
        </text:list-item>
        <text:list-item>
          <text:p text:style-name="P249">Fecha de alta de la solicitud.</text:p>
        </text:list-item>
        <text:list-item>
          <text:p text:style-name="P249">Tipo de solicitud (<text:span text:style-name="T28">algo del tipo Abierta, No Abierta o puede que este campo no tenga sentido para este negocio. VER CON DETENIMIENTO</text:span>)</text:p>
        </text:list-item>
        <text:list-item>
          <text:p text:style-name="P286">Fecha de creación y modificación.</text:p>
        </text:list-item>
        <text:list-item>
          <text:p text:style-name="P286">Usuario de creación y modificación.</text:p>
        </text:list-item>
      </text:list>
      <text:p text:style-name="P34"/>
      <text:p text:style-name="P10">Una Solicitud contendrá las siguientes <text:span text:style-name="T1">propiedades entidad</text:span>:</text:p>
      <text:list xml:id="list3621575567999" text:continue-numbering="true" text:style-name="L111">
        <text:list-item>
          <text:p text:style-name="P249">Alumno que la solicita.</text:p>
        </text:list-item>
        <text:list-item>
          <text:p text:style-name="P249">Lista de Peticiones de Actividad <text:span text:style-name="T416">(0..N)</text:span></text:p>
        </text:list-item>
        <text:list-item>
          <text:p text:style-name="P250">Plan de formación al que pertenece. <text:span text:style-name="T416">(forma parte de la clave)</text:span></text:p>
        </text:list-item>
      </text:list>
      <text:p text:style-name="P10"/>
      <text:p text:style-name="P10">Potencialmente una Solicitud podrá contener cero o varias Peticiones de Actividad, aunque una solicitud sin peticiones será, a efectos de gestión, una solicitud no gestionable puesto que carece de concreción.</text:p>
      <text:p text:style-name="P10">La Solicitud no tendrá estados, sino que serán las diferentes Peticiones de Actividad las que registren sus propios estados de manera independiente.</text:p>
      <text:p text:style-name="P10"/>
      <text:p text:style-name="P10">La existencia de la entidad Solicitud condiciona el borrado de la entidad Alumno que la creó, así como el borrado de la entidad PF que es referenciado por alguna Petición de Actividad perteneciente a dicha Solicitud. (<text:span text:style-name="T240">Ya r</text:span><text:span text:style-name="T233">eflejado en las restricciones de las entidades Alumnos y PF para la acción Borrar-F</text:span>)</text:p>
      <text:p text:style-name="P10"/>
      <text:p text:style-name="P30">LN-EA</text:p>
      <text:p text:style-name="P30"/>
      <text:p text:style-name="P32"><text:span text:style-name="T205">Estados</text:span>:<text:span text:style-name="T203"> (no tiene).</text:span></text:p>
      <text:p text:style-name="P46"/>
      <text:p text:style-name="P10"><text:span text:style-name="T2">Acciones</text:span>: <text:span text:style-name="T27">crear, borrar-F, modificar, </text:span><text:span text:style-name="T232">asociar Petición de Actividad, disociar Petición de Actividad.</text:span></text:p>
      <text:p text:style-name="P46"/>
      <text:p text:style-name="P46"><text:soft-page-break/><text:span text:style-name="T221">Definición de Acciones</text:span>: <text:span text:style-name="T27">crear, borrar-F, modificar, </text:span><text:span text:style-name="T232">asociar Petición de Actividad, disociar Petición de Actividad.</text:span></text:p>
      <text:p text:style-name="P46"/>
      <text:p text:style-name="P46"/>
      <text:p text:style-name="P104">Crear</text:p>
      <text:p text:style-name="P34"/>
      <text:p text:style-name="P46">Una Solicitud puede crearse a partir del instante en el que exista algún PF en estado activo (únicamente) y durante todo el periodo de tiempo en el que el PF no haya finalizado <text:span text:style-name="T417">o se encuentre en estado detenido</text:span>.</text:p>
      <text:p text:style-name="P46"/>
      <text:p text:style-name="P4">Restricciones</text:p>
      <text:list xml:id="list3348011401" text:style-name="L112">
        <text:list-item>
          <text:p text:style-name="P341">Una Solicitud <text:span text:style-name="T221">no</text:span> puede crearse si el Alumno ya tiene una Solicitud creada para ese mismo año.<text:span text:style-name="T14">(</text:span><text:span text:style-name="T28">Ver si entra en juego el tipo de solicitud para verificar que ya exista otra Solicitud creada del mismo tipo o no</text:span><text:span text:style-name="T14">).</text:span></text:p>
        </text:list-item>
        <text:list-item>
          <text:p text:style-name="P341">Una Solicitud <text:span text:style-name="T221">sólo</text:span> puede crearse si hay un PF activo cuya fecha inicio y fin alberguen la fecha de alta de la Solicitud.</text:p>
        </text:list-item>
        <text:list-item>
          <text:p text:style-name="P340">Una Solicitud <text:span text:style-name="T221">sólo</text:span> puede crearse si el Alumno está en estado activo.</text:p>
        </text:list-item>
      </text:list>
      <text:p text:style-name="P75"/>
      <text:p text:style-name="P10"/>
      <text:p text:style-name="P4">Acciones</text:p>
      <text:list xml:id="list2383623973" text:style-name="L113">
        <text:list-item>
          <text:p text:style-name="P343">Se crea un registro de Solicitud con los datos del Alumno e inicialmente vacía de Peticiones de Actividad.</text:p>
        </text:list-item>
      </text:list>
      <text:p text:style-name="P10"/>
      <text:p text:style-name="P46"><text:span text:style-name="T1">Efectos colaterales</text:span>:</text:p>
      <text:list xml:id="list3949603537" text:style-name="L114">
        <text:list-item>
          <text:p text:style-name="P344">Ninguno.</text:p>
        </text:list-item>
      </text:list>
      <text:p text:style-name="P46"/>
      <text:p text:style-name="P46"/>
      <text:p text:style-name="P104">Borrar-F</text:p>
      <text:p text:style-name="P46"/>
      <text:p text:style-name="P46">Una Solicitud puede ser borrada en cualquier momento.</text:p>
      <text:p text:style-name="P46"/>
      <text:p text:style-name="P4">Restricciones</text:p>
      <text:list xml:id="list3621378167993" text:continue-list="list3348011401" text:style-name="L112">
        <text:list-item>
          <text:p text:style-name="P340">Una Solicitud <text:span text:style-name="T221">no</text:span> puede borrarse si tiene asociada una Petición de Actividad (independientemente del estado de esta última)</text:p>
        </text:list-item>
      </text:list>
      <text:p text:style-name="P10"/>
      <text:p text:style-name="P4">Acciones</text:p>
      <text:list xml:id="list1947880657" text:style-name="L115">
        <text:list-item>
          <text:p text:style-name="P252"><text:span text:style-name="T207">Se borra el registro de Solicitud del Alumno</text:span>.</text:p>
        </text:list-item>
      </text:list>
      <text:p text:style-name="P10"/>
      <text:p text:style-name="P46"><text:span text:style-name="T1">Efectos colaterales</text:span>:</text:p>
      <text:list xml:id="list9740375" text:style-name="L116">
        <text:list-item>
          <text:p text:style-name="P345">Ninguno. (debido a la restricción, si la Solicitud puede borrarse es porque no tiene asociada ninguna Petición de Actividad)</text:p>
        </text:list-item>
      </text:list>
      <text:p text:style-name="P46"/>
      <text:p text:style-name="P46"/>
      <text:p text:style-name="P104">Modificar</text:p>
      <text:p text:style-name="P34"/>
      <text:p text:style-name="P46">En una Solicitud solamente podrán modificarse aquellos campos que <text:span text:style-name="T221">no</text:span> registren una información inmutable (por ahora no hay ningún campo que pueda ser modificable de manera directa).</text:p>
      <text:p text:style-name="P100">Si se constata que no tiene campos modificables, entonces esta acción no tiene sentido alguno.</text:p>
      <text:p text:style-name="P46"/>
      <text:p text:style-name="P4">Restricciones</text:p>
      <text:list xml:id="list3622536828863" text:continue-list="list3621378167993" text:style-name="L112">
        <text:list-item>
          <text:p text:style-name="P340"><text:soft-page-break/>Ninguna.</text:p>
        </text:list-item>
      </text:list>
      <text:p text:style-name="P10"/>
      <text:p text:style-name="P4">Acciones</text:p>
      <text:list xml:id="list366224117" text:style-name="L117">
        <text:list-item>
          <text:p text:style-name="P253"><text:span text:style-name="T207">Se modifican los campos modificables del registro de Solicitud afectado, reflejando, además, la fecha de modificación así como el usuario de modificación</text:span>.</text:p>
        </text:list-item>
      </text:list>
      <text:p text:style-name="P10"/>
      <text:p text:style-name="P46"><text:span text:style-name="T1">Efectos colaterales</text:span>:</text:p>
      <text:list xml:id="list297297481" text:style-name="L118">
        <text:list-item>
          <text:p text:style-name="P346">Ninguno</text:p>
        </text:list-item>
      </text:list>
      <text:p text:style-name="P46"/>
      <text:p text:style-name="P189">PETICIONES de ACTIVIDAD (de una Solicitud)</text:p>
      <text:p text:style-name="P10"/>
      <text:p text:style-name="P10">Una Petición de Actividad (PA) es la materialización concreta por parte de un Alumno de la intención de querer recibir formación de una AF.</text:p>
      <text:p text:style-name="P10"/>
      <text:p text:style-name="P2">Propiedades de la Petición de Actividad</text:p>
      <text:p text:style-name="P10"/>
      <text:p text:style-name="P21">Una PA es una concreción de una solicitud formal de una AF determinada <text:span text:style-name="T410">por parte de un Alumno concreto</text:span>.</text:p>
      <text:p text:style-name="P21">Gracias a esta entidad un Alumno formaliza su intención de recibir formación específica.</text:p>
      <text:p text:style-name="Standard"><text:span text:style-name="T45">La PA queda definida </text:span><text:span text:style-name="T55">dentro del </text:span><text:span text:style-name="T45">Plan Formativo </text:span><text:span text:style-name="T55">al que pertenece la Solicitud.</text:span></text:p>
      <text:p text:style-name="P10"/>
      <text:p text:style-name="P2"><text:span text:style-name="T8">Una PA contendrá las siguientes </text:span><text:span text:style-name="T226">propiedades básicas</text:span><text:span text:style-name="T8">:</text:span></text:p>
      <text:list xml:id="list3207120609" text:style-name="L119">
        <text:list-item>
          <text:p text:style-name="P254">Id de Solicitud a la que pertenece (junto con <text:span text:style-name="T376">el id de </text:span>la AF, conforman la clave)</text:p>
        </text:list-item>
        <text:list-item>
          <text:p text:style-name="P254">Fecha de Petición de Actividad.</text:p>
        </text:list-item>
        <text:list-item>
          <text:p text:style-name="P254">Fecha de estado (registra el momento en el que la entidad transitó al estado indicado por el campo estado).</text:p>
        </text:list-item>
        <text:list-item>
          <text:p text:style-name="P461"><text:span text:style-name="T45">Estado de la entidad. (</text:span><text:span text:style-name="T38">pendiente, visada, ….., </text:span><text:span text:style-name="T40">disponible</text:span><text:span text:style-name="T38">, anulada, finalizada</text:span><text:span text:style-name="T190">)</text:span></text:p>
        </text:list-item>
        <text:list-item>
          <text:p text:style-name="P412">Estado previo de la entidad (<text:span text:style-name="T315">en d</text:span><text:span text:style-name="T314">os estados una </text:span><text:span text:style-name="T315">misma</text:span><text:span text:style-name="T314"> acción transita a otro estado, si queremos volver, ¿a cuál de los dos? Este campo resuelve la duda</text:span><text:span text:style-name="T14">)</text:span></text:p>
        </text:list-item>
        <text:list-item>
          <text:p text:style-name="P412">Fecha de visado</text:p>
        </text:list-item>
        <text:list-item>
          <text:p text:style-name="P413">Visado aceptado (null/true/false)</text:p>
        </text:list-item>
        <text:list-item>
          <text:p text:style-name="P412">Fecha de traspaso</text:p>
        </text:list-item>
        <text:list-item>
          <text:p text:style-name="P287">Fecha de creación y modificación.</text:p>
        </text:list-item>
        <text:list-item>
          <text:p text:style-name="P347">Usuario de creación y modificación.</text:p>
        </text:list-item>
      </text:list>
      <text:p text:style-name="P10"/>
      <text:p text:style-name="P2"><text:span text:style-name="T8">Una PA contendrá las siguientes </text:span><text:span text:style-name="T226">propiedades entidad</text:span><text:span text:style-name="T8">:</text:span></text:p>
      <text:list xml:id="list3621370131896" text:continue-numbering="true" text:style-name="L119">
        <text:list-item>
          <text:p text:style-name="P251">Solicitud (solicitud a la que pertenece, esto implica el Plan Formativo <text:span text:style-name="T428">y Alumno</text:span> de manera indirecta)</text:p>
        </text:list-item>
        <text:list-item>
          <text:p text:style-name="P254">Programa Formativo. <text:s/><text:span text:style-name="T237">¿De verdad un alumno debe conocer el programa para elegir una AF? Yo creo que ese concepto de entidad estructural queda fuera del ámbito del alumno. Evidentemente un alumno podrá pedir en su petición de actividad una actividad formativa que exista en cualquiera de los programas formativos existentes y activos. De entre lo que hay disponible que se vaya a impartir, elige…</text:span><text:span text:style-name="T241">SOLUCION</text:span><text:span text:style-name="T238">: debe elegir un programa porque tiene unas fechas y la persona que quiere recibir un curso (una AF) querrá saber en qué fechas se impartirá para ver si le viene bien o no.</text:span></text:p>
        </text:list-item>
        <text:list-item>
          <text:p text:style-name="P254">AF pedida (<text:span text:style-name="T233">deberá elegirse una que esté activa y perteneciente al PF arriba indicado </text:span><text:span text:style-name="T237">[a ese programa formativo o a cualquiera existente que esté activo]</text:span>).</text:p>
        </text:list-item>
      </text:list>
      <text:p text:style-name="P2"/>
      <text:p text:style-name="P10"/>
      <text:p text:style-name="P30">LN-EA</text:p>
      <text:p text:style-name="P30"/>
      <text:p text:style-name="Standard"><text:span text:style-name="T169">Estados</text:span><text:span text:style-name="T196">:</text:span><text:span text:style-name="T84"> pendiente, visada-aceptada, visada-rechazada, traspasada, denegada en proceso, denegada-forzada, aceptada en proceso, aceptada-forzada, cancelada, </text:span><text:span text:style-name="T133">disponible</text:span><text:span text:style-name="T84">, </text:span><text:span text:style-name="T141">seleccionada, </text:span><text:span text:style-name="T134">e</text:span><text:span text:style-name="T136">n curso</text:span><text:span text:style-name="T134">, </text:span><text:span text:style-name="T84">anulada, finalizada.</text:span></text:p>
      <text:p text:style-name="P46"/>
      <text:p text:style-name="Standard"><text:span text:style-name="T169">Acciones</text:span><text:span text:style-name="T84">: </text:span><text:span text:style-name="T35">crear, borrar-F</text:span><text:span text:style-name="T84">, </text:span><text:span text:style-name="T329">visar favorablemente, visar desfavorablemente, traspasar, denegar en proceso</text:span><text:span text:style-name="T84"> (no pasa los procesos de control), </text:span><text:span text:style-name="T329">forzar denegación, aceptar en proceso</text:span><text:span text:style-name="T84"> (pasa OK los procesos de control), </text:span><text:span text:style-name="T329">forzar aceptación, revocar denegación, revocar aceptación, cancelar, descancelar, </text:span><text:span text:style-name="T332">disponer</text:span><text:span text:style-name="T329">, </text:span><text:span text:style-name="T332">indisponer</text:span><text:span text:style-name="T329">, </text:span><text:span text:style-name="T334">seleccionar, deseleccionar, </text:span><text:span text:style-name="T333">activar, </text:span><text:span text:style-name="T334">rechazar</text:span><text:span text:style-name="T333">, </text:span><text:span text:style-name="T329">anular, finalizar</text:span><text:span text:style-name="T84">.</text:span></text:p>
      <text:p text:style-name="P46"><text:soft-page-break/></text:p>
      <text:p text:style-name="P67">FALTAN LAS ACCIONES DE ASOCIACIÓN DE OTRAS ENTIDADES</text:p>
      <text:p text:style-name="P97"><text:span text:style-name="T207">asociar AF, disociar AF, </text:span><text:span text:style-name="T208">asociar PF, disociar PF (si es que finalmente se indica)</text:span></text:p>
      <text:p text:style-name="P98"><text:span text:style-name="T215">S</text:span><text:span text:style-name="T214">OLUCION: no es necesario</text:span><text:span text:style-name="T207"> tener esa acción adicional dado que es intrínseco a la propia acción de creación. En la pantalla de alta, se define PF y, de entre el conjunto de AFs que contenga el PF, qué AF en concreto. Una vez definido, se da de alta con todo asociado.</text:span></text:p>
      <text:p text:style-name="P46"/>
      <text:p text:style-name="P185"><text:span text:style-name="T145">Definición de Estados</text:span><text:span text:style-name="T196">:</text:span><text:span text:style-name="T84"> pendiente, visada-aceptada, visada-rechazada, traspasada, denegada en proceso, denegada-forzada, aceptada en proceso, aceptada-forzada, cancelada, </text:span><text:span text:style-name="T133">disponible, </text:span><text:span text:style-name="T141">seleccionada, </text:span><text:span text:style-name="T134">e</text:span><text:span text:style-name="T136">n curso</text:span><text:span text:style-name="T84">, anulada, finalizada. </text:span></text:p>
      <text:p text:style-name="P46"/>
      <text:p text:style-name="P46"><text:span text:style-name="T22">Pendiente</text:span>: la PA adquiere este estado cuando se crea.</text:p>
      <text:p text:style-name="P46"><text:span text:style-name="T1">Estados previos</text:span>: ninguno.</text:p>
      <text:p text:style-name="P192"><text:span text:style-name="T1">Acción / estados transitables</text:span>:</text:p>
      <text:list xml:id="list3621869724852" text:continue-list="list3621125084095" text:style-name="L14">
        <text:list-item>
          <text:p text:style-name="P420"><text:span text:style-name="T156">visar aceptar / visada-aceptada</text:span><text:span text:style-name="T84">: el usuario con perfil de autorizante visa favorablemente la PA.</text:span></text:p>
        </text:list-item>
        <text:list-item>
          <text:p text:style-name="P420"><text:span text:style-name="T157">v</text:span><text:span text:style-name="T156">isar rechazar / visada-rechazada</text:span><text:span text:style-name="T84">: el usuario con perfil de autorizante visa desfavorablemente la PA.</text:span></text:p>
        </text:list-item>
      </text:list>
      <text:p text:style-name="P46"/>
      <text:p text:style-name="P46"><text:span text:style-name="T22">Visada-rechazada</text:span>: la PA adquiere este estado cuando se recibe un visado desfavorable. Esto implica que la PA no podrá ser traspasada para que sea procesada en los procesos de control.</text:p>
      <text:p text:style-name="P46"><text:span text:style-name="T1">Estados previos</text:span>: pendiente, visada-aceptada.</text:p>
      <text:p text:style-name="P192"><text:span text:style-name="T1">Acción / estados transitables</text:span>:</text:p>
      <text:list xml:id="list3621435820132" text:continue-numbering="true" text:style-name="L14">
        <text:list-item>
          <text:p text:style-name="P420"><text:span text:style-name="T156">visar aceptar / visada-aceptada</text:span><text:span text:style-name="T84">: el usuario con perfil de autorizante podrá rectificar el visado de desfavorable a favorable para que la PA pueda seguir con su ciclo de vida.</text:span></text:p>
        </text:list-item>
        <text:list-item>
          <text:p text:style-name="P462"><text:span text:style-name="T156">anular / anulada</text:span><text:span text:style-name="T84">: el usuario con perfil apropiado podrá anular la PA haciendo que la PA transite a un estado final con el objeto de finalizar su ciclo de vida e impidiendo que pueda transitar al estado visada-aceptada.</text:span></text:p>
        </text:list-item>
      </text:list>
      <text:p text:style-name="P46"/>
      <text:p text:style-name="Standard"><text:span text:style-name="T174">Visada-aceptada</text:span><text:span text:style-name="T84">: la solicitud queda </text:span><text:span text:style-name="T137">en disposición</text:span><text:span text:style-name="T84"> para ser traspasada.</text:span></text:p>
      <text:p text:style-name="P46"><text:span text:style-name="T1">Estados previos</text:span>: pendiente, visada-rechazada.</text:p>
      <text:p text:style-name="P192"><text:span text:style-name="T1">Acción / estados transitables</text:span>:</text:p>
      <text:list xml:id="list1131253608" text:style-name="L120">
        <text:list-item>
          <text:p text:style-name="P464"><text:span text:style-name="T156">visar rechazar / visada-rechazada</text:span><text:span text:style-name="T84">: el usuario con perfil de autorizante podrá rectificar el visado de favorable a </text:span><text:span text:style-name="T88">des</text:span><text:span text:style-name="T84">favorable </text:span><text:span text:style-name="T89">evitando que pueda ser traspasada.</text:span></text:p>
        </text:list-item>
        <text:list-item>
          <text:p text:style-name="P463"><text:span text:style-name="T156">traspasar / traspasada</text:span><text:span text:style-name="T84">: desde el sistema se ejecuta el proceso de traspaso de PA visadas favorablemente. Aquí ya no hay vuelta atrás a estados previos de visados.</text:span></text:p>
        </text:list-item>
      </text:list>
      <text:p text:style-name="P46"/>
      <text:p text:style-name="P46"><text:span text:style-name="T22">Traspasada</text:span>: se ejecuta el proceso de traspaso de PA's para su cambio de estado. Solamente las PA con estado visada-aceptada llegan a ser traspasadas. Una vez traspasada, la PA queda disponible para que se le apliquen los procesos de control.<text:line-break/><text:span text:style-name="T25">El proceso de control única y exclusivamente se aplicarán sobre aquellas PA que estén en estado traspasada.</text:span></text:p>
      <text:p text:style-name="P46"><text:span text:style-name="T1">Estados previos</text:span>: visada-aceptada, denegada en proceso, denegada-forzada, aceptada-forzada.</text:p>
      <text:p text:style-name="P46"><text:span text:style-name="T1">Acción / estados transitables</text:span>:</text:p>
      <text:list xml:id="list2522673153" text:style-name="L121">
        <text:list-item>
          <text:p text:style-name="P465"><text:span text:style-name="T156">denegar en proceso (procesos control BAD) / denegada en proceso</text:span><text:span text:style-name="T84">: se ejecutan los procesos de control y el resultado es negativo, siendo la PA denegada.</text:span></text:p>
        </text:list-item>
        <text:list-item>
          <text:p text:style-name="P465"><text:span text:style-name="T158">a</text:span><text:span text:style-name="T156">ceptar en proceso (procesos de control OK) / aceptada</text:span><text:span text:style-name="T84">: se ejecutan los procesos de control y el resultado es positivo, siendo la PA aceptada.</text:span></text:p>
        </text:list-item>
        <text:list-item>
          <text:p text:style-name="P465"><text:span text:style-name="T156">forzar denegación / denegada-forzada</text:span><text:span text:style-name="T84">: el usuario con perfil </text:span><text:span text:style-name="T128">ejecutor de procesos de </text:span><text:soft-page-break/><text:span text:style-name="T128">control</text:span><text:span text:style-name="T84"> fuerza la denegación de la PA sin necesidad de que ésta pase el proceso de control.</text:span></text:p>
        </text:list-item>
        <text:list-item>
          <text:p text:style-name="P466"><text:span text:style-name="T156">forzar aceptación / aceptada forzada</text:span><text:span text:style-name="T84">: el usuario con perfil </text:span><text:span text:style-name="T128">ejecutor de procesos de control</text:span><text:span text:style-name="T84"> fuerza la aceptación de la PA sin necesidad de que ésta pase el proceso de control.</text:span></text:p>
        </text:list-item>
      </text:list>
      <text:p text:style-name="P46"/>
      <text:p text:style-name="P134">Este estado no se si merece la pena, pudiendo ser directamente VISADA, puesto que sólo tiene sentido cuando hay distintos perfiles de usuarios que interactúen con la aplicación con diferentes permisos. Tiene sentido únicamente si creamos tablas para los alumnos que creen solicitudes y tablas del sistema con las solicitudes creadas por los gestores de la aplicación más las solicitudes de los alumnos TRASPASADAS. Quizás en este caso no tenga sentido realizar ese “lío” cuando el objeto de este proyecto no es mostrar una aplicación 100% realista.</text:p>
      <text:p text:style-name="P134">SI QUE TIENE SENTIDO en tanto en cuanto una vez se TRASPASA ya no se puede cambiar el visado obtenido con anterioridad.</text:p>
      <text:p text:style-name="P134"><text:span text:style-name="T2">SOLUCI</text:span><text:span text:style-name="T3">Ó</text:span><text:span text:style-name="T2">N</text:span>: El estado “traspasada” sí tiene sentido por lo dicho anteriormente: se finaliza el trasiego del visado favorable o no. Sin embargo no se necesita tener tablas de visadas (ok o <text:span text:style-name="T372">kao</text:span>) y tablas de traspasadas. Simplemente el estado del registro ya define qué se puede y qué no se puede ya hacer con <text:span text:style-name="T372">é</text:span>l. Luego <text:span text:style-name="T221">SOLAMENTE habrá una tabla de peticiones de actividad</text:span> y se elimina la idea de tabla externa y tabla del sistema.</text:p>
      <text:p text:style-name="P46"/>
      <text:p text:style-name="P62"><text:span text:style-name="T22">Denegada-forzada</text:span>: la PA queda denegada por la acción directa de un usuario con perfil <text:span text:style-name="T418">ejecutor de procesos de control</text:span> sin <text:span text:style-name="T372">necesidad de </text:span>que se le apli<text:span text:style-name="T372">quen</text:span> los procesos de contro<text:span text:style-name="T372">l</text:span>.</text:p>
      <text:p text:style-name="P191"><text:span text:style-name="T1">Estados previos</text:span>: traspasada, aceptada-forzada, aceptada en proceso.</text:p>
      <text:p text:style-name="P191"><text:span text:style-name="T1">Acción / estados transitables</text:span>:</text:p>
      <text:list xml:id="list928048750" text:style-name="L122">
        <text:list-item>
          <text:p text:style-name="P467"><text:span text:style-name="T156">revocar denegación / traspasada</text:span><text:span text:style-name="T84">: el usuario con perfil </text:span><text:span text:style-name="T128">ejecutor de procesos de control</text:span><text:span text:style-name="T84"> echa marcha atrás a su acción de forzar la denegación para permitir que la PA </text:span><text:span text:style-name="T89">pueda volver a pasar los procesos de control y </text:span><text:span text:style-name="T84">siga su curso natural.</text:span></text:p>
        </text:list-item>
        <text:list-item>
          <text:p text:style-name="P467"><text:span text:style-name="T156">forzar-aceptación / aceptada-forzada</text:span><text:span text:style-name="T84">: el usuario con perfil </text:span><text:span text:style-name="T128">ejecutor de procesos de control</text:span><text:span text:style-name="T84"> fuerza la aceptación de la PA sin necesidad de que ésta pase el proceso de control.</text:span></text:p>
        </text:list-item>
        <text:list-item>
          <text:p text:style-name="P468"><text:span text:style-name="T156">anular / anulada</text:span><text:span text:style-name="T84">: el usuario con perfil </text:span><text:span text:style-name="T128">ejecutor de procesos de control</text:span><text:span text:style-name="T84"> anula la PA finalizando con ello su ciclo de vida.</text:span></text:p>
        </text:list-item>
      </text:list>
      <text:p text:style-name="P46"/>
      <text:p text:style-name="P46"><text:span text:style-name="T22">Denegada en proceso</text:span>: la PA queda denegada como resultado de no haber pasado satisfactoriamente los procesos de control.</text:p>
      <text:p text:style-name="P46"><text:span text:style-name="T1">Estados previos</text:span>: traspasada.</text:p>
      <text:p text:style-name="P46"><text:span text:style-name="T1">Acción / estados transitables</text:span>: </text:p>
      <text:list xml:id="list3479257372" text:style-name="L123">
        <text:list-item>
          <text:p text:style-name="P444"><text:span text:style-name="T156">denegar en proceso (procesos control BAD) / denegada en proceso</text:span><text:span text:style-name="T84">: la PA vuelve a pasar los procesos de control y vuelve a ser rechazada. </text:span><text:span text:style-name="T309">OJO AQUÍ a ver si finalmente esto es factible (¿posible si se modifican los filtros de la actividad?).<text:line-break/></text:span><text:span text:style-name="T310">Los Filtros sólo se can change when el PF está en estado </text:span><text:span text:style-name="T311">inactivo. </text:span><text:span text:style-name="T310">Las PA pertenecientes a un PF sólo se pueden pedir cuando el programa está en estado activo. Un PF no puede pasar de activo a inactivo. Pasar los Proc Ctrl N veces sólo sirve para las PA que aún no han sido procesadas. Las que sí lo fueron no tiene mucho sentido puesto que el resultado será el mismo. Es idempotente.</text:span></text:p>
        </text:list-item>
        <text:list-item>
          <text:p text:style-name="P470"><text:span text:style-name="T319">revocar denegación / traspasada</text:span><text:span text:style-name="T320">: se deshace el estado de denegada a la PA para que vuelva a tener otra oportunidad de pasar los procesos de control.</text:span><text:span text:style-name="T84"> </text:span><text:span text:style-name="T129">No tiene sentido porque si se hace esto y se pasan los procesos de control, el resultado será el mismo.</text:span></text:p>
        </text:list-item>
        <text:list-item>
          <text:p text:style-name="P198"><text:span text:style-name="T156">forzar aceptación / aceptada-forzada</text:span><text:span text:style-name="T84">: el usuario con perfil </text:span><text:span text:style-name="T128">ejecutor de procesos de </text:span><text:soft-page-break/><text:span text:style-name="T128">control </text:span><text:span text:style-name="T84">fuerza a que la PA quede aceptada de manera artificial sin necesidad de que pase los procesos de control.</text:span></text:p>
        </text:list-item>
        <text:list-item>
          <text:p text:style-name="P469"><text:span text:style-name="T156">anular / anulada</text:span><text:span text:style-name="T84">: el usuario con perfil </text:span><text:span text:style-name="T128">ejecutor de procesos de control</text:span><text:span text:style-name="T84"> anula la PA finalizando con ello su ciclo de vida.</text:span></text:p>
        </text:list-item>
      </text:list>
      <text:list xml:id="list1792084904" text:style-name="L124">
        <text:list-header>
          <text:p text:style-name="P540"/>
        </text:list-header>
      </text:list>
      <text:p text:style-name="P46"><text:span text:style-name="T22">Aceptada en proceso</text:span>: la PA queda aceptada como resultado de haber pasado satisfactoriamente los procesos de control. En este estado la PA forma parte de la lista base de PA's para ese Programa.</text:p>
      <text:p text:style-name="P46"><text:span text:style-name="T1">Estados previos</text:span>: traspasada, cancelada, convocada.</text:p>
      <text:p text:style-name="P46"><text:span text:style-name="T1">Acción / estados transitables</text:span>: </text:p>
      <text:list xml:id="list2538886611" text:style-name="L125">
        <text:list-item>
          <text:p text:style-name="P348"><text:span text:style-name="T1">cancelar / cancelada</text:span>: la PA es cancelada por causas ajenas al proceso normal del ciclo de vida de la PA (el alumno o la edición o el programa formativo sufren algún contratiempo reflejado en un cambio de estado como baja, cancelación o similar).</text:p>
        </text:list-item>
        <text:list-item>
          <text:p text:style-name="P349"><text:span text:style-name="T6">disponer</text:span><text:span text:style-name="T1"> / </text:span><text:span text:style-name="T6">disponible</text:span>: <text:span text:style-name="T425">la PA queda en un estado tal que permite al Alumno propietario de ella estar disponible para formar parte de la Lista Base de Alumnos de una Edición.</text:span></text:p>
        </text:list-item>
        <text:list-item>
          <text:p text:style-name="P350"><text:span text:style-name="T1">forzar denegación / denegada-forzada</text:span>: el usuario con perfil <text:span text:style-name="T418">ejecutor de procesos de control</text:span> fuerza la denegación de la PA aunque ésta haya pasado correctamente el proceso de control.</text:p>
        </text:list-item>
      </text:list>
      <text:p text:style-name="P46"/>
      <text:p text:style-name="P62"><text:span text:style-name="T22">Aceptada-forzada</text:span>: <text:s/>la PA queda aceptada por la acción directa de un usuario con perfil <text:span text:style-name="T418">ejecutor de procesos de control</text:span>, bien sea por no haber podido pasar los procesos de control, bien sea por decisión directa.</text:p>
      <text:p text:style-name="P46"><text:span text:style-name="T1">Estados previos</text:span>: traspasada, denegada en proceso, denegada-forzada, cancelada, convocada.</text:p>
      <text:p text:style-name="P46"><text:span text:style-name="T1">Acción / estados transitables</text:span>:</text:p>
      <text:list xml:id="list81249844" text:style-name="L126">
        <text:list-item>
          <text:p text:style-name="P351"><text:span text:style-name="T1">cancelar / cancelada</text:span>: la PA es cancelada por causas ajenas al proceso normal del ciclo de vida de la PA (el alumno o la edición o el programa formativo sufren algún contratiempo reflejado en un cambio de estado como baja, cancelación o similar).</text:p>
        </text:list-item>
        <text:list-item>
          <text:p text:style-name="P471"><text:span text:style-name="T167">disponer</text:span><text:span text:style-name="T156"> / </text:span><text:span text:style-name="T167">disponible</text:span><text:span text:style-name="T84">: </text:span><text:span text:style-name="T142">la PA queda en un estado tal que permite al Alumno propietario de ella estar disponible para formar parte de la Lista Base de Alumnos de una Edición.</text:span></text:p>
        </text:list-item>
        <text:list-item>
          <text:p text:style-name="P407">revocar aceptación / traspasada<text:span text:style-name="T7">: <text:s/>el usuario con perfil </text:span><text:span text:style-name="T13">ejecutor de procesos de control</text:span><text:span text:style-name="T7"> echa marcha atrás a su acción de aceptar forzadamente para permitir que la PA reinicie su curso natural desde el estado traspasada y sea sometida al resultado de pasar los procesos de control.</text:span></text:p>
        </text:list-item>
        <text:list-item>
          <text:p text:style-name="P407">forzar denegación / denegada-forzada<text:span text:style-name="T7">: el usuario con perfil </text:span><text:span text:style-name="T13">ejecutor de procesos de control</text:span><text:span text:style-name="T7"> fuerza la denegación de la PA sin necesidad de que ésta pase el proceso de control.</text:span></text:p>
        </text:list-item>
      </text:list>
      <text:p text:style-name="P46"/>
      <text:p text:style-name="P46"><text:span text:style-name="T22">Cancelada</text:span>: la PA queda cancelada parándose el ciclo de vida natural.</text:p>
      <text:p text:style-name="P46"><text:span text:style-name="T1">Estados previos</text:span>: aceptada en proceso, aceptada-forzada.</text:p>
      <text:p text:style-name="P46"><text:span text:style-name="T1">Acción / estados transitables</text:span>:</text:p>
      <text:list xml:id="list906704216" text:style-name="L127">
        <text:list-item>
          <text:p text:style-name="P352"><text:span text:style-name="T1">descancelar / aceptada en proceso (o aceptada-forzada)</text:span>: la PA queda descancelada permitiéndose continuar con su ciclo de vida natural. Para ello deberá ser de nuevo convocada. El estado al que transita dependerá del estado previo del cual vino (para saber si fue cancelada desde el estado aceptada en proceso o desde el estado aceptada-forzada)</text:p>
        </text:list-item>
        <text:list-item>
          <text:p text:style-name="P353"><text:span text:style-name="T1">anular / anulada</text:span>: el usuario con perfil <text:span text:style-name="T418">ejecutor de procesos de control</text:span> podrá anular la PA con el objeto de finalizar su ciclo de vida, haciendo que la PA transite a un estado final.</text:p>
        </text:list-item>
      </text:list>
      <text:p text:style-name="P46"/>
      <text:p text:style-name="Standard"><text:soft-page-break/><text:span text:style-name="T179">Disponible</text:span><text:span text:style-name="T84">: la PA pasa </text:span><text:span text:style-name="T133">a este estado para que </text:span><text:span text:style-name="T141">el Alumno que la solicitó </text:span><text:span text:style-name="T133">pueda ser incorporad</text:span><text:span text:style-name="T141">o</text:span><text:span text:style-name="T133"> a la lista base de alguna edición </text:span><text:span text:style-name="T84">en concreto.</text:span></text:p>
      <text:p text:style-name="P46"><text:span text:style-name="T1">Estados previos</text:span>: aceptada en proceso, aceptada-forzada.</text:p>
      <text:p text:style-name="P46"><text:span text:style-name="T1">Acción / estados transitables</text:span>:</text:p>
      <text:list xml:id="list2938994232" text:style-name="L128">
        <text:list-item>
          <text:p text:style-name="P472"><text:span text:style-name="T164">indisponer</text:span><text:span text:style-name="T156"> / aceptada en proceso (o aceptada-forzada)</text:span><text:span text:style-name="T84">: la PA queda </text:span><text:span text:style-name="T133">indispuesta</text:span><text:span text:style-name="T84"> y pasa a tener de nuevo el estado de aceptada en proceso o aceptada-forzada (dependiendo de lo que indique su estado anterior).</text:span></text:p>
        </text:list-item>
        <text:list-item>
          <text:p text:style-name="P473"><text:span text:style-name="T166">seleccionar</text:span><text:span text:style-name="T165"> / </text:span><text:span text:style-name="T166">seleccionada</text:span><text:span text:style-name="T134">: pasa a</text:span><text:span text:style-name="T136">l</text:span><text:span text:style-name="T134"> estado s</text:span><text:span text:style-name="T141">eleccionada</text:span><text:span text:style-name="T136"> </text:span><text:span text:style-name="T134">cuando el alumno que solicitó la PA ha sido </text:span><text:span text:style-name="T141">seleccionado para formar parte de la Lista Base de Alumnos de una</text:span><text:span text:style-name="T134"> edición. </text:span><text:span text:style-name="T136">La PA se mantendrá durante este estado durante todo el proceso que dure la convocatoria </text:span><text:span text:style-name="T141">y</text:span><text:span text:style-name="T136"> la notificación.</text:span></text:p>
        </text:list-item>
      </text:list>
      <text:p text:style-name="P46"/>
      <text:p text:style-name="P185"><text:span text:style-name="T179">S</text:span><text:span text:style-name="T181">eleccionada</text:span><text:span text:style-name="T84">: la PA pasa </text:span><text:span text:style-name="T133">a este estado c</text:span><text:span text:style-name="T141">uando el Alumno que la solicitó </text:span><text:span text:style-name="T133">h</text:span><text:span text:style-name="T141">a sido seleccionado para formar parte de </text:span><text:span text:style-name="T133">la </text:span><text:span text:style-name="T141">L</text:span><text:span text:style-name="T133">ista </text:span><text:span text:style-name="T141">B</text:span><text:span text:style-name="T133">ase de </text:span><text:span text:style-name="T141">Alumnos de </text:span><text:span text:style-name="T133">alguna edición </text:span><text:span text:style-name="T84">en concreto. </text:span><text:span text:style-name="T141">(La edición estará asociada a la misma AF que contiene la PA, evidentemente)</text:span></text:p>
      <text:p text:style-name="P185"><text:span text:style-name="T156">Estados previos</text:span><text:span text:style-name="T84">: </text:span><text:span text:style-name="T141">disponible</text:span><text:span text:style-name="T84">.</text:span></text:p>
      <text:p text:style-name="P66"><text:span text:style-name="T1">Acción / estados transitables</text:span>:</text:p>
      <text:list xml:id="list3621058482046" text:continue-numbering="true" text:style-name="L128">
        <text:list-item>
          <text:p text:style-name="P474"><text:span text:style-name="T166">deseleccionar</text:span><text:span text:style-name="T165"> / </text:span><text:span text:style-name="T166">disponible</text:span><text:span text:style-name="T134">: pasa a</text:span><text:span text:style-name="T136">l</text:span><text:span text:style-name="T134"> estado s</text:span><text:span text:style-name="T141">eleccionada</text:span><text:span text:style-name="T136"> </text:span><text:span text:style-name="T134">cuando el alumno que solicitó la PA ha sido </text:span><text:span text:style-name="T141">seleccionado para formar parte de la Lista Base de Alumnos de una</text:span><text:span text:style-name="T134"> edición. </text:span><text:span text:style-name="T143">Puede ocurrir cuando el alumno estaba convocado e incluso quizás notificado pero informó que no podría asistir al curso y se le desconvocó permitiendo que otro ocupe su plaza.</text:span></text:p>
        </text:list-item>
        <text:list-item>
          <text:p text:style-name="P474"><text:span text:style-name="T166">activar</text:span><text:span text:style-name="T156"> / </text:span><text:span text:style-name="T166">en curso</text:span><text:span text:style-name="T84">: la PA queda </text:span><text:span text:style-name="T133">e</text:span><text:span text:style-name="T141">n este estado cuando el Alumno que la solicitó y comienza a recibir el curso de formación.</text:span></text:p>
        </text:list-item>
      </text:list>
      <text:p text:style-name="P355"/>
      <text:p text:style-name="P179"><text:span text:style-name="T180">En curso</text:span><text:span text:style-name="T84">: la PA adquiere este estado </text:span><text:span text:style-name="T134">cuando el alumno que solicitó la PA ha sido convocado a una edición</text:span><text:span text:style-name="T84">. </text:span><text:span text:style-name="T136">La PA se mantendrá durante este estado durante todo el proceso que dure la convocatoria, la notificación y la celebración de la edición.</text:span></text:p>
      <text:p text:style-name="P177"><text:span text:style-name="T156">Estados previos</text:span><text:span text:style-name="T84">: </text:span><text:span text:style-name="T134">disponible</text:span><text:span text:style-name="T84">.</text:span></text:p>
      <text:p text:style-name="P177"><text:span text:style-name="T156">Acción / estados transitables</text:span><text:span text:style-name="T84">: </text:span><text:span text:style-name="T134">disponible, finalizada, anulada</text:span><text:span text:style-name="T84">.</text:span></text:p>
      <text:list xml:id="list1666745463" text:style-name="L129">
        <text:list-item>
          <text:p text:style-name="P475"><text:span text:style-name="T165">r</text:span><text:span text:style-name="T168">echazar</text:span><text:span text:style-name="T165"> / d</text:span><text:span text:style-name="T168">isponible</text:span><text:span text:style-name="T134">: </text:span><text:span text:style-name="T135">la PA regresa al estado </text:span><text:span text:style-name="T143">disponible </text:span><text:span text:style-name="T135">debido a que el alumno ha sido a</text:span><text:span text:style-name="T143">partado del curso</text:span><text:span text:style-name="T135"> de la edición q</text:span><text:span text:style-name="T143">ue estaba realizando por algún contratiempo que le impide continuar</text:span><text:span text:style-name="T135">. </text:span><text:span text:style-name="T143">E</text:span><text:span text:style-name="T135">l alumno podría volver a ser convocado a otra edición </text:span><text:span text:style-name="T143">en un futuro.</text:span></text:p>
        </text:list-item>
        <text:list-item>
          <text:p text:style-name="P475"><text:span text:style-name="T164">finalizar</text:span><text:span text:style-name="T156"> / </text:span><text:span text:style-name="T164">finalizada</text:span><text:span text:style-name="T84">: la PA </text:span><text:span text:style-name="T133">finaliza </text:span><text:span text:style-name="T84">su ciclo de vida indicando que el alumno </text:span><text:span text:style-name="T133">ya ha </text:span><text:span text:style-name="T134">finalizado la edición (ha </text:span><text:span text:style-name="T133">recibido </text:span><text:span text:style-name="T84">el curso</text:span><text:span text:style-name="T134">). Es un estado final. Esta acción </text:span><text:span text:style-name="T155">no</text:span><text:span text:style-name="T134"> es reversible.</text:span></text:p>
        </text:list-item>
        <text:list-item>
          <text:p text:style-name="P476"><text:span text:style-name="T170">anular / anulada</text:span><text:span text:style-name="T84">: la PA queda en un estado similar al cancelado pero de manera irreversible, finalizando su ciclo de vida de manera no exitosa debido a una finalización abrupta de la edición o del alumno. Es un estado final. Esta acción </text:span><text:span text:style-name="T145">no</text:span><text:span text:style-name="T84"> es reversible.</text:span></text:p>
        </text:list-item>
      </text:list>
      <text:p text:style-name="P63"/>
      <text:p text:style-name="P46"><text:span text:style-name="T22">Anulada</text:span>: la PA adquiere este estado final e irreversible cuando su ciclo de vida es interrumpido de manera abrupta debido a decisiones externas de gestión.</text:p>
      <text:p text:style-name="P46"><text:span text:style-name="T1">Estados previos</text:span>: en curso.</text:p>
      <text:p text:style-name="P46"><text:span text:style-name="T1">Acción / estados transitables</text:span>: ninguno.</text:p>
      <text:p text:style-name="P46"/>
      <text:p text:style-name="P46"><text:span text:style-name="T22">Finalizada</text:span>: la PA adquiere este estado cuando el alumno ha completado el curso independientemente del rendimiento obtenido.</text:p>
      <text:p text:style-name="P46"><text:span text:style-name="T1">Estados previos</text:span>: en curso.</text:p>
      <text:p text:style-name="P46"><text:span text:style-name="T1">Acción / estados transitables</text:span>: ninguno.</text:p>
      <text:p text:style-name="P46"/>
      <text:p text:style-name="P46"><text:soft-page-break/>Este diagrama de estados contiene cinco estados que son finales. Dos de ellos son estados finales irreversibles (anulada y finalizada). Los otros tres estados son estados reversibles (denegaza-forzada, denegada en proceso y cancelada).</text:p>
      <text:p text:style-name="P46">Esto sirve para discernir cuál ha sido el flujo del ciclo de vida vivido por la PA de entre las posibles alternativas que existen. Con ello podrían hacerse estadísticas o, al menos, controlar cuántas PA's llegan a buen puerto.</text:p>
      <text:p text:style-name="P46"/>
      <text:p text:style-name="P65"><text:span text:style-name="T221">Definición de Acciones</text:span><text:span text:style-name="T307">:</text:span> <text:span text:style-name="T27">crear, borrar-F</text:span>, <text:span text:style-name="T325">visar favorablemente, visar desfavorablemente, traspasar, denegar en proceso</text:span> (no pasa los procesos de control), <text:span text:style-name="T325">forzar denegación, aceptar en proceso</text:span> (pasa OK los procesos de control), <text:span text:style-name="T325">forzar aceptación, revocar denegación, revocar aceptación, cancelar, descancelar, </text:span><text:span text:style-name="T339">disponer</text:span><text:span text:style-name="T325">, </text:span><text:span text:style-name="T339">indisponer</text:span><text:span text:style-name="T325">, </text:span><text:span text:style-name="T341">seleccionar, deseleccionar, </text:span><text:span text:style-name="T340">activar, </text:span><text:span text:style-name="T341">rechazar</text:span><text:span text:style-name="T340">, </text:span><text:span text:style-name="T325">anular, finalizar</text:span>.</text:p>
      <text:p text:style-name="P46"/>
      <text:p text:style-name="P46">Ojo porque existen dos temas que pueden traer ciertos problemas.</text:p>
      <text:list xml:id="list2937939139" text:style-name="L130">
        <text:list-item>
          <text:p text:style-name="P356">Existen acciones que transitan al mismo estado destino desde distintos estados origen. Por ejemplo desde Aceptada-forzada y desde Aceptada en proceso, al cancelar, se pasa al estado Cancelada. <text:span text:style-name="T312">Para esto la única solución es almacenar el estado previo.</text:span></text:p>
        </text:list-item>
        <text:list-item>
          <text:p text:style-name="P356">Existen muchas acciones que se ejecutan sobre las PA pero como efecto colateral generado desde entidades superiores. Por ejemplo desde una Edición se puede convocar a un alumno (el efecto colateral se realiza sobre la PA, que pasa a estado convocada).</text:p>
        </text:list-item>
      </text:list>
      <text:p text:style-name="P46"/>
      <text:p text:style-name="P46"/>
      <text:p text:style-name="P104">Crear</text:p>
      <text:p text:style-name="P34"/>
      <text:p text:style-name="P46">Una PA puede ser creada en cualquier momento en el que una Solicitud haya sido creada, y siempre y cuando el PF al que pertenece esté en estado activo.</text:p>
      <text:p text:style-name="P46"/>
      <text:p text:style-name="P4">Restricciones</text:p>
      <text:list xml:id="list3621576673643" text:continue-list="list3622536828863" text:style-name="L112">
        <text:list-item>
          <text:p text:style-name="P340">Una PA <text:span text:style-name="T221">sólo</text:span> puede crearse si el Alumno está en estado activo.</text:p>
        </text:list-item>
        <text:list-item>
          <text:p text:style-name="P340">Una PA <text:span text:style-name="T221">sólo</text:span> puede crearse si el PF que contiene a la AF está en estado activo.</text:p>
        </text:list-item>
        <text:list-item>
          <text:p text:style-name="P340">Una PA <text:span text:style-name="T221">sólo</text:span> puede crearse si la AF asociada está en estado activa.</text:p>
        </text:list-item>
        <text:list-item>
          <text:p text:style-name="P342">Una PA <text:span text:style-name="T221">sólo</text:span> puede crearse si la AF asociada <text:span text:style-name="T403">no pertenece al PF seleccionado.</text:span></text:p>
        </text:list-item>
        <text:list-item>
          <text:p text:style-name="P340">Una PA <text:span text:style-name="T221">no</text:span> puede crearse si no existe una Solicitud con la que asociarse.</text:p>
        </text:list-item>
        <text:list-item>
          <text:p text:style-name="P340">Una PA <text:span text:style-name="T221">no</text:span> puede crearse si la Solicitud ya contiene esa AF <text:span text:style-name="T403">para ese mismo año.</text:span></text:p>
        </text:list-item>
        <text:list-item>
          <text:p text:style-name="P340">Una PA <text:span text:style-name="T221">no</text:span> puede crearse si el Alumno ya ha recibido formación de esa AF durante un <text:span text:style-name="T1">tiempo de vigencia</text:span> (<text:span text:style-name="T233">definir este concepto que puede tener una duración en años parametrizable en el sistema</text:span>).</text:p>
        </text:list-item>
      </text:list>
      <text:p text:style-name="P10"/>
      <text:p text:style-name="P4">Acciones</text:p>
      <text:list xml:id="list1215253650" text:style-name="L131">
        <text:list-item>
          <text:p text:style-name="P357">Se insertará una PA asociada a la Solicitud del Alumno e inicialmente tendrá el estado pendiente, siendo su estado anterior vacío.</text:p>
        </text:list-item>
        <text:list-item>
          <text:p text:style-name="P354">La PA quedará asociada al PF definido durante la acción de crear.</text:p>
        </text:list-item>
        <text:list-item>
          <text:p text:style-name="P354">La PA quedará asociada a la AF definida durante la acción de crear.</text:p>
        </text:list-item>
      </text:list>
      <text:p text:style-name="P10"/>
      <text:p text:style-name="P46"><text:span text:style-name="T1">Efectos colaterales</text:span>:</text:p>
      <text:list xml:id="list1467314036" text:style-name="L132">
        <text:list-item>
          <text:p text:style-name="P358">Ninguno.</text:p>
        </text:list-item>
      </text:list>
      <text:p text:style-name="P10"/>
      <text:p text:style-name="P10"/>
      <text:p text:style-name="P104">Borrar-F</text:p>
      <text:p text:style-name="P34"/>
      <text:p text:style-name="P34"><text:soft-page-break/>Con esta acción se elimina físicamente una PA asociada a una Solicitud.</text:p>
      <text:p text:style-name="P34"/>
      <text:p text:style-name="P4">Restricciones</text:p>
      <text:list xml:id="list3966898151" text:style-name="L133">
        <text:list-item>
          <text:p text:style-name="P359">Una PA <text:span text:style-name="T221">sólo</text:span> puede borrarse si se encuentra es estado pendiente.</text:p>
        </text:list-item>
        <text:list-item>
          <text:p text:style-name="P359">Una PA <text:span text:style-name="T221">no</text:span> puede borrarse si está fuera del plazo del periodo de inscripción. <text:span text:style-name="T14">(</text:span><text:span text:style-name="T30">Ojo aquí porque ya arriba en la entidad Solicitud se discute acerca de la entidad sobre la cual aplicar el concepto de periodo de inscripción</text:span><text:span text:style-name="T14">)</text:span></text:p>
        </text:list-item>
      </text:list>
      <text:p text:style-name="P10"/>
      <text:p text:style-name="P4">Acciones</text:p>
      <text:list xml:id="list738167715" text:style-name="L134">
        <text:list-item>
          <text:p text:style-name="P360">Se elimina físicamente un registro de la entidad PA asociada a la Solicitud.</text:p>
        </text:list-item>
      </text:list>
      <text:p text:style-name="P10"/>
      <text:p text:style-name="P46"><text:span text:style-name="T1">Efectos colaterales</text:span>:</text:p>
      <text:list xml:id="list1382481322" text:style-name="L135">
        <text:list-item>
          <text:p text:style-name="P477"><text:span text:style-name="T84">Ninguno debido al cumplimiento de las restricci</text:span><text:span text:style-name="T90">o</text:span><text:span text:style-name="T84">nes previas. Si la Solicitud ya no contara con ninguna PA, la Solicitud seguiría existiendo y </text:span><text:span text:style-name="T145">no</text:span><text:span text:style-name="T84"> se borraría.</text:span></text:p>
        </text:list-item>
      </text:list>
      <text:p text:style-name="P46"/>
      <text:p text:style-name="P107"/>
      <text:p text:style-name="P138">Visar favorablemente</text:p>
      <text:p text:style-name="P34"/>
      <text:p text:style-name="P34">Esta acción es llevada a cabo por un usuario con perfil apropiado (x ej autorizante). Otorga al Alumno y a la PA el visto bueno para poder iniciar el ciclo de vida de la PA y pueda ser aceptada como PA susceptible de pasar los procesos de control.</text:p>
      <text:p text:style-name="P34"/>
      <text:p text:style-name="P4">Restricciones</text:p>
      <text:list xml:id="list555029829" text:style-name="L136">
        <text:list-item>
          <text:p text:style-name="P361">Una PA <text:span text:style-name="T221">sólo</text:span> puede visarse favorablemente si el PF al que pertenece está en estado activo.</text:p>
        </text:list-item>
        <text:list-item>
          <text:p text:style-name="P361">Una PA <text:span text:style-name="T221">sólo</text:span> puede visarse favorablemente si el Alumno está en estado activo.</text:p>
        </text:list-item>
        <text:list-item>
          <text:p text:style-name="P361">Una PA <text:span text:style-name="T221">sólo</text:span> puede visarse favorablemente si la AF está en estado suspendida o activa.</text:p>
        </text:list-item>
        <text:list-item>
          <text:p text:style-name="P361">Una PA <text:span text:style-name="T221">sólo</text:span> puede visarse favorablemente si la PA está en estado pendiente o visada-rechazada.</text:p>
        </text:list-item>
      </text:list>
      <text:p text:style-name="P10"/>
      <text:p text:style-name="P4">Acciones</text:p>
      <text:list xml:id="list1920501566" text:style-name="L137">
        <text:list-item>
          <text:p text:style-name="P365">Se actualiza el registro de PA cambiándose la fecha de visado a la fecha actual; el campo visado <text:span text:style-name="T395">aceptado</text:span> a true; el estado anterior con el valor del <text:s/>estado actual; el estado actual a visada-aceptada; la fecha de último estado a la fecha actual.</text:p>
        </text:list-item>
      </text:list>
      <text:p text:style-name="P10"/>
      <text:p text:style-name="P46"><text:span text:style-name="T1">Efectos colaterales</text:span>:</text:p>
      <text:list xml:id="list450441681" text:style-name="L138">
        <text:list-item>
          <text:p text:style-name="P366">Ninguno.</text:p>
        </text:list-item>
      </text:list>
      <text:p text:style-name="P46"/>
      <text:p text:style-name="P46"/>
      <text:p text:style-name="P138">Visar desfavorablemente</text:p>
      <text:p text:style-name="P34"/>
      <text:p text:style-name="P34">Esta acción es llevada a cabo por un usuario con perfil apropiado (x ej autorizante). Impide al Alumno y a la PA poder iniciar el ciclo de vida de la PA, no permitiendo que pueda ser aceptada como PA y, por tanto, no pueda ser <text:s/>susceptible de pasar los procesos de control.</text:p>
      <text:p text:style-name="P34"/>
      <text:p text:style-name="P4">Restricciones</text:p>
      <text:list xml:id="list3621373857390" text:continue-list="list555029829" text:style-name="L136">
        <text:list-item>
          <text:p text:style-name="P361">Una PA <text:span text:style-name="T221">sólo</text:span> puede visarse desfavorablemente si el PF al que pertenece está en estado activo.</text:p>
        </text:list-item>
        <text:list-item>
          <text:p text:style-name="P361">Una PA <text:span text:style-name="T221">sólo</text:span> puede visarse desfavorablemente si el Alumno está en estado activo.</text:p>
        </text:list-item>
        <text:list-item>
          <text:p text:style-name="P361">Una PA <text:span text:style-name="T221">sólo</text:span> puede visarse desfavorablemente si la AF está en estado suspendida <text:soft-page-break/>o activa.</text:p>
        </text:list-item>
        <text:list-item>
          <text:p text:style-name="P361">Una PA <text:span text:style-name="T221">sólo</text:span> puede visarse desfavorablemente si la PA está en estado pendiente o visada-aceptada.</text:p>
        </text:list-item>
      </text:list>
      <text:p text:style-name="P10"/>
      <text:p text:style-name="P4">Acciones</text:p>
      <text:list xml:id="list2031883136" text:style-name="L139">
        <text:list-item>
          <text:p text:style-name="P482"><text:span text:style-name="T84">Se actualiza el registro de PA cambiándose la fecha de visado a null; el campo visado </text:span><text:span text:style-name="T103">aceptado </text:span><text:span text:style-name="T84">a </text:span><text:span text:style-name="T103">false</text:span><text:span text:style-name="T84">; el estado anterior con el valor del <text:s/>estado actual; el estado actual a visada-rechazada; la fecha de último estado a la fecha actual.</text:span></text:p>
        </text:list-item>
      </text:list>
      <text:p text:style-name="P10"/>
      <text:p text:style-name="P46"><text:span text:style-name="T1">Efectos colaterales</text:span>:</text:p>
      <text:list xml:id="list3859152450" text:style-name="L140">
        <text:list-item>
          <text:p text:style-name="P367">Ninguno.</text:p>
        </text:list-item>
      </text:list>
      <text:p text:style-name="P46"/>
      <text:p text:style-name="P107"/>
      <text:p text:style-name="P138">Traspasar</text:p>
      <text:p text:style-name="P34"/>
      <text:p text:style-name="P34">Con esta acción se indica que la PA visada favorablemente queda en un estado listo para pasar los procesos de control. <text:span text:style-name="T25">Es el único estado desde el cual se permite que una PA pase los procesos de control</text:span>.</text:p>
      <text:p text:style-name="P34"/>
      <text:p text:style-name="P4">Restricciones</text:p>
      <text:list xml:id="list3621385434881" text:continue-list="list3621373857390" text:style-name="L136">
        <text:list-item>
          <text:p text:style-name="P361">Una PA <text:span text:style-name="T221">sólo</text:span> puede traspasarse si el PF al que pertenece está en estado activo.</text:p>
        </text:list-item>
        <text:list-item>
          <text:p text:style-name="P361">Una PA <text:span text:style-name="T221">sólo</text:span> puede traspasarse si el Alumno está en estado activo.</text:p>
        </text:list-item>
        <text:list-item>
          <text:p text:style-name="P361">Una PA <text:span text:style-name="T221">sólo</text:span> puede traspasarse si la AF está en estado suspendida o activa.</text:p>
        </text:list-item>
        <text:list-item>
          <text:p text:style-name="P361">Una PA <text:span text:style-name="T221">sólo</text:span> puede traspasarse si la PA está en estado visada-aceptada, o denegada-forzada, o denegada en proceso, o aceptada-forzada.</text:p>
        </text:list-item>
      </text:list>
      <text:p text:style-name="P10"/>
      <text:p text:style-name="P4">Acciones</text:p>
      <text:list xml:id="list1925995399" text:style-name="L141">
        <text:list-item>
          <text:p text:style-name="P368">Se actualiza el registro de PA cambiándose el estado anterior con el valor del <text:s/>estado actual; el estado actual a traspasada y la fecha de último estado a la fecha actual.</text:p>
        </text:list-item>
      </text:list>
      <text:p text:style-name="P10"/>
      <text:p text:style-name="P46"><text:span text:style-name="T1">Efectos colaterales</text:span>:</text:p>
      <text:list xml:id="list715582900" text:style-name="L142">
        <text:list-item>
          <text:p text:style-name="P369">Ninguno.</text:p>
        </text:list-item>
      </text:list>
      <text:p text:style-name="P46"/>
      <text:p text:style-name="P107"/>
      <text:p text:style-name="P138">Denegar en proceso</text:p>
      <text:p text:style-name="P34"/>
      <text:p text:style-name="P34">Esta acción la realiza los procesos de control, y la aplica cuando el Alumno propietario de la PA no consigue pasar los filtros establecidos para la AF en el PF.</text:p>
      <text:p text:style-name="P34"/>
      <text:p text:style-name="P4">Restricciones</text:p>
      <text:list xml:id="list3622705788550" text:continue-list="list3621385434881" text:style-name="L136">
        <text:list-item>
          <text:p text:style-name="P361">Una PA <text:span text:style-name="T221">sólo</text:span> puede denegarse en proceso si el PF al que pertenece está en estado activo.</text:p>
        </text:list-item>
        <text:list-item>
          <text:p text:style-name="P361">Una PA <text:span text:style-name="T221">sólo</text:span> puede denegarse en proceso si el Alumno está en estado activo.</text:p>
        </text:list-item>
        <text:list-item>
          <text:p text:style-name="P361">Una PA <text:span text:style-name="T221">sólo</text:span> puede denegarse en proceso si la AF está en estado suspendida o activa.</text:p>
        </text:list-item>
        <text:list-item>
          <text:p text:style-name="P361">Una PA <text:span text:style-name="T221">sólo</text:span> puede denegarse en proceso si la PA está en estado traspasada.</text:p>
        </text:list-item>
      </text:list>
      <text:p text:style-name="P10"/>
      <text:p text:style-name="P4">Acciones</text:p>
      <text:list xml:id="list991559161" text:style-name="L143">
        <text:list-item>
          <text:p text:style-name="P370">Se actualiza el registro de PA cambiándose el estado anterior con el valor del <text:s/>estado actual; el estado actual a denegada en proceso y la fecha de último estado a la fecha actual.</text:p>
        </text:list-item>
      </text:list>
      <text:p text:style-name="P10"><text:soft-page-break/></text:p>
      <text:p text:style-name="P46"><text:span text:style-name="T1">Efectos colaterales</text:span>:</text:p>
      <text:list xml:id="list727901518" text:style-name="L144">
        <text:list-item>
          <text:p text:style-name="P371">Ninguno.</text:p>
        </text:list-item>
      </text:list>
      <text:p text:style-name="P46"/>
      <text:p text:style-name="P107"/>
      <text:p text:style-name="P138">Forzar denegación</text:p>
      <text:p text:style-name="P34"/>
      <text:p text:style-name="P34">Con esta acción se fuerza a denegar la PA de un Alumno con independencia de si pasó los procesos de control. Esta acción es llevada a cabo por un usuario con el perfil apropiado.</text:p>
      <text:p text:style-name="P34"/>
      <text:p text:style-name="P4">Restricciones</text:p>
      <text:list xml:id="list3621554086762" text:continue-list="list3622705788550" text:style-name="L136">
        <text:list-item>
          <text:p text:style-name="P361">Una PA <text:span text:style-name="T221">sólo</text:span> puede denegarse forzadamente si el PF al que pertenece está en estado activo.</text:p>
        </text:list-item>
        <text:list-item>
          <text:p text:style-name="P361">Una PA <text:span text:style-name="T221">sólo</text:span> puede denegarse forzadamente si el Alumno está en estado activo.</text:p>
        </text:list-item>
        <text:list-item>
          <text:p text:style-name="P361">Una PA <text:span text:style-name="T221">sólo</text:span> puede denegarse forzadamente si la AF está en estado suspendida o activa.</text:p>
        </text:list-item>
        <text:list-item>
          <text:p text:style-name="P361">Una PA <text:span text:style-name="T221">sólo</text:span> puede denegarse forzadamente si la PA está en estado traspasada, aceptada en proceso o aceptada forzada.</text:p>
        </text:list-item>
      </text:list>
      <text:p text:style-name="P10"/>
      <text:p text:style-name="P4">Acciones</text:p>
      <text:list xml:id="list1279103829" text:style-name="L145">
        <text:list-item>
          <text:p text:style-name="P372">Se actualiza el registro de PA cambiándose el estado anterior con el valor del <text:s/>estado actual; el estado actual a denegada forzada y la fecha de último estado a la fecha actual.</text:p>
        </text:list-item>
      </text:list>
      <text:p text:style-name="P10"/>
      <text:p text:style-name="P46"><text:span text:style-name="T1">Efectos colaterales</text:span>:</text:p>
      <text:list xml:id="list1900187304" text:style-name="L146">
        <text:list-item>
          <text:p text:style-name="P373">Si el estado previo era aceptada en proceso, la PA deberá ser eliminada de la lista base a la que perteneciera.</text:p>
        </text:list-item>
      </text:list>
      <text:p text:style-name="P46"/>
      <text:p text:style-name="P107"/>
      <text:p text:style-name="P138">Aceptar en proceso</text:p>
      <text:p text:style-name="P34"/>
      <text:p text:style-name="P34">Esta acción la realiza los procesos de control, y la aplica cuando el Alumno propietario de la PA sí consigue pasar los filtros establecidos para la AF en el PF.</text:p>
      <text:p text:style-name="P34"/>
      <text:p text:style-name="P4">Restricciones</text:p>
      <text:list xml:id="list3621425037447" text:continue-list="list3621554086762" text:style-name="L136">
        <text:list-item>
          <text:p text:style-name="P361">Una PA <text:span text:style-name="T221">sólo</text:span> puede aceptarse en proceso si el PF al que pertenece está en estado activo.</text:p>
        </text:list-item>
        <text:list-item>
          <text:p text:style-name="P361">Una PA <text:span text:style-name="T221">sólo</text:span> puede aceptarse en proceso si el Alumno está en estado activo.</text:p>
        </text:list-item>
        <text:list-item>
          <text:p text:style-name="P361">Una PA <text:span text:style-name="T221">sólo</text:span> puede aceptarse en proceso si la AF está en estado suspendida o activa.</text:p>
        </text:list-item>
        <text:list-item>
          <text:p text:style-name="P361">Una PA <text:span text:style-name="T221">sólo</text:span> puede aceptarse en proceso si la PA está en estado traspasada.</text:p>
        </text:list-item>
      </text:list>
      <text:p text:style-name="P10"/>
      <text:p text:style-name="P4">Acciones</text:p>
      <text:list xml:id="list4234803126" text:style-name="L147">
        <text:list-item>
          <text:p text:style-name="P374">Se actualiza el registro de PA cambiándose el estado anterior con el valor del estado actual; el estado actual a aceptada y la fecha de último estado a la fecha actual.</text:p>
        </text:list-item>
        <text:list-item>
          <text:p text:style-name="P374">Se incluye la PA en la lista base.</text:p>
        </text:list-item>
      </text:list>
      <text:p text:style-name="P10"/>
      <text:p text:style-name="P46"><text:span text:style-name="T1">Efectos colaterales</text:span>:</text:p>
      <text:list xml:id="list850335704" text:style-name="L148">
        <text:list-item>
          <text:p text:style-name="P375">Ninguno.</text:p>
        </text:list-item>
      </text:list>
      <text:p text:style-name="P46"/>
      <text:p text:style-name="P107"><text:soft-page-break/></text:p>
      <text:p text:style-name="P138">Forzar aceptación</text:p>
      <text:p text:style-name="P34"/>
      <text:p text:style-name="P34">Con esta acción se fuerza a aceptar la PA de un Alumno con independencia de si pasó los procesos de control. Esta acción es llevada a cabo por un usuario con el perfil apropiado.</text:p>
      <text:p text:style-name="P34"/>
      <text:p text:style-name="P4">Restricciones</text:p>
      <text:list xml:id="list3622824744728" text:continue-list="list3621425037447" text:style-name="L136">
        <text:list-item>
          <text:p text:style-name="P361">Una PA <text:span text:style-name="T221">sólo</text:span> puede aceptarse forzadamente si el PF al que pertenece está en estado activo.</text:p>
        </text:list-item>
        <text:list-item>
          <text:p text:style-name="P361">Una PA <text:span text:style-name="T221">sólo</text:span> puede aceptarse forzadamente si el Alumno está en estado activo.</text:p>
        </text:list-item>
        <text:list-item>
          <text:p text:style-name="P361">Una PA <text:span text:style-name="T221">sólo</text:span> puede aceptarse forzadamente si la AF está en estado suspendida o activa.</text:p>
        </text:list-item>
        <text:list-item>
          <text:p text:style-name="P361">Una PA <text:span text:style-name="T221">sólo</text:span> puede aceptarse forzadamente si la PA está en estado traspasada, o denegada en proceso o denegada-forzada.</text:p>
        </text:list-item>
      </text:list>
      <text:p text:style-name="P10"/>
      <text:p text:style-name="P4">Acciones</text:p>
      <text:list xml:id="list1489993625" text:style-name="L149">
        <text:list-item>
          <text:p text:style-name="P376">Se actualiza el registro de PA cambiándose el estado anterior con el valor del estado actual; el estado actual a aceptada-forzada y la fecha de último estado a la fecha actual.</text:p>
        </text:list-item>
        <text:list-item>
          <text:p text:style-name="P376">Se incluye la PA en la lista base.</text:p>
        </text:list-item>
      </text:list>
      <text:p text:style-name="P10"/>
      <text:p text:style-name="P46"><text:span text:style-name="T1">Efectos colaterales</text:span>:</text:p>
      <text:list xml:id="list4133188303" text:style-name="L150">
        <text:list-item>
          <text:p text:style-name="P377">Ninguno.</text:p>
        </text:list-item>
      </text:list>
      <text:p text:style-name="P107"/>
      <text:p text:style-name="P107"/>
      <text:p text:style-name="P138">Revocar denegación</text:p>
      <text:p text:style-name="P34"/>
      <text:p text:style-name="P34">Con esta acción la PA vuelve a tener el estado de traspasada para dejarla en disposición de pasar los procesos de control. Esto es llevado a cabo por un usuario con perfil apropiado. Permite deshacer el resultado negativo de haber aplicado los procesos de control a una PA, o bien deshacer una denegación forzada.</text:p>
      <text:p text:style-name="P34"/>
      <text:p text:style-name="P4">Restricciones</text:p>
      <text:list xml:id="list3622207326102" text:continue-list="list3622824744728" text:style-name="L136">
        <text:list-item>
          <text:p text:style-name="P361">Una PA <text:span text:style-name="T221">sólo</text:span> puede revocarse la denegación si el PF al que pertenece está en estado activo.</text:p>
        </text:list-item>
        <text:list-item>
          <text:p text:style-name="P361">Una PA <text:span text:style-name="T221">sólo</text:span> puede revocarse la denegación si el Alumno está en estado activo.</text:p>
        </text:list-item>
        <text:list-item>
          <text:p text:style-name="P361">Una PA <text:span text:style-name="T221">sólo</text:span> puede revocarse la denegación si la AF está en estado suspendida o activa.</text:p>
        </text:list-item>
        <text:list-item>
          <text:p text:style-name="P361">Una PA <text:span text:style-name="T221">sólo</text:span> puede revocarse la denegación si la PA está en estado denegada-forzada o denegada en proceso.</text:p>
        </text:list-item>
      </text:list>
      <text:p text:style-name="P10"/>
      <text:p text:style-name="P4">Acciones</text:p>
      <text:list xml:id="list631861415" text:style-name="L151">
        <text:list-item>
          <text:p text:style-name="P483"><text:span text:style-name="T84">Se actualiza el registro de PA cambiándose el estado anterior con el valor del estado actual; el estado actual a </text:span><text:span text:style-name="T103">traspasada</text:span><text:span text:style-name="T84"> y la fecha de último estado a la fecha actual.</text:span></text:p>
        </text:list-item>
      </text:list>
      <text:p text:style-name="P10"/>
      <text:p text:style-name="P46"><text:span text:style-name="T1">Efectos colaterales</text:span>:</text:p>
      <text:list xml:id="list2793231452" text:style-name="L152">
        <text:list-item>
          <text:p text:style-name="P378">Ninguno.</text:p>
        </text:list-item>
      </text:list>
      <text:p text:style-name="P46"/>
      <text:p text:style-name="P107"/>
      <text:p text:style-name="P138">Revocar aceptación</text:p>
      <text:p text:style-name="P34"/>
      <text:p text:style-name="P34"><text:soft-page-break/>Con esta acción la PA vuelve a tener el estado de traspasada para dejarla en disposición de pasar los procesos de control. Esto es llevado a cabo por un usuario con perfil apropiado. Permite deshacer la acción de haber forzado-aceptado una PA.</text:p>
      <text:p text:style-name="P34"/>
      <text:p text:style-name="P4">Restricciones</text:p>
      <text:list xml:id="list3622223689800" text:continue-list="list3622207326102" text:style-name="L136">
        <text:list-item>
          <text:p text:style-name="P361">Una PA <text:span text:style-name="T221">sólo</text:span> puede revocarse la aceptación si el PF al que pertenece está en estado activo.</text:p>
        </text:list-item>
        <text:list-item>
          <text:p text:style-name="P361">Una PA <text:span text:style-name="T221">sólo</text:span> puede revocarse la aceptación si el Alumno está en estado activo.</text:p>
        </text:list-item>
        <text:list-item>
          <text:p text:style-name="P361">Una PA <text:span text:style-name="T221">sólo</text:span> puede revocarse la aceptación si la AF está en estado suspendida o activa.</text:p>
        </text:list-item>
        <text:list-item>
          <text:p text:style-name="P361">Una PA <text:span text:style-name="T221">sólo</text:span> puede revocarse la aceptación si la PA está en estado aceptada-forzada. <text:span text:style-name="T14">(No debe incluírse el estado aceptado en proceso porque no tiene sentido deshacer el resultado positivo de pasar los procesos de control y pasarla a aceptada-forzada para que pueda revocarse la aceptación. Sí en cambio pasar de aceptada en proceso a denegaza-forzada y, a partir de ahí y si se estima apropiado, revocar la denegación y pasarla al estado traspasada para que pase de nuevo los procesos de control).</text:span></text:p>
        </text:list-item>
      </text:list>
      <text:p text:style-name="P10"/>
      <text:p text:style-name="P4">Acciones</text:p>
      <text:list xml:id="list3047314751" text:style-name="L153">
        <text:list-item>
          <text:p text:style-name="P379">Se actualiza el registro de PA cambiándose el estado anterior con el valor del estado actual; el estado actual a traspasada y la fecha de último estado a la fecha actual.</text:p>
        </text:list-item>
        <text:list-item>
          <text:p text:style-name="P379">Se excluye a la PA de la lista base.</text:p>
        </text:list-item>
      </text:list>
      <text:p text:style-name="P10"/>
      <text:p text:style-name="P46"><text:span text:style-name="T1">Efectos colaterales</text:span>:</text:p>
      <text:list xml:id="list4168320655" text:style-name="L154">
        <text:list-item>
          <text:p text:style-name="P380">Ninguno.</text:p>
        </text:list-item>
      </text:list>
      <text:p text:style-name="P46"/>
      <text:p text:style-name="P107"/>
      <text:p text:style-name="P138">Cancelar</text:p>
      <text:p text:style-name="P34"/>
      <text:p text:style-name="P34">Con esta acción la PA queda<text:span text:style-name="T197"> cancelada por causas ajenas al proceso normal de su ciclo de vida (el alumno o la edición o el programa formativo sufren algún cambio de estado como baja, cancelación o similar)</text:span>. Puede llegar a ser potencialmente un estado final.</text:p>
      <text:p text:style-name="P34"/>
      <text:p text:style-name="P4">Restricciones</text:p>
      <text:list xml:id="list3622259230802" text:continue-list="list3622223689800" text:style-name="L136">
        <text:list-item>
          <text:p text:style-name="P361">Una PA <text:span text:style-name="T221">sólo</text:span> puede cancelarse si el PF al que pertenece está en estado activo.</text:p>
        </text:list-item>
        <text:list-item>
          <text:p text:style-name="P361">Una PA <text:span text:style-name="T221">sólo</text:span> puede cancelarse si el Alumno está en estado activo.</text:p>
        </text:list-item>
        <text:list-item>
          <text:p text:style-name="P361">Una PA <text:span text:style-name="T221">sólo</text:span> puede cancelarse si la AF está en estado suspendida o activa.</text:p>
        </text:list-item>
        <text:list-item>
          <text:p text:style-name="P361">Una PA <text:span text:style-name="T221">sólo</text:span> puede cancelarse si la PA está en estado aceptada en proceso o aceptada-forzada.</text:p>
        </text:list-item>
      </text:list>
      <text:p text:style-name="P10"/>
      <text:p text:style-name="P4">Acciones</text:p>
      <text:list xml:id="list806820325" text:style-name="L155">
        <text:list-item>
          <text:p text:style-name="P484"><text:span text:style-name="T84">Se actualiza el registro de PA cambiándose el estado anterior con el valor del estado actual; el estado actual a</text:span><text:span text:style-name="T103">l estado anterior (se intercambian valores)</text:span><text:span text:style-name="T84"> y la fecha de último estado a la fecha actual.</text:span></text:p>
        </text:list-item>
        <text:list-item>
          <text:p text:style-name="P381">Se excluye a la PA de la lista base.</text:p>
        </text:list-item>
      </text:list>
      <text:p text:style-name="P10"/>
      <text:p text:style-name="P46"><text:span text:style-name="T1">Efectos colaterales</text:span>:</text:p>
      <text:list xml:id="list1370761613" text:style-name="L156">
        <text:list-item>
          <text:p text:style-name="P382">Ninguno.</text:p>
        </text:list-item>
      </text:list>
      <text:p text:style-name="P46"/>
      <text:p text:style-name="P107"/>
      <text:p text:style-name="P138">Descancelar</text:p>
      <text:p text:style-name="P34"><text:soft-page-break/></text:p>
      <text:p text:style-name="P34">Con esta acción se deshace la acción de cancelar una PA, dejando esta lista de nuevo para que pueda ser convocada y continúe con su ciclo de vida natural.</text:p>
      <text:p text:style-name="P34"/>
      <text:p text:style-name="P4">Restricciones</text:p>
      <text:list xml:id="list3622123610861" text:continue-list="list3622259230802" text:style-name="L136">
        <text:list-item>
          <text:p text:style-name="P361">Una PA <text:span text:style-name="T221">sólo</text:span> puede descancelarse si el PF al que pertenece está en estado activo.</text:p>
        </text:list-item>
        <text:list-item>
          <text:p text:style-name="P361">Una PA <text:span text:style-name="T221">sólo</text:span> puede descancelarse si el Alumno está en estado activo.</text:p>
        </text:list-item>
        <text:list-item>
          <text:p text:style-name="P361">Una PA <text:span text:style-name="T221">sólo</text:span> puede descancelarse si la AF está en estado suspendida o activa.</text:p>
        </text:list-item>
        <text:list-item>
          <text:p text:style-name="P361">Una PA <text:span text:style-name="T221">sólo</text:span> puede descancelarse si la PA está en estado cancelada.</text:p>
        </text:list-item>
      </text:list>
      <text:p text:style-name="P10"/>
      <text:p text:style-name="P4">Acciones</text:p>
      <text:list xml:id="list3122462939" text:style-name="L157">
        <text:list-item>
          <text:p text:style-name="P485"><text:span text:style-name="T84">Se actualiza el registro de PA cambiándose el estado anterior con el valor del estado actual; el estado actual con el valor del estado anterior (</text:span><text:span text:style-name="T103">se intercambian valores</text:span><text:span text:style-name="T84">) y la fecha de último estado a la fecha actual.</text:span></text:p>
        </text:list-item>
        <text:list-item>
          <text:p text:style-name="P383">Se incluye a la PA en la lista base.</text:p>
        </text:list-item>
      </text:list>
      <text:p text:style-name="P10"/>
      <text:p text:style-name="P46"><text:span text:style-name="T1">Efectos colaterales</text:span>:</text:p>
      <text:list xml:id="list3646022831" text:style-name="L158">
        <text:list-item>
          <text:p text:style-name="P384">Ninguno.</text:p>
        </text:list-item>
      </text:list>
      <text:p text:style-name="P46"/>
      <text:p text:style-name="P145"/>
      <text:p text:style-name="P140">Disponer</text:p>
      <text:p text:style-name="P34"/>
      <text:p text:style-name="Standard"><text:span text:style-name="T62">Con esta acción se establece un punto a partir del cual </text:span><text:span text:style-name="T77">el alumno propietario de </text:span><text:span text:style-name="T62">la PA </text:span><text:span text:style-name="T77">pasa a formar parte de una lista base de alguna edición en concreto </text:span><text:span text:style-name="T78">sin que haya sido aún convocado a la misma.</text:span></text:p>
      <text:p text:style-name="P34"/>
      <text:p text:style-name="P4">Restricciones</text:p>
      <text:list xml:id="list3623038000528" text:continue-list="list3622123610861" text:style-name="L136">
        <text:list-item>
          <text:p text:style-name="P478"><text:span text:style-name="T84">Una PA </text:span><text:span text:style-name="T145">sólo</text:span><text:span text:style-name="T84"> puede </text:span><text:span text:style-name="T138">ponerse disponible</text:span><text:span text:style-name="T84"> si el PF al que pertenece está en estado activo.</text:span></text:p>
        </text:list-item>
        <text:list-item>
          <text:p text:style-name="P362">Una PA <text:span text:style-name="T221">sólo</text:span> puede <text:span text:style-name="T422">ponerse disponible</text:span> si el Alumno está en estado activo.</text:p>
        </text:list-item>
        <text:list-item>
          <text:p text:style-name="P362">Una PA <text:span text:style-name="T221">sólo</text:span> puede <text:span text:style-name="T422">ponerse disponible</text:span> si la AF está en estado suspendida o activa.</text:p>
        </text:list-item>
        <text:list-item>
          <text:p text:style-name="P362">Una PA <text:span text:style-name="T221">sólo</text:span> puede <text:span text:style-name="T422">ponerse disponible </text:span>si la PA está en estado aceptada en proceso o aceptada-forzada.</text:p>
        </text:list-item>
      </text:list>
      <text:p text:style-name="P10"/>
      <text:p text:style-name="P4">Acciones</text:p>
      <text:list xml:id="list3560211475" text:style-name="L159">
        <text:list-item>
          <text:p text:style-name="P486"><text:span text:style-name="T84">Se actualiza el registro de PA cambiándose el estado anterior con el valor del estado actual; el estado actual a </text:span><text:span text:style-name="T138">disponible</text:span><text:span text:style-name="T84"> y la fecha de último estado a la fecha actual.</text:span></text:p>
        </text:list-item>
      </text:list>
      <text:p text:style-name="P10"/>
      <text:p text:style-name="P46"><text:span text:style-name="T1">Efectos colaterales</text:span>:</text:p>
      <text:list xml:id="list4212251871" text:style-name="L160">
        <text:list-item>
          <text:p text:style-name="P385">Ninguno.</text:p>
        </text:list-item>
      </text:list>
      <text:p text:style-name="P46"/>
      <text:p text:style-name="P107"/>
      <text:p text:style-name="P140">Indisponer</text:p>
      <text:p text:style-name="P34"/>
      <text:p text:style-name="P178"><text:span text:style-name="T62">Con esta acción se deshace la acción de </text:span><text:span text:style-name="T78">disponer</text:span><text:span text:style-name="T62"> una PA. </text:span><text:span text:style-name="T78">Puede ser debido a un aviso por parte del Alumno de la imposibilidad de asistencia a edición alguna antes de que aquel haya sido convocado.</text:span></text:p>
      <text:p text:style-name="P34"/>
      <text:p text:style-name="P4">Restricciones</text:p>
      <text:list xml:id="list3622770155258" text:continue-list="list3623038000528" text:style-name="L136">
        <text:list-item>
          <text:p text:style-name="P478"><text:span text:style-name="T84">Una PA </text:span><text:span text:style-name="T145">sólo</text:span><text:span text:style-name="T84"> puede </text:span><text:span text:style-name="T138">indisponerse</text:span><text:span text:style-name="T84"> si el PF al que pertenece está en estado activo.</text:span></text:p>
        </text:list-item>
        <text:list-item>
          <text:p text:style-name="P362"><text:soft-page-break/>Una PA <text:span text:style-name="T221">sólo</text:span> puede <text:span text:style-name="T422">indisponerse</text:span> si el Alumno está en estado activo.</text:p>
        </text:list-item>
        <text:list-item>
          <text:p text:style-name="P362">Una PA <text:span text:style-name="T221">sólo</text:span> puede <text:span text:style-name="T422">indisponerse</text:span> si la AF está en estado suspendida o activa.</text:p>
        </text:list-item>
        <text:list-item>
          <text:p text:style-name="P479"><text:span text:style-name="T84">Una PA </text:span><text:span text:style-name="T145">sólo</text:span><text:span text:style-name="T84"> puede </text:span><text:span text:style-name="T138">indisponerse</text:span><text:span text:style-name="T84"> si la PA está en estado </text:span><text:span text:style-name="T138">disponible</text:span><text:span text:style-name="T84">.</text:span></text:p>
        </text:list-item>
      </text:list>
      <text:p text:style-name="P10"/>
      <text:p text:style-name="P4">Acciones</text:p>
      <text:list xml:id="list355181427" text:style-name="L161">
        <text:list-item>
          <text:p text:style-name="P487"><text:span text:style-name="T84">Se actualiza el registro de PA cambiándose el estado anterior con el valor del estado actual; el estado actual con el valor del estado anterior (</text:span><text:span text:style-name="T103">se intercambian valores</text:span><text:span text:style-name="T84">) y la fecha de último estado a la fecha actual.</text:span></text:p>
        </text:list-item>
        <text:list-item>
          <text:p text:style-name="P386">Se <text:span text:style-name="T422">ex</text:span>cluye la PA <text:span text:style-name="T422">de</text:span> la lista base <text:span text:style-name="T422">a la que perteneciera</text:span>.</text:p>
        </text:list-item>
      </text:list>
      <text:p text:style-name="P10"/>
      <text:p text:style-name="P46"><text:span text:style-name="T1">Efectos colaterales</text:span>:</text:p>
      <text:list xml:id="list2405669087" text:style-name="L162">
        <text:list-item>
          <text:p text:style-name="P387">Ninguno.</text:p>
        </text:list-item>
      </text:list>
      <text:p text:style-name="P46"/>
      <text:p text:style-name="P145"/>
      <text:p text:style-name="P144">S<text:span text:style-name="T426">eleccionar</text:span></text:p>
      <text:p text:style-name="P42"/>
      <text:p text:style-name="P118">Con esta acción <text:span text:style-name="T426">la PA pasa al estado seleccionada para indicar que el alumno propietario de la PA ha sido convocado a una edición. La PA seguirá en este estado durante el proceso de convocar y notificar.</text:span></text:p>
      <text:p text:style-name="P42"/>
      <text:p text:style-name="P9">Restricciones</text:p>
      <text:list xml:id="list3621059559318" text:continue-list="list3622770155258" text:style-name="L136">
        <text:list-item>
          <text:p text:style-name="P480"><text:span text:style-name="T84">Una PA </text:span><text:span text:style-name="T145">sólo</text:span><text:span text:style-name="T84"> puede </text:span><text:span text:style-name="T138">s</text:span><text:span text:style-name="T143">eleccionarse</text:span><text:span text:style-name="T84"> si el PF al que pertenece está en estado activo.</text:span></text:p>
        </text:list-item>
        <text:list-item>
          <text:p text:style-name="P363">Una PA <text:span text:style-name="T221">sólo</text:span> puede <text:span text:style-name="T422">seleccionarse </text:span>si el Alumno está en estado activo.</text:p>
        </text:list-item>
        <text:list-item>
          <text:p text:style-name="P363">Una PA <text:span text:style-name="T221">sólo</text:span> puede <text:span text:style-name="T422">seleccionarse </text:span>si la AF está en estado suspendida o activa.</text:p>
        </text:list-item>
        <text:list-item>
          <text:p text:style-name="P480"><text:span text:style-name="T84">Una PA </text:span><text:span text:style-name="T145">sólo</text:span><text:span text:style-name="T84"> puede </text:span><text:span text:style-name="T138">s</text:span><text:span text:style-name="T143">eleccionarse</text:span><text:span text:style-name="T138"> </text:span><text:span text:style-name="T84">si la PA está en estado </text:span><text:span text:style-name="T138">d</text:span><text:span text:style-name="T143">isponible</text:span><text:span text:style-name="T84">.</text:span></text:p>
        </text:list-item>
      </text:list>
      <text:p text:style-name="P26"/>
      <text:p text:style-name="P9">Acciones</text:p>
      <text:list xml:id="list996498984" text:style-name="L163">
        <text:list-item>
          <text:p text:style-name="P488"><text:span text:style-name="T84">Se actualiza el registro de PA cambiándose el estado anterior con el valor del estado actual; el estado actual a </text:span><text:span text:style-name="T144">seleccionada</text:span><text:span text:style-name="T84"> y la fecha de último estado a la fecha actual.</text:span></text:p>
        </text:list-item>
      </text:list>
      <text:p text:style-name="P26"/>
      <text:p text:style-name="P65"><text:span text:style-name="T1">Efectos colaterales</text:span>:</text:p>
      <text:list xml:id="list4213782397" text:style-name="L164">
        <text:list-item>
          <text:p text:style-name="P453">Ninguno.</text:p>
        </text:list-item>
      </text:list>
      <text:p text:style-name="P118"/>
      <text:p text:style-name="P145"/>
      <text:p text:style-name="P489">Deseleccionar</text:p>
      <text:p text:style-name="P42"/>
      <text:p text:style-name="P118">Con esta acción <text:span text:style-name="T426">la PA pasa al estado disponible para indicar que el alumno propietario de la PA ha sido desconvocado de la edición volviendo a formar parte de la lista base de alumnos, pudiendo el alumno volver a ser convocado a otra edición.</text:span></text:p>
      <text:p text:style-name="P118"/>
      <text:p text:style-name="P9">Restricciones</text:p>
      <text:list xml:id="list3622666506969" text:continue-list="list3621059559318" text:style-name="L136">
        <text:list-item>
          <text:p text:style-name="P480"><text:span text:style-name="T84">Una PA </text:span><text:span text:style-name="T145">sólo</text:span><text:span text:style-name="T84"> puede </text:span><text:span text:style-name="T138">d</text:span><text:span text:style-name="T144">eseleccionarse</text:span><text:span text:style-name="T84"> si el PF al que pertenece está en estado activo.</text:span></text:p>
        </text:list-item>
        <text:list-item>
          <text:p text:style-name="P364">Una PA <text:span text:style-name="T221">sólo</text:span> puede <text:span text:style-name="T422">deseleccionarse </text:span>si el Alumno está en estado activo.</text:p>
        </text:list-item>
        <text:list-item>
          <text:p text:style-name="P364">Una PA <text:span text:style-name="T221">sólo</text:span> puede <text:span text:style-name="T422">deseleccionarse </text:span>si la AF está en estado suspendida o activa.</text:p>
        </text:list-item>
        <text:list-item>
          <text:p text:style-name="P481"><text:span text:style-name="T84">Una PA </text:span><text:span text:style-name="T145">sólo</text:span><text:span text:style-name="T84"> puede </text:span><text:span text:style-name="T138">d</text:span><text:span text:style-name="T144">eseleccionarse</text:span><text:span text:style-name="T138"> </text:span><text:span text:style-name="T84">si la PA está en estado </text:span><text:span text:style-name="T138">s</text:span><text:span text:style-name="T143">eleccionada</text:span><text:span text:style-name="T84">.</text:span></text:p>
        </text:list-item>
      </text:list>
      <text:p text:style-name="P26"/>
      <text:p text:style-name="P9">Acciones</text:p>
      <text:list xml:id="list2303848443" text:style-name="L165">
        <text:list-item>
          <text:p text:style-name="P490"><text:span text:style-name="T84">Se actualiza el registro de PA cambiándose el estado anterior con el valor del estado actual; el estado actual a </text:span><text:span text:style-name="T144">disponible</text:span><text:span text:style-name="T84"> y la fecha de último estado a la fecha actual.</text:span></text:p>
        </text:list-item>
      </text:list>
      <text:p text:style-name="P26"><text:soft-page-break/></text:p>
      <text:p text:style-name="P65"><text:span text:style-name="T1">Efectos colaterales</text:span>:</text:p>
      <text:list xml:id="list340412416" text:style-name="L166">
        <text:list-item>
          <text:p text:style-name="P454">Ninguno.</text:p>
        </text:list-item>
      </text:list>
      <text:p text:style-name="P118"/>
      <text:p text:style-name="P118"/>
      <text:p text:style-name="P142">Activar</text:p>
      <text:p text:style-name="P34"/>
      <text:p text:style-name="P180"><text:span text:style-name="T62">Con esta acción se establece un punto a partir del cual </text:span><text:span text:style-name="T78">el alumno poseedor de </text:span><text:span text:style-name="T62">la PA queda </text:span><text:span text:style-name="T78">convocado</text:span><text:span text:style-name="T62"> a una entidad Edición. </text:span><text:span text:style-name="T79">La PA, por tanto, no puede quedar incluida en ninguna otra lista base de ninguna otra edición de la misma AF.</text:span></text:p>
      <text:p text:style-name="P34"/>
      <text:p text:style-name="P4">Restricciones</text:p>
      <text:list xml:id="list3621778650160" text:continue-list="list3622666506969" text:style-name="L136">
        <text:list-item>
          <text:p text:style-name="P478"><text:span text:style-name="T84">Una PA </text:span><text:span text:style-name="T145">sólo</text:span><text:span text:style-name="T84"> puede </text:span><text:span text:style-name="T138">activarse</text:span><text:span text:style-name="T84"> si el PF al que pertenece está en estado activo.</text:span></text:p>
        </text:list-item>
        <text:list-item>
          <text:p text:style-name="P362">Una PA <text:span text:style-name="T221">sólo</text:span> puede <text:span text:style-name="T422">activarse </text:span>si el Alumno está en estado activo.</text:p>
        </text:list-item>
        <text:list-item>
          <text:p text:style-name="P362">Una PA <text:span text:style-name="T221">sólo</text:span> puede <text:span text:style-name="T422">activarse </text:span>si la AF está en estado suspendida o activa.</text:p>
        </text:list-item>
        <text:list-item>
          <text:p text:style-name="P479"><text:span text:style-name="T84">Una PA </text:span><text:span text:style-name="T145">sólo</text:span><text:span text:style-name="T84"> puede </text:span><text:span text:style-name="T138">activarse </text:span><text:span text:style-name="T84">si la PA está en estado </text:span><text:span text:style-name="T138">s</text:span><text:span text:style-name="T143">eleccionada</text:span><text:span text:style-name="T84">.</text:span></text:p>
        </text:list-item>
      </text:list>
      <text:p text:style-name="P23"/>
      <text:p text:style-name="P4">Acciones</text:p>
      <text:list xml:id="list1218692716" text:style-name="L167">
        <text:list-item>
          <text:p text:style-name="P388"><text:span text:style-name="T207">Se actualiza el registro de PA cambiándose el estado </text:span>anterior con el valor del estado actual; el estado actual a en curso y<text:span text:style-name="T207"> la fecha de último estado a la fecha actual.</text:span></text:p>
        </text:list-item>
      </text:list>
      <text:p text:style-name="P10"/>
      <text:p text:style-name="P46"><text:span text:style-name="T1">Efectos colaterales</text:span>:</text:p>
      <text:list xml:id="list34546195" text:style-name="L168">
        <text:list-item>
          <text:p text:style-name="P389">Ninguno.</text:p>
        </text:list-item>
      </text:list>
      <text:p text:style-name="P46"/>
      <text:p text:style-name="P107"/>
      <text:p text:style-name="P141">R<text:span text:style-name="T426">echazar</text:span></text:p>
      <text:p text:style-name="P34"/>
      <text:p text:style-name="P186"><text:span text:style-name="T62">Con esta acción se deshace la acción de </text:span><text:span text:style-name="T79">activar</text:span><text:span text:style-name="T62"> una PA. </text:span><text:span text:style-name="T81">El Alumno poseedor de l</text:span><text:span text:style-name="T79">a PA queda disponible </text:span><text:span text:style-name="T81">para volver a formar parte de</text:span><text:span text:style-name="T79"> la lista base de la edición y también en la lista base de cualquier otra edición de la misma AF.</text:span></text:p>
      <text:p text:style-name="P34"/>
      <text:p text:style-name="P4">Restricciones</text:p>
      <text:list xml:id="list3621875423965" text:continue-list="list3621778650160" text:style-name="L136">
        <text:list-item>
          <text:p text:style-name="P478"><text:span text:style-name="T84">Una PA </text:span><text:span text:style-name="T145">sólo</text:span><text:span text:style-name="T84"> puede </text:span><text:span text:style-name="T139">r</text:span><text:span text:style-name="T143">echazarse</text:span><text:span text:style-name="T84"> si el PF al que pertenece está en estado activo.</text:span></text:p>
        </text:list-item>
        <text:list-item>
          <text:p text:style-name="P363">Una PA <text:span text:style-name="T221">sólo</text:span> puede <text:span text:style-name="T423">rechazarse</text:span> si el Alumno está en estado activo.</text:p>
        </text:list-item>
        <text:list-item>
          <text:p text:style-name="P363">Una PA <text:span text:style-name="T221">sólo</text:span> puede <text:span text:style-name="T423">rechazarse</text:span> si la AF está en estado suspendida o activa.</text:p>
        </text:list-item>
        <text:list-item>
          <text:p text:style-name="P363">Una PA <text:span text:style-name="T221">sólo</text:span> puede <text:span text:style-name="T423">rechazarse</text:span> si la PA está en estado en curso.</text:p>
        </text:list-item>
      </text:list>
      <text:p text:style-name="P24"/>
      <text:p text:style-name="P4">Acciones</text:p>
      <text:list xml:id="list1399969797" text:style-name="L169">
        <text:list-item>
          <text:p text:style-name="P491"><text:span text:style-name="T84">Se actualiza el registro de PA cambiándose el estado anterior con el valor del estado actual; el estado actual a </text:span><text:span text:style-name="T139">disponible </text:span><text:span text:style-name="T84">y la fecha de último estado a la fecha actual.</text:span></text:p>
        </text:list-item>
      </text:list>
      <text:p text:style-name="P10"/>
      <text:p text:style-name="P46"><text:span text:style-name="T1">Efectos colaterales</text:span>:</text:p>
      <text:list xml:id="list554054046" text:style-name="L170">
        <text:list-item>
          <text:p text:style-name="P390">Ninguno.</text:p>
        </text:list-item>
      </text:list>
      <text:p text:style-name="P46"/>
      <text:p text:style-name="P107"/>
      <text:p text:style-name="P138">Anular</text:p>
      <text:p text:style-name="P34"/>
      <text:p text:style-name="P34">Con esta acción se finaliza abruptamente el ciclo de vida de una PA ya que es un estado final. Se establece que el Alumno, por algún motivo, no ha podido finalizar o ni tan siquiera inicial el curso debido a alguna causa de fuerza mayor.</text:p>
      <text:p text:style-name="P34"><text:soft-page-break/></text:p>
      <text:p text:style-name="P4">Restricciones</text:p>
      <text:list xml:id="list3622672774123" text:continue-list="list3621875423965" text:style-name="L136">
        <text:list-item>
          <text:p text:style-name="P361">Una PA <text:span text:style-name="T221">sólo</text:span> puede anularse si el PF al que pertenece está en estado activo.</text:p>
        </text:list-item>
        <text:list-item>
          <text:p text:style-name="P361">Una PA <text:span text:style-name="T221">sólo</text:span> puede anularse si el Alumno está en estado activo.</text:p>
        </text:list-item>
        <text:list-item>
          <text:p text:style-name="P361">Una PA <text:span text:style-name="T221">sólo</text:span> puede anularse si la AF está en estado suspendida o activa.</text:p>
        </text:list-item>
        <text:list-item>
          <text:p text:style-name="P361">Una PA <text:span text:style-name="T221">sólo</text:span> puede anularse si la PA está en estado en curso.</text:p>
        </text:list-item>
      </text:list>
      <text:p text:style-name="P10"/>
      <text:p text:style-name="P4">Acciones</text:p>
      <text:list xml:id="list984651528" text:style-name="L171">
        <text:list-item>
          <text:p text:style-name="P391">Se actualiza el registro de PA cambiándose el estado anterior con el valor del estado actual; el estado actual a anulada y la fecha de último estado a la fecha actual.</text:p>
        </text:list-item>
      </text:list>
      <text:p text:style-name="P10"/>
      <text:p text:style-name="P46"><text:span text:style-name="T1">Efectos colaterales</text:span>:</text:p>
      <text:list xml:id="list3843804878" text:style-name="L172">
        <text:list-item>
          <text:p text:style-name="P392">La convocatoria de esta PA del Alumno no debe ser contada como PA concedida para tenerla en cuenta en el cálculo del número máximo de PA por Alumno-año, ya que el Alumno no ha podido finalizar convenientemente el curso.</text:p>
        </text:list-item>
      </text:list>
      <text:p text:style-name="P46"/>
      <text:p text:style-name="P107"/>
      <text:p text:style-name="P138">Finalizar</text:p>
      <text:p text:style-name="P34"/>
      <text:p text:style-name="Standard"><text:span text:style-name="T62">Con esta acción se da por finalizado el ciclo natural de vida de una PA. El Alumno finaliza el curso y se le concede </text:span><text:span text:style-name="T80">algún tipo de</text:span><text:span text:style-name="T62"> certificado. Finalizado es un estado final de la PA.</text:span></text:p>
      <text:p text:style-name="P34"/>
      <text:p text:style-name="P4">Restricciones</text:p>
      <text:list xml:id="list3623033379233" text:continue-list="list3622672774123" text:style-name="L136">
        <text:list-item>
          <text:p text:style-name="P361">Una PA <text:span text:style-name="T221">sólo</text:span> puede finalizarse si el PF al que pertenece está en estado activo.</text:p>
        </text:list-item>
        <text:list-item>
          <text:p text:style-name="P361">Una PA <text:span text:style-name="T221">sólo</text:span> puede finalizarse si el Alumno está en estado activo.</text:p>
        </text:list-item>
        <text:list-item>
          <text:p text:style-name="P361">Una PA <text:span text:style-name="T221">sólo</text:span> puede finalizarse si la AF está en estado suspendida o activa.</text:p>
        </text:list-item>
        <text:list-item>
          <text:p text:style-name="P361">Una PA <text:span text:style-name="T221">sólo</text:span> puede finalizarse si la PA está en estado en curso.</text:p>
        </text:list-item>
      </text:list>
      <text:p text:style-name="P10"/>
      <text:p text:style-name="P4">Acciones</text:p>
      <text:list xml:id="list671957567" text:style-name="L173">
        <text:list-item>
          <text:p text:style-name="P492"><text:span text:style-name="T84">Se actualiza el registro de PA cambiándose el estado anterior con el valor del estado actual; el estado actual a </text:span><text:span text:style-name="T103">finalizada</text:span><text:span text:style-name="T84"> y la fecha de último estado a la fecha actual.</text:span></text:p>
        </text:list-item>
      </text:list>
      <text:p text:style-name="P10"/>
      <text:p text:style-name="P46"><text:span text:style-name="T1">Efectos colaterales</text:span>:</text:p>
      <text:list xml:id="list1312769732" text:style-name="L174">
        <text:list-item>
          <text:p text:style-name="P393">Ninguno.</text:p>
        </text:list-item>
      </text:list>
      <text:p text:style-name="P46"/>
      <text:p text:style-name="P46"/>
      <text:p text:style-name="P122"/>
      <text:p text:style-name="P188">EDICIONES</text:p>
      <text:p text:style-name="P10"/>
      <text:p text:style-name="P10">La finalidad de un programa de gestión de formación no es más que establecer y controlar la manera en la que un conjunto de alumnos recibe una formación. Este objetivo queda reflejado a través de la entidad Edición, que está destinada a aunar un conjunto de entidades Alumno que recibirá la formación, y una entidad Actividad Formativa a impartir.</text:p>
      <text:p text:style-name="P10"/>
      <text:p text:style-name="P10">Una entidad Edición tiene sentido en tanto en cuanto exista un programa que la contenga. De esta manera todas las ediciones creadas dentro de un Programa Formativo contendrán una serie de propiedades comunes inherentes al programa que las contiene.</text:p>
      <text:p text:style-name="P10"/>
      <text:p text:style-name="Standard"><text:span text:style-name="T46">Una Edición, por tanto, es la entidad que concretiza y da sentido a todos los actores que aparecen en el guión, definiendo sin ambigüedades las características de la formación. Una </text:span><text:span text:style-name="T45">Edición </text:span><text:span text:style-name="T46">contiene y define: </text:span></text:p>
      <text:list xml:id="list1505703182" text:style-name="L175">
        <text:list-item>
          <text:p text:style-name="P255">PF al que pertenece.</text:p>
        </text:list-item>
        <text:list-item>
          <text:p text:style-name="P255">Conjunto de Alumnos <text:span text:style-name="T373">que recibirán la formación</text:span>.</text:p>
        </text:list-item>
        <text:list-item>
          <text:p text:style-name="P255">A<text:span text:style-name="T373">ctividad </text:span>F<text:span text:style-name="T373">ormativa</text:span> a impartir.</text:p>
        </text:list-item>
        <text:list-item>
          <text:p text:style-name="P256">Calendario de impartición de la Actividad Formativa (o asignatura).</text:p>
        </text:list-item>
      </text:list>
      <text:p text:style-name="P10"/>
      <text:p text:style-name="P10">Cuando se define finalmente qué conjunto de alumnos recibirán qué AF, es necesario establecer una serie de propiedades particulares, como pueda ser un calendario, un nº de horas de duración del curso, el nº de alumnos que recibirán el curso, etc. etc.</text:p>
      <text:p text:style-name="P10"/>
      <text:p text:style-name="P10">Una Edición se crea con estado inactivo como estado inicial.</text:p>
      <text:p text:style-name="P10"/>
      <text:p text:style-name="P2">Propiedades de una Edición</text:p>
      <text:p text:style-name="P10"/>
      <text:p text:style-name="P10">Una Edición contendrá las siguientes <text:s/><text:span text:style-name="T1">propiedades básicas</text:span>:</text:p>
      <text:list xml:id="list3420200612" text:style-name="L176">
        <text:list-item>
          <text:p text:style-name="P257">Número mínimo de alumnos que podrán recibir formación.</text:p>
        </text:list-item>
        <text:list-item>
          <text:p text:style-name="P257">Número máximo de alumnos que podrán recibir formación.</text:p>
        </text:list-item>
        <text:list-item>
          <text:p text:style-name="P258">Fecha de inicio de la Edición (comprendida entre las fechas del PF al que pertenece la Edición). <text:span text:style-name="T16">(</text:span><text:span text:style-name="T378">E</text:span><text:span text:style-name="T379">l calendario debe estar comprendido entre ambas</text:span><text:span text:style-name="T16">)</text:span></text:p>
        </text:list-item>
        <text:list-item>
          <text:p text:style-name="P258">Fecha fin de la Edición (comprendida entre las fechas del PF al que pertenece la Edición). <text:span text:style-name="T16">(</text:span><text:span text:style-name="T378">E</text:span><text:span text:style-name="T379">l calendario debe estar comprendido entre ambas</text:span><text:span text:style-name="T16">)</text:span></text:p>
        </text:list-item>
        <text:list-item>
          <text:p text:style-name="P257">Duración en horas de la Edición.</text:p>
        </text:list-item>
        <text:list-item>
          <text:p text:style-name="P257">Tipo de certificación o diploma que ofrece la Edición. (<text:span text:style-name="T28">¿entidad?</text:span>)</text:p>
        </text:list-item>
        <text:list-item>
          <text:p text:style-name="P257">Fecha de estado (registra el momento en el que la entidad transitó al estado indicado por el campo estado).</text:p>
        </text:list-item>
        <text:list-item>
          <text:p text:style-name="P259">Estado de la Edición (<text:span text:style-name="T375">inactiva, activa, convocando, pendiente, notificando, lista, en curso, finalizada, cancelada, anulada</text:span>).</text:p>
        </text:list-item>
        <text:list-item>
          <text:p text:style-name="P257">Estado anterior de la Edición.</text:p>
        </text:list-item>
        <text:list-item>
          <text:p text:style-name="P257">Fecha cierre de convocatoria.</text:p>
        </text:list-item>
        <text:list-item>
          <text:p text:style-name="P257">Fecha cierre de notificación.</text:p>
        </text:list-item>
        <text:list-item>
          <text:p text:style-name="P288">Fecha de creación y modificación.</text:p>
        </text:list-item>
        <text:list-item>
          <text:p text:style-name="P288">Usuario de creación y modificación.</text:p>
        </text:list-item>
      </text:list>
      <text:p text:style-name="P10"/>
      <text:p text:style-name="P10">Una Edición contendrá las siguientes <text:span text:style-name="T1">propiedades entidad</text:span>:</text:p>
      <text:list xml:id="list4278506456" text:style-name="L177">
        <text:list-item>
          <text:p text:style-name="P260">Programa Formativo al que pertenece.</text:p>
        </text:list-item>
        <text:list-item>
          <text:p text:style-name="P261">Actividad Formativa impartida.</text:p>
        </text:list-item>
        <text:list-item>
          <text:p text:style-name="P260">Calendario de impartición (compuesto por entidades Sesión de Calendario).</text:p>
        </text:list-item>
        <text:list-item>
          <text:p text:style-name="P260">Lista de Alumnos convocados a la edición.</text:p>
        </text:list-item>
        <text:list-item>
          <text:p text:style-name="P493"><text:span text:style-name="T45">Formadores de la Edición (</text:span><text:span text:style-name="T56">queda fuera del ámbito de este programa la gestión de </text:span><text:soft-page-break/><text:span text:style-name="T56">la entidad Formador)</text:span></text:p>
        </text:list-item>
        <text:list-item>
          <text:p text:style-name="P494"><text:span text:style-name="T45">Lugar de impartición (</text:span><text:span text:style-name="T56">queda fuera del ámbito de este programa la gestión de la entidad Lugar)</text:span></text:p>
        </text:list-item>
      </text:list>
      <text:p text:style-name="P10"/>
      <text:p text:style-name="P101"/>
      <text:p text:style-name="P101">Hablar de los alumnos que han finalizado el curso y los que no.</text:p>
      <text:p text:style-name="P101">Hablar de los alumnos que han obtenido algún tipo de certificación que confirme su asistencia al curso, su participación o su aprovechamiento.</text:p>
      <text:p text:style-name="P10"/>
      <text:p text:style-name="P30">LN-EA</text:p>
      <text:p text:style-name="P30"/>
      <text:p text:style-name="P122"><text:span text:style-name="T205">Estados</text:span>:<text:span text:style-name="T203"> inactiva, activa, convocando, pendiente, notificando, lista, en curso, finalizada, cancelada, anulada.</text:span></text:p>
      <text:p text:style-name="P119"/>
      <text:p text:style-name="P160"><text:span text:style-name="T187">Acciones</text:span><text:span text:style-name="T45">: </text:span><text:span text:style-name="T35">crear, borrar-F, modificar,</text:span><text:span text:style-name="T84"> </text:span><text:span text:style-name="T329">activar, inactivar, cancelar, </text:span><text:span text:style-name="T330">abrir convocatoria, </text:span><text:span text:style-name="T329">cerrar convocatoria, </text:span><text:span text:style-name="T330">reabrir</text:span><text:span text:style-name="T329"> convocatoria, </text:span><text:span text:style-name="T330">abrir notificación, pausar notificación, </text:span><text:span text:style-name="T329">cerrar notificación, </text:span><text:span text:style-name="T330">reabrir n</text:span><text:span text:style-name="T329">otificación, </text:span><text:span text:style-name="T330">iniciar curso, finalizar, anular, cancelar, descancelar,</text:span><text:span text:style-name="T329"> </text:span><text:span text:style-name="T264">asociar </text:span><text:span text:style-name="T267">Sesión </text:span><text:span text:style-name="T264">Calendario, disociar </text:span><text:span text:style-name="T267">Sesión </text:span><text:span text:style-name="T264">Calendario, asociar Alumnos, disociar Alumnos.</text:span></text:p>
      <text:p text:style-name="P13"/>
      <text:p text:style-name="P46"/>
      <text:p text:style-name="P123"><text:span text:style-name="T203">Definición de Estados</text:span><text:span text:style-name="T219">: inactiva, activa, convocando, pendiente, notificando, lista, en curso, finalizada, cancelada, anulada.</text:span></text:p>
      <text:p text:style-name="P107"/>
      <text:p text:style-name="P111">Durante los estados activa, <text:span text:style-name="T419">in</text:span>activa, convocando, pendiente, notificando y lista, se realizan las acciones y pasos previos de gestión de la Edición para definir, conformar y establecer la edición. Esto es, AF a impartir, fecha de la edición, n.º <text:span text:style-name="T419">min y max</text:span> de alumnos, n.º de horas y lista de alumnos.</text:p>
      <text:p text:style-name="P124"><text:span text:style-name="T219">El proceso de aceptar solicitudes, de conformar la lista de alumnos convocados y de notificarles que han sido aceptados para recibir el curso, </text:span><text:span text:style-name="T220">son</text:span><text:span text:style-name="T219"> pasos </text:span><text:span text:style-name="T220">que </text:span><text:span text:style-name="T219">deben realizarse </text:span><text:span text:style-name="T203">antes</text:span><text:span text:style-name="T219"> de que comience el primer día del curso.</text:span></text:p>
      <text:p text:style-name="P175"><text:span text:style-name="T279">El resto de estados como en curso, finalizada y anulada, son estados a los que se transita durante el d</text:span><text:span text:style-name="T280">ebenir</text:span><text:span text:style-name="T279"> del curso </text:span><text:span text:style-name="T281">o para indicar algún tipo de finalización definitiva</text:span><text:span text:style-name="T279">.</text:span></text:p>
      <text:p text:style-name="P111">El estado cancelada es un estado especial de stand-by momentáneo al que se puede llegar desde prácticamente todos estados.</text:p>
      <text:p text:style-name="P46"/>
      <text:p text:style-name="P76">Inactiva<text:span text:style-name="T199">: es el estado inicial que tendrá toda Edición al ser creada. En este estado se definen sus propiedades y serán susceptibles de ser modificadas, tanto las propiedades básicas como las propiedades entidad.</text:span></text:p>
      <text:p text:style-name="P77"><text:span text:style-name="T201">Estados previos</text:span><text:span text:style-name="T199">: ninguno, activa</text:span></text:p>
      <text:p text:style-name="P192"><text:span text:style-name="T1">Acción / estados transitables</text:span>:</text:p>
      <text:list xml:id="list1603073788" text:style-name="L178">
        <text:list-item>
          <text:p text:style-name="P408">activar / <text:span text:style-name="T385">activa</text:span><text:span text:style-name="T7">: la Edición pasa a estado activa cuando ya se han terminado de definir las propiedades.</text:span></text:p>
        </text:list-item>
      </text:list>
      <text:p text:style-name="P46"/>
      <text:p text:style-name="Standard"><text:span text:style-name="T174">Activa</text:span><text:span text:style-name="T84">: en este estado la Edición queda </text:span><text:span text:style-name="T92">definida para poder empezar a trabajar en ella</text:span><text:span text:style-name="T84">.</text:span></text:p>
      <text:p text:style-name="P46">Una vez que se activa la Edición, ya no serán modificables las siguientes propiedades fundamentales: número m<text:span text:style-name="T388">í</text:span>nimo y máximo de alumnos, fechas inicio y fin, duración en horas y tipo de certificación. </text:p>
      <text:p text:style-name="P46">Una vez que se activa la Edición, ya no serán modificables las siguientes propiedades entidad: PF, <text:span text:style-name="T388">AF </text:span>y Calendario. </text:p>
      <text:p text:style-name="P46">Sí podrán modificarse la fecha cierre de convocatoria y la fecha cierre de notificación durante el transcurso del ciclo de vida de la Edición.</text:p>
      <text:p text:style-name="P10"><text:soft-page-break/><text:span text:style-name="T1">Estados previos</text:span>: inactiva.</text:p>
      <text:p text:style-name="P192"><text:span text:style-name="T1">Acción / estados transitables</text:span>:</text:p>
      <text:list xml:id="list3622560991781" text:continue-numbering="true" text:style-name="L178">
        <text:list-item>
          <text:p text:style-name="P408"><text:span text:style-name="T385">inactivar / </text:span>inactiva<text:span text:style-name="T7">: la Edición pasa a estado inactiva cuando aún se está en disposición de restablecer algunas </text:span><text:span text:style-name="T11">entidades y </text:span><text:span text:style-name="T7">propiedades fundamentales de la Edición.</text:span></text:p>
        </text:list-item>
        <text:list-item>
          <text:p text:style-name="P408">abrir convocatoria / <text:span text:style-name="T385">convocando</text:span><text:span text:style-name="T7">: la Edición pasa a estado convocando para permitir la incorporación de alumnos a la lista de alumnos convocados. Estos procederán de la lista base de Alumnos pertenecientes al mismo PF y AF al que pertenece la Edición.</text:span></text:p>
        </text:list-item>
      </text:list>
      <text:p text:style-name="P46"/>
      <text:p text:style-name="P76">Convocando<text:span text:style-name="T199">: en este estado se permite que se seleccionen para la Edición a un conjunto de Alumnos procedentes de la lista base de Alumnos pertenecientes al mismo PF y AF al que pertenece la Edición.</text:span></text:p>
      <text:p text:style-name="P10"><text:span text:style-name="T1">Estados previos</text:span>: activa, pendiente, cancelada.</text:p>
      <text:p text:style-name="P192"><text:span text:style-name="T1">Acción / estados transitables</text:span>:</text:p>
      <text:list xml:id="list3621121600402" text:continue-numbering="true" text:style-name="L178">
        <text:list-item>
          <text:p text:style-name="P408">cerrar convocatoria / <text:span text:style-name="T385">pendiente</text:span><text:span text:style-name="T7">: la Edición pasa a estado pendiente cuando se quiere dar por cerrada la lista de alumnos convocados.</text:span></text:p>
        </text:list-item>
        <text:list-item>
          <text:p text:style-name="P408">Cancelar / <text:span text:style-name="T386">cancelada</text:span><text:span text:style-name="T7">: la Edición pasa a estado cancelada cuando se pretende parar el flujo normal del ciclo de vida de la edición.</text:span></text:p>
        </text:list-item>
      </text:list>
      <text:p text:style-name="P46"/>
      <text:p text:style-name="Standard"><text:span text:style-name="T174">Pendiente</text:span><text:span text:style-name="T84">: este es un estado de transición entre el momento en el que se cierra la lista de alumnos convocados a la edición y el momento en el que </text:span><text:span text:style-name="T92">aún no se ha comenzado a realizar </text:span><text:span text:style-name="T84">notificac</text:span><text:span text:style-name="T92">iones</text:span><text:span text:style-name="T84"> para todos los alumnos convocados. En este estado no se permite modificar abs</text:span><text:span text:style-name="T91">o</text:span><text:span text:style-name="T84">lutamente ninguna propiedad básica o de entidad de la edición.</text:span></text:p>
      <text:p text:style-name="P10"><text:span text:style-name="T1">Estados previos</text:span>: convocando, notificando, cancelada.</text:p>
      <text:p text:style-name="P193"><text:span text:style-name="T1">Acción / estados transitables</text:span>:</text:p>
      <text:list xml:id="list3622695406133" text:continue-numbering="true" text:style-name="L178">
        <text:list-item>
          <text:p text:style-name="P495"><text:span text:style-name="T156">abrir notificación / </text:span><text:span text:style-name="T159">notificando</text:span><text:span text:style-name="T84">: la Edición pasa a estado notificando para indicar que a partir de ese instante se pueden notificar a aquellos alumnos convocados que han sido seleccionados, así como informarles de las fechas del curso y su lugar de </text:span><text:span text:style-name="T91">celebración</text:span><text:span text:style-name="T84">.</text:span></text:p>
        </text:list-item>
        <text:list-item>
          <text:p text:style-name="P495"><text:span text:style-name="T156">reabrir convocatoria / </text:span><text:span text:style-name="T159">convocando</text:span><text:span text:style-name="T84">: la Edición pasa a estado convocando cuando se pretende realizar alguna modificación sobre la lista </text:span><text:span text:style-name="T130">de alumnos convocados</text:span><text:span text:style-name="T84">.</text:span></text:p>
        </text:list-item>
        <text:list-item>
          <text:p text:style-name="P408">Cancelar / <text:span text:style-name="T386">cancelada</text:span><text:span text:style-name="T7">: la Edición pasa a estado cancelada cuando se pretende parar el flujo normal del ciclo de vida de la edición.</text:span></text:p>
        </text:list-item>
      </text:list>
      <text:p text:style-name="P72"/>
      <text:p text:style-name="P76">Notificando<text:span text:style-name="T199">: en este estado se permite notificar a aquellos alumnos convocados que han sido seleccionados, así como informarles de las fechas del curso y su lugar de impartición.</text:span></text:p>
      <text:p text:style-name="P10"><text:span text:style-name="T1">Estados previos</text:span>: pendiente, lista, cancelada.</text:p>
      <text:p text:style-name="P193"><text:span text:style-name="T1">Acción / estados transitables</text:span>:</text:p>
      <text:list xml:id="list3621179302711" text:continue-numbering="true" text:style-name="L178">
        <text:list-item>
          <text:p text:style-name="P408">pausar notificación / <text:span text:style-name="T386">pendiente</text:span><text:span text:style-name="T7">: la Edición pasa a estado pendiente cuando se quiere parar temporalmente la generación de notificaciones a los alumnos.</text:span></text:p>
        </text:list-item>
        <text:list-item>
          <text:p text:style-name="P408">cerrar notificación / <text:span text:style-name="T386">lista</text:span><text:span text:style-name="T7">: la Edición pasa a estado lista cuando se ha finalizado con el proceso de notificación de los alumnos.</text:span></text:p>
        </text:list-item>
        <text:list-item>
          <text:p text:style-name="P408"><text:span text:style-name="T386">c</text:span>ancelar / <text:span text:style-name="T386">cancelada</text:span><text:span text:style-name="T7">: la Edición pasa a estado cancelada cuando se pretende parar el flujo normal del ciclo de vida de la edición.</text:span></text:p>
        </text:list-item>
      </text:list>
      <text:p text:style-name="P46"/>
      <text:p text:style-name="P76">Lista<text:span text:style-name="T199">: este es un estado de transición entre el momento en el que se cierra la notificación de la edición y el momento en el que se inicia el curso. <text:s/>En este estado no se permite modificar abs</text:span><text:span text:style-name="T200">o</text:span><text:span text:style-name="T199">lutamente ninguna propiedad básica o de entidad de la edición.</text:span></text:p>
      <text:p text:style-name="P10"><text:span text:style-name="T1">Estados previos</text:span>: notificando, cancelada.</text:p>
      <text:p text:style-name="P10"><text:span text:style-name="T1">Estados transitables</text:span>:</text:p>
      <text:list xml:id="list3621837783904" text:continue-numbering="true" text:style-name="L178">
        <text:list-item>
          <text:p text:style-name="P408"><text:soft-page-break/>reabrir notificación / <text:span text:style-name="T386">notificando</text:span><text:span text:style-name="T7">: la Edición pasa a estado notificando cuando se pretende notificar a algún alumno de nuevo por algún motivo o causa especial.</text:span></text:p>
        </text:list-item>
        <text:list-item>
          <text:p text:style-name="P408">iniciar curso / <text:span text:style-name="T386">en curso</text:span><text:span text:style-name="T7">: la Edición pasa a estado en curso cuando se da por finalizado la fase de notificaciones a alumnos y se comienza el curso. Esta transición se llevará a cabo a partir del primer día del calendario, nunca antes.</text:span></text:p>
        </text:list-item>
        <text:list-item>
          <text:p text:style-name="P408"><text:span text:style-name="T389">c</text:span>ancelar / <text:span text:style-name="T386">cancelada</text:span><text:span text:style-name="T7">: la Edición pasa a estado cancelada cuando se pretende parar el flujo normal del ciclo de vida de la edición.</text:span></text:p>
        </text:list-item>
      </text:list>
      <text:p text:style-name="P46"/>
      <text:p text:style-name="P153"><text:span text:style-name="T175">En curso</text:span><text:span text:style-name="T84">: </text:span><text:span text:style-name="T93">una edición mantendrá este estado durante todo el tiempo que dure su c</text:span><text:span text:style-name="T130">elebración</text:span><text:span text:style-name="T93">, es decir, durante los días establecidos en su calendario. <text:s/>En este estado no se permite modificar abs</text:span><text:span text:style-name="T91">o</text:span><text:span text:style-name="T93">lutamente ninguna propiedad básica o de entidad de la edición.</text:span></text:p>
      <text:p text:style-name="P153"><text:span text:style-name="T185">Estados previos</text:span><text:span text:style-name="T45">: </text:span><text:span text:style-name="T47">lista, cancelada</text:span><text:span text:style-name="T45">.</text:span></text:p>
      <text:p text:style-name="P194"><text:span text:style-name="T1">Acción / estados transitables</text:span>:</text:p>
      <text:list xml:id="list3621388389229" text:continue-numbering="true" text:style-name="L178">
        <text:list-item>
          <text:p text:style-name="P409"><text:span text:style-name="T389">c</text:span>ancelar / <text:span text:style-name="T386">cancelada</text:span><text:span text:style-name="T7">: la Edición pasa a estado cancelada cuando se pretende parar el flujo normal del ciclo de vida de la edición. </text:span><text:span text:style-name="T12">Deberá ser causa de fuerza mayor la cancelación de la Edición durante el transcurso de la misma.</text:span></text:p>
        </text:list-item>
        <text:list-item>
          <text:p text:style-name="P496"><text:span text:style-name="T160">finalizar / finalizada</text:span><text:span text:style-name="T93">: la Edición pasa a estado finalizada dándose por concluido su ciclo de vida. Y</text:span><text:span text:style-name="T94">a </text:span><text:span text:style-name="T93">no se permit</text:span><text:span text:style-name="T94">irá</text:span><text:span text:style-name="T93"> modificar abs</text:span><text:span text:style-name="T91">o</text:span><text:span text:style-name="T93">lutamente ninguna propiedad básica o de entidad de la edición. </text:span><text:span text:style-name="T130">Esto debe realizarse en el momento en el que finaliza el curso.</text:span></text:p>
        </text:list-item>
      </text:list>
      <text:p text:style-name="P49"/>
      <text:p text:style-name="P176"><text:span text:style-name="T176">Finalizada</text:span><text:span text:style-name="T84">: </text:span><text:span text:style-name="T94">en este estado una Edición refleja el final de su ciclo de vida </text:span><text:span text:style-name="T130">natural, </text:span><text:span text:style-name="T94">cuando ha terminado </text:span><text:span text:style-name="T130">según lo esperado</text:span><text:span text:style-name="T84">. En este estado no se permite modificar abs</text:span><text:span text:style-name="T91">o</text:span><text:span text:style-name="T84">lutamente ninguna propiedad básica o de entidad de la edición. </text:span><text:span text:style-name="T130">El Alumno podrá recibir </text:span><text:span text:style-name="T95">certificado de </text:span><text:span text:style-name="T130">a</text:span><text:span text:style-name="T131">lgún</text:span><text:span text:style-name="T130"> tipo (certificado de participación, de aprovechamiento, </text:span><text:span text:style-name="T95">diploma </text:span><text:span text:style-name="T130">con su nota)</text:span></text:p>
      <text:p text:style-name="Standard"><text:span text:style-name="T185">Estados previos</text:span><text:span text:style-name="T45">: </text:span><text:span text:style-name="T48">en curso</text:span><text:span text:style-name="T45">.</text:span></text:p>
      <text:p text:style-name="P193"><text:span text:style-name="T1">Acción / estados transitables</text:span>: <text:span text:style-name="T390">ninguno</text:span></text:p>
      <text:p text:style-name="P46"/>
      <text:p text:style-name="P152"><text:span text:style-name="T176">Cancelada</text:span><text:span text:style-name="T84">: </text:span><text:span text:style-name="T94">En este estado una Edición queda en una situación de inactividad o suspense temporal de a</text:span><text:span text:style-name="T95">cciones de gestión</text:span><text:span text:style-name="T94">. </text:span><text:span text:style-name="T84">En este estado no se permite modificar abs</text:span><text:span text:style-name="T91">o</text:span><text:span text:style-name="T84">lutamente ninguna propiedad básica o de entidad de la edición. </text:span><text:span text:style-name="T94">Los motivos pueden ser de lo más variado, pero todos ellos permiten que se replantee por qué camino se reconducirá la Edición </text:span><text:span text:style-name="T95">o bien impedir cualquier actividad de gestión por algún motivo extraordinario.</text:span></text:p>
      <text:p text:style-name="P152"><text:span text:style-name="T185">Estados previos</text:span><text:span text:style-name="T45">: </text:span><text:span text:style-name="T48">convocando, pendiente, notificando, lista, en curso, anulada</text:span><text:span text:style-name="T45">.</text:span></text:p>
      <text:p text:style-name="P195"><text:span text:style-name="T1">Acción / estados transitables</text:span>:</text:p>
      <text:list xml:id="list3621768773335" text:continue-numbering="true" text:style-name="L178">
        <text:list-item>
          <text:p text:style-name="P496"><text:span text:style-name="T161">desconvocar</text:span><text:span text:style-name="T156"> / </text:span><text:span text:style-name="T161">convocando</text:span><text:span text:style-name="T84">: la Edición pasa a estado </text:span><text:span text:style-name="T95">convocando cuando su estado anterior fuera convocando.</text:span></text:p>
        </text:list-item>
        <text:list-item>
          <text:p text:style-name="P497"><text:span text:style-name="T161">desconvocar</text:span><text:span text:style-name="T156"> / </text:span><text:span text:style-name="T161">pendiente</text:span><text:span text:style-name="T84">: la Edición pasa a estado </text:span><text:span text:style-name="T95">pendiente cuando su estado anterior fuera pendiente</text:span><text:span text:style-name="T84">.</text:span></text:p>
        </text:list-item>
        <text:list-item>
          <text:p text:style-name="P497"><text:span text:style-name="T161">desconvocar</text:span><text:span text:style-name="T156"> / </text:span><text:span text:style-name="T161">notificando</text:span><text:span text:style-name="T84">: la Edición pasa a estado </text:span><text:span text:style-name="T95">notificando cuando su estado anterior fuera notificando</text:span><text:span text:style-name="T84">.</text:span></text:p>
        </text:list-item>
        <text:list-item>
          <text:p text:style-name="P497"><text:span text:style-name="T161">desconvocar</text:span><text:span text:style-name="T156"> / </text:span><text:span text:style-name="T161">lista</text:span><text:span text:style-name="T84">: la Edición pasa a estado </text:span><text:span text:style-name="T95">lista cuando su estado anterior fuera lista</text:span><text:span text:style-name="T84">.</text:span></text:p>
        </text:list-item>
        <text:list-item>
          <text:p text:style-name="P497"><text:span text:style-name="T161">desconvocar</text:span><text:span text:style-name="T156"> / </text:span><text:span text:style-name="T161">en curso</text:span><text:span text:style-name="T84">: la Edición pasa a estado </text:span><text:span text:style-name="T95">en curso cuando su estado anterior fuera en curso</text:span><text:span text:style-name="T84">.</text:span></text:p>
        </text:list-item>
        <text:list-item>
          <text:p text:style-name="P497"><text:span text:style-name="T161">anular</text:span><text:span text:style-name="T156">/ </text:span><text:span text:style-name="T161">anulada</text:span><text:span text:style-name="T84">: la Edición pasa a estado </text:span><text:span text:style-name="T95">anulada cuando se pretende finalizar de manera </text:span><text:span text:style-name="T130">abrupta e</text:span><text:span text:style-name="T95"> insatisfactoria su ciclo de vida</text:span><text:span text:style-name="T84">. </text:span><text:span text:style-name="T95">Esto implica que ningún alumno podrá recibir certificado de </text:span><text:span text:style-name="T130">ningún tipo (certificado de participación, de aprovechamiento, </text:span><text:span text:style-name="T95">diploma </text:span><text:span text:style-name="T130">con su nota)</text:span><text:span text:style-name="T95">.</text:span></text:p>
        </text:list-item>
      </text:list>
      <text:p text:style-name="P68"/>
      <text:p text:style-name="P154"><text:span text:style-name="T176">Anulada</text:span><text:span text:style-name="T84">: </text:span><text:span text:style-name="T94">en este estado una Edición refleja el final de su ciclo de vida cuando ha terminado d</text:span><text:span text:style-name="T96">e manera insatisfactoria</text:span><text:span text:style-name="T84">. </text:span><text:span text:style-name="T95">Esto implica que ningún alumno podrá recibir </text:span><text:soft-page-break/><text:span text:style-name="T95">certificado de aprovechamiento del curso o diploma de finalización del curso. </text:span><text:span text:style-name="T84">En este estado no se permite modificar abs</text:span><text:span text:style-name="T91">o</text:span><text:span text:style-name="T84">lutamente ninguna propiedad básica o de entidad de la edición.</text:span></text:p>
      <text:p text:style-name="P152"><text:span text:style-name="T185">Estados previos</text:span><text:span text:style-name="T45">: </text:span><text:span text:style-name="T49">cancelada</text:span><text:span text:style-name="T45">.</text:span></text:p>
      <text:p text:style-name="P195"><text:span text:style-name="T1">Acción / estados transitables</text:span>: <text:span text:style-name="T391">ninguno</text:span></text:p>
      <text:p text:style-name="P50"/>
      <text:p text:style-name="P50"/>
      <text:p text:style-name="Standard"><text:span text:style-name="T145">Definición de Acciones</text:span><text:span text:style-name="T84">: </text:span><text:span text:style-name="T35">crear, borrar-F, modificar,</text:span><text:span text:style-name="T84"> </text:span><text:span text:style-name="T329">activar, inactivar, cancelar, </text:span><text:span text:style-name="T330">abrir convocatoria, </text:span><text:span text:style-name="T329">cerrar convocatoria, </text:span><text:span text:style-name="T330">reabrir</text:span><text:span text:style-name="T329"> convocatoria, </text:span><text:span text:style-name="T330">abrir notificación, pausar notificación, </text:span><text:span text:style-name="T329">cerrar notificación, </text:span><text:span text:style-name="T330">reabrir n</text:span><text:span text:style-name="T329">otificación, </text:span><text:span text:style-name="T330">iniciar curso, finalizar, anular, cancelar, descancelar</text:span><text:span text:style-name="T329">, </text:span><text:span text:style-name="T264">asociar </text:span><text:span text:style-name="T267">Sesión </text:span><text:span text:style-name="T264">Calendario, disociar </text:span><text:span text:style-name="T267">Sesión </text:span><text:span text:style-name="T264">Calendario, asociar Alumnos, disociar Alumnos.</text:span></text:p>
      <text:p text:style-name="P48"/>
      <text:p text:style-name="P137">Crear</text:p>
      <text:p text:style-name="P34"/>
      <text:p text:style-name="P34">Con esta acción se crea una entidad Edición definida para una AF dentro del marco de un PF que la contenga y en el año en el que está definido dicho PF. Es decir, que <text:span text:style-name="T387">nada más crearse </text:span>una Edición, <text:span text:style-name="T387">ya tendrá asociadas las entidades</text:span> PF y AF.</text:p>
      <text:p text:style-name="P34"/>
      <text:p text:style-name="P4">Restricciones</text:p>
      <text:list xml:id="list3622008460614" text:continue-list="list3622181918448" text:style-name="L15">
        <text:list-item>
          <text:p text:style-name="P296">Una Edición <text:span text:style-name="T221">sólo </text:span>puede crearse dentro de un PF si éste último está en estado activo.</text:p>
        </text:list-item>
        <text:list-item>
          <text:p text:style-name="P210"><text:span text:style-name="T207">Una Edición </text:span><text:span text:style-name="T213">sólo </text:span><text:span text:style-name="T207">puede crearse dentro de un PF si la fecha de creación está inclu</text:span><text:span text:style-name="T209">i</text:span><text:span text:style-name="T207">da entre las fechas inicio y fin del PF.</text:span></text:p>
        </text:list-item>
        <text:list-item>
          <text:p text:style-name="P210"><text:span text:style-name="T207">Una Edición </text:span><text:span text:style-name="T213">sólo </text:span><text:span text:style-name="T207">puede crearse si la AF que se asocia está en estado suspendida o activa.</text:span></text:p>
        </text:list-item>
      </text:list>
      <text:p text:style-name="P46"/>
      <text:p text:style-name="P92">Se evaluó la posibilidad de definir y controlar un nº de ediciones máximas a crear para un PF-AF, pero creo que eso es acotar y restringir la libertad de gestionar cursos de formación de una manera más flexible. A fin de cuentas aquí no se controlan presupuestos para los cursos de formación ni, por tanto, se planifican ni justifican el uso de dichos presupuestos.</text:p>
      <text:p text:style-name="P46"/>
      <text:p text:style-name="P4">Acciones</text:p>
      <text:list xml:id="list962947064" text:style-name="L179">
        <text:list-item>
          <text:p text:style-name="P262"><text:span text:style-name="T207">Se crea un registro de Edición para ese año, PF y AF tomando el máximo identificador de Edición existente para ese año-programa-actividad y sumándole uno</text:span>.</text:p>
        </text:list-item>
      </text:list>
      <text:p text:style-name="P10"/>
      <text:p text:style-name="P46"><text:span text:style-name="T1">Efectos colaterales</text:span>:</text:p>
      <text:list xml:id="list1438024175" text:style-name="L180">
        <text:list-item>
          <text:p text:style-name="P394">No existen.</text:p>
        </text:list-item>
      </text:list>
      <text:p text:style-name="P46"/>
      <text:p text:style-name="P46"/>
      <text:p text:style-name="P137">Borrar-F</text:p>
      <text:p text:style-name="P34"/>
      <text:p text:style-name="P34">Con esta acción se borra físicamente una Edición.</text:p>
      <text:p text:style-name="P34"/>
      <text:p text:style-name="P4">Restricciones</text:p>
      <text:list xml:id="list3623198878130" text:continue-list="list3622008460614" text:style-name="L15">
        <text:list-item>
          <text:p text:style-name="P423"><text:span text:style-name="T346">En una Edición </text:span><text:span text:style-name="T348">s</text:span><text:span text:style-name="T347">ólo</text:span><text:span text:style-name="T346"> puede realizarse un borrado físico si está en </text:span><text:span text:style-name="T345">alguno de </text:span><text:span text:style-name="T346">los estados </text:span><text:span text:style-name="T345">inactiva, activa, convocando, pendiente o notificando y siempre y cuando ningún Alumno haya sido notificado.</text:span></text:p>
        </text:list-item>
      </text:list>
      <text:p text:style-name="P10"/>
      <text:p text:style-name="P4">Acciones</text:p>
      <text:list xml:id="list2407723298" text:style-name="L181">
        <text:list-item>
          <text:p text:style-name="P263"><text:soft-page-break/><text:span text:style-name="T207">Se elimina físicamente el registro de la edición</text:span>.</text:p>
        </text:list-item>
      </text:list>
      <text:p text:style-name="P10"/>
      <text:p text:style-name="P46"><text:span text:style-name="T1">Efectos colaterales</text:span>:</text:p>
      <text:list xml:id="list2416643926" text:style-name="L182">
        <text:list-item>
          <text:p text:style-name="P395">Se disocia del PF y de la AF.</text:p>
        </text:list-item>
        <text:list-item>
          <text:p text:style-name="P396">Se borran físicamente todas las sesiones de calendario que tuviera asociadas.</text:p>
        </text:list-item>
        <text:list-item>
          <text:p text:style-name="P498"><text:span text:style-name="T84">Se borran físicamente todos los alumnos </text:span><text:span text:style-name="T132">de la lista de</text:span><text:span text:style-name="T84"> convocados (incidir en la necesidad de impedir el borrado si tan sólo un alumno </text:span><text:span text:style-name="T132">de los convocados </text:span><text:span text:style-name="T84">ha sido notificado).</text:span></text:p>
        </text:list-item>
        <text:list-item>
          <text:p text:style-name="P395">Se disocia el Formador <text:span text:style-name="T420">(queda fuera del ámbito de estudio de esta aplicación)</text:span></text:p>
        </text:list-item>
      </text:list>
      <text:p text:style-name="P72"/>
      <text:p text:style-name="P46"/>
      <text:p text:style-name="P137">Modificar</text:p>
      <text:p text:style-name="P34"/>
      <text:p text:style-name="P34">Con esta acción se redefinen algunos valores de los campos modificables de una edición.</text:p>
      <text:p text:style-name="P34">Son modificables todas las propiedades básicas definidas.</text:p>
      <text:p text:style-name="P34">Son modificables algunas de las propiedades entidad definidas: calendario, lista base y formadores.</text:p>
      <text:p text:style-name="P34"/>
      <text:p text:style-name="P4">Restricciones</text:p>
      <text:list xml:id="list3622220438620" text:continue-list="list3623198878130" text:style-name="L15">
        <text:list-item>
          <text:p text:style-name="P298"><text:span text:style-name="T393">E</text:span>n <text:span text:style-name="T393">una</text:span> Edición puede<text:span text:style-name="T393">n cambiarse </text:span><text:span text:style-name="T222">todas </text:span><text:span text:style-name="T393">sus propiedades básicas si está en</text:span> estado <text:span text:style-name="T392">inactiva.</text:span></text:p>
        </text:list-item>
        <text:list-item>
          <text:p text:style-name="P298"><text:span text:style-name="T393">En una Edición pueden cambiarse </text:span><text:span text:style-name="T222">algunas </text:span><text:span text:style-name="T393">propiedades básicas tales como el número mínimo y máximo de alumnos si está en estado convocando</text:span>. (<text:span text:style-name="T28">Para modificar el estado de una edición </text:span><text:span text:style-name="T29">y algunos atributos tales como fecha de cierre o similares, </text:span><text:span text:style-name="T28">se realizará a través de </text:span><text:span text:style-name="T29">la pertinente </text:span><text:span text:style-name="T28">acción </text:span><text:span text:style-name="T29">de cambio de estado</text:span>)</text:p>
        </text:list-item>
        <text:list-item>
          <text:p text:style-name="P424"><text:span text:style-name="T100">En una Edición </text:span><text:span text:style-name="T148">no</text:span><text:span text:style-name="T100"> puede modificarse ninguna propiedad de entidad. (</text:span><text:span text:style-name="T380">Para ello están las operaciones de asociación y disociación</text:span><text:span text:style-name="T100">)</text:span></text:p>
        </text:list-item>
        <text:list-item>
          <text:p text:style-name="P425"><text:span text:style-name="T84">En una Edición </text:span><text:span text:style-name="T147">sól</text:span><text:span text:style-name="T145">o</text:span><text:span text:style-name="T84"> puede modificarse el nº mínimo de alumnos </text:span><text:span text:style-name="T98">si está en estado inactiv</text:span><text:span text:style-name="T99">a</text:span><text:span text:style-name="T98"> o convocando y </text:span><text:span text:style-name="T84">si la nueva cifra es </text:span><text:span text:style-name="T102">menor que el número máximo y </text:span><text:span text:style-name="T98">distinta de cero.</text:span></text:p>
        </text:list-item>
        <text:list-item>
          <text:p text:style-name="P425"><text:span text:style-name="T84">En una Edición </text:span><text:span text:style-name="T146">sólo</text:span><text:span text:style-name="T84"> puede modificarse el nº máximo de alumnos </text:span><text:span text:style-name="T98">si está en estado <text:s/>inactiv</text:span><text:span text:style-name="T99">a</text:span><text:span text:style-name="T98"> o convocando y </text:span><text:span text:style-name="T84">si la nueva cifra </text:span><text:span text:style-name="T102">es mayor que el número mínimo y </text:span><text:span text:style-name="T98">distinta de cero.</text:span></text:p>
        </text:list-item>
        <text:list-item>
          <text:p text:style-name="P425"><text:span text:style-name="T84">En una Edición </text:span><text:span text:style-name="T146">sólo</text:span><text:span text:style-name="T84"> puede modificarse la fecha de inicio </text:span><text:span text:style-name="T98">si está en estado inactiva y </text:span><text:span text:style-name="T84">si </text:span><text:span text:style-name="T98">la fecha </text:span><text:span text:style-name="T84">es </text:span><text:span text:style-name="T99">posterior</text:span><text:span text:style-name="T84"> a la fecha de inicio del PF al que pertenece.</text:span></text:p>
        </text:list-item>
        <text:list-item>
          <text:p text:style-name="P425"><text:span text:style-name="T84">En una Edición </text:span><text:span text:style-name="T146">sólo</text:span><text:span text:style-name="T84"> puede modificarse la fecha </text:span><text:span text:style-name="T98">f</text:span><text:span text:style-name="T84">in </text:span><text:span text:style-name="T98">si está en estado inactiv</text:span><text:span text:style-name="T99">a</text:span><text:span text:style-name="T98"> y </text:span><text:span text:style-name="T84">si </text:span><text:span text:style-name="T98">la fecha </text:span><text:span text:style-name="T84">es </text:span><text:span text:style-name="T98">a</text:span><text:span text:style-name="T99">nterior</text:span><text:span text:style-name="T84"> a la fecha </text:span><text:span text:style-name="T98">fin </text:span><text:span text:style-name="T84">del PF al que pertenece.</text:span></text:p>
        </text:list-item>
        <text:list-item>
          <text:p text:style-name="P422"><text:span text:style-name="T84">En una Edición </text:span><text:span text:style-name="T146">sól</text:span><text:span text:style-name="T145">o</text:span><text:span text:style-name="T84"> puede modificarse el nº de horas de duración (nº de horas del calendario) </text:span><text:span text:style-name="T98">si está en estado inactiv</text:span><text:span text:style-name="T99">a</text:span><text:span text:style-name="T98">. </text:span><text:span text:style-name="T101">(se verifica que coincide el n.º de horas con el n.º de horas del calendario cuando se activa la edición).</text:span></text:p>
        </text:list-item>
      </text:list>
      <text:p text:style-name="P10"/>
      <text:p text:style-name="P4">Acciones</text:p>
      <text:list xml:id="list910741173" text:style-name="L183">
        <text:list-item>
          <text:p text:style-name="P264"><text:span text:style-name="T207">Se modifica el registro de la edición estableciendo los nuevos valores</text:span>.</text:p>
        </text:list-item>
      </text:list>
      <text:p text:style-name="P10"/>
      <text:p text:style-name="P46"><text:span text:style-name="T1">Efectos colaterales</text:span>:</text:p>
      <text:list xml:id="list1712778626" text:style-name="L184">
        <text:list-item>
          <text:p text:style-name="P397"><text:span text:style-name="T293">N</text:span><text:span text:style-name="T294">inguno</text:span><text:span text:style-name="T271">.</text:span> (<text:span text:style-name="T27">averiguar si existe alguno</text:span>)</text:p>
        </text:list-item>
      </text:list>
      <text:p text:style-name="P46"/>
      <text:p text:style-name="P46"/>
      <text:p text:style-name="P147">Activar</text:p>
      <text:p text:style-name="P34"/>
      <text:p text:style-name="P34">Con esta acción se establece el momento a partir del cual <text:span text:style-name="T394">una Edición queda definida y está lista para iniciarse la apertura de convocatoria.</text:span> Antes de activar una Edición <text:soft-page-break/>solamente se permite definir sus propiedades básicas y definir las Sesiones del calendario.</text:p>
      <text:p text:style-name="P34"/>
      <text:p text:style-name="P4">Restricciones</text:p>
      <text:list xml:id="list3621318323074" text:continue-list="list3622220438620" text:style-name="L15">
        <text:list-item>
          <text:p text:style-name="P296">Una Edición <text:span text:style-name="T221">no</text:span> puede activarse si está en otro estado que no sea <text:span text:style-name="T1">inactivo</text:span>.</text:p>
        </text:list-item>
        <text:list-item>
          <text:p text:style-name="P210"><text:span text:style-name="T207">Una Edición </text:span><text:span text:style-name="T213">no</text:span><text:span text:style-name="T207"> puede activarse si no se han definido valor en las siguientes propiedades-básicas: nº min de alumnos, nº max de alumnos, fecha inicio, fecha fin, duración horas y tipo de certificación.</text:span></text:p>
        </text:list-item>
        <text:list-item>
          <text:p text:style-name="P299">Una Edición <text:span text:style-name="T221">no</text:span> puede activarse si no se ha definido un <text:span text:style-name="T421">c</text:span>alendario que cumpla con las horas establecidas.</text:p>
        </text:list-item>
        <text:list-item>
          <text:p text:style-name="P426"><text:span text:style-name="T84">Una Edición </text:span><text:span text:style-name="T145">no</text:span><text:span text:style-name="T84"> puede activarse si </text:span><text:span text:style-name="T124">contiene alguna Sesión de </text:span><text:span text:style-name="T84">Calendario que </text:span><text:span text:style-name="T124">incumpla que la fecha de sesión quede fuera del rango de fechas de la edición. (</text:span><text:span text:style-name="T172">El usuario deberá modificar o bien la Edición o bien las Sesiones de Calendario que incumplan esta regla</text:span><text:span text:style-name="T124">)</text:span></text:p>
        </text:list-item>
        <text:list-item>
          <text:p text:style-name="P426"><text:span text:style-name="T124">Una Edición </text:span><text:span text:style-name="T153">no</text:span><text:span text:style-name="T124"> puede activarse si el sumatorio de horas de las Sesiones de Calendario no son iguales que la duración de horas definido en la Edición. (</text:span><text:span text:style-name="T172">El usuario deberá modificar o bien la Edición o bien las Sesiones de Calendario que incumplan esta regla</text:span><text:span text:style-name="T124">)</text:span></text:p>
        </text:list-item>
      </text:list>
      <text:p text:style-name="P46"/>
      <text:p text:style-name="P4">Acciones</text:p>
      <text:list xml:id="list3968432051" text:style-name="L185">
        <text:list-item>
          <text:p text:style-name="P499"><text:span text:style-name="T84">Se actualiza el registro de </text:span><text:span text:style-name="T103">Edición</text:span><text:span text:style-name="T84"> cambiándose el estado anterior con el valor del estado actual; el estado actual a </text:span><text:span text:style-name="T103">c</text:span><text:span text:style-name="T110">onvocando</text:span><text:span text:style-name="T103"> </text:span><text:span text:style-name="T84">y la fecha de último estado a la fecha actual.</text:span></text:p>
        </text:list-item>
      </text:list>
      <text:p text:style-name="P10"/>
      <text:p text:style-name="P46"><text:span text:style-name="T1">Efectos colaterales</text:span>:</text:p>
      <text:list xml:id="list730981411" text:style-name="L186">
        <text:list-item>
          <text:p text:style-name="P500"><text:span text:style-name="T296">S</text:span><text:span text:style-name="T298">e verifica que el número de horas del calendario coincide con el número de horas de la Edición</text:span><text:span text:style-name="T271">.</text:span></text:p>
        </text:list-item>
      </text:list>
      <text:p text:style-name="P46"/>
      <text:p text:style-name="P147">Inactivar</text:p>
      <text:p text:style-name="P34"/>
      <text:p text:style-name="P34">Con esta acción se transita del estado activo de una Edición al estado inactivo para evitar que en la Edición puedan llevarse a cabo una serie de acciones como establecer la lista de alumnos convocados.</text:p>
      <text:p text:style-name="P34"/>
      <text:p text:style-name="P4">Restricciones</text:p>
      <text:list xml:id="list246877027" text:style-name="L187">
        <text:list-item>
          <text:p text:style-name="P398">Una Edición <text:span text:style-name="T223">sól</text:span><text:span text:style-name="T221">o</text:span> puede inactivarse si está en estado <text:span text:style-name="T1">activo</text:span>.</text:p>
        </text:list-item>
      </text:list>
      <text:p text:style-name="P10"/>
      <text:p text:style-name="P4">Acciones</text:p>
      <text:list xml:id="list3043265346" text:style-name="L188">
        <text:list-item>
          <text:p text:style-name="P265"><text:span text:style-name="T207">Se actualiza el registro de </text:span><text:span text:style-name="T210">Edición</text:span><text:span text:style-name="T207"> cambiándose el estado anterior con el valor del estado actual; el estado actual a </text:span><text:span text:style-name="T211">in</text:span><text:span text:style-name="T210">activo </text:span><text:span text:style-name="T207">y la fecha de último estado a la fecha actual.</text:span></text:p>
        </text:list-item>
      </text:list>
      <text:p text:style-name="P10"/>
      <text:p text:style-name="P46"><text:span text:style-name="T1">Efectos colaterales</text:span>:</text:p>
      <text:list xml:id="list2781581314" text:style-name="L189">
        <text:list-item>
          <text:p text:style-name="P445">Se eliminan los formadores asociados a la edición (<text:span text:style-name="T302">si finalmente introduzco la entidad Formador</text:span>).</text:p>
        </text:list-item>
      </text:list>
      <text:p text:style-name="P126"/>
      <text:p text:style-name="P156"><text:span text:style-name="T337">Abrir</text:span><text:span text:style-name="T335"> convocatoria</text:span></text:p>
      <text:p text:style-name="P37"/>
      <text:p text:style-name="P156"><text:span text:style-name="T62">Con esta acción se </text:span><text:span text:style-name="T66">abre</text:span><text:span text:style-name="T62"> el plazo de convocatoria </text:span><text:span text:style-name="T66">permitiendo asociar peticiones de la AF que pasaron los procesos de control (forman parte de la lista base de alumnos de la edición). Dicha AF, evidentemente, será la misma que contiene la Edición. De esta manera se va formando la lista de alumnos convocados a partir de la lista base.</text:span></text:p>
      <text:p text:style-name="P37"><text:soft-page-break/></text:p>
      <text:p text:style-name="P6">Restricciones</text:p>
      <text:list xml:id="list3622362089154" text:continue-list="list246877027" text:style-name="L187">
        <text:list-item>
          <text:p text:style-name="P502"><text:span text:style-name="T84">En una Edición </text:span><text:span text:style-name="T145">no</text:span><text:span text:style-name="T84"> se puede </text:span><text:span text:style-name="T110">abrir</text:span><text:span text:style-name="T84"> la convocatoria si la edición </text:span><text:span text:style-name="T106">no está en estado a</text:span><text:span text:style-name="T110">ctiva</text:span><text:span text:style-name="T106">.</text:span></text:p>
        </text:list-item>
        <text:list-item>
          <text:p text:style-name="P502"><text:span text:style-name="T84">En una Edición </text:span><text:span text:style-name="T145">no</text:span><text:span text:style-name="T84"> se puede </text:span><text:span text:style-name="T110">abrir la convocatoria </text:span><text:span text:style-name="T84">si la fecha actual supera la fecha </text:span><text:span text:style-name="T109">inicio</text:span><text:span text:style-name="T84"> de la edición. </text:span><text:span text:style-name="T108">[*1]</text:span></text:p>
        </text:list-item>
      </text:list>
      <text:p text:style-name="P51"/>
      <text:p text:style-name="P51"><text:span text:style-name="T398">[*1]: </text:span><text:span text:style-name="T17">si hay un problema de fechas y la Edición está en estado convocando, entonces lo único que se puede hacer es cancelarla y luego anularla, porque desde el estado convocando no se puede volver atrás para el estado activa y de este al inactiva para modificar los datos de </text:span><text:span text:style-name="T18">fecha de</text:span><text:span text:style-name="T17"> la edición</text:span><text:span text:style-name="T398">.</text:span></text:p>
      <text:p text:style-name="P16"/>
      <text:p text:style-name="P6">Acciones</text:p>
      <text:list xml:id="list3910388693" text:style-name="L190">
        <text:list-item>
          <text:p text:style-name="P509"><text:span text:style-name="T84">Se actualiza el registro de </text:span><text:span text:style-name="T103">Edición</text:span><text:span text:style-name="T84"> cambiándose el estado anterior con el valor del estado actual; el estado actual a </text:span><text:span text:style-name="T105">p</text:span><text:span text:style-name="T106">endiente;</text:span><text:span text:style-name="T84"> la fecha de último estado a la fecha actual; </text:span><text:span text:style-name="T107">l</text:span><text:span text:style-name="T84">a fecha de cierre de convocatoria </text:span><text:span text:style-name="T107">a la fecha actual</text:span><text:span text:style-name="T84">.</text:span></text:p>
        </text:list-item>
      </text:list>
      <text:p text:style-name="P16"/>
      <text:p text:style-name="P110"><text:span text:style-name="T1">Efectos colaterales</text:span>:</text:p>
      <text:list xml:id="list2044079242" text:style-name="L191">
        <text:list-item>
          <text:p text:style-name="P455">Ninguno.</text:p>
        </text:list-item>
      </text:list>
      <text:p text:style-name="P126"/>
      <text:p text:style-name="P147">Cerrar convocatoria</text:p>
      <text:p text:style-name="P34"/>
      <text:p text:style-name="Standard"><text:span text:style-name="T62">Con esta acción se cierra el plazo de convocatoria impidi</text:span><text:span text:style-name="T64">e</text:span><text:span text:style-name="T62">ndo convocar a más alumnos.</text:span></text:p>
      <text:p text:style-name="P34"/>
      <text:p text:style-name="P4">Restricciones</text:p>
      <text:list xml:id="list3622966661119" text:continue-list="list3622362089154" text:style-name="L187">
        <text:list-item>
          <text:p text:style-name="P398">En una Edición <text:span text:style-name="T224">sólo</text:span> se puede cerrar la convocatoria si la edición <text:span text:style-name="T396">está en estado convocando.</text:span></text:p>
        </text:list-item>
        <text:list-item>
          <text:p text:style-name="P398">En una Edición <text:span text:style-name="T221">no</text:span> se puede cerrar la convocatoria si el nº de alumnos convocados no es igual o superior al nº mínimo de alumnos.</text:p>
        </text:list-item>
        <text:list-item>
          <text:p text:style-name="P398">En una Edición <text:span text:style-name="T221">no</text:span> se puede cerrar la convocatoria si el nº de alumnos convocados supera el nº máximo de alumnos convocados <text:span text:style-name="T396">(algunos deberán ser desconvocados)</text:span>.</text:p>
        </text:list-item>
        <text:list-item>
          <text:p text:style-name="P501"><text:span text:style-name="T84">En una Edición </text:span><text:span text:style-name="T145">no</text:span><text:span text:style-name="T84"> se puede cerrar la convocatoria si la fecha actual supera la fecha </text:span><text:span text:style-name="T109">inicio</text:span><text:span text:style-name="T84"> de la edición. </text:span><text:span text:style-name="T108">[*1]</text:span></text:p>
        </text:list-item>
      </text:list>
      <text:p text:style-name="P10"/>
      <text:p text:style-name="P4">Acciones</text:p>
      <text:list xml:id="list114717707" text:style-name="L192">
        <text:list-item>
          <text:p text:style-name="P510"><text:span text:style-name="T84">Se actualiza el registro de </text:span><text:span text:style-name="T103">Edición</text:span><text:span text:style-name="T84"> cambiándose el estado anterior con el valor del estado actual; el estado actual a </text:span><text:span text:style-name="T105">p</text:span><text:span text:style-name="T106">endiente;</text:span><text:span text:style-name="T84"> la fecha de último estado a la fecha actual; </text:span><text:span text:style-name="T107">l</text:span><text:span text:style-name="T84">a fecha de cierre de convocatoria </text:span><text:span text:style-name="T107">a la fecha actual</text:span><text:span text:style-name="T84">.</text:span></text:p>
        </text:list-item>
      </text:list>
      <text:p text:style-name="P10"/>
      <text:p text:style-name="P46"><text:span text:style-name="T1">Efectos colaterales</text:span>:</text:p>
      <text:list xml:id="list1418350817" text:style-name="L193">
        <text:list-item>
          <text:p text:style-name="P399">Ninguno.</text:p>
        </text:list-item>
      </text:list>
      <text:p text:style-name="P126"/>
      <text:p text:style-name="Standard"><text:span text:style-name="T336">Reabrir</text:span><text:span text:style-name="T335"> convocatoria</text:span></text:p>
      <text:p text:style-name="P34"/>
      <text:p text:style-name="P34">Con esta acción <text:span text:style-name="T397">se reabre la</text:span> convocatoria permitiendo a la edición modificar el conjunto de alumnos convocados.</text:p>
      <text:p text:style-name="P34"/>
      <text:p text:style-name="P4">Restricciones</text:p>
      <text:list xml:id="list3621264244202" text:continue-list="list3622966661119" text:style-name="L187">
        <text:list-item>
          <text:p text:style-name="P501"><text:span text:style-name="T84">En una Edición </text:span><text:span text:style-name="T149">sólo</text:span><text:span text:style-name="T84"> se puede </text:span><text:span text:style-name="T107">reabrir la </text:span><text:span text:style-name="T84">convocatoria si </text:span><text:span text:style-name="T107">la Edición se encuentra en <text:s/>estado p</text:span><text:span text:style-name="T108">endiente</text:span><text:span text:style-name="T107">.</text:span></text:p>
        </text:list-item>
      </text:list>
      <text:p text:style-name="P10"/>
      <text:p text:style-name="P4"><text:soft-page-break/>Acciones</text:p>
      <text:list xml:id="list2470553932" text:style-name="L194">
        <text:list-item>
          <text:p text:style-name="P511"><text:span text:style-name="T84">Se actualiza el registro de </text:span><text:span text:style-name="T103">Edición</text:span><text:span text:style-name="T84"> cambiándose el estado anterior con el valor del estado actual; el estado actual a </text:span><text:span text:style-name="T105">c</text:span><text:span text:style-name="T108">onvocando</text:span><text:span text:style-name="T106">;</text:span><text:span text:style-name="T84"> la fecha de último estado a la fecha actual; </text:span><text:span text:style-name="T107">l</text:span><text:span text:style-name="T84">a fecha de cierre de convocatoria </text:span><text:span text:style-name="T107">a null</text:span><text:span text:style-name="T84">.</text:span></text:p>
        </text:list-item>
      </text:list>
      <text:p text:style-name="P10"/>
      <text:p text:style-name="P46"><text:span text:style-name="T1">Efectos colaterales</text:span>:</text:p>
      <text:list xml:id="list4050022854" text:style-name="L195">
        <text:list-item>
          <text:p text:style-name="P400">Ninguno.</text:p>
        </text:list-item>
      </text:list>
      <text:p text:style-name="P126"/>
      <text:p text:style-name="P130">Abrir notificación</text:p>
      <text:p text:style-name="P36"/>
      <text:p text:style-name="P160"><text:span text:style-name="T62">Con esta acción </text:span><text:span text:style-name="T65">se da paso al inicio del periodo de notificación a los alumnos convocados a la Edición.</text:span></text:p>
      <text:p text:style-name="P36"/>
      <text:p text:style-name="P5">Restricciones</text:p>
      <text:list xml:id="list3623134684869" text:continue-list="list3621264244202" text:style-name="L187">
        <text:list-item>
          <text:p text:style-name="P503"><text:span text:style-name="T84">En una Edición </text:span><text:span text:style-name="T149">sólo</text:span><text:span text:style-name="T84"> se puede </text:span><text:span text:style-name="T107">a</text:span><text:span text:style-name="T108">brir la notificación </text:span><text:span text:style-name="T84">si </text:span><text:span text:style-name="T107">la Edición se encuentra en estado p</text:span><text:span text:style-name="T108">endiente</text:span><text:span text:style-name="T107">.</text:span></text:p>
        </text:list-item>
        <text:list-item>
          <text:p text:style-name="P502"><text:span text:style-name="T84">En una Edición </text:span><text:span text:style-name="T145">no</text:span><text:span text:style-name="T84"> se puede </text:span><text:span text:style-name="T107">abrir la notificación</text:span><text:span text:style-name="T84"> si la fecha actual supera la fecha </text:span><text:span text:style-name="T109">inicio</text:span><text:span text:style-name="T84"> de la edición. </text:span><text:span text:style-name="T108">[*1]</text:span></text:p>
        </text:list-item>
      </text:list>
      <text:p text:style-name="P15"/>
      <text:p text:style-name="P5">Acciones</text:p>
      <text:list xml:id="list1877232117" text:style-name="L196">
        <text:list-item>
          <text:p text:style-name="P512"><text:span text:style-name="T84">Se actualiza el registro de </text:span><text:span text:style-name="T103">Edición</text:span><text:span text:style-name="T84"> cambiándose el estado anterior con el valor del estado actual; el estado actual a </text:span><text:span text:style-name="T105">n</text:span><text:span text:style-name="T111">otificando</text:span><text:span text:style-name="T106">;</text:span><text:span text:style-name="T84"> la fecha de último estado a la fecha actual.</text:span></text:p>
        </text:list-item>
      </text:list>
      <text:p text:style-name="P15"/>
      <text:p text:style-name="P110"><text:span text:style-name="T1">Efectos colaterales</text:span>:</text:p>
      <text:list xml:id="list3572316321" text:style-name="L197">
        <text:list-item>
          <text:p text:style-name="P513"><text:span text:style-name="T277">N</text:span><text:span text:style-name="T276">inguno</text:span><text:span text:style-name="T275">.</text:span></text:p>
        </text:list-item>
      </text:list>
      <text:p text:style-name="P127"/>
      <text:p text:style-name="P131">Pausar notificación</text:p>
      <text:p text:style-name="P36"/>
      <text:p text:style-name="P157"><text:span text:style-name="T62">Con esta acción </text:span><text:span text:style-name="T67">se </text:span><text:span text:style-name="T111">detiene el flujo de envío de notificaciones</text:span><text:span text:style-name="T67"> a los alumnos</text:span><text:span text:style-name="T62">. </text:span><text:span text:style-name="T67">Esto puede deberse a imprevistos surgidos que provoquen la parada del envío de información a los alumnos que están convocados.</text:span></text:p>
      <text:p text:style-name="P36"/>
      <text:p text:style-name="P5">Restricciones</text:p>
      <text:list xml:id="list3621913729400" text:continue-list="list3623134684869" text:style-name="L187">
        <text:list-item>
          <text:p text:style-name="P504"><text:span text:style-name="T84">En una Edición </text:span><text:span text:style-name="T149">sólo</text:span><text:span text:style-name="T84"> se puede </text:span><text:span text:style-name="T107">p</text:span><text:span text:style-name="T111">ausar la notificación </text:span><text:span text:style-name="T84">si </text:span><text:span text:style-name="T107">la Edición se encuentra en estado n</text:span><text:span text:style-name="T111">otificando</text:span><text:span text:style-name="T107">.</text:span></text:p>
        </text:list-item>
      </text:list>
      <text:p text:style-name="P15"/>
      <text:p text:style-name="P5">Acciones</text:p>
      <text:list xml:id="list740682171" text:style-name="L198">
        <text:list-item>
          <text:p text:style-name="P515"><text:span text:style-name="T84">Se actualiza el registro de </text:span><text:span text:style-name="T103">Edición</text:span><text:span text:style-name="T84"> cambiándose el estado anterior con el valor del estado actual; el estado actual a </text:span><text:span text:style-name="T105">n</text:span><text:span text:style-name="T111">otificando</text:span><text:span text:style-name="T106">;</text:span><text:span text:style-name="T84"> la fecha de último estado a la fecha actual.</text:span></text:p>
        </text:list-item>
      </text:list>
      <text:p text:style-name="P15"/>
      <text:p text:style-name="P109"><text:span text:style-name="T1">Efectos colaterales</text:span>:</text:p>
      <text:list xml:id="list3623315154126" text:continue-list="list3572316321" text:style-name="L197">
        <text:list-item>
          <text:p text:style-name="P514"><text:span text:style-name="T277">N</text:span><text:span text:style-name="T276">inguno debido a que el proceso de envío de notificaciones mediante algún medio físico o digital no entra dentro del ámbito de estudio de este proyecto</text:span><text:span text:style-name="T275">.</text:span></text:p>
        </text:list-item>
      </text:list>
      <text:p text:style-name="P127"/>
      <text:p text:style-name="P147">Cerrar notificación</text:p>
      <text:p text:style-name="P34"/>
      <text:p text:style-name="Standard"><text:span text:style-name="T62">Con esta acción se cierra el plazo de notificación a los alumnos de la edición impidi</text:span><text:span text:style-name="T68">e</text:span><text:span text:style-name="T62">ndo notificar a más alumnos.</text:span></text:p>
      <text:p text:style-name="P34"/>
      <text:p text:style-name="P4">Restricciones</text:p>
      <text:list xml:id="list3622191498209" text:continue-list="list3621913729400" text:style-name="L187">
        <text:list-item>
          <text:p text:style-name="P505"><text:soft-page-break/><text:span text:style-name="T112">En una Edición </text:span><text:span text:style-name="T149">sólo</text:span><text:span text:style-name="T112"> se puede </text:span><text:span text:style-name="T107">c</text:span><text:span text:style-name="T112">errar</text:span><text:span text:style-name="T111"> la notificación </text:span><text:span text:style-name="T112">si </text:span><text:span text:style-name="T107">la Edición se encuentra en estado n</text:span><text:span text:style-name="T111">otificando</text:span><text:span text:style-name="T107">.</text:span></text:p>
        </text:list-item>
      </text:list>
      <text:p text:style-name="P10"/>
      <text:p text:style-name="P4">Acciones</text:p>
      <text:list xml:id="list34181388" text:style-name="L199">
        <text:list-item>
          <text:p text:style-name="P516"><text:span text:style-name="T84">Se actualiza el registro de </text:span><text:span text:style-name="T103">Edición</text:span><text:span text:style-name="T84"> cambiándose el estado anterior con el valor del estado actual; el estado actual a </text:span><text:span text:style-name="T105">l</text:span><text:span text:style-name="T113">ista;</text:span><text:span text:style-name="T84"> la fecha de último estado a la fecha actual; </text:span><text:span text:style-name="T113">la</text:span><text:span text:style-name="T84"> fecha de cierre de notificación </text:span><text:span text:style-name="T113">a la fecha actual</text:span><text:span text:style-name="T84">.</text:span></text:p>
        </text:list-item>
      </text:list>
      <text:p text:style-name="P10"/>
      <text:p text:style-name="P46"><text:span text:style-name="T1">Efectos colaterales</text:span>:</text:p>
      <text:list xml:id="list3123557199" text:style-name="L200">
        <text:list-item>
          <text:p text:style-name="P401">Ninguno.</text:p>
        </text:list-item>
      </text:list>
      <text:p text:style-name="P126"/>
      <text:p text:style-name="P126"/>
      <text:p text:style-name="P149">Reabrir notificación</text:p>
      <text:p text:style-name="P34"/>
      <text:p text:style-name="Standard"><text:span text:style-name="T62">Con esta acción </text:span><text:span text:style-name="T68">se abre de nuevo e</text:span><text:span text:style-name="T69">l plazo</text:span><text:span text:style-name="T68"> de envío de notificaciones a los alumnos convocados</text:span><text:span text:style-name="T62">. </text:span><text:span text:style-name="T68">Para situaciones en donde un alumno convocado y notificado que por algún motivo no pueda asistir a la edición se abre la posibilidad de transitar a estados anteriores en la edición para que pueda incluirse a otro alumno que ocupe su plaza.</text:span></text:p>
      <text:p text:style-name="P161"><text:span text:style-name="T68">L</text:span><text:span text:style-name="T62">a transición natural de estados sería de lista a notificando, de notificando a pendiente y de pendiente a convocando para incluir en la convocatoria al nuevo alumno. Después, se transita por los estados pendiente a notificando, se notifica al nuevo alumno y finalmente se cierra la notificación y se pasa al estado lista.</text:span></text:p>
      <text:p text:style-name="P34"/>
      <text:p text:style-name="P4">Restricciones</text:p>
      <text:list xml:id="list3622358580574" text:continue-list="list3622191498209" text:style-name="L187">
        <text:list-item>
          <text:p text:style-name="P506"><text:span text:style-name="T112">En una Edición </text:span><text:span text:style-name="T149">sólo</text:span><text:span text:style-name="T112"> se puede r</text:span><text:span text:style-name="T113">eabrir</text:span><text:span text:style-name="T112"> la notificación si la Edición se encuentra en estado l</text:span><text:span text:style-name="T113">ista</text:span><text:span text:style-name="T112">.</text:span></text:p>
        </text:list-item>
      </text:list>
      <text:p text:style-name="P10"/>
      <text:p text:style-name="P4">Acciones</text:p>
      <text:list xml:id="list3487493570" text:style-name="L201">
        <text:list-item>
          <text:p text:style-name="P517"><text:span text:style-name="T84">Se actualiza el registro de </text:span><text:span text:style-name="T103">Edición</text:span><text:span text:style-name="T84"> cambiándose el estado anterior con el valor del estado actual; el estado actual a </text:span><text:span text:style-name="T113">notificando;</text:span><text:span text:style-name="T84"> la fecha de último estado a la fecha actual; </text:span><text:span text:style-name="T113">la</text:span><text:span text:style-name="T84"> fecha de cierre de notificación </text:span><text:span text:style-name="T113">a null</text:span><text:span text:style-name="T84">.</text:span></text:p>
        </text:list-item>
      </text:list>
      <text:p text:style-name="P10"/>
      <text:p text:style-name="P46"><text:span text:style-name="T1">Efectos colaterales</text:span>:</text:p>
      <text:list xml:id="list1374211319" text:style-name="L202">
        <text:list-item>
          <text:p text:style-name="P518"><text:span text:style-name="T113">Ninguno</text:span><text:span text:style-name="T84">.</text:span></text:p>
        </text:list-item>
      </text:list>
      <text:p text:style-name="P126"/>
      <text:p text:style-name="P132">Iniciar curso</text:p>
      <text:p text:style-name="P34"/>
      <text:p text:style-name="Standard"><text:span text:style-name="T62">Con esta acción </text:span><text:span text:style-name="T70">se finalizan todos los pasos de gestión de conformar la edición, de definir los alumnos que asistirán al curso y se da paso al momento en el que todo está preparado para comenzar a impartirse la edición de la AF.</text:span></text:p>
      <text:p text:style-name="P34"/>
      <text:p text:style-name="P7">Restricciones</text:p>
      <text:list xml:id="list3621633973656" text:continue-list="list3622358580574" text:style-name="L187">
        <text:list-item>
          <text:p text:style-name="P507"><text:span text:style-name="T112">En una Edición </text:span><text:span text:style-name="T149">sólo</text:span><text:span text:style-name="T112"> se puede </text:span><text:span text:style-name="T114">iniciar curso </text:span><text:span text:style-name="T112">si la Edición se encuentra en estado l</text:span><text:span text:style-name="T113">ista</text:span><text:span text:style-name="T112">.</text:span></text:p>
        </text:list-item>
        <text:list-item>
          <text:p text:style-name="P507"><text:span text:style-name="T112">En una Edición </text:span><text:span text:style-name="T150">no</text:span><text:span text:style-name="T112"> se puede </text:span><text:span text:style-name="T107">i</text:span><text:span text:style-name="T114">niciar curso</text:span><text:span text:style-name="T112"> si la fecha actual supera la fecha </text:span><text:span text:style-name="T109">inicio</text:span><text:span text:style-name="T112"> de la edición. </text:span><text:span text:style-name="T108">[*1]</text:span></text:p>
        </text:list-item>
      </text:list>
      <text:p text:style-name="P17"/>
      <text:p text:style-name="P7">Acciones</text:p>
      <text:list xml:id="list3350168801" text:style-name="L203">
        <text:list-item>
          <text:p text:style-name="P519"><text:span text:style-name="T84">Se actualiza el registro de </text:span><text:span text:style-name="T103">Edición</text:span><text:span text:style-name="T84"> cambiándose el estado anterior con el valor del estado actual; el estado actual a </text:span><text:span text:style-name="T113">e</text:span><text:span text:style-name="T114">n curso</text:span><text:span text:style-name="T113">;</text:span><text:span text:style-name="T84"> la fecha de último estado a la fecha actual.</text:span></text:p>
        </text:list-item>
      </text:list>
      <text:p text:style-name="P10"/>
      <text:p text:style-name="P46"><text:soft-page-break/><text:span text:style-name="T1">Efectos colaterales</text:span>:</text:p>
      <text:list xml:id="list1645579650" text:style-name="L204">
        <text:list-item>
          <text:p text:style-name="P520"><text:span text:style-name="T296">T</text:span><text:span text:style-name="T295">odas las sesiones de calendario de la edición transitan al estado </text:span><text:span text:style-name="T297">en curso</text:span><text:span text:style-name="T84">.</text:span></text:p>
        </text:list-item>
      </text:list>
      <text:p text:style-name="P126"/>
      <text:p text:style-name="P132">Finalizar</text:p>
      <text:p text:style-name="P34"/>
      <text:p text:style-name="Standard"><text:span text:style-name="T62">Con esta acción </text:span><text:span text:style-name="T70">se da por concluida la edición. Es un estado final que indica que el transcurso del curso se ha dado con normalidad terminando de manera esperada y natural.</text:span></text:p>
      <text:p text:style-name="P34"/>
      <text:p text:style-name="P4">Restricciones</text:p>
      <text:list xml:id="list3622299975884" text:continue-list="list3621633973656" text:style-name="L187">
        <text:list-item>
          <text:p text:style-name="P507"><text:span text:style-name="T112">En una Edición </text:span><text:span text:style-name="T149">sólo</text:span><text:span text:style-name="T112"> se puede </text:span><text:span text:style-name="T114">finalizar curso </text:span><text:span text:style-name="T112">si la Edición se encuentra en estado </text:span><text:span text:style-name="T114">en curso</text:span><text:span text:style-name="T112">.</text:span></text:p>
        </text:list-item>
        <text:list-item>
          <text:p text:style-name="P507"><text:span text:style-name="T112">En una Edición </text:span><text:span text:style-name="T150">no</text:span><text:span text:style-name="T112"> se puede f</text:span><text:span text:style-name="T114">inalizar</text:span><text:span text:style-name="T112"> si la fecha actual </text:span><text:span text:style-name="T114">es inferior </text:span><text:span text:style-name="T112">a la fecha f</text:span><text:span text:style-name="T114">in</text:span><text:span text:style-name="T112"> de la edición.</text:span></text:p>
        </text:list-item>
      </text:list>
      <text:p text:style-name="P10"/>
      <text:p text:style-name="P4">Acciones</text:p>
      <text:list xml:id="list522587156" text:style-name="L205">
        <text:list-item>
          <text:p text:style-name="P521"><text:span text:style-name="T84">Se actualiza el registro de </text:span><text:span text:style-name="T103">Edición</text:span><text:span text:style-name="T84"> cambiándose el estado anterior con el valor del estado actual; el estado actual a </text:span><text:span text:style-name="T113">e</text:span><text:span text:style-name="T114">n finalizada</text:span><text:span text:style-name="T113">;</text:span><text:span text:style-name="T84"> la fecha de último estado a la fecha actual.</text:span></text:p>
        </text:list-item>
      </text:list>
      <text:p text:style-name="P10"/>
      <text:p text:style-name="P46"><text:span text:style-name="T1">Efectos colaterales</text:span>:</text:p>
      <text:list xml:id="list1346201876" text:style-name="L206">
        <text:list-item>
          <text:p text:style-name="P522"><text:span text:style-name="T296">T</text:span><text:span text:style-name="T295">odas las sesiones de calendario de la edición transitan al estado </text:span><text:span text:style-name="T297">finalizada</text:span><text:span text:style-name="T84">.</text:span></text:p>
        </text:list-item>
      </text:list>
      <text:p text:style-name="P126"/>
      <text:p text:style-name="P148">Cancelar</text:p>
      <text:p text:style-name="P37"/>
      <text:p text:style-name="P156"><text:span text:style-name="T62">Con esta acción se pretende paralizar cualquier acción futura que pudiera efectuarse sobre la edición, manteniendo la “foto congelada” del instante en el ciclo de vida en el que se canceló. Su estado no es irreversible, ya que podría volver a iniciarse el ciclo donde lo dejó transitando al estado </text:span><text:span text:style-name="T63">anterior desde donde se canceló</text:span><text:span text:style-name="T62">.</text:span></text:p>
      <text:p text:style-name="P37"/>
      <text:p text:style-name="P6">Restricciones</text:p>
      <text:list xml:id="list3622375982810" text:continue-list="list3622299975884" text:style-name="L187">
        <text:list-item>
          <text:p text:style-name="P502"><text:span text:style-name="T104">U</text:span><text:span text:style-name="T84">na Edición </text:span><text:span text:style-name="T151">sólo</text:span><text:span text:style-name="T84"> puede </text:span><text:span text:style-name="T104">cancelarse si está en </text:span><text:span text:style-name="T114">alguno de los siguientes estados: convocando, pendiente, notificando, lista o en curso</text:span><text:span text:style-name="T84">.</text:span></text:p>
        </text:list-item>
      </text:list>
      <text:p text:style-name="P16"/>
      <text:p text:style-name="P6">Acciones</text:p>
      <text:list xml:id="list927343603" text:style-name="L207">
        <text:list-item>
          <text:p text:style-name="P523"><text:span text:style-name="T84">Se actualiza el registro de </text:span><text:span text:style-name="T103">Edición</text:span><text:span text:style-name="T84"> cambiándose el estado anterior con el valor del estado actual; el estado actual a </text:span><text:span text:style-name="T105">c</text:span><text:span text:style-name="T104">ancelado;</text:span><text:span text:style-name="T84"> la fecha de último estado a la fecha actual.</text:span></text:p>
        </text:list-item>
      </text:list>
      <text:p text:style-name="P16"/>
      <text:p text:style-name="P51"><text:span text:style-name="T1">Efectos colater</text:span><text:span text:style-name="T292">ales</text:span><text:span text:style-name="T271">:</text:span></text:p>
      <text:list xml:id="list3548193143" text:style-name="L208">
        <text:list-item>
          <text:p text:style-name="P456"><text:span text:style-name="T399">N</text:span>inguno.</text:p>
        </text:list-item>
      </text:list>
      <text:p text:style-name="P108"/>
      <text:p text:style-name="P150"><text:span text:style-name="T399">Desc</text:span>ancelar</text:p>
      <text:p text:style-name="P38"/>
      <text:p text:style-name="P158"><text:span text:style-name="T62">Con esta acción se </text:span><text:span text:style-name="T70">regresa el estado en el que la Edición estaba justo antes de ser cancelada con el fin de continuar el ciclo de vida en el punto en donde se dejó.</text:span></text:p>
      <text:p text:style-name="P38"/>
      <text:p text:style-name="P7">Restricciones</text:p>
      <text:list xml:id="list3622721319826" text:continue-list="list3622375982810" text:style-name="L187">
        <text:list-item>
          <text:p text:style-name="P507"><text:span text:style-name="T104">U</text:span><text:span text:style-name="T84">na Edición </text:span><text:span text:style-name="T151">sólo</text:span><text:span text:style-name="T84"> puede </text:span><text:span text:style-name="T114">des</text:span><text:span text:style-name="T104">cancelarse si está en </text:span><text:span text:style-name="T114">estado cancelada.</text:span></text:p>
        </text:list-item>
      </text:list>
      <text:p text:style-name="P17"/>
      <text:p text:style-name="P7">Acciones</text:p>
      <text:list xml:id="list4013390030" text:style-name="L209">
        <text:list-item>
          <text:p text:style-name="P524"><text:span text:style-name="T84">Se actualiza el registro de </text:span><text:span text:style-name="T103">Edición</text:span><text:span text:style-name="T84"> cambiándose el estado anterior con el valor del </text:span><text:soft-page-break/><text:span text:style-name="T84">estado actual; el estado actual a</text:span><text:span text:style-name="T115">l valor del estado anterior (ambos se intercambian);</text:span><text:span text:style-name="T103"> </text:span><text:span text:style-name="T84">la fecha de último estado a la fecha actual.</text:span></text:p>
        </text:list-item>
      </text:list>
      <text:p text:style-name="P17"/>
      <text:p text:style-name="P52"><text:span text:style-name="T1">Efectos colater</text:span><text:span text:style-name="T292">ales</text:span><text:span text:style-name="T271">:</text:span></text:p>
      <text:list xml:id="list438346532" text:style-name="L210">
        <text:list-item>
          <text:p text:style-name="P457"><text:span text:style-name="T399">N</text:span>inguno.</text:p>
        </text:list-item>
      </text:list>
      <text:p text:style-name="P126"/>
      <text:p text:style-name="P151">A<text:span text:style-name="T400">nular</text:span></text:p>
      <text:p text:style-name="P39"/>
      <text:p text:style-name="P159"><text:span text:style-name="T70">Con esta acción se da por concluida la edición. Es un estado final que indica que </text:span><text:span text:style-name="T71">durante </text:span><text:span text:style-name="T70">el transcurso </text:span><text:span text:style-name="T71">alguna anomalía no esperada ha forzado un final de edición repentino y antinatural.</text:span></text:p>
      <text:p text:style-name="P39"/>
      <text:p text:style-name="P8">Restricciones</text:p>
      <text:list xml:id="list3622952280707" text:continue-list="list3622721319826" text:style-name="L187">
        <text:list-item>
          <text:p text:style-name="P508"><text:span text:style-name="T104">U</text:span><text:span text:style-name="T84">na Edición </text:span><text:span text:style-name="T151">sólo</text:span><text:span text:style-name="T84"> puede </text:span><text:span text:style-name="T114">a</text:span><text:span text:style-name="T115">nularse</text:span><text:span text:style-name="T104"> si está en </text:span><text:span text:style-name="T114">estado cancelada.</text:span></text:p>
        </text:list-item>
      </text:list>
      <text:p text:style-name="P18"/>
      <text:p text:style-name="P8">Acciones</text:p>
      <text:list xml:id="list4064691447" text:style-name="L211">
        <text:list-item>
          <text:p text:style-name="P525"><text:span text:style-name="T84">Se actualiza el registro de </text:span><text:span text:style-name="T103">Edición</text:span><text:span text:style-name="T84"> cambiándose el estado anterior con el valor del estado actual; el estado actual a</text:span><text:span text:style-name="T115">l valor anulada;</text:span><text:span text:style-name="T103"> </text:span><text:span text:style-name="T84">la fecha de último estado a la fecha actual.</text:span></text:p>
        </text:list-item>
      </text:list>
      <text:p text:style-name="P18"/>
      <text:p text:style-name="P53"><text:span text:style-name="T1">Efectos colater</text:span><text:span text:style-name="T292">ales</text:span><text:span text:style-name="T271">:</text:span></text:p>
      <text:list xml:id="list163196866" text:style-name="L212">
        <text:list-item>
          <text:p text:style-name="P458"><text:span text:style-name="T349">T</text:span><text:span text:style-name="T350">odas las sesiones de calendario de la edición transitan al estado </text:span><text:span text:style-name="T351">finalizada</text:span>.</text:p>
        </text:list-item>
      </text:list>
      <text:p text:style-name="P126"/>
      <text:p text:style-name="P126"/>
      <text:p text:style-name="P2">Propiedades de la lista base de una Edición</text:p>
      <text:p text:style-name="P10"/>
      <text:p text:style-name="P10">La lista base de una edición no es más que la lista de alumnos que cumplen con los requisitos para recibir el curso y, por tanto, son potencialmente seleccionables ya que han cumplido con los filtros y requisitos necesarios para recibirla (dan el perfil). Evidentemente este número de alumnos que forman la lista base podrá ser superior al máximo número de alumnos permitidos para la edición.</text:p>
      <text:p text:style-name="P10"/>
      <text:p text:style-name="P126">Hablar de las variables globales de la aplicación que definen criterios generales de la lógica de negocio a cumplir, como por ejemplo que un alumno sólo pueda recibir 5 cursos de formación etc, etc. <text:span text:style-name="T427">Esto está relacionado con los filtros que deben pasar los procesos de control, que no son más que las verificaciones que se llevan a cabo sobre las peticiones de solicitud de un alumno y sobre la AF que solicita.</text:span></text:p>
      <text:p text:style-name="P128"/>
      <text:p text:style-name="P128">Los filtros que se aplican pueden estar relacionados con el Alumno y con la AF.</text:p>
      <text:p text:style-name="P128"/>
      <text:p text:style-name="P128">Filtros a aplicar al Alumno:</text:p>
      <text:list xml:id="list3089623066" text:style-name="L213">
        <text:list-item>
          <text:p text:style-name="P526">Que esté en estado activo.</text:p>
        </text:list-item>
        <text:list-item>
          <text:p text:style-name="P526">Que no haya recibido más de x cursos de formación en el presente plan formativo.</text:p>
        </text:list-item>
        <text:list-item>
          <text:p text:style-name="P526">Que el alumno pertenezca a la misma familia que la AF que pide.</text:p>
        </text:list-item>
        <text:list-item>
          <text:p text:style-name="P526">Que no tenga ninguna asignatura homologada a la AF que pide.</text:p>
        </text:list-item>
      </text:list>
      <text:p text:style-name="P128"/>
      <text:p text:style-name="P128"/>
      <text:p text:style-name="P128">Filtros a aplicar a la AF:</text:p>
      <text:list xml:id="list4245215395" text:style-name="L214">
        <text:list-item>
          <text:p text:style-name="P527">Que la AF solicitada esté activa.</text:p>
        </text:list-item>
        <text:list-item>
          <text:p text:style-name="P528">Si la AF solicitada por el Alumno es candado, que el Alumno haya cursado con éxito todas las AFs que sean llave de la AF solicitada.</text:p>
        </text:list-item>
      </text:list>
      <text:p text:style-name="P129"/>
      <text:p text:style-name="P129"><text:soft-page-break/></text:p>
      <text:p text:style-name="P460">LISTA BASE (Lista de alumnos de una edición)</text:p>
      <text:p text:style-name="P114"/>
      <text:p text:style-name="P183"><text:span text:style-name="T282">La finalidad </text:span><text:span text:style-name="T283">de esta entidad Lista Base es la de relacionar la entidad Alumno con la entidad Edición </text:span><text:span text:style-name="T287">partiendo de la entidad Petición de Actividad.</text:span><text:span text:style-name="T283"> </text:span><text:span text:style-name="T287">D</text:span><text:span text:style-name="T283">e </text:span><text:span text:style-name="T287">esta</text:span><text:span text:style-name="T283"> manera pued</text:span><text:span text:style-name="T287">e</text:span><text:span text:style-name="T283"> quedar registrada una lista de alumnos que potencialmente van a formar parte de una edición concreta </text:span><text:span text:style-name="T287">a partir de las peticiones de actividad que </text:span><text:span text:style-name="T283">fueron visadas favorablemente, pasaron los procesos de control y fueron puestas en estado disponible. Estos alumnos son potencialmente convocables aunque aún no lo están.</text:span></text:p>
      <text:p text:style-name="P115"/>
      <text:p text:style-name="P115">A partir de ahí, todo alumno que sea seleccionado para formar parte de una edición y sea por tanto convocado, dejará conceptualmente de formar parte de la lista base para formar parte de la lista de alumnos convocados.</text:p>
      <text:p text:style-name="P115">Desde el punto de vista de los registros de la tabla, ést<text:span text:style-name="T424">os</text:span> seguirá<text:span text:style-name="T424">n</text:span> existiendo como tal pero con diferente<text:span text:style-name="T424">s</text:span> estado<text:span text:style-name="T424">s.</text:span></text:p>
      <text:p text:style-name="P115">La lista de alumnos convocados cambiará a la lista de alumnos notificados cuando éstos sean notificados mediante algún medio (carta, email, sms o cualquier otro medio que queda fuera del ámbito de estudio de esta aplicación).</text:p>
      <text:p text:style-name="P115"/>
      <text:p text:style-name="P182"><text:span text:style-name="T187">Propiedades de </text:span><text:span text:style-name="T188">l</text:span><text:span text:style-name="T189">a Lista Base</text:span></text:p>
      <text:p text:style-name="P22"/>
      <text:p text:style-name="P22"><text:span text:style-name="T203">Tod</text:span><text:span text:style-name="T204">a Lista Base </text:span><text:span text:style-name="T203">contendrá las siguientes </text:span><text:span text:style-name="T206">propiedades básicas</text:span><text:span text:style-name="T203">:</text:span></text:p>
      <text:list xml:id="list466743022" text:style-name="L215">
        <text:list-item>
          <text:p text:style-name="P270">Id lista base (secuencial)</text:p>
        </text:list-item>
        <text:list-item>
          <text:p text:style-name="P289">Fecha de creación y modificación.</text:p>
        </text:list-item>
        <text:list-item>
          <text:p text:style-name="P289">Usuario de creación y modificación.</text:p>
        </text:list-item>
      </text:list>
      <text:p text:style-name="P22"/>
      <text:p text:style-name="P22"><text:span text:style-name="T1">propiedades entidad</text:span>:</text:p>
      <text:list xml:id="list3801476928" text:style-name="L216">
        <text:list-item>
          <text:p text:style-name="P530"><text:span text:style-name="T51">P</text:span><text:span text:style-name="T58">etición de Actividad</text:span></text:p>
        </text:list-item>
        <text:list-item>
          <text:p text:style-name="P267">Alumno (alumno poseedor de la PA de la AF que contiene la Edición)</text:p>
        </text:list-item>
      </text:list>
      <text:p text:style-name="P22"/>
      <text:p text:style-name="P182"><text:span text:style-name="T283">H</text:span><text:span text:style-name="T284">ay que recordar que un Alumno únicamente podrá cursar una AF una vez. No tiene sentido que un Alumno haga un curso de Inglés básico dos veces</text:span><text:span text:style-name="T283"> </text:span><text:span text:style-name="T284">si en el primero de ellos ya recibió algún tipo de certificación.</text:span></text:p>
      <text:p text:style-name="P116"/>
      <text:p text:style-name="P31">LN-EA</text:p>
      <text:p text:style-name="P31"/>
      <text:p text:style-name="P184"><text:span text:style-name="T169">Estados</text:span><text:span text:style-name="T196">:</text:span><text:span text:style-name="T84"> </text:span><text:span text:style-name="T125">disponible, convocado, desconvocado, notificado, en curso, anulado, finalizado, cert. </text:span><text:span text:style-name="T140">a</text:span><text:span text:style-name="T125">sist, cert. </text:span><text:span text:style-name="T140">p</text:span><text:span text:style-name="T125">arti., cert. </text:span><text:span text:style-name="T140">a</text:span><text:span text:style-name="T125">prov. (</text:span><text:span text:style-name="T140">Certificado de asistencia, certificado de participación y certificado de aprovechamiento)</text:span></text:p>
      <text:p text:style-name="P64"/>
      <text:p text:style-name="P33"><text:span text:style-name="T300">Acciones</text:span><text:span text:style-name="T299">: </text:span><text:span text:style-name="T384">crear, modificar, </text:span><text:span text:style-name="T301">incluir, convocar, desconvocar, notificar, iniciar (en curso), anular, finalizar, conceder certificado.</text:span></text:p>
      <text:p text:style-name="P117"/>
      <text:p text:style-name="P25"/>
      <text:p text:style-name="P70">Definición de Estados<text:span text:style-name="T306">:</text:span><text:span text:style-name="T226"> </text:span><text:span text:style-name="T230">disponible, convocado, desconvocado, notificado, en curso, anulado, finalizado, cert. </text:span><text:span text:style-name="T231">a</text:span><text:span text:style-name="T230">sist, cert. </text:span><text:span text:style-name="T231">p</text:span><text:span text:style-name="T230">arti., cert. </text:span><text:span text:style-name="T231">a</text:span><text:span text:style-name="T230">prov.</text:span></text:p>
      <text:p text:style-name="P59"/>
      <text:p text:style-name="P184"><text:span text:style-name="T288">D</text:span><text:span text:style-name="T289">isponible</text:span><text:span text:style-name="T285">: es el estado inicia</text:span><text:span text:style-name="T286">l.</text:span></text:p>
      <text:p text:style-name="P190">SESIONES de CALENDARIO de EDICIÓN</text:p>
      <text:p text:style-name="P107"/>
      <text:p text:style-name="P107">Un calendario de una Edición no es más que un conjunto de Sesiones que especifican los horarios en los que los Alumnos tendrán que asistir para recibir la formación.</text:p>
      <text:p text:style-name="P107"/>
      <text:p text:style-name="P113">Se establece el principio de la <text:span text:style-name="T1">no necesidad</text:span> de establecer una entidad de orden superior llamada Calendario (por ejemplo), que aúne al conjunto de Sesiones de calendario de la Edición, dado que la transición de estados en las Sesiones se realiza conjuntamente y es marcado por el cambio de estado de la entidad Edición. No hay ninguna acción adicional o estado o motivo por el cual aporte algo la creación de la entidad Calendario.</text:p>
      <text:p text:style-name="P107"/>
      <text:p text:style-name="P2">Propiedades del calendario de impartición de una Edición</text:p>
      <text:p text:style-name="P10"/>
      <text:p text:style-name="P10"><text:span text:style-name="T203">Toda Sesión de Calendario contendrá las siguientes </text:span><text:span text:style-name="T206">propiedades básicas</text:span><text:span text:style-name="T203">:</text:span></text:p>
      <text:list xml:id="list3622476624047" text:continue-list="list466743022" text:style-name="L215">
        <text:list-item>
          <text:p text:style-name="P529"><text:span text:style-name="T51">Id de </text:span><text:span text:style-name="T50">sesión </text:span><text:span text:style-name="T51">(forma parte de la clave primaria junto con la clave primaria de la edición. </text:span><text:span text:style-name="T50">Es un autoincremental desde 1 en adelante relativo a la edición y su contenido no es visible al usuario</text:span><text:span text:style-name="T51">)</text:span></text:p>
        </text:list-item>
        <text:list-item>
          <text:p text:style-name="P529"><text:span text:style-name="T50">Id de </text:span><text:span text:style-name="T51">o</text:span><text:span text:style-name="T50">rden</text:span><text:span text:style-name="T51"> </text:span><text:span text:style-name="T50">(definido por el usuario, contiene el orden o posición de la sesión respecto al calendario de la edición y debe ser coherente con la fecha de la sesión)</text:span></text:p>
        </text:list-item>
        <text:list-item>
          <text:p text:style-name="P268">Fecha de la Sesión.</text:p>
        </text:list-item>
        <text:list-item>
          <text:p text:style-name="P268">Hora de inicio de la Sesión</text:p>
        </text:list-item>
        <text:list-item>
          <text:p text:style-name="P268">Hora fin de la Sesión</text:p>
        </text:list-item>
        <text:list-item>
          <text:p text:style-name="P290">Fecha de creación y modificación.</text:p>
        </text:list-item>
        <text:list-item>
          <text:p text:style-name="P290">Usuario de creación y modificación.</text:p>
        </text:list-item>
      </text:list>
      <text:p text:style-name="P10"/>
      <text:p text:style-name="P10"><text:span text:style-name="T1">propiedades entidad</text:span>:</text:p>
      <text:list xml:id="list2504129509" text:style-name="L217">
        <text:list-item>
          <text:p text:style-name="P269">Calendario (calendario al que forma parte)</text:p>
        </text:list-item>
        <text:list-item>
          <text:p text:style-name="P266">Edición (forma parte de la clave primaria junto con el id de sesión)</text:p>
        </text:list-item>
      </text:list>
      <text:p text:style-name="P10"/>
      <text:p text:style-name="Standard"><text:span text:style-name="T275">Una vez definidas las sesiones del calendario de la edición, el sumatorio de todas ellas debe coincidir ex</text:span><text:span text:style-name="T278">a</text:span><text:span text:style-name="T275">ctamente con las horas de impartición de la edición.</text:span></text:p>
      <text:p text:style-name="P107"/>
      <text:p text:style-name="P30">LN-EA</text:p>
      <text:p text:style-name="P30"/>
      <text:p text:style-name="P162"><text:span text:style-name="T169">Estados</text:span><text:span text:style-name="T196">:</text:span><text:span text:style-name="T84"> </text:span><text:span text:style-name="T119">editable, en curso, finalizad</text:span><text:span text:style-name="T125">a</text:span><text:span text:style-name="T84">.</text:span></text:p>
      <text:p text:style-name="P54"/>
      <text:p text:style-name="P19"><text:span text:style-name="T2">Acciones</text:span>: <text:span text:style-name="T377">crear, borrar-F, modificar, </text:span><text:span text:style-name="T383">reordenar sesiones</text:span>.</text:p>
      <text:p text:style-name="P19"><text:span text:style-name="T402">(</text:span><text:span text:style-name="T19">asociar edición y disociar edición no son definidas como acciones porque entre Edición y Sesiones de Calendario hay una relación 1-N. Por tanto a cada registro de sesión de calendario se le incluye directamente el id de Edición. Esto implica que a la hora de insertar registros, o lo que es lo mismo, a la hora de </text:span><text:span text:style-name="T26">crear </text:span><text:span text:style-name="T19"><text:s/>registros, el id de la Edición a la que se va a asociar queda guardado al mismo tiempo, luego la acción de </text:span><text:span text:style-name="T26">asociar</text:span><text:span text:style-name="T19"> a una Edición viene implícita en la acción de </text:span><text:span text:style-name="T26">crear</text:span><text:span text:style-name="T402">)</text:span></text:p>
      <text:p text:style-name="P10"/>
      <text:p text:style-name="P69">Definición de Estados<text:span text:style-name="T306">:</text:span><text:span text:style-name="T226"> </text:span><text:span text:style-name="T229">editable, en curso, finalizad</text:span><text:span text:style-name="T230">a</text:span><text:span text:style-name="T228">.</text:span></text:p>
      <text:p text:style-name="P58"/>
      <text:p text:style-name="P69"><text:span text:style-name="T24">Editable</text:span><text:span text:style-name="T229">: es el estado inicial que adquiere la sesión de calendario cuando es creado. Durante este estado se permite todo tipo de acciones como borrar, modificar o reordenar sesiones. Toda sesión de calendario que esté en este estado significará que la edición a la que pertenece todavía no ha comenzado.</text:span></text:p>
      <text:p text:style-name="P55"><text:span text:style-name="T5">Estados previos</text:span><text:span text:style-name="T404">: ninguno</text:span></text:p>
      <text:p text:style-name="P55"><text:soft-page-break/><text:span text:style-name="T5">Estados transitables</text:span><text:span text:style-name="T404">:</text:span></text:p>
      <text:list xml:id="list1966238890" text:style-name="L218">
        <text:list-item>
          <text:p text:style-name="P531"><text:span text:style-name="T162">en curso</text:span><text:span text:style-name="T84">: </text:span><text:span text:style-name="T119">la sesión de calendario transita a este estado cuando la edición a la que pertenece transita al estado en curso.</text:span></text:p>
        </text:list-item>
      </text:list>
      <text:p text:style-name="P60"/>
      <text:p text:style-name="P167"><text:span text:style-name="T174">En curso</text:span><text:span text:style-name="T84">: es el estado al que transitan todas las sesiones de calendario cuando la edición a la que pertenecen transita al estado en curso.</text:span></text:p>
      <text:p text:style-name="P166"><text:span text:style-name="T162">Estados previos</text:span><text:span text:style-name="T119">: e</text:span><text:span text:style-name="T120">ditable</text:span></text:p>
      <text:p text:style-name="P56"><text:span text:style-name="T5">Estados transitables</text:span><text:span text:style-name="T404">:</text:span></text:p>
      <text:list xml:id="list3622466097449" text:continue-numbering="true" text:style-name="L218">
        <text:list-item>
          <text:p text:style-name="P532"><text:span text:style-name="T162">f</text:span><text:span text:style-name="T163">inalizado</text:span><text:span text:style-name="T116">: </text:span><text:span text:style-name="T119">la sesión </text:span><text:span text:style-name="T120">de calendario transita a este estado cuando la edición a la que pertenece transita a los estados finalizada o anulada.</text:span></text:p>
        </text:list-item>
      </text:list>
      <text:p text:style-name="P61"/>
      <text:p text:style-name="P168"><text:span text:style-name="T174">Finalizad</text:span><text:span text:style-name="T178">a</text:span><text:span text:style-name="T84">: es el estado al que transitan todas las sesiones del calendario cuando la edición a la que pertenece transita al estado finalizada o anulada.</text:span></text:p>
      <text:p text:style-name="P166"><text:span text:style-name="T162">Estados previos</text:span><text:span text:style-name="T119">: e</text:span><text:span text:style-name="T120">n curso</text:span></text:p>
      <text:p text:style-name="P56"><text:span text:style-name="T5">Estados transitables</text:span><text:span text:style-name="T404">: Ninguno</text:span></text:p>
      <text:p text:style-name="P61"/>
      <text:p text:style-name="P162"><text:span text:style-name="T152">Definición de Acciones</text:span><text:span text:style-name="T195">:</text:span><text:span text:style-name="T152"> </text:span><text:span text:style-name="T381">crear, borrar-F, modificar, </text:span><text:span text:style-name="T382">reordenar sesiones</text:span><text:span text:style-name="T116">.</text:span></text:p>
      <text:p text:style-name="P112">(<text:span text:style-name="T14">No existen acciones como iniciar o finalizar que provoquen una transición de estado en la sesión de calendario porque estas transiciones se producirán como un efecto colateral de cambios de estados concretos de la Edición a la que pertenece)</text:span></text:p>
      <text:p text:style-name="P120"/>
      <text:p text:style-name="P164">Crear</text:p>
      <text:p text:style-name="P34"/>
      <text:p text:style-name="P40">Con esta acción se crea una entrada de Sesión de Calendario asociada a una Edición concreta. Una Sesión de Calendario sólo tiene sentido dentro del ámbito de una Edición.</text:p>
      <text:p text:style-name="P34"/>
      <text:p text:style-name="P4">Restricciones</text:p>
      <text:list xml:id="list3622071568173" text:continue-list="list3621318323074" text:style-name="L15">
        <text:list-item>
          <text:p text:style-name="P402">Una Sesión de Calendario <text:span text:style-name="T221">sólo</text:span> podrá crearse en el ámbito de una Edición cuando ésta esté únicamente en el estado inactiva.</text:p>
        </text:list-item>
        <text:list-item>
          <text:p text:style-name="P422"><text:span text:style-name="T84">En una Sesión </text:span><text:span text:style-name="T116">de Calendario</text:span><text:span text:style-name="T84"> </text:span><text:span text:style-name="T145">no</text:span><text:span text:style-name="T84"> puede definirse una fecha </text:span><text:span text:style-name="T122">de sesión</text:span><text:span text:style-name="T84"> fuera del rango de fechas inicio y fin de Edición.</text:span></text:p>
        </text:list-item>
        <text:list-item>
          <text:p text:style-name="P300">En una Sesión <text:span text:style-name="T402">de Calendario </text:span><text:span text:style-name="T221">no</text:span> puede existir solapamiento de fecha-hora con otra Sesión de la misma Edición.</text:p>
        </text:list-item>
        <text:list-item>
          <text:p text:style-name="P422"><text:span text:style-name="T84">En una Sesión </text:span><text:span text:style-name="T145">no</text:span><text:span text:style-name="T84"> puede </text:span><text:span text:style-name="T116">establecerse un número de horas (t</text:span><text:span text:style-name="T117">iempo</text:span><text:span text:style-name="T116"> entre la hora de i</text:span><text:span text:style-name="T126">nicio y fin de la sesión</text:span><text:span text:style-name="T116">) cuyo sumatorio con el resto de Sesiones de Calendario ya establecidas en la misma Edición supere el número de horas definida en la Edición.</text:span></text:p>
        </text:list-item>
        <text:list-item>
          <text:p text:style-name="P533"><text:span text:style-name="T116">En una Sesión </text:span><text:span text:style-name="T152">no</text:span><text:span text:style-name="T116"> puede establecerse un id de orden que ya exista en otra sesión de calendario perteneciente a la misma edición.</text:span></text:p>
        </text:list-item>
      </text:list>
      <text:p text:style-name="P10"/>
      <text:p text:style-name="P10">Una Edición sí puede tener Sesiones de Calendario solapados con otras Ediciones tanto del mismo programa como de otro programa. <text:span text:style-name="T27">¡OJO!</text:span></text:p>
      <text:p text:style-name="P10"/>
      <text:p text:style-name="P102">Resolver problemática de un alumno con 2 AF's concedidas y cuyos calendarios de impartición coinciden total o parcialmente. El Alumno no puede clonarse.</text:p>
      <text:p text:style-name="P10"/>
      <text:p text:style-name="P4">Acciones</text:p>
      <text:list xml:id="list2441979059" text:style-name="L219">
        <text:list-item>
          <text:p text:style-name="P534"><text:span text:style-name="T84">Se </text:span><text:span text:style-name="T118">crea un registro nuevo en la tabla de sesiones de calendario asociado a la Edición</text:span><text:span text:style-name="T45">. </text:span><text:span text:style-name="T50">La clave primaria será </text:span><text:span text:style-name="T52">el id de la edición a la que pertenece más </text:span><text:span text:style-name="T50">el id de sesión, que será un autoincremental desde el 1 en adelante relativo a </text:span><text:span text:style-name="T57">otros ids</text:span><text:span text:style-name="T50"> de </text:span><text:span text:style-name="T57">sesión existentes a la misma edición</text:span><text:span text:style-name="T50">.</text:span></text:p>
        </text:list-item>
      </text:list>
      <text:p text:style-name="P10"/>
      <text:p text:style-name="Standard"><text:span text:style-name="T156">Efectos colaterales</text:span><text:span text:style-name="T84">: </text:span><text:span text:style-name="T121">no existen.</text:span></text:p>
      <text:p text:style-name="P46"><text:soft-page-break/></text:p>
      <text:p text:style-name="P164">Borrar-F</text:p>
      <text:p text:style-name="P34"/>
      <text:p text:style-name="Standard"><text:span text:style-name="T62">Con esta acción </text:span><text:span text:style-name="T72">se borra físicamente una sesión de calendario</text:span><text:span text:style-name="T62">.</text:span></text:p>
      <text:p text:style-name="P34"/>
      <text:p text:style-name="P4">Restricciones</text:p>
      <text:list xml:id="list3622010831431" text:continue-list="list3622071568173" text:style-name="L15">
        <text:list-item>
          <text:p text:style-name="P403">Una Sesión de Calendario <text:span text:style-name="T221">sólo</text:span> podrá <text:span text:style-name="T405">borrarse si se encuentra en el estado editable.</text:span></text:p>
        </text:list-item>
      </text:list>
      <text:p text:style-name="P10"/>
      <text:p text:style-name="P4">Acciones</text:p>
      <text:list xml:id="list3834624075" text:style-name="L220">
        <text:list-item>
          <text:p text:style-name="P535"><text:span text:style-name="T84">Se </text:span><text:span text:style-name="T121">borra el registro de la sesión de calendario de la BBDD</text:span><text:span text:style-name="T45">.</text:span></text:p>
        </text:list-item>
      </text:list>
      <text:p text:style-name="P10"/>
      <text:p text:style-name="P46"><text:span text:style-name="T1">Efectos colaterales</text:span>:</text:p>
      <text:list xml:id="list1560817791" text:style-name="L221">
        <text:list-item>
          <text:p text:style-name="P536"><text:span text:style-name="T121">Ninguno</text:span><text:span text:style-name="T84">.</text:span></text:p>
        </text:list-item>
      </text:list>
      <text:p text:style-name="P46"/>
      <text:p text:style-name="P164">Modificar</text:p>
      <text:p text:style-name="P34"/>
      <text:p text:style-name="P169"><text:span text:style-name="T62">Con esta acción </text:span><text:span text:style-name="T72">se modifica el registro de sesión de calendario de la edición</text:span><text:span text:style-name="T62">. </text:span><text:span text:style-name="T72">Los campos modificables de una sesión de calendario son las fechas de inicio y fin, las horas de inicio y fin </text:span><text:span text:style-name="T73">y el id de orden.</text:span></text:p>
      <text:p text:style-name="P34"/>
      <text:p text:style-name="P4">Restricciones</text:p>
      <text:list xml:id="list3621694146591" text:continue-list="list3622010831431" text:style-name="L15">
        <text:list-item>
          <text:p text:style-name="P427"><text:span text:style-name="T116">Una Sesión de Calendario </text:span><text:span text:style-name="T152">sólo</text:span><text:span text:style-name="T116"> podrá </text:span><text:span text:style-name="T121">m</text:span><text:span text:style-name="T122">odificarse si se encuentra en el estado editable.</text:span></text:p>
        </text:list-item>
        <text:list-item>
          <text:p text:style-name="P427"><text:span text:style-name="T84">En una Sesión </text:span><text:span text:style-name="T116">de Calendario</text:span><text:span text:style-name="T84"> </text:span><text:span text:style-name="T145">no</text:span><text:span text:style-name="T84"> puede definirse una fecha </text:span><text:span text:style-name="T122">de sesión</text:span><text:span text:style-name="T84"> fuera del rango de fechas inicio y fin de </text:span><text:span text:style-name="T126">la </text:span><text:span text:style-name="T84">Edición.</text:span></text:p>
        </text:list-item>
        <text:list-item>
          <text:p text:style-name="P301">En una Sesión <text:span text:style-name="T402">de Calendario </text:span><text:span text:style-name="T221">no</text:span> puede existir solapamiento de fecha-hora con otra Sesión de la misma Edición.</text:p>
        </text:list-item>
        <text:list-item>
          <text:p text:style-name="P427"><text:span text:style-name="T122">En una Sesión </text:span><text:span text:style-name="T154">no</text:span><text:span text:style-name="T122"> puede </text:span><text:span text:style-name="T116">establecerse un número de horas (t</text:span><text:span text:style-name="T117">iempo</text:span><text:span text:style-name="T116"> entre la hora de i</text:span><text:span text:style-name="T126">nicio y fin de Sesión</text:span><text:span text:style-name="T116">) cuyo sumatorio con el resto de Sesiones de Calendario ya establecidas en la misma Edición supere el número de horas definida</text:span><text:span text:style-name="T126">s</text:span><text:span text:style-name="T116"> en la Edición.</text:span></text:p>
        </text:list-item>
        <text:list-item>
          <text:p text:style-name="P533"><text:span text:style-name="T84">En una Sesión </text:span><text:span text:style-name="T145">no</text:span><text:span text:style-name="T84"> puede </text:span><text:span text:style-name="T116">establecerse un </text:span><text:span text:style-name="T84">id de orden que ya exista en otra sesión de calendario perteneciente a la misma edición.</text:span></text:p>
        </text:list-item>
      </text:list>
      <text:p text:style-name="P10"/>
      <text:p text:style-name="P4">Acciones</text:p>
      <text:list xml:id="list4196945918" text:style-name="L222">
        <text:list-item>
          <text:p text:style-name="P537"><text:span text:style-name="T84">Se </text:span><text:span text:style-name="T122">modifican los valores de fecha de sesión, hora de inicio, hora de fin e id de orden de la sesión de calendario</text:span><text:span text:style-name="T45">.</text:span></text:p>
        </text:list-item>
      </text:list>
      <text:p text:style-name="P10"/>
      <text:p text:style-name="P46"><text:span text:style-name="T1">Efectos colaterales</text:span>: <text:span text:style-name="T406">no existen.</text:span></text:p>
      <text:p text:style-name="P46"/>
      <text:p text:style-name="P165">Reordenar sesiones</text:p>
      <text:p text:style-name="P57"/>
      <text:p text:style-name="P170"><text:span text:style-name="T183">C</text:span><text:span text:style-name="T182">on esta acción se reordenan de manera automática todas las sesiones pertenecientes al calendario de una edición con el fin de establecer una coherencia entre el orden cronológico de sus fechas y el identificador de orden de sesión de calendario.</text:span></text:p>
      <text:p text:style-name="P57"/>
      <text:p text:style-name="P73">Restricciones</text:p>
      <text:list xml:id="list3622602596157" text:continue-list="list3621694146591" text:style-name="L15">
        <text:list-item>
          <text:p text:style-name="P428"><text:span text:style-name="T123">En u</text:span><text:span text:style-name="T116">na Sesión de Calendario </text:span><text:span text:style-name="T152">sólo</text:span><text:span text:style-name="T116"> podrá</text:span><text:span text:style-name="T123">n</text:span><text:span text:style-name="T116"> </text:span><text:span text:style-name="T121">r</text:span><text:span text:style-name="T123">eordenarse sus sesiones</text:span><text:span text:style-name="T122"> si se encuentra en el estado editable.</text:span></text:p>
        </text:list-item>
      </text:list>
      <text:p text:style-name="P57"/>
      <text:p text:style-name="P57"/>
      <text:p text:style-name="P181"><text:soft-page-break/><text:span text:style-name="T290">F</text:span><text:span text:style-name="T291">ILTROS (de activicad formativa)</text:span></text:p>
      <text:p text:style-name="P121"/>
      <text:p text:style-name="P155"><text:span text:style-name="T177">UnEstadoConcreto</text:span><text:span text:style-name="T84">: </text:span><text:span text:style-name="T97">En este estado una &lt;entidad&gt; bla</text:span><text:span text:style-name="T84"> bla bla bla</text:span></text:p>
      <text:p text:style-name="P14"><text:span text:style-name="T1">Estados previos</text:span>: xxxxxxxx.</text:p>
      <text:p text:style-name="P196"><text:span text:style-name="T1">Acción / estados transitables</text:span>:</text:p>
      <text:list xml:id="list3622114887208" text:continue-list="list3621768773335" text:style-name="L178">
        <text:list-item>
          <text:p text:style-name="P459">xxxxx / xxxx: la Edición pasa a estado xxxxxxx.</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3-12-15T18:56:23.80</meta:creation-date>
    <dc:date>2020-03-02T00:36:20.087000000</dc:date>
    <meta:editing-duration>P9DT5H53M46S</meta:editing-duration>
    <meta:editing-cycles>251</meta:editing-cycles>
    <meta:generator>LibreOffice/6.3.3.2$Windows_X86_64 LibreOffice_project/a64200df03143b798afd1ec74a12ab50359878ed</meta:generator>
    <meta:document-statistic meta:table-count="0" meta:image-count="0" meta:object-count="0" meta:page-count="73" meta:paragraph-count="1585" meta:word-count="25967" meta:character-count="152085" meta:non-whitespace-character-count="128366"/>
  </office:meta>
</office:document-meta>
</file>